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200000F60000194D00000EE278030CC375DD2FC9.wmf" manifest:media-type="image/x-wmf"/>
  <manifest:file-entry manifest:full-path="Pictures/10000201000007D000000466E4B31AEEEDA562AD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22cm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.283cm" fo:min-width="0.678cm" fo:padding-top="0.095cm" fo:padding-bottom="0.095cm" fo:padding-left="0.19cm" fo:padding-right="0.19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95cm" fo:padding-bottom="0.095cm" fo:padding-left="0.127cm" fo:padding-right="0.127cm" fo:wrap-option="no-wrap"/>
    </style:style>
    <style:style style:name="gr7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20.73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8" style:family="graphic" style:parent-style-name="standard">
      <style:graphic-properties draw:stroke="solid" svg:stroke-width="0.071cm" svg:stroke-color="#000000" draw:stroke-linejoin="bevel" draw:fill="solid" draw:fill-color="#ffffff" draw:textarea-horizontal-align="center" draw:textarea-vertical-align="middle" draw:auto-grow-height="false" draw:fit-to-size="shrink-to-fit" style:shrink-to-fit="true" fo:min-height="0.497cm" fo:min-width="1.054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9" style:family="graphic" style:parent-style-name="standard">
      <style:graphic-properties draw:stroke="solid" svg:stroke-width="0.071cm" svg:stroke-color="#000000" draw:stroke-linejoin="bevel" draw:fill="none" draw:textarea-vertical-align="top" draw:auto-grow-height="false" draw:fit-to-size="shrink-to-fit" style:shrink-to-fit="true" fo:min-height="0.039cm" fo:min-width="0cm" fo:padding-top="0.127cm" fo:padding-bottom="0.127cm" fo:padding-left="0.127cm" fo:padding-right="0.127cm" fo:wrap-option="wrap" draw:shadow="visible" draw:shadow-offset-x="0cm" draw:shadow-offset-y="0.056cm" draw:shadow-color="#000000" draw:shadow-opacity="38%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/>
    </style:style>
    <style:style style:name="gr11" style:family="graphic" style:parent-style-name="standard">
      <style:graphic-properties draw:stroke="solid" svg:stroke-width="0.071cm" svg:stroke-color="#000000" draw:stroke-linejoin="bevel" draw:fill="solid" draw:fill-color="#b60053" draw:textarea-horizontal-align="center" draw:textarea-vertical-align="middle" draw:auto-grow-height="false" draw:fit-to-size="shrink-to-fit" style:shrink-to-fit="true" fo:min-height="0.497cm" fo:min-width="1.054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solid" svg:stroke-width="0.071cm" svg:stroke-color="#000000" draw:stroke-linejoin="bevel" draw:fill="solid" draw:fill-color="#a3ce87" draw:textarea-vertical-align="middle" draw:auto-grow-height="false" draw:fit-to-size="shrink-to-fit" style:shrink-to-fit="true" fo:min-height="0.497cm" fo:min-width="2.33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/>
    </style:style>
    <style:style style:name="gr14" style:family="graphic" style:parent-style-name="standard">
      <style:graphic-properties draw:stroke="solid" svg:stroke-width="0.071cm" svg:stroke-color="#000000" draw:stroke-linejoin="bevel" draw:fill="solid" draw:fill-color="#b7fcb2" draw:textarea-vertical-align="middle" draw:auto-grow-height="false" draw:fit-to-size="shrink-to-fit" style:shrink-to-fit="true" fo:min-height="0.497cm" fo:min-width="4.972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5" style:family="graphic" style:parent-style-name="standard">
      <style:graphic-properties draw:stroke="solid" svg:stroke-width="0.071cm" svg:stroke-color="#000000" draw:stroke-linejoin="bevel" draw:fill="none" draw:textarea-vertical-align="top" draw:auto-grow-height="false" draw:fit-to-size="shrink-to-fit" style:shrink-to-fit="true" fo:min-height="0.279cm" fo:min-width="0cm" fo:padding-top="0.127cm" fo:padding-bottom="0.127cm" fo:padding-left="0.127cm" fo:padding-right="0.127cm" fo:wrap-option="wrap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solid" svg:stroke-width="0.071cm" svg:stroke-color="#000000" draw:stroke-linejoin="bevel" draw:fill="solid" draw:fill-color="#ffffff" draw:textarea-vertical-align="middle" draw:auto-grow-height="false" draw:fit-to-size="shrink-to-fit" style:shrink-to-fit="true" fo:min-height="0.524cm" fo:min-width="10.219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2.23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8" style:family="graphic" style:parent-style-name="standard">
      <style:graphic-properties draw:stroke="dash" draw:stroke-dash="Dashed_20__28_var_29__20_4" svg:stroke-width="0.071cm" svg:stroke-color="#000000" draw:stroke-linejoin="round" draw:fill="solid" draw:fill-color="#fc8689" draw:textarea-vertical-align="middle" draw:auto-grow-height="false" draw:fit-to-size="shrink-to-fit" style:shrink-to-fit="true" fo:min-height="0.758cm" fo:min-width="18.373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9" style:family="graphic" style:parent-style-name="standard">
      <style:graphic-properties draw:stroke="none" svg:stroke-width="0cm" draw:fill="none" draw:textarea-horizontal-align="center" draw:textarea-vertical-align="top" draw:auto-grow-height="true" draw:fit-to-size="false" style:shrink-to-fit="false" fo:min-height="0cm" fo:min-width="0cm" fo:padding-top="0.095cm" fo:padding-bottom="0.095cm" fo:padding-left="0.127cm" fo:padding-right="0.127cm" fo:wrap-option="no-wrap"/>
    </style:style>
    <style:style style:name="gr20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0.758cm" fo:min-width="20.716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1.02cm" fo:min-width="7.747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dash" draw:stroke-dash="Dashed_20__28_var_29__20_4" svg:stroke-width="0.071cm" svg:stroke-color="#000000" draw:stroke-linejoin="round" draw:fill="solid" draw:fill-color="#89c765" draw:textarea-vertical-align="middle" draw:auto-grow-height="false" draw:fit-to-size="shrink-to-fit" style:shrink-to-fit="true" fo:min-height="0.758cm" fo:min-width="20.73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3" style:family="graphic" style:parent-style-name="standard">
      <style:graphic-properties draw:stroke="dash" draw:stroke-dash="Dashed_20__28_var_29__20_4" svg:stroke-width="0.071cm" svg:stroke-color="#000000" draw:stroke-linejoin="round" draw:fill="solid" draw:fill-color="#87d1d1" draw:textarea-vertical-align="middle" draw:auto-grow-height="false" draw:fit-to-size="shrink-to-fit" style:shrink-to-fit="true" fo:min-height="0.758cm" fo:min-width="20.716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4" style:family="graphic" style:parent-style-name="standard">
      <style:graphic-properties draw:stroke="dash" draw:stroke-dash="Dashed_20__28_var_29__20_4" svg:stroke-width="0.071cm" svg:stroke-color="#000000" draw:stroke-linejoin="round" draw:fill="solid" draw:fill-color="#d612f0" draw:textarea-vertical-align="middle" draw:auto-grow-height="false" draw:fit-to-size="shrink-to-fit" style:shrink-to-fit="true" fo:min-height="0.758cm" fo:min-width="20.716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25" style:family="graphic" style:parent-style-name="standard">
      <style:graphic-properties svg:stroke-color="#000000" draw:fill="none" draw:textarea-vertical-align="middle" draw:auto-grow-height="false" fo:min-height="1.52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28" style:family="graphic" style:parent-style-name="standard">
      <style:graphic-properties svg:stroke-width="0.081cm" svg:stroke-color="#fff200" draw:marker-start-width="0.321cm" draw:marker-end-width="0.321cm" draw:fill-color="#fff200" draw:opacity="25%" draw:textarea-horizontal-align="justify" draw:textarea-vertical-align="middle" draw:auto-grow-height="false" fo:min-height="0.71cm" fo:min-width="20.408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fff200" draw:marker-start-width="0.321cm" draw:marker-end-width="0.321cm" draw:fill-color="#fff200" draw:opacity="25%" draw:textarea-horizontal-align="justify" draw:textarea-vertical-align="middle" draw:auto-grow-height="false" fo:min-height="0.42cm" fo:min-width="4.588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fff200" draw:marker-start-width="0.321cm" draw:marker-end-width="0.321cm" draw:fill-color="#fff200" draw:opacity="25%" draw:textarea-horizontal-align="justify" draw:textarea-vertical-align="middle" draw:auto-grow-height="false" fo:min-height="0.681cm" fo:min-width="18.046cm" fo:padding-top="0.165cm" fo:padding-bottom="0.165cm" fo:padding-left="0.29cm" fo:padding-right="0.29cm"/>
    </style:style>
    <style:style style:name="gr31" style:family="graphic" style:parent-style-name="standard">
      <style:graphic-properties draw:stroke="solid" svg:stroke-width="0.071cm" svg:stroke-color="#000000" draw:stroke-linejoin="bevel" draw:fill="solid" draw:fill-color="#5e8ac7" draw:textarea-vertical-align="middle" draw:auto-grow-height="false" draw:fit-to-size="shrink-to-fit" style:shrink-to-fit="true" fo:min-height="0.497cm" fo:min-width="4.972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32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shrink-to-fit" style:shrink-to-fit="true" fo:min-height="2.971cm" fo:min-width="18.373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34" style:family="graphic" style:parent-style-name="standard">
      <style:graphic-properties svg:stroke-color="#000000" draw:fill="none" draw:textarea-vertical-align="middle" draw:auto-grow-height="false" fo:min-height="1.846cm" fo:min-width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806cm"/>
    </style:style>
    <style:style style:name="gr36" style:family="graphic" style:parent-style-name="standard">
      <style:graphic-properties svg:stroke-color="#000000" draw:fill="none" draw:textarea-vertical-align="middle" draw:auto-grow-height="false" fo:min-height="2.595cm" fo:min-width="0cm"/>
    </style:style>
    <style:style style:name="gr37" style:family="graphic" style:parent-style-name="standard">
      <style:graphic-properties draw:stroke="dash" draw:stroke-dash="Dashed_20__28_var_29__20_4" svg:stroke-width="0.071cm" svg:stroke-color="#000000" draw:stroke-linejoin="round" draw:fill="solid" draw:fill-color="#fce431" draw:textarea-vertical-align="middle" draw:auto-grow-height="false" draw:fit-to-size="shrink-to-fit" style:shrink-to-fit="true" fo:min-height="0.758cm" fo:min-width="10.302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38" style:family="graphic" style:parent-style-name="standard">
      <style:graphic-properties draw:stroke="dash" draw:stroke-dash="Dashed_20__28_var_29__20_4" svg:stroke-width="0.071cm" svg:stroke-color="#000000" draw:stroke-linejoin="round" draw:fill="solid" draw:fill-color="#89c765" draw:textarea-vertical-align="middle" draw:auto-grow-height="false" draw:fit-to-size="shrink-to-fit" style:shrink-to-fit="true" fo:min-height="0.758cm" fo:min-width="16.925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39" style:family="graphic" style:parent-style-name="standard">
      <style:graphic-properties draw:stroke="solid" svg:stroke-width="0.071cm" svg:stroke-color="#000000" draw:stroke-linejoin="bevel" draw:fill="solid" draw:fill-color="#b7fcb2" draw:textarea-vertical-align="middle" draw:auto-grow-height="false" draw:fit-to-size="shrink-to-fit" style:shrink-to-fit="true" fo:min-height="0.65cm" fo:min-width="4.972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40" style:family="graphic" style:parent-style-name="standard">
      <style:graphic-properties draw:stroke="solid" svg:stroke-width="0.071cm" svg:stroke-color="#000000" draw:stroke-linejoin="bevel" draw:fill="none" draw:textarea-vertical-align="top" draw:auto-grow-height="false" draw:fit-to-size="shrink-to-fit" style:shrink-to-fit="true" fo:min-height="0cm" fo:min-width="0cm" fo:padding-top="0.127cm" fo:padding-bottom="0.127cm" fo:padding-left="0.127cm" fo:padding-right="0.127cm" fo:wrap-option="wrap" draw:shadow="visible" draw:shadow-offset-x="0cm" draw:shadow-offset-y="0.056cm" draw:shadow-color="#000000" draw:shadow-opacity="38%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2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29cm" fo:min-width="4.74cm" fo:padding-top="0.165cm" fo:padding-bottom="0.165cm" fo:padding-left="0.29cm" fo:padding-right="0.29cm"/>
    </style:style>
    <style:style style:name="gr43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68e76" draw:textarea-horizontal-align="justify" draw:textarea-vertical-align="middle" draw:auto-grow-height="false" fo:min-height="0.94cm" fo:min-width="12.788cm" fo:padding-top="0.165cm" fo:padding-bottom="0.165cm" fo:padding-left="0.29cm" fo:padding-right="0.29cm"/>
    </style:style>
    <style:style style:name="gr44" style:family="graphic" style:parent-style-name="standard">
      <style:graphic-properties svg:stroke-color="#000000" draw:fill="none" draw:textarea-vertical-align="middle" draw:auto-grow-height="false" fo:min-height="4.874cm" fo:min-width="0cm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2.688cm" fo:min-width="3.87cm"/>
    </style:style>
    <style:style style:name="gr46" style:family="graphic" style:parent-style-name="standard">
      <style:graphic-properties svg:stroke-color="#000000" draw:fill-color="#5e8ac7" draw:textarea-horizontal-align="justify" draw:textarea-vertical-align="middle" draw:auto-grow-height="false" fo:min-height="0.388cm" fo:min-width="1.765cm"/>
    </style:style>
    <style:style style:name="gr47" style:family="graphic" style:parent-style-name="standard">
      <style:graphic-properties svg:stroke-color="#000000" draw:fill-color="#5e8ac7" draw:textarea-horizontal-align="justify" draw:textarea-vertical-align="middle" draw:auto-grow-height="false" fo:min-height="0.39cm" fo:min-width="2.09cm"/>
    </style:style>
    <style:style style:name="gr48" style:family="graphic" style:parent-style-name="standard">
      <style:graphic-properties svg:stroke-color="#000000" draw:fill-color="#f79448" draw:textarea-horizontal-align="justify" draw:textarea-vertical-align="middle" draw:auto-grow-height="false" fo:min-height="0.771cm" fo:min-width="3.87cm"/>
    </style:style>
    <style:style style:name="gr49" style:family="graphic" style:parent-style-name="standard">
      <style:graphic-properties svg:stroke-color="#000000" draw:fill-color="#72bf44" draw:textarea-horizontal-align="justify" draw:textarea-vertical-align="middle" draw:auto-grow-height="false" fo:min-height="0.389cm" fo:min-width="1.927cm"/>
    </style:style>
    <style:style style:name="gr50" style:family="graphic" style:parent-style-name="standard">
      <style:graphic-properties svg:stroke-color="#000000" draw:fill-color="#5e8ac7" draw:textarea-horizontal-align="justify" draw:textarea-vertical-align="middle" draw:auto-grow-height="false" fo:min-height="0.389cm" fo:min-width="1.443cm"/>
    </style:style>
    <style:style style:name="gr51" style:family="graphic" style:parent-style-name="standard">
      <style:graphic-properties svg:stroke-color="#000000" draw:fill-color="#5e8ac7" draw:textarea-horizontal-align="justify" draw:textarea-vertical-align="middle" draw:auto-grow-height="false" fo:min-height="0.388cm" fo:min-width="1.605cm"/>
    </style:style>
    <style:style style:name="gr52" style:family="graphic" style:parent-style-name="standard">
      <style:graphic-properties svg:stroke-color="#000000" draw:fill-color="#72bf44" draw:textarea-horizontal-align="justify" draw:textarea-vertical-align="middle" draw:auto-grow-height="false" fo:min-height="0.39cm" fo:min-width="1.28cm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432cm" fo:min-width="1.198cm" fo:padding-top="0.165cm" fo:padding-bottom="0.165cm" fo:padding-left="0.29cm" fo:padding-right="0.29cm"/>
    </style:style>
    <style:style style:name="gr55" style:family="graphic" style:parent-style-name="standard">
      <style:graphic-properties svg:stroke-color="#000000" draw:fill-color="#c2e0ae" draw:textarea-horizontal-align="justify" draw:textarea-vertical-align="middle" draw:auto-grow-height="false" fo:min-height="0.389cm" fo:min-width="0.77cm"/>
    </style:style>
    <style:style style:name="gr56" style:family="graphic" style:parent-style-name="standard">
      <style:graphic-properties svg:stroke-color="#000000" draw:fill-color="#5e8ac7" draw:textarea-horizontal-align="justify" draw:textarea-vertical-align="middle" draw:auto-grow-height="false" fo:min-height="0.389cm" fo:min-width="1.583cm"/>
    </style:style>
    <style:style style:name="gr57" style:family="graphic" style:parent-style-name="standard">
      <style:graphic-properties svg:stroke-color="#000000" draw:fill-color="#5e8ac7" draw:textarea-horizontal-align="justify" draw:textarea-vertical-align="middle" draw:auto-grow-height="false" fo:min-height="0.389cm" fo:min-width="0.516cm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0.389cm" fo:min-width="0.77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6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97cm" fo:min-width="1.28cm" fo:padding-top="0.142cm" fo:padding-bottom="0.142cm" fo:padding-left="0.267cm" fo:padding-right="0.267cm"/>
    </style:style>
    <style:style style:name="gr61" style:family="graphic" style:parent-style-name="standard">
      <style:graphic-properties draw:stroke="solid" svg:stroke-width="0.071cm" svg:stroke-color="#0088a4" draw:fill="solid" draw:fill-color="#00b8de" draw:textarea-vertical-align="middle" draw:auto-grow-height="false" draw:fit-to-size="false" style:shrink-to-fit="false" fo:min-height="1.35cm" fo:min-width="3.395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71cm" svg:stroke-color="#0088a4" draw:fill="solid" draw:fill-color="#00b8de" draw:textarea-vertical-align="middle" draw:auto-grow-height="false" draw:fit-to-size="false" style:shrink-to-fit="false" fo:min-height="1.75cm" fo:min-width="1.7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71cm" svg:stroke-color="#0088a4" draw:fill="solid" draw:fill-color="#00b8de" draw:textarea-vertical-align="middle" draw:auto-grow-height="false" draw:fit-to-size="false" style:shrink-to-fit="false" fo:min-height="1.002cm" fo:min-width="1.451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0088a4" draw:fill="solid" draw:fill-color="#00b8de" draw:textarea-vertical-align="middle" draw:auto-grow-height="false" draw:fit-to-size="false" style:shrink-to-fit="false" fo:min-height="1.002cm" fo:min-width="1.387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26cm" svg:stroke-color="#00b3d9" draw:marker-start="msArrowEnd_20_5" draw:marker-start-width="0.21cm" draw:marker-start-center="false" draw:marker-end="msArrowEnd_20_5" draw:marker-end-width="0.21cm" draw:marker-end-center="false" draw:fill="none" draw:textarea-vertical-align="top" draw:auto-grow-height="false" fo:min-height="0cm" fo:min-width="3.267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26cm" svg:stroke-color="#00b3d9" draw:marker-start="msArrowEnd_20_5" draw:marker-start-width="0.21cm" draw:marker-start-center="false" draw:marker-end="msArrowEnd_20_5" draw:marker-end-width="0.21cm" draw:marker-end-center="false" draw:fill="none" draw:textarea-vertical-align="top" draw:auto-grow-height="false" fo:min-height="0cm" fo:min-width="2.736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26cm" svg:stroke-color="#00b3d9" draw:marker-start="msArrowEnd_20_5" draw:marker-start-width="0.21cm" draw:marker-start-center="false" draw:marker-end="msArrowEnd_20_5" draw:marker-end-width="0.21cm" draw:marker-end-center="false" draw:fill="none" draw:textarea-vertical-align="top" draw:auto-grow-height="false" fo:min-height="0cm" fo:min-width="5.701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textarea-horizontal-align="justify" draw:textarea-vertical-align="middle" draw:auto-grow-height="false" fo:min-height="0.132cm" fo:min-width="0.728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2" style:family="graphic" style:parent-style-name="objectwithoutfill">
      <style:graphic-properties draw:marker-end="Small_20_Arrow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1cm"/>
    </style:style>
    <style:style style:name="gr75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3.056cm"/>
    </style:style>
    <style:style style:name="gr76" style:family="graphic" style:parent-style-name="standard">
      <style:graphic-properties svg:stroke-color="#111111" draw:fill-color="#ffffff" draw:textarea-horizontal-align="justify" draw:textarea-vertical-align="middle" draw:auto-grow-height="false" fo:min-height="0.512cm" fo:min-width="2.04cm"/>
    </style:style>
    <style:style style:name="gr77" style:family="graphic" style:parent-style-name="standard">
      <style:graphic-properties svg:stroke-color="#ffffff" draw:fill-color="#89c765" draw:textarea-horizontal-align="justify" draw:textarea-vertical-align="middle" draw:auto-grow-height="false" fo:min-height="0.004cm" fo:min-width="2.167cm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0.866cm" fo:min-width="3.056cm"/>
    </style:style>
    <style:style style:name="gr79" style:family="graphic" style:parent-style-name="standard">
      <style:graphic-properties svg:stroke-color="#ffffff" draw:fill-color="#72bf44" draw:textarea-horizontal-align="justify" draw:textarea-vertical-align="middle" draw:auto-grow-height="false" fo:min-height="0.004cm" fo:min-width="2.167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829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3.445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3.245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2.997cm"/>
    </style:style>
    <style:style style:name="gr8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66cm" fo:min-width="8.644cm" fo:padding-top="0.165cm" fo:padding-bottom="0.165cm" fo:padding-left="0.29cm" fo:padding-right="0.29cm"/>
    </style:style>
    <style:style style:name="gr8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686cm" fo:min-width="1.452cm" fo:padding-top="0.165cm" fo:padding-bottom="0.165cm" fo:padding-left="0.29cm" fo:padding-right="0.29cm"/>
    </style:style>
    <style:style style:name="gr8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47cm" fo:min-width="0.22cm" fo:padding-top="0.165cm" fo:padding-bottom="0.165cm" fo:padding-left="0.29cm" fo:padding-right="0.29cm"/>
    </style:style>
    <style:style style:name="gr8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686cm" fo:min-width="10.596cm" fo:padding-top="0.165cm" fo:padding-bottom="0.165cm" fo:padding-left="0.29cm" fo:padding-right="0.29cm"/>
    </style:style>
    <style:style style:name="gr9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.516cm"/>
    </style:style>
    <style:style style:name="gr92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2.548cm"/>
    </style:style>
    <style:style style:name="gr93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66cm" fo:min-width="4.58cm" fo:padding-top="0.142cm" fo:padding-bottom="0.142cm" fo:padding-left="0.267cm" fo:padding-right="0.267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5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3.718cm"/>
    </style:style>
    <style:style style:name="gr96" style:family="graphic" style:parent-style-name="standard">
      <style:graphic-properties draw:stroke="solid" draw:stroke-dash="Ultrafine_20_2_20_Dots_20_3_20_Dashes" svg:stroke-color="#000000" draw:fill-color="#ffffff" draw:textarea-horizontal-align="justify" draw:textarea-vertical-align="middle" draw:auto-grow-height="false" fo:min-height="3.56cm" fo:min-width="3.564cm"/>
    </style:style>
    <style:style style:name="gr97" style:family="graphic" style:parent-style-name="standard">
      <style:graphic-properties svg:stroke-color="#000000" draw:fill-color="#ffffff" draw:textarea-horizontal-align="justify" draw:textarea-vertical-align="middle" draw:auto-grow-height="false" fo:min-height="1.621cm" fo:min-width="2.802cm"/>
    </style:style>
    <style:style style:name="gr98" style:family="graphic" style:parent-style-name="standard">
      <style:graphic-properties svg:stroke-color="#000000" draw:fill-color="#8cebff" draw:textarea-horizontal-align="justify" draw:textarea-vertical-align="middle" draw:auto-grow-height="false" fo:min-height="0.156cm" fo:min-width="1.211cm"/>
    </style:style>
    <style:style style:name="gr99" style:family="graphic" style:parent-style-name="standard">
      <style:graphic-properties svg:stroke-color="#000000" draw:fill-color="#d612f0" draw:textarea-horizontal-align="justify" draw:textarea-vertical-align="middle" draw:auto-grow-height="false" fo:min-height="0.158cm" fo:min-width="0.65cm"/>
    </style:style>
    <style:style style:name="gr100" style:family="graphic" style:parent-style-name="standard">
      <style:graphic-properties svg:stroke-color="#000000" draw:fill-color="#f79448" draw:textarea-horizontal-align="justify" draw:textarea-vertical-align="middle" draw:auto-grow-height="false" fo:min-height="0.4cm" fo:min-width="2.802cm"/>
    </style:style>
    <style:style style:name="gr101" style:family="graphic" style:parent-style-name="standard">
      <style:graphic-properties svg:stroke-color="#000000" draw:fill-color="#72bf44" draw:textarea-horizontal-align="justify" draw:textarea-vertical-align="middle" draw:auto-grow-height="false" fo:min-height="0.157cm" fo:min-width="1.334cm"/>
    </style:style>
    <style:style style:name="gr102" style:family="graphic" style:parent-style-name="standard">
      <style:graphic-properties svg:stroke-color="#000000" draw:fill-color="#d612f0" draw:textarea-horizontal-align="justify" draw:textarea-vertical-align="middle" draw:auto-grow-height="false" fo:min-height="0.157cm" fo:min-width="0.968cm"/>
    </style:style>
    <style:style style:name="gr103" style:family="graphic" style:parent-style-name="standard">
      <style:graphic-properties svg:stroke-color="#000000" draw:fill-color="#d612f0" draw:textarea-horizontal-align="justify" draw:textarea-vertical-align="middle" draw:auto-grow-height="false" fo:min-height="0.156cm" fo:min-width="1.091cm"/>
    </style:style>
    <style:style style:name="gr104" style:family="graphic" style:parent-style-name="standard">
      <style:graphic-properties svg:stroke-color="#000000" draw:fill-color="#72bf44" draw:textarea-horizontal-align="justify" draw:textarea-vertical-align="middle" draw:auto-grow-height="false" fo:min-height="0.158cm" fo:min-width="0.845cm"/>
    </style:style>
    <style:style style:name="gr105" style:family="graphic" style:parent-style-name="standard">
      <style:graphic-properties svg:stroke-color="#000000" draw:fill-color="#c2e0ae" draw:textarea-horizontal-align="justify" draw:textarea-vertical-align="middle" draw:auto-grow-height="false" fo:min-height="0.157cm" fo:min-width="0.459cm"/>
    </style:style>
    <style:style style:name="gr106" style:family="graphic" style:parent-style-name="standard">
      <style:graphic-properties svg:stroke-color="#000000" draw:fill-color="#d612f0" draw:textarea-horizontal-align="justify" draw:textarea-vertical-align="middle" draw:auto-grow-height="false" fo:min-height="0.157cm" fo:min-width="1.074cm"/>
    </style:style>
    <style:style style:name="gr107" style:family="graphic" style:parent-style-name="standard">
      <style:graphic-properties svg:stroke-color="#000000" draw:fill-color="#d612f0" draw:textarea-horizontal-align="justify" draw:textarea-vertical-align="middle" draw:auto-grow-height="false" fo:min-height="0.157cm" fo:min-width="0.268cm"/>
    </style:style>
    <style:style style:name="gr108" style:family="graphic" style:parent-style-name="standard">
      <style:graphic-properties svg:stroke-color="#000000" draw:fill-color="#d612f0" draw:textarea-horizontal-align="justify" draw:textarea-vertical-align="middle" draw:auto-grow-height="false" fo:min-height="0.143cm" fo:min-width="2.801cm"/>
    </style:style>
    <style:style style:name="gr109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078cm" fo:min-width="0.227cm" fo:padding-top="0.142cm" fo:padding-bottom="0.142cm" fo:padding-left="0.267cm" fo:padding-right="0.267cm"/>
    </style:style>
    <style:style style:name="gr110" style:family="graphic" style:parent-style-name="standard">
      <style:graphic-properties draw:stroke="solid" svg:stroke-width="0.071cm" svg:stroke-color="#0088a4" draw:fill="solid" draw:fill-color="#00b8de" draw:textarea-vertical-align="middle" draw:auto-grow-height="false" draw:fit-to-size="false" style:shrink-to-fit="false" fo:min-height="0.639cm" fo:min-width="2.125cm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113" style:family="graphic" style:parent-style-name="standard">
      <style:graphic-properties svg:stroke-color="#000000" draw:fill-color="#ffffff" draw:textarea-horizontal-align="justify" draw:textarea-vertical-align="middle" draw:auto-grow-height="false" fo:min-height="1.998cm" fo:min-width="2.802cm"/>
    </style:style>
    <style:style style:name="gr114" style:family="graphic" style:parent-style-name="standard">
      <style:graphic-properties svg:stroke-color="#000000" draw:fill-color="#8cebff" draw:textarea-horizontal-align="justify" draw:textarea-vertical-align="middle" draw:auto-grow-height="false" fo:min-height="0.156cm" fo:min-width="1.532cm"/>
    </style:style>
    <style:style style:name="gr115" style:family="graphic" style:parent-style-name="standard">
      <style:graphic-properties svg:stroke-color="#000000" draw:fill-color="#d612f0" draw:textarea-horizontal-align="justify" draw:textarea-vertical-align="middle" draw:auto-grow-height="false" fo:min-height="0.158cm" fo:min-width="1.024cm"/>
    </style:style>
    <style:style style:name="gr116" style:family="graphic" style:parent-style-name="standard">
      <style:graphic-properties svg:stroke-color="#000000" draw:fill-color="#d612f0" draw:textarea-horizontal-align="justify" draw:textarea-vertical-align="middle" draw:auto-grow-height="false" fo:min-height="0.156cm" fo:min-width="1.278cm"/>
    </style:style>
    <style:style style:name="gr117" style:family="graphic" style:parent-style-name="standard">
      <style:graphic-properties svg:stroke-color="#000000" draw:fill-color="#5e8ac7" draw:textarea-horizontal-align="justify" draw:textarea-vertical-align="middle" draw:auto-grow-height="false" fo:min-height="0.157cm" fo:min-width="0.459cm"/>
    </style:style>
    <style:style style:name="gr118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124cm" fo:min-width="0.228cm" fo:padding-top="0.142cm" fo:padding-bottom="0.142cm" fo:padding-left="0.267cm" fo:padding-right="0.267cm"/>
    </style:style>
    <style:style style:name="gr119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124cm" fo:min-width="0.273cm" fo:padding-top="0.142cm" fo:padding-bottom="0.142cm" fo:padding-left="0.267cm" fo:padding-right="0.267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21" style:family="graphic" style:parent-style-name="standard">
      <style:graphic-properties svg:stroke-color="#000000" draw:fill-color="#ffffff" draw:textarea-horizontal-align="justify" draw:textarea-vertical-align="middle" draw:auto-grow-height="false" fo:min-height="0.204cm" fo:min-width="0.262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2.248cm"/>
    </style:style>
    <style:style style:name="gr123" style:family="graphic" style:parent-style-name="standard">
      <style:graphic-properties svg:stroke-color="#000000" draw:fill-color="#ffffff" draw:textarea-horizontal-align="justify" draw:textarea-vertical-align="middle" draw:auto-grow-height="false" fo:min-height="0.204cm" fo:min-width="0.416cm"/>
    </style:style>
    <style:style style:name="gr124" style:family="graphic" style:parent-style-name="standard">
      <style:graphic-properties svg:stroke-color="#000000" draw:fill-color="#00a65d" draw:textarea-horizontal-align="justify" draw:textarea-vertical-align="middle" draw:auto-grow-height="false" fo:min-height="0cm" fo:min-width="0cm"/>
    </style:style>
    <style:style style:name="gr125" style:family="graphic" style:parent-style-name="standard">
      <style:graphic-properties svg:stroke-color="#000000" draw:fill-color="#ffffff" draw:textarea-horizontal-align="justify" draw:textarea-vertical-align="middle" draw:auto-grow-height="false" fo:min-height="2.041cm" fo:min-width="2.802cm"/>
    </style:style>
    <style:style style:name="gr126" style:family="graphic" style:parent-style-name="standard">
      <style:graphic-properties svg:stroke-color="#000000" draw:fill-color="#94070a" draw:textarea-horizontal-align="justify" draw:textarea-vertical-align="bottom" draw:auto-grow-height="false" fo:min-height="0.809cm" fo:min-width="2.802cm"/>
    </style:style>
    <style:style style:name="gr127" style:family="graphic" style:parent-style-name="standard">
      <style:graphic-properties svg:stroke-color="#000000" draw:fill-color="#94070a" draw:textarea-horizontal-align="justify" draw:textarea-vertical-align="middle" draw:auto-grow-height="false" fo:min-height="0.809cm" fo:min-width="2.802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30" style:family="graphic" style:parent-style-name="standard">
      <style:graphic-properties svg:stroke-color="#000000" draw:fill-color="#fce431" draw:textarea-horizontal-align="justify" draw:textarea-vertical-align="middle" draw:auto-grow-height="false" fo:min-height="0.156cm" fo:min-width="2.04cm"/>
    </style:style>
    <style:style style:name="gr131" style:family="graphic" style:parent-style-name="standard">
      <style:graphic-properties draw:textarea-horizontal-align="justify" draw:textarea-vertical-align="middle" draw:auto-grow-height="false" fo:min-height="0.074cm" fo:min-width="0.008cm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33" style:family="graphic" style:parent-style-name="standard">
      <style:graphic-properties svg:stroke-color="#000000" draw:fill-color="#00b6bd" draw:textarea-horizontal-align="justify" draw:textarea-vertical-align="middle" draw:auto-grow-height="false" fo:min-height="0.157cm" fo:min-width="0.459cm"/>
    </style:style>
    <style:style style:name="gr134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12.403cm"/>
    </style:style>
    <style:style style:name="gr13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13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036cm" fo:min-width="3.818cm" fo:padding-top="0.142cm" fo:padding-bottom="0.142cm" fo:padding-left="0.267cm" fo:padding-right="0.267cm"/>
    </style:style>
    <style:style style:name="gr137" style:family="graphic" style:parent-style-name="standard">
      <style:graphic-properties svg:stroke-color="#000000" draw:fill-color="#fff200" draw:textarea-horizontal-align="justify" draw:textarea-vertical-align="middle" draw:auto-grow-height="false" fo:min-height="0.258cm" fo:min-width="0.516cm"/>
    </style:style>
    <style:style style:name="gr138" style:family="graphic" style:parent-style-name="standard">
      <style:graphic-properties svg:stroke-color="#000000" draw:fill-color="#87d1d1" draw:textarea-horizontal-align="justify" draw:textarea-vertical-align="middle" draw:auto-grow-height="false" fo:min-height="0.258cm" fo:min-width="1.04cm"/>
    </style:style>
    <style:style style:name="gr13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002cm" fo:min-width="3.784cm" fo:padding-top="0.142cm" fo:padding-bottom="0.142cm" fo:padding-left="0.267cm" fo:padding-right="0.267cm"/>
    </style:style>
    <style:style style:name="gr140" style:family="graphic" style:parent-style-name="standard">
      <style:graphic-properties svg:stroke-width="0.035cm" svg:stroke-color="#000000" draw:marker-start-width="0.252cm" draw:marker-end-width="0.252cm" draw:fill-color="#00b6bd" draw:textarea-horizontal-align="justify" draw:textarea-vertical-align="middle" draw:auto-grow-height="false" fo:min-height="1.24cm" fo:min-width="2.768cm" fo:padding-top="0.142cm" fo:padding-bottom="0.142cm" fo:padding-left="0.267cm" fo:padding-right="0.267cm"/>
    </style:style>
    <style:style style:name="gr141" style:family="graphic" style:parent-style-name="standard">
      <style:graphic-properties svg:stroke-width="0.035cm" svg:stroke-color="#000000" draw:marker-start-width="0.252cm" draw:marker-end-width="0.252cm" draw:fill-color="#00b6bd" draw:textarea-horizontal-align="justify" draw:textarea-vertical-align="middle" draw:auto-grow-height="false" fo:min-height="0.986cm" fo:min-width="2.768cm" fo:padding-top="0.142cm" fo:padding-bottom="0.142cm" fo:padding-left="0.267cm" fo:padding-right="0.267cm"/>
    </style:style>
    <style:style style:name="gr142" style:family="graphic" style:parent-style-name="standard">
      <style:graphic-properties svg:stroke-color="#000000" draw:fill-color="#00b6bd" draw:textarea-horizontal-align="justify" draw:textarea-vertical-align="middle" draw:auto-grow-height="false" fo:min-height="1.497cm" fo:min-width="3.565cm"/>
    </style:style>
    <style:style style:name="gr143" style:family="graphic" style:parent-style-name="standard">
      <style:graphic-properties draw:fill-color="#00b6bd" draw:textarea-horizontal-align="justify" draw:textarea-vertical-align="middle" draw:auto-grow-height="false" fo:min-height="0.132cm" fo:min-width="0.314cm"/>
    </style:style>
    <style:style style:name="gr144" style:family="graphic" style:parent-style-name="standard">
      <style:graphic-properties svg:stroke-color="#000000" draw:fill-color="#ffffff" draw:textarea-horizontal-align="justify" draw:textarea-vertical-align="middle" draw:auto-grow-height="false" fo:min-height="0.92cm" fo:min-width="1.278cm"/>
    </style:style>
    <style:style style:name="gr145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2.04cm"/>
    </style:style>
    <style:style style:name="gr146" style:family="graphic" style:parent-style-name="standard">
      <style:graphic-properties svg:stroke-width="0.035cm" svg:stroke-color="#000000" draw:marker-start-width="0.252cm" draw:marker-end-width="0.252cm" draw:fill-color="#00b6bd" draw:textarea-horizontal-align="justify" draw:textarea-vertical-align="middle" draw:auto-grow-height="false" fo:min-height="0.986cm" fo:min-width="3.022cm" fo:padding-top="0.142cm" fo:padding-bottom="0.142cm" fo:padding-left="0.267cm" fo:padding-right="0.267cm"/>
    </style:style>
    <style:style style:name="gr147" style:family="graphic" style:parent-style-name="standard">
      <style:graphic-properties svg:stroke-width="0.035cm" svg:stroke-color="#000000" draw:marker-start-width="0.252cm" draw:marker-end-width="0.252cm" draw:fill-color="#00b6bd" draw:textarea-horizontal-align="justify" draw:textarea-vertical-align="middle" draw:auto-grow-height="false" fo:min-height="1.24cm" fo:min-width="3.022cm" fo:padding-top="0.142cm" fo:padding-bottom="0.142cm" fo:padding-left="0.267cm" fo:padding-right="0.267cm"/>
    </style:style>
    <style:style style:name="gr148" style:family="graphic" style:parent-style-name="standard">
      <style:graphic-properties svg:stroke-color="#000000" draw:fill-color="#00b6bd" draw:textarea-horizontal-align="justify" draw:textarea-vertical-align="middle" draw:auto-grow-height="false" fo:min-height="0.545cm" fo:min-width="3.565cm"/>
    </style:style>
    <style:style style:name="gr149" style:family="graphic" style:parent-style-name="standard">
      <style:graphic-properties draw:fill-color="#00b6bd" draw:textarea-horizontal-align="justify" draw:textarea-vertical-align="middle" draw:auto-grow-height="false" fo:min-height="0.004cm" fo:min-width="0cm"/>
    </style:style>
    <style:style style:name="gr150" style:family="graphic" style:parent-style-name="standard">
      <style:graphic-properties draw:stroke="dash" draw:stroke-dash="Dashed_20__28_var_29__20_4" svg:stroke-width="0.071cm" svg:stroke-color="#000000" draw:stroke-linejoin="round" draw:fill="solid" draw:fill-color="#89c765" draw:textarea-vertical-align="middle" draw:auto-grow-height="false" draw:fit-to-size="shrink-to-fit" style:shrink-to-fit="true" fo:min-height="0.758cm" fo:min-width="7.527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51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749cm" fo:min-width="4.66cm" fo:padding-top="0.165cm" fo:padding-bottom="0.165cm" fo:padding-left="0.29cm" fo:padding-right="0.29cm"/>
    </style:style>
    <style:style style:name="gr152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68e76" draw:textarea-horizontal-align="justify" draw:textarea-vertical-align="middle" draw:auto-grow-height="false" fo:min-height="0.686cm" fo:min-width="11.264cm" fo:padding-top="0.165cm" fo:padding-bottom="0.165cm" fo:padding-left="0.29cm" fo:padding-right="0.29cm"/>
    </style:style>
    <style:style style:name="gr15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54" style:family="graphic" style:parent-style-name="standard">
      <style:graphic-properties draw:stroke="solid" svg:stroke-width="0.071cm" svg:stroke-color="#000000" draw:stroke-linejoin="bevel" draw:fill="solid" draw:fill-color="#fff200" draw:textarea-vertical-align="middle" draw:auto-grow-height="false" draw:fit-to-size="shrink-to-fit" style:shrink-to-fit="true" fo:min-height="0.65cm" fo:min-width="4.972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55" style:family="graphic" style:parent-style-name="standard">
      <style:graphic-properties draw:stroke="solid" svg:stroke-width="0.071cm" svg:stroke-color="#000000" draw:stroke-linejoin="bevel" draw:fill="solid" draw:fill-color="#00b6bd" draw:textarea-vertical-align="middle" draw:auto-grow-height="false" draw:fit-to-size="shrink-to-fit" style:shrink-to-fit="true" fo:min-height="0.65cm" fo:min-width="3.194cm" fo:padding-top="0.127cm" fo:padding-bottom="0.127cm" fo:padding-left="0.127cm" fo:padding-right="0.127cm" fo:wrap-option="wrap" draw:shadow="visible" draw:shadow-offset-x="0cm" draw:shadow-offset-y="0.064cm" draw:shadow-color="#000000" draw:shadow-opacity="35%"/>
    </style:style>
    <style:style style:name="gr156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68e76" draw:textarea-horizontal-align="justify" draw:textarea-vertical-align="middle" draw:auto-grow-height="false" fo:min-height="0.608cm" fo:min-width="11.358cm" fo:padding-top="0.165cm" fo:padding-bottom="0.165cm" fo:padding-left="0.29cm" fo:padding-right="0.29cm"/>
    </style:style>
    <style:style style:name="gr157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608cm" fo:min-width="2.468cm" fo:padding-top="0.165cm" fo:padding-bottom="0.165cm" fo:padding-left="0.29cm" fo:padding-right="0.29cm"/>
    </style:style>
    <style:style style:name="gr158" style:family="graphic" style:parent-style-name="standard">
      <style:graphic-properties svg:stroke-color="#000000" draw:fill-color="#ffffff" draw:textarea-horizontal-align="justify" draw:textarea-vertical-align="middle" draw:auto-grow-height="false" fo:min-height="4.268cm" fo:min-width="6.22cm"/>
    </style:style>
    <style:style style:name="gr159" style:family="graphic" style:parent-style-name="standard">
      <style:graphic-properties svg:stroke-color="#000000" draw:fill-color="#8cebff" draw:textarea-horizontal-align="justify" draw:textarea-vertical-align="middle" draw:auto-grow-height="false" fo:min-height="0.55cm" fo:min-width="3.635cm"/>
    </style:style>
    <style:style style:name="gr160" style:family="graphic" style:parent-style-name="standard">
      <style:graphic-properties svg:stroke-color="#000000" draw:fill-color="#d612f0" draw:textarea-horizontal-align="justify" draw:textarea-vertical-align="middle" draw:auto-grow-height="false" fo:min-height="0.552cm" fo:min-width="2.488cm"/>
    </style:style>
    <style:style style:name="gr161" style:family="graphic" style:parent-style-name="standard">
      <style:graphic-properties svg:stroke-color="#000000" draw:fill-color="#5e8ac7" draw:textarea-horizontal-align="justify" draw:textarea-vertical-align="middle" draw:auto-grow-height="false" fo:min-height="0.553cm" fo:min-width="1.452cm"/>
    </style:style>
    <style:style style:name="gr162" style:family="graphic" style:parent-style-name="standard">
      <style:graphic-properties svg:stroke-color="#000000" draw:fill-color="#d612f0" draw:textarea-horizontal-align="justify" draw:textarea-vertical-align="middle" draw:auto-grow-height="false" fo:min-height="0.553cm" fo:min-width="2.703cm"/>
    </style:style>
    <style:style style:name="gr163" style:family="graphic" style:parent-style-name="standard">
      <style:graphic-properties svg:stroke-color="#000000" draw:fill-color="#d612f0" draw:textarea-horizontal-align="justify" draw:textarea-vertical-align="middle" draw:auto-grow-height="false" fo:min-height="0.553cm" fo:min-width="1.063cm"/>
    </style:style>
    <style:style style:name="gr164" style:family="graphic" style:parent-style-name="standard">
      <style:graphic-properties svg:stroke-color="#000000" draw:fill-color="#d612f0" draw:textarea-horizontal-align="justify" draw:textarea-vertical-align="middle" draw:auto-grow-height="false" fo:min-height="0.525cm" fo:min-width="6.218cm"/>
    </style:style>
    <style:style style:name="gr165" style:family="graphic" style:parent-style-name="standard">
      <style:graphic-properties svg:stroke-color="#000000" draw:fill-color="#94070a" draw:textarea-horizontal-align="justify" draw:textarea-vertical-align="bottom" draw:auto-grow-height="false" fo:min-height="1.839cm" fo:min-width="6.22cm"/>
    </style:style>
    <style:style style:name="gr166" style:family="graphic" style:parent-style-name="standard">
      <style:graphic-properties svg:stroke-color="#000000" draw:fill-color="#d612f0" draw:textarea-horizontal-align="justify" draw:textarea-vertical-align="middle" draw:auto-grow-height="false" fo:min-height="0.555cm" fo:min-width="2.602cm"/>
    </style:style>
    <style:style style:name="gr167" style:family="graphic" style:parent-style-name="standard">
      <style:graphic-properties svg:stroke-color="#000000" draw:fill-color="#d612f0" draw:textarea-horizontal-align="justify" draw:textarea-vertical-align="middle" draw:auto-grow-height="false" fo:min-height="0.551cm" fo:min-width="3.118cm"/>
    </style:style>
    <style:style style:name="gr168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52cm" fo:min-width="1.017cm" fo:padding-top="0.142cm" fo:padding-bottom="0.142cm" fo:padding-left="0.267cm" fo:padding-right="0.267cm"/>
    </style:style>
    <style:style style:name="gr169" style:family="graphic" style:parent-style-name="standard">
      <style:graphic-properties svg:stroke-color="#000000" draw:fill-color="#fce431" draw:textarea-horizontal-align="justify" draw:textarea-vertical-align="middle" draw:auto-grow-height="false" fo:min-height="0.55cm" fo:min-width="4.669cm"/>
    </style:style>
    <style:style style:name="gr170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00b6bd" draw:textarea-horizontal-align="justify" draw:textarea-vertical-align="middle" draw:auto-grow-height="false" fo:min-height="0.553cm" fo:min-width="1.452cm" fo:padding-top="0.142cm" fo:padding-bottom="0.142cm" fo:padding-left="0.267cm" fo:padding-right="0.267cm"/>
    </style:style>
    <style:style style:name="gr171" style:family="graphic" style:parent-style-name="standard">
      <style:graphic-properties svg:stroke-color="#000000" draw:fill-color="#fff200" draw:textarea-horizontal-align="justify" draw:textarea-vertical-align="middle" draw:auto-grow-height="false" fo:min-height="0.553cm" fo:min-width="1.063cm"/>
    </style:style>
    <style:style style:name="gr172" style:family="graphic" style:parent-style-name="standard">
      <style:graphic-properties svg:stroke-color="#000000" draw:fill-color="#87d1d1" draw:textarea-horizontal-align="justify" draw:textarea-vertical-align="middle" draw:auto-grow-height="false" fo:min-height="0.553cm" fo:min-width="3.649cm"/>
    </style:style>
    <style:style style:name="gr173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09cm" fo:min-width="1.648cm" fo:padding-top="0.142cm" fo:padding-bottom="0.142cm" fo:padding-left="0.267cm" fo:padding-right="0.267cm"/>
    </style:style>
    <style:style style:name="gr174" style:family="graphic" style:parent-style-name="standard">
      <style:graphic-properties svg:stroke-color="#111111" draw:fill-color="#fff200" draw:textarea-horizontal-align="justify" draw:textarea-vertical-align="middle" draw:auto-grow-height="false" fo:min-height="0.512cm" fo:min-width="2.04cm"/>
    </style:style>
    <style:style style:name="gr175" style:family="graphic" style:parent-style-name="standard">
      <style:graphic-properties svg:stroke-color="#111111" draw:fill-color="#00b6bd" draw:textarea-horizontal-align="justify" draw:textarea-vertical-align="middle" draw:auto-grow-height="false" fo:min-height="0.512cm" fo:min-width="2.04cm"/>
    </style:style>
    <style:style style:name="gr176" style:family="graphic" style:parent-style-name="standard">
      <style:graphic-properties svg:stroke-color="#000000" draw:fill-color="#ffffff" draw:textarea-horizontal-align="justify" draw:textarea-vertical-align="top" draw:auto-grow-height="false" fo:min-height="1.774cm" fo:min-width="3.056cm"/>
    </style:style>
    <style:style style:name="gr177" style:family="graphic" style:parent-style-name="standard">
      <style:graphic-properties svg:stroke-color="#ffffff" draw:fill-color="#72bf44" draw:textarea-horizontal-align="justify" draw:textarea-vertical-align="middle" draw:auto-grow-height="false" fo:min-height="0.258cm" fo:min-width="2.548cm"/>
    </style:style>
    <style:style style:name="gr178" style:family="graphic" style:parent-style-name="standard">
      <style:graphic-properties svg:stroke-color="#000000" draw:fill-color="#a09600" draw:textarea-horizontal-align="justify" draw:textarea-vertical-align="middle" draw:auto-grow-height="false" fo:min-height="0.65cm" fo:min-width="1.786cm"/>
    </style:style>
    <style:style style:name="gr179" style:family="graphic" style:parent-style-name="standard">
      <style:graphic-properties svg:stroke-color="#000000" draw:fill-color="#a09600" draw:textarea-horizontal-align="justify" draw:textarea-vertical-align="middle" draw:auto-grow-height="false" fo:min-height="0.65cm" fo:min-width="1.532cm"/>
    </style:style>
    <style:style style:name="gr180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4.546cm" fo:padding-top="0.142cm" fo:padding-bottom="0.142cm" fo:padding-left="0.267cm" fo:padding-right="0.267cm"/>
    </style:style>
    <style:style style:name="gr181" style:family="graphic" style:parent-style-name="standard">
      <style:graphic-properties draw:stroke="none" draw:fill-color="#ffffff" draw:textarea-horizontal-align="justify" draw:textarea-vertical-align="middle" draw:auto-grow-height="false" fo:min-height="2.608cm" fo:min-width="5.342cm"/>
    </style:style>
    <style:style style:name="gr182" style:family="graphic" style:parent-style-name="standard">
      <style:graphic-properties draw:stroke="none" draw:fill="solid" draw:fill-color="#fdc578" fo:min-height="0.865cm"/>
    </style:style>
    <style:style style:name="gr183" style:family="graphic" style:parent-style-name="standard">
      <style:graphic-properties draw:stroke="none" svg:stroke-width="0.035cm" svg:stroke-color="#fff9ae" draw:marker-start-width="0.252cm" draw:marker-end-width="0.252cm" draw:fill="solid" draw:fill-color="#fff450" fo:min-height="0.478cm" fo:padding-top="0.142cm" fo:padding-bottom="0.142cm" fo:padding-left="0.267cm" fo:padding-right="0.267cm"/>
    </style:style>
    <style:style style:name="gr184" style:family="graphic" style:parent-style-name="standard">
      <style:graphic-properties draw:stroke="none" svg:stroke-color="#1c3687" draw:fill="solid" draw:fill-color="#87d1d1" fo:min-height="0.823cm"/>
    </style:style>
    <style:style style:name="gr185" style:family="graphic" style:parent-style-name="standard">
      <style:graphic-properties draw:stroke="none" draw:fill="none" fo:min-height="0.713cm"/>
    </style:style>
    <style:style style:name="gr186" style:family="graphic" style:parent-style-name="standard">
      <style:graphic-properties svg:stroke-color="#407927" draw:fill-color="#65c295" draw:textarea-horizontal-align="justify" draw:textarea-vertical-align="middle" draw:auto-grow-height="false" fo:min-height="0.004cm" fo:min-width="0.214cm"/>
    </style:style>
    <style:style style:name="gr187" style:family="graphic" style:parent-style-name="standard">
      <style:graphic-properties draw:stroke="none" draw:fill="none" fo:min-height="0.513cm"/>
    </style:style>
    <style:style style:name="gr188" style:family="graphic" style:parent-style-name="standard">
      <style:graphic-properties draw:stroke="none" draw:fill="solid" draw:fill-color="#65c295" fo:min-height="0.513cm"/>
    </style:style>
    <style:style style:name="gr189" style:family="graphic" style:parent-style-name="objectwithoutfill">
      <style:graphic-properties draw:marker-end="Arrow" draw:fill="none" draw:textarea-vertical-align="middle"/>
    </style:style>
    <style:style style:name="gr190" style:family="graphic" style:parent-style-name="standard">
      <style:graphic-properties draw:stroke="none" svg:stroke-color="#000000" draw:fill="none" draw:fill-color="#ffffff" fo:min-height="0.937cm"/>
    </style:style>
    <style:style style:name="gr191" style:family="graphic" style:parent-style-name="standard">
      <style:graphic-properties draw:stroke="none" svg:stroke-color="#000000" draw:fill="solid" draw:fill-color="#5e8ac7" draw:textarea-horizontal-align="left" draw:auto-grow-height="true" draw:auto-grow-width="true" fo:min-height="0.513cm" fo:min-width="0.586cm"/>
    </style:style>
    <style:style style:name="gr192" style:family="graphic" style:parent-style-name="standard">
      <style:graphic-properties draw:stroke="none" draw:fill="solid" draw:fill-color="#bd7cb5" fo:min-height="0.789cm"/>
    </style:style>
    <style:style style:name="gr193" style:family="graphic" style:parent-style-name="standard">
      <style:graphic-properties draw:stroke="none" draw:fill="solid" draw:fill-color="#a09600" fo:min-height="0.395cm"/>
    </style:style>
    <style:style style:name="gr194" style:family="graphic" style:parent-style-name="standard">
      <style:graphic-properties draw:stroke="none" draw:fill="solid" draw:fill-color="#f3715a" fo:min-height="0.395cm"/>
    </style:style>
    <style:style style:name="gr195" style:family="graphic" style:parent-style-name="standard">
      <style:graphic-properties draw:stroke="none" draw:fill="solid" draw:fill-color="#f3715a" fo:min-height="1.183cm"/>
    </style:style>
    <style:style style:name="gr196" style:family="graphic" style:parent-style-name="standard">
      <style:graphic-properties draw:stroke="none" draw:fill="solid" draw:fill-color="#7477b8" fo:min-height="0.395cm"/>
    </style:style>
    <style:style style:name="gr197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198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199" style:family="graphic" style:parent-style-name="standard">
      <style:graphic-properties draw:stroke="none" draw:fill="solid" draw:fill-color="#fff450" fo:min-height="0.865cm"/>
    </style:style>
    <style:style style:name="gr200" style:family="graphic" style:parent-style-name="standard">
      <style:graphic-properties draw:stroke="none" draw:fill="none" fo:min-height="0.564cm"/>
    </style:style>
    <style:style style:name="gr201" style:family="graphic" style:parent-style-name="standard">
      <style:graphic-properties draw:stroke="none" draw:fill="solid" draw:fill-color="#65c295" fo:min-height="1.025cm"/>
    </style:style>
    <style:style style:name="gr202" style:family="graphic" style:parent-style-name="objectwithoutfill">
      <style:graphic-properties draw:marker-end="Symmetric_20_Arrow" draw:marker-end-width="0.3cm" draw:fill="none" draw:textarea-vertical-align="middle"/>
    </style:style>
    <style:style style:name="gr203" style:family="graphic" style:parent-style-name="standard">
      <style:graphic-properties draw:stroke="none" svg:stroke-width="0.035cm" svg:stroke-color="#fff9ae" draw:marker-start-width="0.252cm" draw:marker-end-width="0.252cm" draw:fill="solid" draw:fill-color="#fff450" fo:min-height="0.823cm" fo:padding-top="0.142cm" fo:padding-bottom="0.142cm" fo:padding-left="0.267cm" fo:padding-right="0.267cm"/>
    </style:style>
    <style:style style:name="gr204" style:family="graphic" style:parent-style-name="standard">
      <style:graphic-properties draw:stroke="none" draw:fill="solid" draw:fill-color="#bee3d3" fo:min-height="0.433cm"/>
    </style:style>
    <style:style style:name="gr205" style:family="graphic" style:parent-style-name="standard">
      <style:graphic-properties draw:stroke="none" draw:fill="solid" draw:fill-color="#65c295" fo:min-height="0.395cm"/>
    </style:style>
    <style:style style:name="gr206" style:family="graphic" style:parent-style-name="standard">
      <style:graphic-properties svg:stroke-color="#000000" draw:fill="none" draw:textarea-vertical-align="middle" draw:auto-grow-height="false" fo:min-height="4.084cm" fo:min-width="0cm"/>
    </style:style>
    <style:style style:name="gr207" style:family="graphic" style:parent-style-name="standard">
      <style:graphic-properties draw:stroke="none" draw:fill="solid" draw:fill-color="#f3715a" fo:min-height="1.577cm"/>
    </style:style>
    <style:style style:name="gr208" style:family="graphic" style:parent-style-name="standard">
      <style:graphic-properties svg:stroke-color="#000000" draw:fill="none" draw:textarea-vertical-align="middle" draw:auto-grow-height="false" fo:min-height="2.4cm" fo:min-width="0cm"/>
    </style:style>
    <style:style style:name="gr209" style:family="graphic" style:parent-style-name="standard">
      <style:graphic-properties svg:stroke-color="#000000" draw:fill="none" draw:textarea-vertical-align="middle" draw:auto-grow-height="false" fo:min-height="2.26cm" fo:min-width="0cm"/>
    </style:style>
    <style:style style:name="gr2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862cm"/>
    </style:style>
    <style:style style:name="gr2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8cm"/>
    </style:style>
    <style:style style:name="gr212" style:family="graphic" style:parent-style-name="standard">
      <style:graphic-properties draw:stroke="none" svg:stroke-color="#000000" draw:fill="none" draw:fill-color="#ffffff" draw:auto-grow-height="true" draw:auto-grow-width="false" fo:max-height="0cm" fo:min-height="9.293cm"/>
    </style:style>
    <style:style style:name="gr213" style:family="graphic" style:parent-style-name="standard">
      <style:graphic-properties draw:stroke="none" svg:stroke-color="#000000" draw:fill="solid" draw:fill-color="#ffffff" draw:auto-grow-height="true" draw:auto-grow-width="false" fo:max-height="0cm" fo:min-height="2.489cm"/>
    </style:style>
    <style:style style:name="gr214" style:family="graphic" style:parent-style-name="standard">
      <style:graphic-properties draw:stroke="none" draw:fill="none" fo:min-height="5.689cm"/>
    </style:style>
    <style:style style:name="gr215" style:family="graphic" style:parent-style-name="standard">
      <style:graphic-properties draw:stroke="none" draw:fill="none" fo:min-height="1.424cm"/>
    </style:style>
    <style:style style:name="gr216" style:family="graphic" style:parent-style-name="standard">
      <style:graphic-properties draw:stroke="none" draw:fill="none" fo:min-height="11.767cm"/>
    </style:style>
    <style:style style:name="gr217" style:family="graphic" style:parent-style-name="standard">
      <style:graphic-properties draw:stroke="none" draw:fill="none" fo:min-height="12.04cm"/>
    </style:style>
    <style:style style:name="gr218" style:family="graphic" style:parent-style-name="standard">
      <style:graphic-properties draw:stroke="none" draw:fill="none" fo:min-height="7.112cm"/>
    </style:style>
    <style:style style:name="gr219" style:family="graphic" style:parent-style-name="standard">
      <style:graphic-properties draw:stroke="none" draw:fill="solid" draw:fill-color="#ffffff" fo:min-height="2.135cm"/>
    </style:style>
    <style:style style:name="gr220" style:family="graphic" style:parent-style-name="standard">
      <style:graphic-properties draw:stroke="none" draw:fill="none" fo:min-height="2.134cm"/>
    </style:style>
    <style:style style:name="pr1" style:family="presentation" style:parent-style-name="Interieur-outline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</style:style>
    <style:style style:name="pr2" style:family="presentation" style:parent-style-name="Interieur-notes">
      <style:graphic-properties draw:fill-color="#ffffff" draw:auto-grow-height="true" fo:min-height="13.364cm"/>
    </style:style>
    <style:style style:name="pr3" style:family="presentation" style:parent-style-name="Titre_20_et_20_contenu-title">
      <style:graphic-properties fo:min-height="1.249cm"/>
    </style:style>
    <style:style style:name="pr4" style:family="presentation" style:parent-style-name="Titre_20_et_20_contenu-notes">
      <style:graphic-properties draw:fill-color="#ffffff" fo:min-height="13.364cm"/>
    </style:style>
    <style:style style:name="pr5" style:family="presentation" style:parent-style-name="Titre_20_seul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6" style:family="presentation" style:parent-style-name="Titre_20_seul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re_20_seul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8" style:family="presentation" style:parent-style-name="Titre_20_seul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9" style:family="presentation" style:parent-style-name="Titre_20_seul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0" style:family="presentation" style:parent-style-name="Titre_20_seul-title">
      <style:graphic-properties draw:auto-grow-height="true" fo:min-height="1.249cm"/>
    </style:style>
    <style:style style:name="pr11" style:family="presentation" style:parent-style-name="Titre_20_seul-notes">
      <style:graphic-properties draw:fill-color="#ffffff" draw:auto-grow-height="true" fo:min-height="13.364cm"/>
    </style:style>
    <style:style style:name="pr12" style:family="presentation" style:parent-style-name="Titre_20_et_20_contenu-title">
      <style:graphic-properties draw:auto-grow-height="true" fo:min-height="1.249cm"/>
    </style:style>
    <style:style style:name="pr13" style:family="presentation" style:parent-style-name="Titre_20_et_20_contenu-notes">
      <style:graphic-properties draw:fill-color="#ffffff" draw:auto-grow-height="true" fo:min-height="13.364cm"/>
    </style:style>
    <style:style style:name="co1" style:family="table-column">
      <style:table-column-properties style:column-width="3.577cm" style:use-optimal-column-width="false"/>
    </style:style>
    <style:style style:name="co2" style:family="table-column">
      <style:table-column-properties style:column-width="1.217cm" style:use-optimal-column-width="false"/>
    </style:style>
    <style:style style:name="co3" style:family="table-column">
      <style:table-column-properties style:column-width="1.467cm" style:use-optimal-column-width="false"/>
    </style:style>
    <style:style style:name="co4" style:family="table-column">
      <style:table-column-properties style:column-width="2.087cm" style:use-optimal-column-width="false"/>
    </style:style>
    <style:style style:name="co5" style:family="table-column">
      <style:table-column-properties style:column-width="1.976cm" style:use-optimal-column-width="false"/>
    </style:style>
    <style:style style:name="co6" style:family="table-column">
      <style:table-column-properties style:column-width="2.207cm" style:use-optimal-column-width="false"/>
    </style:style>
    <style:style style:name="co7" style:family="table-column">
      <style:table-column-properties style:column-width="2.631cm" style:use-optimal-column-width="false"/>
    </style:style>
    <style:style style:name="co8" style:family="table-column">
      <style:table-column-properties style:column-width="0.952cm" style:use-optimal-column-width="false"/>
    </style:style>
    <style:style style:name="co9" style:family="table-column">
      <style:table-column-properties style:column-width="0.873cm" style:use-optimal-column-width="false"/>
    </style:style>
    <style:style style:name="co10" style:family="table-column">
      <style:table-column-properties style:column-width="1.694cm" style:use-optimal-column-width="false"/>
    </style:style>
    <style:style style:name="co11" style:family="table-column">
      <style:table-column-properties style:column-width="1.693cm" style:use-optimal-column-width="false"/>
    </style:style>
    <style:style style:name="co12" style:family="table-column">
      <style:table-column-properties style:column-width="1.417cm" style:use-optimal-column-width="false"/>
    </style:style>
    <style:style style:name="co13" style:family="table-column">
      <style:table-column-properties style:column-width="1.413cm" style:use-optimal-column-width="false"/>
    </style:style>
    <style:style style:name="co14" style:family="table-column">
      <style:table-column-properties style:column-width="1.524cm" style:use-optimal-column-width="false"/>
    </style:style>
    <style:style style:name="co15" style:family="table-column">
      <style:table-column-properties style:column-width="1.111cm" style:use-optimal-column-width="false"/>
    </style:style>
    <style:style style:name="co16" style:family="table-column">
      <style:table-column-properties style:column-width="0.953cm" style:use-optimal-column-width="false"/>
    </style:style>
    <style:style style:name="co17" style:family="table-column">
      <style:table-column-properties style:column-width="2.249cm" style:use-optimal-column-width="false"/>
    </style:style>
    <style:style style:name="co18" style:family="table-column">
      <style:table-column-properties style:column-width="1.634cm" style:use-optimal-column-width="false"/>
    </style:style>
    <style:style style:name="co19" style:family="table-column">
      <style:table-column-properties style:column-width="1.455cm" style:use-optimal-column-width="false"/>
    </style:style>
    <style:style style:name="co20" style:family="table-column">
      <style:table-column-properties style:column-width="1.959cm" style:use-optimal-column-width="false"/>
    </style:style>
    <style:style style:name="co21" style:family="table-column">
      <style:table-column-properties style:column-width="0.926cm" style:use-optimal-column-width="false"/>
    </style:style>
    <style:style style:name="co22" style:family="table-column">
      <style:table-column-properties style:column-width="1.112cm" style:use-optimal-column-width="false"/>
    </style:style>
    <style:style style:name="co23" style:family="table-column">
      <style:table-column-properties style:column-width="2.153cm" style:use-optimal-column-width="false"/>
    </style:style>
    <style:style style:name="co24" style:family="table-column">
      <style:table-column-properties style:column-width="1.415cm" style:use-optimal-column-width="false"/>
    </style:style>
    <style:style style:name="ro1" style:family="table-row">
      <style:table-row-properties style:row-height="0.625cm"/>
    </style:style>
    <style:style style:name="ro2" style:family="table-row">
      <style:table-row-properties style:row-height="0.752cm"/>
    </style:style>
    <style:style style:name="ro3" style:family="table-row">
      <style:table-row-properties style:row-height="1.083cm"/>
    </style:style>
    <style:style style:name="ro4" style:family="table-row">
      <style:table-row-properties style:row-height="0.75cm"/>
    </style:style>
    <style:style style:name="ro5" style:family="table-row">
      <style:table-row-properties style:row-height="0.536cm"/>
    </style:style>
    <style:style style:name="ro6" style:family="table-row">
      <style:table-row-properties style:row-height="0.54cm"/>
    </style:style>
    <style:style style:name="ro7" style:family="table-row">
      <style:table-row-properties style:row-height="0.617cm"/>
    </style:style>
    <style:style style:name="ro8" style:family="table-row">
      <style:table-row-properties style:row-height="0.6cm"/>
    </style:style>
    <style:style style:name="ro9" style:family="table-row">
      <style:table-row-properties style:row-height="0.811cm"/>
    </style:style>
    <style:style style:name="ce1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2" style:family="table-cell">
      <loext:graphic-properties draw:textarea-vertical-align="middle"/>
      <style:paragraph-properties fo:text-align="center"/>
      <style:text-properties fo:font-size="11pt" style:font-size-asian="11pt" style:font-size-complex="11pt"/>
    </style:style>
    <style:style style:name="ce3" style:family="table-cell">
      <loext:graphic-properties draw:textarea-vertical-align="middle"/>
      <style:paragraph-properties fo:text-align="center"/>
      <style:text-properties fo:font-size="10.5pt" style:font-size-asian="10.5pt" style:font-size-complex="10.5pt"/>
    </style:style>
    <style:style style:name="ce4" style:family="table-cell">
      <loext:graphic-properties draw:textarea-vertical-align="middle"/>
      <style:paragraph-properties fo:text-align="center"/>
      <style:text-properties fo:font-size="7pt" style:font-size-asian="7pt" style:font-size-complex="7pt"/>
    </style:style>
    <style:style style:name="ce5" style:family="table-cell">
      <loext:graphic-properties draw:textarea-vertical-align="middle"/>
      <style:paragraph-properties fo:text-align="center"/>
      <style:text-properties fo:font-size="9pt" style:font-size-asian="9pt" style:font-size-complex="9pt"/>
    </style:style>
    <style:style style:name="ce6" style:family="table-cell">
      <loext:graphic-properties draw:textarea-vertical-align="middle"/>
      <style:paragraph-properties fo:text-align="center"/>
      <style:text-properties fo:font-size="8pt" style:font-size-asian="8pt" style:font-size-complex="8pt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3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.356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b6005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solid" draw:fill-color="#a3ce87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b7fcb2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fc8689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style:paragraph-properties fo:margin-left="0.953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.953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25" style:family="paragraph">
      <style:paragraph-properties fo:margin-top="0cm" fo:margin-bottom="0cm" fo:line-height="100%" fo:text-align="start"/>
    </style:style>
    <style:style style:name="P2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27" style:family="paragraph">
      <loext:graphic-properties draw:fill="solid" draw:fill-color="#89c765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loext:graphic-properties draw:fill="solid" draw:fill-color="#87d1d1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solid" draw:fill-color="#d612f0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paragraph-properties fo:text-align="end"/>
      <style:text-properties fo:font-size="18pt"/>
    </style:style>
    <style:style style:name="P32" style:family="paragraph">
      <loext:graphic-properties draw:fill-color="#fff200" draw:opacity="25%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</style:style>
    <style:style style:name="P34" style:family="paragraph">
      <loext:graphic-properties draw:fill="solid" draw:fill-color="#5e8ac7"/>
      <style:paragraph-properties fo:text-align="start" style:font-independent-line-spacing="true"/>
      <style:text-properties fo:font-size="18pt"/>
    </style:style>
    <style:style style:name="P35" style:family="paragraph">
      <loext:graphic-properties draw:fill="none" draw:fill-color="#ffffff"/>
      <style:text-properties fo:font-size="11pt" style:font-size-asian="11pt" style:font-size-complex="11pt"/>
    </style:style>
    <style:style style:name="P36" style:family="paragraph">
      <style:paragraph-properties fo:text-align="center"/>
    </style:style>
    <style:style style:name="P37" style:family="paragraph">
      <loext:graphic-properties draw:fill="solid" draw:fill-color="#fce431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9" style:family="paragraph">
      <loext:graphic-properties draw:fill="none" draw:fill-color="#ffffff"/>
      <style:text-properties fo:font-size="18pt" style:font-size-asian="18pt" style:font-size-complex="18pt"/>
    </style:style>
    <style:style style:name="P40" style:family="paragraph">
      <loext:graphic-properties draw:fill-color="#ffffff"/>
      <style:paragraph-properties fo:text-align="center"/>
      <style:text-properties fo:font-size="18pt"/>
    </style:style>
    <style:style style:name="P41" style:family="paragraph">
      <style:paragraph-properties fo:text-align="start"/>
    </style:style>
    <style:style style:name="P42" style:family="paragraph">
      <loext:graphic-properties draw:fill-color="#f68e76"/>
      <style:paragraph-properties fo:text-align="start"/>
      <style:text-properties fo:font-size="18pt" style:font-size-asian="15pt" style:font-size-complex="15pt"/>
    </style:style>
    <style:style style:name="P43" style:family="paragraph">
      <loext:graphic-properties draw:fill="none" draw:fill-color="#ffffff"/>
      <style:text-properties fo:font-size="18pt"/>
    </style:style>
    <style:style style:name="P44" style:family="paragraph">
      <loext:graphic-properties draw:fill-color="#ffffff"/>
      <style:paragraph-properties fo:text-align="center"/>
    </style:style>
    <style:style style:name="P45" style:family="paragraph">
      <loext:graphic-properties draw:fill-color="#5e8ac7"/>
      <style:paragraph-properties fo:text-align="center"/>
    </style:style>
    <style:style style:name="P46" style:family="paragraph">
      <loext:graphic-properties draw:fill-color="#f79448"/>
      <style:paragraph-properties fo:text-align="center"/>
    </style:style>
    <style:style style:name="P47" style:family="paragraph">
      <loext:graphic-properties draw:fill-color="#72bf44"/>
      <style:paragraph-properties fo:text-align="center"/>
    </style:style>
    <style:style style:name="P48" style:family="paragraph">
      <loext:graphic-properties draw:fill-color="#c2e0ae"/>
      <style:paragraph-properties fo:text-align="center"/>
    </style:style>
    <style:style style:name="P49" style:family="paragraph">
      <loext:graphic-properties draw:fill="solid" draw:fill-color="#00b8de"/>
      <style:paragraph-properties fo:text-align="start" style:font-independent-line-spacing="true"/>
      <style:text-properties fo:font-size="18pt"/>
    </style:style>
    <style:style style:name="P50" style:family="paragraph">
      <loext:graphic-properties draw:fill="solid" draw:fill-color="#00b8d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1" style:family="paragraph">
      <loext:graphic-properties draw:fill="solid" draw:fill-color="#00b8d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52" style:family="paragraph">
      <loext:graphic-properties draw:fill="none"/>
      <style:paragraph-properties fo:text-align="start"/>
      <style:text-properties fo:font-size="18pt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54" style:family="paragraph">
      <loext:graphic-properties draw:fill="none" draw:fill-color="#ffffff"/>
      <style:text-properties fo:color="#ffffff"/>
    </style:style>
    <style:style style:name="P55" style:family="paragraph">
      <loext:graphic-properties draw:fill-color="#89c765"/>
      <style:paragraph-properties fo:text-align="center"/>
    </style:style>
    <style:style style:name="P5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57" style:family="paragraph">
      <style:paragraph-properties fo:margin-left="0cm" fo:margin-right="0cm" fo:margin-top="0.1cm" fo:margin-bottom="0.1cm" fo:line-height="100%" fo:text-indent="0cm"/>
    </style:style>
    <style:style style:name="P58" style:family="paragraph">
      <loext:graphic-properties draw:fill-color="#8cebff"/>
      <style:paragraph-properties fo:text-align="center"/>
    </style:style>
    <style:style style:name="P59" style:family="paragraph">
      <loext:graphic-properties draw:fill-color="#d612f0"/>
      <style:paragraph-properties fo:text-align="center"/>
    </style:style>
    <style:style style:name="P60" style:family="paragraph">
      <loext:graphic-properties draw:fill="solid" draw:fill-color="#00b8de"/>
      <style:paragraph-properties fo:text-align="center" style:font-independent-line-spacing="true"/>
      <style:text-properties fo:color="#ffffff" fo:font-size="18pt"/>
    </style:style>
    <style:style style:name="P61" style:family="paragraph">
      <loext:graphic-properties draw:fill-color="#00a65d"/>
      <style:paragraph-properties fo:text-align="center"/>
    </style:style>
    <style:style style:name="P62" style:family="paragraph">
      <loext:graphic-properties draw:fill-color="#94070a"/>
      <style:paragraph-properties fo:text-align="end"/>
      <style:text-properties fo:color="#000000"/>
    </style:style>
    <style:style style:name="P63" style:family="paragraph">
      <loext:graphic-properties draw:fill-color="#94070a"/>
      <style:paragraph-properties fo:text-align="center"/>
      <style:text-properties fo:color="#000000"/>
    </style:style>
    <style:style style:name="P64" style:family="paragraph">
      <loext:graphic-properties draw:fill-color="#fce431"/>
      <style:paragraph-properties fo:text-align="center"/>
    </style:style>
    <style:style style:name="P65" style:family="paragraph">
      <loext:graphic-properties draw:fill-color="#00b6bd"/>
      <style:paragraph-properties fo:text-align="center"/>
    </style:style>
    <style:style style:name="P66" style:family="paragraph">
      <style:text-properties style:text-underline-style="solid" style:text-underline-width="auto" style:text-underline-color="font-color"/>
    </style:style>
    <style:style style:name="P67" style:family="paragraph">
      <loext:graphic-properties draw:fill-color="#fff200"/>
      <style:paragraph-properties fo:text-align="center"/>
    </style:style>
    <style:style style:name="P68" style:family="paragraph">
      <loext:graphic-properties draw:fill-color="#87d1d1"/>
      <style:paragraph-properties fo:text-align="center"/>
    </style:style>
    <style:style style:name="P69" style:family="paragraph">
      <loext:graphic-properties draw:fill="solid" draw:fill-color="#fff200"/>
      <style:paragraph-properties fo:text-align="start" style:font-independent-line-spacing="true"/>
      <style:text-properties fo:font-size="18pt"/>
    </style:style>
    <style:style style:name="P70" style:family="paragraph">
      <loext:graphic-properties draw:fill="solid" draw:fill-color="#00b6bd"/>
      <style:paragraph-properties fo:text-align="start" style:font-independent-line-spacing="true"/>
      <style:text-properties fo:font-size="18pt"/>
    </style:style>
    <style:style style:name="P71" style:family="paragraph">
      <loext:graphic-properties draw:fill-color="#ffffff"/>
      <style:paragraph-properties fo:text-align="start"/>
      <style:text-properties fo:font-size="18pt" style:font-size-asian="15pt" style:font-size-complex="15pt"/>
    </style:style>
    <style:style style:name="P72" style:family="paragraph">
      <loext:graphic-properties draw:fill-color="#8cebff"/>
      <style:paragraph-properties fo:text-align="center"/>
      <style:text-properties fo:font-size="26pt" style:font-size-asian="10pt" style:font-size-complex="10pt"/>
    </style:style>
    <style:style style:name="P73" style:family="paragraph">
      <loext:graphic-properties draw:fill-color="#d612f0"/>
      <style:paragraph-properties fo:text-align="center"/>
      <style:text-properties fo:font-size="13pt" style:font-size-asian="13pt" style:font-size-complex="13pt"/>
    </style:style>
    <style:style style:name="P74" style:family="paragraph">
      <loext:graphic-properties draw:fill-color="#5e8ac7"/>
      <style:paragraph-properties fo:text-align="center"/>
      <style:text-properties fo:font-size="13pt"/>
    </style:style>
    <style:style style:name="P75" style:family="paragraph">
      <loext:graphic-properties draw:fill-color="#d612f0"/>
      <style:paragraph-properties fo:text-align="center"/>
      <style:text-properties fo:font-size="13pt"/>
    </style:style>
    <style:style style:name="P76" style:family="paragraph">
      <style:paragraph-properties fo:margin-left="0cm" fo:margin-right="0.305cm" fo:margin-top="0cm" fo:margin-bottom="0.254cm" fo:text-align="end" fo:text-indent="0cm"/>
    </style:style>
    <style:style style:name="P77" style:family="paragraph">
      <loext:graphic-properties draw:fill-color="#94070a"/>
      <style:paragraph-properties fo:margin-left="0cm" fo:margin-right="0.305cm" fo:margin-top="0cm" fo:margin-bottom="0.254cm" fo:text-align="end" fo:text-indent="0cm"/>
      <style:text-properties fo:color="#000000" fo:font-size="24pt" style:font-size-asian="24pt" style:font-size-complex="24pt"/>
    </style:style>
    <style:style style:name="P78" style:family="paragraph">
      <loext:graphic-properties draw:fill-color="#d612f0"/>
      <style:paragraph-properties fo:text-align="center"/>
      <style:text-properties fo:font-size="28pt" style:font-size-asian="28pt" style:font-size-complex="28pt"/>
    </style:style>
    <style:style style:name="P79" style:family="paragraph">
      <loext:graphic-properties draw:fill-color="#d612f0"/>
      <style:paragraph-properties fo:text-align="center"/>
      <style:text-properties fo:font-size="24pt" style:font-size-asian="24pt" style:font-size-complex="24pt"/>
    </style:style>
    <style:style style:name="P80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81" style:family="paragraph">
      <loext:graphic-properties draw:fill-color="#fce431"/>
      <style:paragraph-properties fo:text-align="center"/>
      <style:text-properties fo:font-size="28pt" style:font-size-asian="28pt" style:font-size-complex="28pt"/>
    </style:style>
    <style:style style:name="P82" style:family="paragraph">
      <loext:graphic-properties draw:fill-color="#00b6bd"/>
      <style:paragraph-properties fo:text-align="center"/>
      <style:text-properties fo:font-size="40pt" style:font-size-asian="40pt" style:font-size-complex="40pt"/>
    </style:style>
    <style:style style:name="P83" style:family="paragraph">
      <loext:graphic-properties draw:fill-color="#fff200"/>
      <style:paragraph-properties fo:text-align="center"/>
      <style:text-properties fo:font-size="13pt"/>
    </style:style>
    <style:style style:name="P84" style:family="paragraph">
      <loext:graphic-properties draw:fill-color="#87d1d1"/>
      <style:paragraph-properties fo:text-align="center"/>
      <style:text-properties fo:font-size="13pt"/>
    </style:style>
    <style:style style:name="P85" style:family="paragraph">
      <style:paragraph-properties fo:margin-top="1.829cm" fo:margin-bottom="0cm" fo:text-align="center" style:writing-mode="lr-tb"/>
    </style:style>
    <style:style style:name="P86" style:family="paragraph">
      <style:paragraph-properties fo:margin-top="0cm" fo:margin-bottom="0cm" fo:text-align="center" style:writing-mode="lr-tb"/>
    </style:style>
    <style:style style:name="P87" style:family="paragraph">
      <loext:graphic-properties draw:fill-color="#ffffff"/>
      <style:paragraph-properties fo:margin-top="1.829cm" fo:margin-bottom="0cm" fo:text-align="center" style:writing-mode="lr-tb"/>
    </style:style>
    <style:style style:name="P88" style:family="paragraph">
      <loext:graphic-properties draw:fill-color="#a09600"/>
      <style:paragraph-properties fo:text-align="center"/>
    </style:style>
    <style:style style:name="P89" style:family="paragraph">
      <loext:graphic-properties draw:fill="solid" draw:fill-color="#fdc578"/>
      <style:text-properties fo:font-size="13pt" style:font-size-asian="13pt" style:font-size-complex="13pt"/>
    </style:style>
    <style:style style:name="P90" style:family="paragraph">
      <loext:graphic-properties draw:fill="solid" draw:fill-color="#fff450"/>
      <style:text-properties fo:font-size="13pt" style:font-size-asian="13pt" style:font-size-complex="13pt"/>
    </style:style>
    <style:style style:name="P91" style:family="paragraph">
      <loext:graphic-properties draw:fill="solid" draw:fill-color="#87d1d1"/>
      <style:text-properties fo:font-size="13pt" style:font-size-asian="13pt" style:font-size-complex="13pt"/>
    </style:style>
    <style:style style:name="P92" style:family="paragraph">
      <loext:graphic-properties draw:fill="none"/>
      <style:text-properties fo:font-size="13pt" style:font-size-asian="13pt" style:font-size-complex="13pt"/>
    </style:style>
    <style:style style:name="P93" style:family="paragraph">
      <loext:graphic-properties draw:fill-color="#65c295"/>
      <style:paragraph-properties fo:text-align="center"/>
      <style:text-properties fo:font-size="13pt" style:font-size-asian="13pt" style:font-size-complex="13pt"/>
    </style:style>
    <style:style style:name="P94" style:family="paragraph">
      <loext:graphic-properties draw:fill="none" draw:fill-color="#ffffff"/>
      <style:text-properties fo:font-size="13pt" style:font-size-asian="13pt" style:font-size-complex="13pt"/>
    </style:style>
    <style:style style:name="P95" style:family="paragraph">
      <loext:graphic-properties draw:fill="solid" draw:fill-color="#65c295"/>
      <style:text-properties fo:font-size="13pt" style:font-size-asian="13pt" style:font-size-complex="13pt"/>
    </style:style>
    <style:style style:name="P96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97" style:family="paragraph">
      <loext:graphic-properties draw:fill="solid" draw:fill-color="#5e8ac7"/>
      <style:text-properties fo:font-size="13pt" fo:background-color="transparent" style:font-size-asian="13pt" style:font-size-complex="13pt"/>
    </style:style>
    <style:style style:name="P98" style:family="paragraph">
      <loext:graphic-properties draw:fill="solid" draw:fill-color="#bd7cb5"/>
      <style:text-properties fo:font-size="10pt" style:font-size-asian="10pt" style:font-size-complex="10pt"/>
    </style:style>
    <style:style style:name="P99" style:family="paragraph">
      <loext:graphic-properties draw:fill="solid" draw:fill-color="#a09600"/>
      <style:text-properties fo:font-size="10pt" style:font-size-asian="10pt" style:font-size-complex="10pt"/>
    </style:style>
    <style:style style:name="P100" style:family="paragraph">
      <loext:graphic-properties draw:fill="solid" draw:fill-color="#f3715a"/>
      <style:text-properties fo:font-size="10pt" style:font-size-asian="10pt" style:font-size-complex="10pt"/>
    </style:style>
    <style:style style:name="P101" style:family="paragraph">
      <loext:graphic-properties draw:fill="solid" draw:fill-color="#7477b8"/>
      <style:text-properties fo:font-size="10pt" style:font-size-asian="10pt" style:font-size-complex="10pt"/>
    </style:style>
    <style:style style:name="P102" style:family="paragraph">
      <loext:graphic-properties draw:fill="solid" draw:fill-color="#bee3d3"/>
      <style:text-properties fo:font-size="13pt" style:font-size-asian="13pt" style:font-size-complex="13pt"/>
    </style:style>
    <style:style style:name="P103" style:family="paragraph">
      <loext:graphic-properties draw:fill="solid" draw:fill-color="#65c295"/>
      <style:text-properties fo:font-size="10pt" style:font-size-asian="10pt" style:font-size-complex="10pt"/>
    </style:style>
    <style:style style:name="P104" style:family="paragraph">
      <loext:graphic-properties draw:fill="none" draw:fill-color="#ffffff"/>
      <style:text-properties fo:font-size="15pt" style:font-size-asian="15pt" style:font-size-complex="15pt"/>
    </style:style>
    <style:style style:name="P105" style:family="paragraph">
      <loext:graphic-properties draw:fill="solid" draw:fill-color="#ffffff"/>
    </style:style>
    <style:style style:name="P106" style:family="paragraph">
      <loext:graphic-properties draw:fill="none"/>
      <style:text-properties fo:font-size="24pt" style:font-size-asian="24pt" style:font-size-complex="24pt"/>
    </style:style>
    <style:style style:name="P107" style:family="paragraph">
      <loext:graphic-properties draw:fill="none"/>
    </style:style>
    <style:style style:name="P108" style:family="paragraph">
      <loext:graphic-properties draw:fill="none" draw:fill-color="#ffffff"/>
      <style:text-properties fo:color="#ce181e"/>
    </style:style>
    <style:style style:name="P109" style:family="paragraph">
      <loext:graphic-properties draw:fill="none"/>
      <style:text-properties fo:font-size="15pt" style:font-size-asian="15pt" style:font-size-complex="15pt"/>
    </style:style>
    <style:style style:name="T1" style:family="text">
      <style:text-properties fo:text-transform="uppercase" fo:color="#ffffff" style:text-line-through-style="none" style:text-line-through-type="none" style:text-position="0% 100%" style:font-name="Arial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fffff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style:font-size-asian="15pt" style:font-size-complex="15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-0.052cm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fo:color="#ffffff" fo:font-size="15pt" style:font-size-asian="15pt" style:font-size-complex="15pt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font-size="10.5pt" style:font-size-asian="10.5pt" style:font-size-complex="10.5pt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color="#ffffff" fo:font-size="14pt" style:font-size-asian="14pt" style:font-size-complex="14pt"/>
    </style:style>
    <style:style style:name="T34" style:family="text">
      <style:text-properties fo:font-size="9pt" style:font-size-asian="9pt" style:font-size-complex="9pt"/>
    </style:style>
    <style:style style:name="T35" style:family="text">
      <style:text-properties fo:color="#000000" fo:font-size="15pt" style:font-size-asian="15pt" style:font-size-complex="15pt"/>
    </style:style>
    <style:style style:name="T36" style:family="text">
      <style:text-properties fo:color="#000000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style:text-underline-style="none"/>
    </style:style>
    <style:style style:name="T39" style:family="text">
      <style:text-properties fo:font-size="6pt" style:font-size-asian="3.20000004768372pt" style:font-size-complex="3.20000004768372pt"/>
    </style:style>
    <style:style style:name="T40" style:family="text">
      <style:text-properties fo:font-size="13pt" style:font-size-asian="4pt" style:font-size-complex="4pt"/>
    </style:style>
    <style:style style:name="T41" style:family="text">
      <style:text-properties fo:font-size="13pt" style:font-size-asian="9pt" style:font-size-complex="9pt"/>
    </style:style>
    <style:style style:name="T42" style:family="text">
      <style:text-properties fo:font-size="13pt" style:font-size-asian="10.5pt" style:font-size-complex="10.5pt"/>
    </style:style>
    <style:style style:name="T43" style:family="text">
      <style:text-properties fo:font-size="13pt" style:font-size-asian="7pt" style:font-size-complex="7pt"/>
    </style:style>
    <style:style style:name="T44" style:family="text">
      <style:text-properties fo:color="#000000" fo:font-size="20pt" style:font-size-asian="20pt" style:font-size-complex="20pt"/>
    </style:style>
    <style:style style:name="T45" style:family="text">
      <style:text-properties fo:color="#000000" fo:font-size="1pt" style:font-size-asian="1pt" style:font-size-complex="1pt"/>
    </style:style>
    <style:style style:name="T46" style:family="text">
      <style:text-properties fo:font-size="2.90000009536743pt" style:font-size-asian="1.29999995231628pt" style:font-size-complex="1.29999995231628pt"/>
    </style:style>
    <style:style style:name="T47" style:family="text">
      <style:text-properties fo:font-size="13pt" fo:background-color="#fff200" style:font-size-asian="13pt" style:font-size-complex="13pt"/>
    </style:style>
    <style:style style:name="T48" style:family="text">
      <style:text-properties fo:font-size="13pt" fo:background-color="#87d1d1" style:font-size-asian="13pt" style:font-size-complex="13pt"/>
    </style:style>
    <style:style style:name="T49" style:family="text">
      <style:text-properties fo:font-size="13pt" fo:background-color="#65c295" style:font-size-asian="13pt" style:font-size-complex="13pt"/>
    </style:style>
    <style:style style:name="T50" style:family="text">
      <style:text-properties fo:font-size="13pt" fo:background-color="#f3715a" style:font-size-asian="13pt" style:font-size-complex="13pt"/>
    </style:style>
    <style:style style:name="T51" style:family="text">
      <style:text-properties fo:font-size="13pt" fo:background-color="#7477b8" style:font-size-asian="13pt" style:font-size-complex="13pt"/>
    </style:style>
    <style:style style:name="T52" style:family="text">
      <style:text-properties fo:font-size="13pt" fo:background-color="#a09600" style:font-size-asian="13pt" style:font-size-complex="13pt"/>
    </style:style>
    <style:style style:name="T53" style:family="text">
      <style:text-properties fo:font-size="13pt" fo:background-color="#bd7cb5" style:font-size-asian="13pt" style:font-size-complex="13pt"/>
    </style:style>
    <style:style style:name="T54" style:family="text">
      <style:text-properties fo:font-size="13pt" fo:background-color="#fdc578" style:font-size-asian="13pt" style:font-size-complex="13pt"/>
    </style:style>
    <style:style style:name="T55" style:family="text">
      <style:text-properties fo:font-size="13pt" fo:background-color="#5e8ac7" style:font-size-asian="13pt" style:font-size-complex="13pt"/>
    </style:style>
    <style:style style:name="T56" style:family="text">
      <style:text-properties fo:font-size="13pt" fo:background-color="transparent" style:font-size-asian="13pt" style:font-size-complex="13pt"/>
    </style:style>
    <style:style style:name="T57" style:family="text">
      <style:text-properties fo:font-size="13pt" fo:background-color="#fff450" style:font-size-asian="13pt" style:font-size-complex="13pt"/>
    </style:style>
    <style:style style:name="T58" style:family="text">
      <style:text-properties fo:font-size="13pt" fo:background-color="#bee3d3" style:font-size-asian="13pt" style:font-size-complex="13pt"/>
    </style:style>
    <style:style style:name="T59" style:family="text">
      <style:text-properties fo:font-size="18pt" fo:background-color="#fff200" style:font-size-asian="18pt" style:font-size-complex="18pt"/>
    </style:style>
    <style:style style:name="T60" style:family="text">
      <style:text-properties fo:background-color="#fff200"/>
    </style:style>
    <style:style style:name="T61" style:family="text">
      <style:text-properties fo:color="#ce181e"/>
    </style:style>
    <style:style style:name="T6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9cm" text:min-label-width="0.9cm"/>
        <style:text-properties style:use-window-font-color="true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terieur" presentation:presentation-page-layout-name="AL1T0">
        <office:forms form:automatic-focus="false" form:apply-design-mode="false"/>
        <draw:frame draw:name="Espace réservé du texte 4" presentation:style-name="pr1" draw:text-style-name="P2" draw:layer="layout" svg:width="11.684cm" svg:height="4.451cm" svg:x="12.254cm" svg:y="5.081cm" presentation:class="outline" presentation:user-transformed="true">
          <draw:text-box>
            <text:p text:style-name="P1"><text:span text:style-name="T1">SCHC – OSCORE </text:span><text:span text:style-name="T1">Compression</text:span></text:p>
          </draw:text-box>
        </draw:frame>
        <draw:frame draw:style-name="gr1" draw:text-style-name="P3" draw:layer="layout" svg:width="9.652cm" svg:height="1.195cm" svg:x="1.778cm" svg:y="11.836cm">
          <draw:text-box>
            <text:p><text:span text:style-name="T2">Ricardo Andreasen</text:span></text:p>
          </draw:text-box>
        </draw:frame>
        <draw:frame draw:style-name="gr2" draw:text-style-name="P5" draw:layer="layout" svg:width="12.954cm" svg:height="2.384cm" svg:x="12.192cm" svg:y="10.922cm">
          <draw:text-box>
            <text:p text:style-name="P4"><text:span text:style-name="T3">These slides can be found at:</text:span></text:p>
            <text:p text:style-name="P4"><text:span text:style-name="T3"><text:a xlink:href="https://github.com/randreasen/oscoreslides" xlink:type="simple">https://github.com/randreasen/oscoreslides</text:a></text:span></text:p>
            <text:p text:style-name="P4"/>
          </draw:text-box>
        </draw:frame>
        <presentation:notes draw:style-name="dp2">
          <draw:page-thumbnail draw:style-name="gr3" draw:layer="layout" svg:width="19.797cm" svg:height="11.136cm" svg:x="0.601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re_20_et_20_contenu" presentation:presentation-page-layout-name="AL2T19">
        <office:forms form:automatic-focus="false" form:apply-design-mode="false"/>
        <draw:frame presentation:style-name="pr3" draw:layer="layout" svg:width="20.088cm" svg:height="1.249cm" svg:x="1.1cm" svg:y="0cm" presentation:class="title">
          <draw:text-box>
            <text:p>OSCORE: Object Security for Constrained RESTful Environments</text:p>
          </draw:text-box>
        </draw:frame>
        <draw:frame draw:style-name="gr4" draw:text-style-name="P8" draw:layer="layout" svg:width="23.876cm" svg:height="11.272cm" svg:x="0.762cm" svg:y="2.54cm">
          <draw:text-box>
            <text:p>OSCORE is an application-layer protection of CoAP using COSE (CoAP Object Signing and Encryption). This provides:</text:p>
            <text:p/>
            <text:list text:style-name="L2">
              <text:list-item>
                <text:list>
                  <text:list-item>
                    <text:p>End-to-end encryption</text:p>
                  </text:list-item>
                  <text:list-item>
                    <text:p>Integrity</text:p>
                  </text:list-item>
                  <text:list-item>
                    <text:p>Replay protection</text:p>
                  </text:list-item>
                </text:list>
              </text:list-item>
            </text:list>
            <text:p/>
            <text:p text:style-name="P7">It allows to <text:span text:style-name="T4">selectively encrypt or authenticate parts of the CoAP message. </text:span><text:span text:style-name="T5">Each field is made to belong to one of three classes:</text:span></text:p>
            <text:list text:continue-numbering="true" text:style-name="L2">
              <text:list-item>
                <text:list>
                  <text:list-item>
                    <text:p><text:span text:style-name="T6">Class E:</text:span><text:span text:style-name="T5"> encrypted via AEAD algorigthm, hidden inside OSCORE Payload,</text:span></text:p>
                  </text:list-item>
                  <text:list-item>
                    <text:p><text:span text:style-name="T6">Class <text:s/>I:</text:span><text:span text:style-name="T5"> integrity protected as part of the AAD and visible from outside (outer options),</text:span></text:p>
                  </text:list-item>
                  <text:list-item>
                    <text:p><text:span text:style-name="T6">Class U:</text:span><text:span text:style-name="T5"> unprotected and visible from the outside (outer options).</text:span>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re_20_seul" presentation:presentation-page-layout-name="AL2T19">
        <office:forms form:automatic-focus="false" form:apply-design-mode="false"/>
        <draw:custom-shape draw:name="Shape 860" draw:style-name="gr5" draw:text-style-name="P11" draw:layer="layout" svg:width="1.057cm" svg:height="0.472cm" svg:x="0.212cm" svg:y="13.446cm">
          <text:p text:style-name="P10"><text:span text:style-name="T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1" draw:style-name="gr6" draw:text-style-name="P11" draw:layer="layout" svg:width="0.896cm" svg:height="0.614cm" svg:x="4.184cm" svg:y="2.583cm">
          <text:p text:style-name="P10"><text:span text:style-name="T8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6" draw:text-style-name="P11" draw:layer="layout" svg:width="1.667cm" svg:height="0.614cm" svg:x="5.842cm" svg:y="2.676cm">
          <text:p text:style-name="P10"><text:span text:style-name="T8">toke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6" draw:text-style-name="P11" draw:layer="layout" svg:width="0.947cm" svg:height="0.614cm" svg:x="8.575cm" svg:y="2.628cm">
          <text:p text:style-name="P10"><text:span text:style-name="T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0" draw:style-name="gr7" draw:text-style-name="P12" draw:layer="layout" svg:width="20.988cm" svg:height="1.011cm" svg:x="2.634cm" svg:y="3.95cm">
          <text:p text:style-name="P10"><text:span text:style-name="T9">Token: </text:span><text:span text:style-name="T10">can be seen </text:span><text:span text:style-name="T10">as a </text:span><text:span text:style-name="T10">connection </text:span><text:span text:style-name="T10">in 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75">
          <draw:g draw:name="Group 873">
            <draw:custom-shape draw:name="Shape 871" draw:style-name="gr8" draw:text-style-name="P14" draw:layer="layout" svg:width="1.307cm" svg:height="0.75cm" svg:x="2.643cm" svg:y="3.197cm">
              <text:p text:style-name="P13"><text:span text:style-name="T11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872" draw:style-name="gr9" draw:text-style-name="P15" draw:layer="layout" svg:width="0.001cm" svg:height="0.293cm" svg:x="3.297cm" svg:y="3.647cm">
              <text:p/>
              <draw:enhanced-geometry draw:mirror-horizontal="false" draw:mirror-vertical="true" svg:viewBox="0 0 0 0" draw:text-areas="?f31 ?f31 ?f32 ?f33" draw:type="ooxml-non-primitive" draw:enhanced-path="M ?f31 ?f31 L ?f32 ?f33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min(logwidth,logheight)"/>
                <draw:equation draw:name="f6" draw:formula="?f5 "/>
                <draw:equation draw:name="f7" draw:formula="0"/>
                <draw:equation draw:name="f8" draw:formula="0+0--180"/>
                <draw:equation draw:name="f9" draw:formula="0+0--360"/>
                <draw:equation draw:name="f10" draw:formula="abs(?f3 )"/>
                <draw:equation draw:name="f11" draw:formula="abs(?f4 )"/>
                <draw:equation draw:name="f12" draw:formula="abs(?f6 )"/>
                <draw:equation draw:name="f13" draw:formula="?f8 *?f0 /1"/>
                <draw:equation draw:name="f14" draw:formula="?f9 *?f0 /1"/>
                <draw:equation draw:name="f15" draw:formula="if(?f10 ,?f3 ,1)"/>
                <draw:equation draw:name="f16" draw:formula="if(?f11 ,?f4 ,1)"/>
                <draw:equation draw:name="f17" draw:formula="if(?f12 ,?f6 ,1)"/>
                <draw:equation draw:name="f18" draw:formula="?f13 *1/?f2 "/>
                <draw:equation draw:name="f19" draw:formula="?f14 *1/?f2 "/>
                <draw:equation draw:name="f20" draw:formula="?f15 *1/21600"/>
                <draw:equation draw:name="f21" draw:formula="?f16 *1/21600"/>
                <draw:equation draw:name="f22" draw:formula="21600*?f15 /1"/>
                <draw:equation draw:name="f23" draw:formula="21600*?f16 /1"/>
                <draw:equation draw:name="f24" draw:formula="?f18 +0-?f1 "/>
                <draw:equation draw:name="f25" draw:formula="?f19 +0-?f1 "/>
                <draw:equation draw:name="f26" draw:formula="min(?f21 ,?f20 )"/>
                <draw:equation draw:name="f27" draw:formula="?f22 *1/?f17 "/>
                <draw:equation draw:name="f28" draw:formula="?f23 *1/?f17 "/>
                <draw:equation draw:name="f29" draw:formula="?f27 "/>
                <draw:equation draw:name="f30" draw:formula="?f28 "/>
                <draw:equation draw:name="f31" draw:formula="?f7 *?f26 /1"/>
                <draw:equation draw:name="f32" draw:formula="?f29 *?f26 /1"/>
                <draw:equation draw:name="f33" draw:formula="?f30 *?f26 /1"/>
                <draw:equation draw:name="f34" draw:formula="logwidth/2"/>
                <draw:equation draw:name="f35" draw:formula="logwidth"/>
                <draw:equation draw:name="f36" draw:formula="logheight/2"/>
                <draw:equation draw:name="f37" draw:formula="logheight"/>
              </draw:enhanced-geometry>
            </draw:custom-shape>
          </draw:g>
          <draw:custom-shape draw:name="Shape 874" draw:style-name="gr10" draw:text-style-name="P11" draw:layer="layout" svg:width="1.294cm" svg:height="0.678cm" svg:x="2.661cm" svg:y="2.628cm">
            <text:p text:style-name="P10"><text:span text:style-name="T8">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76" draw:style-name="gr11" draw:text-style-name="P16" draw:layer="layout" svg:width="1.307cm" svg:height="0.75cm" svg:x="3.96cm" svg:y="3.197cm">
          <text:p text:style-name="P13"><text:span text:style-name="T12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9" draw:text-style-name="P15" draw:layer="layout" svg:width="0.001cm" svg:height="0.293cm" svg:x="4.614cm" svg:y="3.647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g draw:name="Group 882">
          <draw:custom-shape draw:name="Shape 878" draw:style-name="gr12" draw:text-style-name="P17" draw:layer="layout" svg:width="2.588cm" svg:height="0.75cm" svg:x="5.301cm" svg:y="3.2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79" draw:style-name="gr9" draw:text-style-name="P15" draw:layer="layout" svg:width="0.001cm" svg:height="0.293cm" svg:x="6.595cm" svg:y="3.575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0" draw:style-name="gr9" draw:text-style-name="P15" draw:layer="layout" svg:width="0.001cm" svg:height="0.293cm" svg:x="7.266cm" svg:y="3.575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1" draw:style-name="gr9" draw:text-style-name="P15" draw:layer="layout" svg:width="0.001cm" svg:height="0.293cm" svg:x="5.954cm" svg:y="3.575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</draw:g>
        <draw:custom-shape draw:name="Shape 883" draw:style-name="gr13" draw:text-style-name="P15" draw:layer="layout" svg:width="0.256cm" svg:height="1.025cm" svg:x="11.611cm" svg:y="4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14" draw:text-style-name="P18" draw:layer="layout" svg:width="5.225cm" svg:height="0.75cm" svg:x="7.911cm" svg:y="3.2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9" draw:text-style-name="P15" draw:layer="layout" svg:width="0.001cm" svg:height="0.293cm" svg:x="9.182cm" svg:y="3.6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15" draw:text-style-name="P15" draw:layer="layout" svg:width="0.001cm" svg:height="0.533cm" svg:x="9.853cm" svg:y="3.369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9" draw:text-style-name="P15" draw:layer="layout" svg:width="0.001cm" svg:height="0.293cm" svg:x="8.542cm" svg:y="3.6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9" draw:text-style-name="P15" draw:layer="layout" svg:width="0.001cm" svg:height="0.293cm" svg:x="11.181cm" svg:y="3.6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9" draw:text-style-name="P15" draw:layer="layout" svg:width="0.001cm" svg:height="0.293cm" svg:x="11.852cm" svg:y="3.6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9" draw:text-style-name="P15" draw:layer="layout" svg:width="0.001cm" svg:height="0.293cm" svg:x="10.54cm" svg:y="3.6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9" draw:text-style-name="P15" draw:layer="layout" svg:width="0.001cm" svg:height="0.293cm" svg:x="12.509cm" svg:y="3.6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2" draw:style-name="gr10" draw:text-style-name="P11" draw:layer="layout" svg:width="0.926cm" svg:height="0.678cm" svg:x="8.472cm" svg:y="3.056cm">
          <text:p text:style-name="P10"><text:span text:style-name="T8">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3" draw:style-name="gr10" draw:text-style-name="P11" draw:layer="layout" svg:width="1.061cm" svg:height="0.678cm" svg:x="10.741cm" svg:y="3.079cm">
          <text:p text:style-name="P10"><text:span text:style-name="T8">de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4" draw:style-name="gr16" draw:text-style-name="P19" draw:layer="layout" svg:width="10.472cm" svg:height="0.777cm" svg:x="13.15cm" svg:y="3.1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7" draw:text-style-name="P12" draw:layer="layout" svg:width="20.988cm" svg:height="1.011cm" svg:x="2.634cm" svg:y="4.99cm">
          <text:p text:style-name="P10"><text:span text:style-name="T9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6" draw:style-name="gr17" draw:text-style-name="P12" draw:layer="layout" svg:width="2.488cm" svg:height="1.011cm" svg:x="2.634cm" svg:y="8.142cm">
          <text:p text:style-name="P10"><text:span text:style-name="T11">0x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7" draw:style-name="gr18" draw:text-style-name="P20" draw:layer="layout" svg:width="18.626cm" svg:height="1.011cm" svg:x="2.658cm" svg:y="9.217cm">
          <text:p text:style-name="P10"><text:span text:style-name="T9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19" draw:text-style-name="P22" draw:layer="layout" svg:width="2.823cm" svg:height="0.614cm" svg:x="17.183cm" svg:y="3.297cm">
          <text:p text:style-name="P21"><text:span text:style-name="T8">message </text:span><text:span text:style-name="T8">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20" draw:text-style-name="P12" draw:layer="layout" svg:width="20.969cm" svg:height="1.011cm" svg:x="2.653cm" svg:y="6.032cm">
          <text:p text:style-name="P10"><text:span text:style-name="T9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20" draw:text-style-name="P12" draw:layer="layout" svg:width="20.969cm" svg:height="1.011cm" svg:x="2.653cm" svg:y="7.048cm">
          <text:p text:style-name="P10"><text:span text:style-name="T9">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texte 9" presentation:style-name="pr5" draw:text-style-name="P24" draw:layer="layout" svg:width="20.088cm" svg:height="0.766cm" svg:x="1.016cm" svg:y="0.208cm" presentation:class="outline" presentation:user-transformed="true">
          <draw:text-box>
            <text:list text:style-name="L3">
              <text:list-item>
                <text:p text:style-name="P23"><text:span text:style-name="T13">CoAP field classification</text:span></text:p>
              </text:list-item>
            </text:list>
          </draw:text-box>
        </draw:frame>
        <presentation:notes draw:style-name="dp4">
          <draw:page-thumbnail draw:name="Espace réservé de l'image des diapositives 1" draw:style-name="gr3" draw:layer="layout" svg:width="19.797cm" svg:height="11.136cm" svg:x="0.601cm" svg:y="2.257cm" draw:page-number="3" presentation:class="page"/>
          <draw:frame draw:name="Espace réservé des notes 2" presentation:style-name="pr6" draw:text-style-name="P26" draw:layer="layout" svg:width="15.239cm" svg:height="11.429cm" svg:x="1.905cm" svg:y="12.065cm" presentation:class="notes" presentation:user-transformed="true">
            <draw:text-box>
              <text:p text:style-name="P25"><text:span text:style-name="T14">Header CoAp relativement CoAP, dans lequel vous allez avoir les versions ou autre. On ne va pas rentrer dans les détails. </text:span></text:p>
              <text:p text:style-name="P25"><text:span text:style-name="T14">Observez qu’ici cependant vous avez un code, qui tient sur 1 octet, représente différente valeur. </text:span></text:p>
              <text:p text:style-name="P25"><text:span text:style-name="T14">Vous connaissez tous l’erreur 404 en HTTP = 3 caractère / ici en CoAP il tient sur un seul. Il y a donc plein d’astuces qui font que la représentation est compatible avec HTTP mais plus compacte. </text:span></text:p>
              <text:p text:style-name="P25"><text:span text:style-name="T14"/></text:p>
            </draw:text-box>
          </draw:frame>
          <draw:custom-shape draw:name="Espace réservé du numéro de diapositive 3" draw:style-name="gr21" draw:text-style-name="P15" draw:layer="layout" svg:width="8.254cm" svg:height="1.273cm" svg:x="10.791cm" svg:y="24.126cm">
            <text:p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3" draw:master-page-name="Titre_20_seul" presentation:presentation-page-layout-name="AL2T19">
        <office:forms form:automatic-focus="false" form:apply-design-mode="false"/>
        <draw:custom-shape draw:name="Shape 860" draw:style-name="gr5" draw:text-style-name="P11" draw:layer="layout" svg:width="1.057cm" svg:height="0.472cm" svg:x="0.212cm" svg:y="13.446cm">
          <text:p text:style-name="P10"><text:span text:style-name="T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1" draw:style-name="gr6" draw:text-style-name="P11" draw:layer="layout" svg:width="0.896cm" svg:height="0.614cm" svg:x="4.184cm" svg:y="2.583cm">
          <text:p text:style-name="P10"><text:span text:style-name="T8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6" draw:text-style-name="P11" draw:layer="layout" svg:width="1.667cm" svg:height="0.614cm" svg:x="5.842cm" svg:y="2.676cm">
          <text:p text:style-name="P10"><text:span text:style-name="T8">toke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6" draw:text-style-name="P11" draw:layer="layout" svg:width="0.947cm" svg:height="0.614cm" svg:x="8.575cm" svg:y="2.628cm">
          <text:p text:style-name="P10"><text:span text:style-name="T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0" draw:style-name="gr7" draw:text-style-name="P12" draw:layer="layout" svg:width="20.988cm" svg:height="1.011cm" svg:x="2.634cm" svg:y="3.95cm">
          <text:p text:style-name="P10"><text:span text:style-name="T9">Token: </text:span><text:span text:style-name="T10">can be seen </text:span><text:span text:style-name="T10">as a </text:span><text:span text:style-name="T10">connection </text:span><text:span text:style-name="T10">in 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75">
          <draw:g draw:name="Group 873">
            <draw:custom-shape draw:name="Shape 871" draw:style-name="gr8" draw:text-style-name="P14" draw:layer="layout" svg:width="1.307cm" svg:height="0.75cm" svg:x="2.643cm" svg:y="3.197cm">
              <text:p text:style-name="P13"><text:span text:style-name="T11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872" draw:style-name="gr9" draw:text-style-name="P15" draw:layer="layout" svg:width="0.001cm" svg:height="0.293cm" svg:x="3.297cm" svg:y="3.647cm">
              <text:p/>
              <draw:enhanced-geometry draw:mirror-horizontal="false" draw:mirror-vertical="true" svg:viewBox="0 0 0 0" draw:text-areas="?f31 ?f31 ?f32 ?f33" draw:type="ooxml-non-primitive" draw:enhanced-path="M ?f31 ?f31 L ?f32 ?f33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min(logwidth,logheight)"/>
                <draw:equation draw:name="f6" draw:formula="?f5 "/>
                <draw:equation draw:name="f7" draw:formula="0"/>
                <draw:equation draw:name="f8" draw:formula="0+0--180"/>
                <draw:equation draw:name="f9" draw:formula="0+0--360"/>
                <draw:equation draw:name="f10" draw:formula="abs(?f3 )"/>
                <draw:equation draw:name="f11" draw:formula="abs(?f4 )"/>
                <draw:equation draw:name="f12" draw:formula="abs(?f6 )"/>
                <draw:equation draw:name="f13" draw:formula="?f8 *?f0 /1"/>
                <draw:equation draw:name="f14" draw:formula="?f9 *?f0 /1"/>
                <draw:equation draw:name="f15" draw:formula="if(?f10 ,?f3 ,1)"/>
                <draw:equation draw:name="f16" draw:formula="if(?f11 ,?f4 ,1)"/>
                <draw:equation draw:name="f17" draw:formula="if(?f12 ,?f6 ,1)"/>
                <draw:equation draw:name="f18" draw:formula="?f13 *1/?f2 "/>
                <draw:equation draw:name="f19" draw:formula="?f14 *1/?f2 "/>
                <draw:equation draw:name="f20" draw:formula="?f15 *1/21600"/>
                <draw:equation draw:name="f21" draw:formula="?f16 *1/21600"/>
                <draw:equation draw:name="f22" draw:formula="21600*?f15 /1"/>
                <draw:equation draw:name="f23" draw:formula="21600*?f16 /1"/>
                <draw:equation draw:name="f24" draw:formula="?f18 +0-?f1 "/>
                <draw:equation draw:name="f25" draw:formula="?f19 +0-?f1 "/>
                <draw:equation draw:name="f26" draw:formula="min(?f21 ,?f20 )"/>
                <draw:equation draw:name="f27" draw:formula="?f22 *1/?f17 "/>
                <draw:equation draw:name="f28" draw:formula="?f23 *1/?f17 "/>
                <draw:equation draw:name="f29" draw:formula="?f27 "/>
                <draw:equation draw:name="f30" draw:formula="?f28 "/>
                <draw:equation draw:name="f31" draw:formula="?f7 *?f26 /1"/>
                <draw:equation draw:name="f32" draw:formula="?f29 *?f26 /1"/>
                <draw:equation draw:name="f33" draw:formula="?f30 *?f26 /1"/>
                <draw:equation draw:name="f34" draw:formula="logwidth/2"/>
                <draw:equation draw:name="f35" draw:formula="logwidth"/>
                <draw:equation draw:name="f36" draw:formula="logheight/2"/>
                <draw:equation draw:name="f37" draw:formula="logheight"/>
              </draw:enhanced-geometry>
            </draw:custom-shape>
          </draw:g>
          <draw:custom-shape draw:name="Shape 874" draw:style-name="gr10" draw:text-style-name="P11" draw:layer="layout" svg:width="1.294cm" svg:height="0.678cm" svg:x="2.661cm" svg:y="2.628cm">
            <text:p text:style-name="P10"><text:span text:style-name="T8">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76" draw:style-name="gr11" draw:text-style-name="P16" draw:layer="layout" svg:width="1.307cm" svg:height="0.75cm" svg:x="3.96cm" svg:y="3.197cm">
          <text:p text:style-name="P13"><text:span text:style-name="T12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9" draw:text-style-name="P15" draw:layer="layout" svg:width="0.001cm" svg:height="0.293cm" svg:x="4.614cm" svg:y="3.647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g draw:name="Group 882">
          <draw:custom-shape draw:name="Shape 878" draw:style-name="gr12" draw:text-style-name="P17" draw:layer="layout" svg:width="2.588cm" svg:height="0.75cm" svg:x="5.301cm" svg:y="3.2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79" draw:style-name="gr9" draw:text-style-name="P15" draw:layer="layout" svg:width="0.001cm" svg:height="0.293cm" svg:x="6.595cm" svg:y="3.575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0" draw:style-name="gr9" draw:text-style-name="P15" draw:layer="layout" svg:width="0.001cm" svg:height="0.293cm" svg:x="7.266cm" svg:y="3.575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1" draw:style-name="gr9" draw:text-style-name="P15" draw:layer="layout" svg:width="0.001cm" svg:height="0.293cm" svg:x="5.954cm" svg:y="3.575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</draw:g>
        <draw:custom-shape draw:name="Shape 883" draw:style-name="gr13" draw:text-style-name="P15" draw:layer="layout" svg:width="0.256cm" svg:height="1.025cm" svg:x="11.611cm" svg:y="4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14" draw:text-style-name="P18" draw:layer="layout" svg:width="5.225cm" svg:height="0.75cm" svg:x="7.911cm" svg:y="3.2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9" draw:text-style-name="P15" draw:layer="layout" svg:width="0.001cm" svg:height="0.293cm" svg:x="9.182cm" svg:y="3.6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15" draw:text-style-name="P15" draw:layer="layout" svg:width="0.001cm" svg:height="0.533cm" svg:x="9.853cm" svg:y="3.369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9" draw:text-style-name="P15" draw:layer="layout" svg:width="0.001cm" svg:height="0.293cm" svg:x="8.542cm" svg:y="3.6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9" draw:text-style-name="P15" draw:layer="layout" svg:width="0.001cm" svg:height="0.293cm" svg:x="11.181cm" svg:y="3.6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9" draw:text-style-name="P15" draw:layer="layout" svg:width="0.001cm" svg:height="0.293cm" svg:x="11.852cm" svg:y="3.6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9" draw:text-style-name="P15" draw:layer="layout" svg:width="0.001cm" svg:height="0.293cm" svg:x="10.54cm" svg:y="3.6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9" draw:text-style-name="P15" draw:layer="layout" svg:width="0.001cm" svg:height="0.293cm" svg:x="12.509cm" svg:y="3.6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2" draw:style-name="gr10" draw:text-style-name="P11" draw:layer="layout" svg:width="0.926cm" svg:height="0.678cm" svg:x="8.472cm" svg:y="3.056cm">
          <text:p text:style-name="P10"><text:span text:style-name="T8">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3" draw:style-name="gr10" draw:text-style-name="P11" draw:layer="layout" svg:width="1.061cm" svg:height="0.678cm" svg:x="10.741cm" svg:y="3.079cm">
          <text:p text:style-name="P10"><text:span text:style-name="T8">de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4" draw:style-name="gr16" draw:text-style-name="P19" draw:layer="layout" svg:width="10.472cm" svg:height="0.777cm" svg:x="13.15cm" svg:y="3.1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22" draw:text-style-name="P27" draw:layer="layout" svg:width="20.988cm" svg:height="1.011cm" svg:x="2.634cm" svg:y="4.99cm">
          <text:p text:style-name="P10"><text:span text:style-name="T9">Options: Class E (encryp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6" draw:style-name="gr17" draw:text-style-name="P12" draw:layer="layout" svg:width="2.488cm" svg:height="1.011cm" svg:x="2.634cm" svg:y="8.142cm">
          <text:p text:style-name="P10"><text:span text:style-name="T11">0x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7" draw:style-name="gr18" draw:text-style-name="P20" draw:layer="layout" svg:width="18.626cm" svg:height="1.011cm" svg:x="2.658cm" svg:y="9.217cm">
          <text:p text:style-name="P10"><text:span text:style-name="T9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19" draw:text-style-name="P22" draw:layer="layout" svg:width="2.823cm" svg:height="0.614cm" svg:x="17.183cm" svg:y="3.297cm">
          <text:p text:style-name="P21"><text:span text:style-name="T8">message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23" draw:text-style-name="P28" draw:layer="layout" svg:width="20.969cm" svg:height="1.011cm" svg:x="2.653cm" svg:y="6.032cm">
          <text:p text:style-name="P10"><text:span text:style-name="T9">Options: Class I (integrity 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24" draw:text-style-name="P29" draw:layer="layout" svg:width="20.969cm" svg:height="1.011cm" svg:x="2.653cm" svg:y="7.048cm">
          <text:p text:style-name="P10"><text:span text:style-name="T9">Options: Class U (un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texte 9" presentation:style-name="pr7" draw:text-style-name="P24" draw:layer="layout" svg:width="20.088cm" svg:height="0.766cm" svg:x="1.016cm" svg:y="0.208cm" presentation:class="outline" presentation:user-transformed="true">
          <draw:text-box>
            <text:list text:style-name="L3">
              <text:list-item>
                <text:p text:style-name="P23"><text:span text:style-name="T13">CoAP field classification</text:span></text:p>
              </text:list-item>
            </text:list>
          </draw:text-box>
        </draw:frame>
        <draw:custom-shape draw:style-name="gr25" draw:text-style-name="P30" draw:layer="layout" svg:width="0.254cm" svg:height="1.93cm" svg:x="2.232cm" svg:y="6.12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6" draw:text-style-name="P31" draw:layer="layout" svg:width="2.366cm" svg:height="1.39cm" svg:x="-0.08cm" svg:y="6.369cm">
          <draw:text-box>
            <text:p text:style-name="P4"><text:span text:style-name="T15">Outer options</text:span></text:p>
          </draw:text-box>
        </draw:frame>
        <draw:frame draw:style-name="gr27" draw:text-style-name="P31" draw:layer="layout" svg:width="2.366cm" svg:height="1.427cm" svg:x="0.287cm" svg:y="4.826cm">
          <draw:text-box>
            <text:p text:style-name="P4"><text:span text:style-name="T15">Inner options</text:span></text:p>
          </draw:text-box>
        </draw:frame>
        <presentation:notes draw:style-name="dp4">
          <draw:page-thumbnail draw:name="Espace réservé de l'image des diapositives 1" draw:style-name="gr3" draw:layer="layout" svg:width="19.797cm" svg:height="11.136cm" svg:x="0.601cm" svg:y="2.257cm" draw:page-number="4" presentation:class="page"/>
          <draw:frame draw:name="Espace réservé des notes 2" presentation:style-name="pr6" draw:text-style-name="P26" draw:layer="layout" svg:width="15.239cm" svg:height="11.429cm" svg:x="1.905cm" svg:y="12.065cm" presentation:class="notes" presentation:user-transformed="true">
            <draw:text-box>
              <text:p text:style-name="P25"><text:span text:style-name="T14">Header CoAp relativement CoAP, dans lequel vous allez avoir les versions ou autre. On ne va pas rentrer dans les détails. </text:span></text:p>
              <text:p text:style-name="P25"><text:span text:style-name="T14">Observez qu’ici cependant vous avez un code, qui tient sur 1 octet, représente différente valeur. </text:span></text:p>
              <text:p text:style-name="P25"><text:span text:style-name="T14">Vous connaissez tous l’erreur 404 en HTTP = 3 caractère / ici en CoAP il tient sur un seul. Il y a donc plein d’astuces qui font que la représentation est compatible avec HTTP mais plus compacte. </text:span></text:p>
              <text:p text:style-name="P25"><text:span text:style-name="T14"/></text:p>
            </draw:text-box>
          </draw:frame>
          <draw:custom-shape draw:name="Espace réservé du numéro de diapositive 3" draw:style-name="gr21" draw:text-style-name="P15" draw:layer="layout" svg:width="8.254cm" svg:height="1.273cm" svg:x="10.791cm" svg:y="24.126cm">
            <text:p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3" draw:master-page-name="Titre_20_seul" presentation:presentation-page-layout-name="AL2T19">
        <office:forms form:automatic-focus="false" form:apply-design-mode="false"/>
        <draw:custom-shape draw:name="Shape 860" draw:style-name="gr5" draw:text-style-name="P11" draw:layer="layout" svg:width="1.057cm" svg:height="0.472cm" svg:x="0.212cm" svg:y="13.446cm">
          <text:p text:style-name="P10"><text:span text:style-name="T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1" draw:style-name="gr6" draw:text-style-name="P11" draw:layer="layout" svg:width="0.896cm" svg:height="0.614cm" svg:x="4.184cm" svg:y="2.583cm">
          <text:p text:style-name="P10"><text:span text:style-name="T8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6" draw:text-style-name="P11" draw:layer="layout" svg:width="1.667cm" svg:height="0.614cm" svg:x="5.842cm" svg:y="2.676cm">
          <text:p text:style-name="P10"><text:span text:style-name="T8">toke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6" draw:text-style-name="P11" draw:layer="layout" svg:width="0.947cm" svg:height="0.614cm" svg:x="8.575cm" svg:y="2.628cm">
          <text:p text:style-name="P10"><text:span text:style-name="T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0" draw:style-name="gr7" draw:text-style-name="P12" draw:layer="layout" svg:width="20.988cm" svg:height="1.011cm" svg:x="2.634cm" svg:y="3.95cm">
          <text:p text:style-name="P10"><text:span text:style-name="T9">Token: </text:span><text:span text:style-name="T10">can be seen as a connection in 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75">
          <draw:g draw:name="Group 873">
            <draw:custom-shape draw:name="Shape 871" draw:style-name="gr8" draw:text-style-name="P14" draw:layer="layout" svg:width="1.307cm" svg:height="0.75cm" svg:x="2.643cm" svg:y="3.197cm">
              <text:p text:style-name="P13"><text:span text:style-name="T11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872" draw:style-name="gr9" draw:text-style-name="P15" draw:layer="layout" svg:width="0.001cm" svg:height="0.293cm" svg:x="3.297cm" svg:y="3.647cm">
              <text:p/>
              <draw:enhanced-geometry draw:mirror-horizontal="false" draw:mirror-vertical="true" svg:viewBox="0 0 0 0" draw:text-areas="?f31 ?f31 ?f32 ?f33" draw:type="ooxml-non-primitive" draw:enhanced-path="M ?f31 ?f31 L ?f32 ?f33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min(logwidth,logheight)"/>
                <draw:equation draw:name="f6" draw:formula="?f5 "/>
                <draw:equation draw:name="f7" draw:formula="0"/>
                <draw:equation draw:name="f8" draw:formula="0+0--180"/>
                <draw:equation draw:name="f9" draw:formula="0+0--360"/>
                <draw:equation draw:name="f10" draw:formula="abs(?f3 )"/>
                <draw:equation draw:name="f11" draw:formula="abs(?f4 )"/>
                <draw:equation draw:name="f12" draw:formula="abs(?f6 )"/>
                <draw:equation draw:name="f13" draw:formula="?f8 *?f0 /1"/>
                <draw:equation draw:name="f14" draw:formula="?f9 *?f0 /1"/>
                <draw:equation draw:name="f15" draw:formula="if(?f10 ,?f3 ,1)"/>
                <draw:equation draw:name="f16" draw:formula="if(?f11 ,?f4 ,1)"/>
                <draw:equation draw:name="f17" draw:formula="if(?f12 ,?f6 ,1)"/>
                <draw:equation draw:name="f18" draw:formula="?f13 *1/?f2 "/>
                <draw:equation draw:name="f19" draw:formula="?f14 *1/?f2 "/>
                <draw:equation draw:name="f20" draw:formula="?f15 *1/21600"/>
                <draw:equation draw:name="f21" draw:formula="?f16 *1/21600"/>
                <draw:equation draw:name="f22" draw:formula="21600*?f15 /1"/>
                <draw:equation draw:name="f23" draw:formula="21600*?f16 /1"/>
                <draw:equation draw:name="f24" draw:formula="?f18 +0-?f1 "/>
                <draw:equation draw:name="f25" draw:formula="?f19 +0-?f1 "/>
                <draw:equation draw:name="f26" draw:formula="min(?f21 ,?f20 )"/>
                <draw:equation draw:name="f27" draw:formula="?f22 *1/?f17 "/>
                <draw:equation draw:name="f28" draw:formula="?f23 *1/?f17 "/>
                <draw:equation draw:name="f29" draw:formula="?f27 "/>
                <draw:equation draw:name="f30" draw:formula="?f28 "/>
                <draw:equation draw:name="f31" draw:formula="?f7 *?f26 /1"/>
                <draw:equation draw:name="f32" draw:formula="?f29 *?f26 /1"/>
                <draw:equation draw:name="f33" draw:formula="?f30 *?f26 /1"/>
                <draw:equation draw:name="f34" draw:formula="logwidth/2"/>
                <draw:equation draw:name="f35" draw:formula="logwidth"/>
                <draw:equation draw:name="f36" draw:formula="logheight/2"/>
                <draw:equation draw:name="f37" draw:formula="logheight"/>
              </draw:enhanced-geometry>
            </draw:custom-shape>
          </draw:g>
          <draw:custom-shape draw:name="Shape 874" draw:style-name="gr10" draw:text-style-name="P11" draw:layer="layout" svg:width="1.294cm" svg:height="0.678cm" svg:x="2.661cm" svg:y="2.628cm">
            <text:p text:style-name="P10"><text:span text:style-name="T8">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76" draw:style-name="gr11" draw:text-style-name="P16" draw:layer="layout" svg:width="1.307cm" svg:height="0.75cm" svg:x="3.96cm" svg:y="3.197cm">
          <text:p text:style-name="P13"><text:span text:style-name="T12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9" draw:text-style-name="P15" draw:layer="layout" svg:width="0.001cm" svg:height="0.293cm" svg:x="4.614cm" svg:y="3.647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g draw:name="Group 882">
          <draw:custom-shape draw:name="Shape 878" draw:style-name="gr12" draw:text-style-name="P17" draw:layer="layout" svg:width="2.588cm" svg:height="0.75cm" svg:x="5.301cm" svg:y="3.2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79" draw:style-name="gr9" draw:text-style-name="P15" draw:layer="layout" svg:width="0.001cm" svg:height="0.293cm" svg:x="6.595cm" svg:y="3.575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0" draw:style-name="gr9" draw:text-style-name="P15" draw:layer="layout" svg:width="0.001cm" svg:height="0.293cm" svg:x="7.266cm" svg:y="3.575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1" draw:style-name="gr9" draw:text-style-name="P15" draw:layer="layout" svg:width="0.001cm" svg:height="0.293cm" svg:x="5.954cm" svg:y="3.575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</draw:g>
        <draw:custom-shape draw:name="Shape 883" draw:style-name="gr13" draw:text-style-name="P15" draw:layer="layout" svg:width="0.256cm" svg:height="1.025cm" svg:x="11.611cm" svg:y="4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14" draw:text-style-name="P18" draw:layer="layout" svg:width="5.225cm" svg:height="0.75cm" svg:x="7.911cm" svg:y="3.2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9" draw:text-style-name="P15" draw:layer="layout" svg:width="0.001cm" svg:height="0.293cm" svg:x="9.182cm" svg:y="3.6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15" draw:text-style-name="P15" draw:layer="layout" svg:width="0.001cm" svg:height="0.533cm" svg:x="9.853cm" svg:y="3.369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9" draw:text-style-name="P15" draw:layer="layout" svg:width="0.001cm" svg:height="0.293cm" svg:x="8.542cm" svg:y="3.6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9" draw:text-style-name="P15" draw:layer="layout" svg:width="0.001cm" svg:height="0.293cm" svg:x="11.181cm" svg:y="3.6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9" draw:text-style-name="P15" draw:layer="layout" svg:width="0.001cm" svg:height="0.293cm" svg:x="11.852cm" svg:y="3.6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9" draw:text-style-name="P15" draw:layer="layout" svg:width="0.001cm" svg:height="0.293cm" svg:x="10.54cm" svg:y="3.6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9" draw:text-style-name="P15" draw:layer="layout" svg:width="0.001cm" svg:height="0.293cm" svg:x="12.509cm" svg:y="3.6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2" draw:style-name="gr10" draw:text-style-name="P11" draw:layer="layout" svg:width="0.926cm" svg:height="0.678cm" svg:x="8.472cm" svg:y="3.056cm">
          <text:p text:style-name="P10"><text:span text:style-name="T8">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3" draw:style-name="gr10" draw:text-style-name="P11" draw:layer="layout" svg:width="1.061cm" svg:height="0.678cm" svg:x="10.741cm" svg:y="3.079cm">
          <text:p text:style-name="P10"><text:span text:style-name="T8">de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4" draw:style-name="gr16" draw:text-style-name="P19" draw:layer="layout" svg:width="10.472cm" svg:height="0.777cm" svg:x="13.15cm" svg:y="3.1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22" draw:text-style-name="P27" draw:layer="layout" svg:width="20.988cm" svg:height="1.011cm" svg:x="2.634cm" svg:y="4.99cm">
          <text:p text:style-name="P10"><text:span text:style-name="T9">Options: Class E (encryp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6" draw:style-name="gr17" draw:text-style-name="P12" draw:layer="layout" svg:width="2.488cm" svg:height="1.011cm" svg:x="2.634cm" svg:y="8.142cm">
          <text:p text:style-name="P10"><text:span text:style-name="T11">0x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7" draw:style-name="gr18" draw:text-style-name="P20" draw:layer="layout" svg:width="18.626cm" svg:height="1.011cm" svg:x="2.658cm" svg:y="9.217cm">
          <text:p text:style-name="P10"><text:span text:style-name="T9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19" draw:text-style-name="P22" draw:layer="layout" svg:width="2.823cm" svg:height="0.614cm" svg:x="17.183cm" svg:y="3.297cm">
          <text:p text:style-name="P21"><text:span text:style-name="T8">message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23" draw:text-style-name="P28" draw:layer="layout" svg:width="20.969cm" svg:height="1.011cm" svg:x="2.653cm" svg:y="6.032cm">
          <text:p text:style-name="P10"><text:span text:style-name="T9">Options: Class I (integrity 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24" draw:text-style-name="P29" draw:layer="layout" svg:width="20.969cm" svg:height="1.011cm" svg:x="2.653cm" svg:y="7.048cm">
          <text:p text:style-name="P10"><text:span text:style-name="T9">Options: Class U (un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32" draw:layer="layout" svg:width="20.988cm" svg:height="1.04cm" svg:x="2.634cm" svg:y="4.9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5.168cm" svg:height="0.75cm" svg:x="7.968cm" svg:y="3.20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18.626cm" svg:height="1.011cm" svg:x="2.658cm" svg:y="9.217cm">
          <text:p/>
          <draw:enhanced-geometry svg:viewBox="0 0 21600 21600" draw:type="rectangle" draw:enhanced-path="M 0 0 L 21600 0 21600 21600 0 21600 0 0 Z N"/>
        </draw:custom-shape>
        <draw:frame draw:name="Espace réservé du texte 9" presentation:style-name="pr8" draw:text-style-name="P24" draw:layer="layout" svg:width="20.088cm" svg:height="0.766cm" svg:x="1.016cm" svg:y="0.208cm" presentation:class="outline" presentation:user-transformed="true">
          <draw:text-box>
            <text:list text:style-name="L3">
              <text:list-item>
                <text:p text:style-name="P23"><text:span text:style-name="T13">CoAP field classification</text:span></text:p>
              </text:list-item>
            </text:list>
          </draw:text-box>
        </draw:frame>
        <draw:custom-shape draw:style-name="gr25" draw:text-style-name="P30" draw:layer="layout" svg:width="0.254cm" svg:height="1.93cm" svg:x="2.233cm" svg:y="6.12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6" draw:text-style-name="P33" draw:layer="layout" svg:width="2.366cm" svg:height="1.39cm" svg:x="-0.079cm" svg:y="6.37cm">
          <draw:text-box>
            <text:p text:style-name="P4"><text:span text:style-name="T15">Outer options</text:span></text:p>
          </draw:text-box>
        </draw:frame>
        <draw:frame draw:style-name="gr27" draw:text-style-name="P5" draw:layer="layout" svg:width="2.366cm" svg:height="1.427cm" svg:x="0.288cm" svg:y="4.827cm">
          <draw:text-box>
            <text:p text:style-name="P4"><text:span text:style-name="T15">Inner options</text:span></text:p>
          </draw:text-box>
        </draw:frame>
        <presentation:notes draw:style-name="dp4">
          <draw:page-thumbnail draw:name="Espace réservé de l'image des diapositives 1" draw:style-name="gr3" draw:layer="layout" svg:width="19.797cm" svg:height="11.136cm" svg:x="0.601cm" svg:y="2.257cm" draw:page-number="5" presentation:class="page"/>
          <draw:frame draw:name="Espace réservé des notes 2" presentation:style-name="pr6" draw:text-style-name="P26" draw:layer="layout" svg:width="15.239cm" svg:height="11.429cm" svg:x="1.905cm" svg:y="12.065cm" presentation:class="notes" presentation:user-transformed="true">
            <draw:text-box>
              <text:p text:style-name="P25"><text:span text:style-name="T14">Header CoAp relativement CoAP, dans lequel vous allez avoir les versions ou autre. On ne va pas rentrer dans les détails. </text:span></text:p>
              <text:p text:style-name="P25"><text:span text:style-name="T14">Observez qu’ici cependant vous avez un code, qui tient sur 1 octet, représente différente valeur. </text:span></text:p>
              <text:p text:style-name="P25"><text:span text:style-name="T14">Vous connaissez tous l’erreur 404 en HTTP = 3 caractère / ici en CoAP il tient sur un seul. Il y a donc plein d’astuces qui font que la représentation est compatible avec HTTP mais plus compacte. </text:span></text:p>
              <text:p text:style-name="P25"><text:span text:style-name="T14"/></text:p>
            </draw:text-box>
          </draw:frame>
          <draw:custom-shape draw:name="Espace réservé du numéro de diapositive 3" draw:style-name="gr21" draw:text-style-name="P15" draw:layer="layout" svg:width="8.254cm" svg:height="1.273cm" svg:x="10.791cm" svg:y="24.126cm">
            <text:p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3" draw:master-page-name="Titre_20_seul" presentation:presentation-page-layout-name="AL2T19">
        <office:forms form:automatic-focus="false" form:apply-design-mode="false"/>
        <draw:custom-shape draw:name="Shape 860" draw:style-name="gr5" draw:text-style-name="P11" draw:layer="layout" svg:width="1.057cm" svg:height="0.472cm" svg:x="0.212cm" svg:y="13.446cm">
          <text:p text:style-name="P10"><text:span text:style-name="T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1" draw:style-name="gr6" draw:text-style-name="P11" draw:layer="layout" svg:width="0.896cm" svg:height="0.614cm" svg:x="4.184cm" svg:y="2.583cm">
          <text:p text:style-name="P10"><text:span text:style-name="T8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3" draw:style-name="gr6" draw:text-style-name="P11" draw:layer="layout" svg:width="1.667cm" svg:height="0.614cm" svg:x="5.842cm" svg:y="2.676cm">
          <text:p text:style-name="P10"><text:span text:style-name="T8">toke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5" draw:style-name="gr6" draw:text-style-name="P11" draw:layer="layout" svg:width="0.947cm" svg:height="0.614cm" svg:x="8.575cm" svg:y="2.628cm">
          <text:p text:style-name="P10"><text:span text:style-name="T8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0" draw:style-name="gr7" draw:text-style-name="P12" draw:layer="layout" svg:width="20.988cm" svg:height="1.011cm" svg:x="2.634cm" svg:y="3.95cm">
          <text:p text:style-name="P10"><text:span text:style-name="T9">Token: </text:span><text:span text:style-name="T10">can be seen as a connection in T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75">
          <draw:g draw:name="Group 873">
            <draw:custom-shape draw:name="Shape 871" draw:style-name="gr8" draw:text-style-name="P14" draw:layer="layout" svg:width="1.307cm" svg:height="0.75cm" svg:x="2.643cm" svg:y="3.197cm">
              <text:p text:style-name="P13"><text:span text:style-name="T11">0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872" draw:style-name="gr9" draw:text-style-name="P15" draw:layer="layout" svg:width="0.001cm" svg:height="0.293cm" svg:x="3.297cm" svg:y="3.647cm">
              <text:p/>
              <draw:enhanced-geometry draw:mirror-horizontal="false" draw:mirror-vertical="true" svg:viewBox="0 0 0 0" draw:text-areas="?f31 ?f31 ?f32 ?f33" draw:type="ooxml-non-primitive" draw:enhanced-path="M ?f31 ?f31 L ?f32 ?f33 N">
                <draw:equation draw:name="f0" draw:formula="10800000"/>
                <draw:equation draw:name="f1" draw:formula="5400000"/>
                <draw:equation draw:name="f2" draw:formula="180"/>
                <draw:equation draw:name="f3" draw:formula="logwidth"/>
                <draw:equation draw:name="f4" draw:formula="logheight"/>
                <draw:equation draw:name="f5" draw:formula="min(logwidth,logheight)"/>
                <draw:equation draw:name="f6" draw:formula="?f5 "/>
                <draw:equation draw:name="f7" draw:formula="0"/>
                <draw:equation draw:name="f8" draw:formula="0+0--180"/>
                <draw:equation draw:name="f9" draw:formula="0+0--360"/>
                <draw:equation draw:name="f10" draw:formula="abs(?f3 )"/>
                <draw:equation draw:name="f11" draw:formula="abs(?f4 )"/>
                <draw:equation draw:name="f12" draw:formula="abs(?f6 )"/>
                <draw:equation draw:name="f13" draw:formula="?f8 *?f0 /1"/>
                <draw:equation draw:name="f14" draw:formula="?f9 *?f0 /1"/>
                <draw:equation draw:name="f15" draw:formula="if(?f10 ,?f3 ,1)"/>
                <draw:equation draw:name="f16" draw:formula="if(?f11 ,?f4 ,1)"/>
                <draw:equation draw:name="f17" draw:formula="if(?f12 ,?f6 ,1)"/>
                <draw:equation draw:name="f18" draw:formula="?f13 *1/?f2 "/>
                <draw:equation draw:name="f19" draw:formula="?f14 *1/?f2 "/>
                <draw:equation draw:name="f20" draw:formula="?f15 *1/21600"/>
                <draw:equation draw:name="f21" draw:formula="?f16 *1/21600"/>
                <draw:equation draw:name="f22" draw:formula="21600*?f15 /1"/>
                <draw:equation draw:name="f23" draw:formula="21600*?f16 /1"/>
                <draw:equation draw:name="f24" draw:formula="?f18 +0-?f1 "/>
                <draw:equation draw:name="f25" draw:formula="?f19 +0-?f1 "/>
                <draw:equation draw:name="f26" draw:formula="min(?f21 ,?f20 )"/>
                <draw:equation draw:name="f27" draw:formula="?f22 *1/?f17 "/>
                <draw:equation draw:name="f28" draw:formula="?f23 *1/?f17 "/>
                <draw:equation draw:name="f29" draw:formula="?f27 "/>
                <draw:equation draw:name="f30" draw:formula="?f28 "/>
                <draw:equation draw:name="f31" draw:formula="?f7 *?f26 /1"/>
                <draw:equation draw:name="f32" draw:formula="?f29 *?f26 /1"/>
                <draw:equation draw:name="f33" draw:formula="?f30 *?f26 /1"/>
                <draw:equation draw:name="f34" draw:formula="logwidth/2"/>
                <draw:equation draw:name="f35" draw:formula="logwidth"/>
                <draw:equation draw:name="f36" draw:formula="logheight/2"/>
                <draw:equation draw:name="f37" draw:formula="logheight"/>
              </draw:enhanced-geometry>
            </draw:custom-shape>
          </draw:g>
          <draw:custom-shape draw:name="Shape 874" draw:style-name="gr10" draw:text-style-name="P11" draw:layer="layout" svg:width="1.294cm" svg:height="0.678cm" svg:x="2.661cm" svg:y="2.628cm">
            <text:p text:style-name="P10"><text:span text:style-name="T8">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876" draw:style-name="gr11" draw:text-style-name="P16" draw:layer="layout" svg:width="1.307cm" svg:height="0.75cm" svg:x="3.96cm" svg:y="3.197cm">
          <text:p text:style-name="P13"><text:span text:style-name="T12">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7" draw:style-name="gr9" draw:text-style-name="P15" draw:layer="layout" svg:width="0.001cm" svg:height="0.293cm" svg:x="4.614cm" svg:y="3.647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g draw:name="Group 882">
          <draw:custom-shape draw:name="Shape 878" draw:style-name="gr12" draw:text-style-name="P17" draw:layer="layout" svg:width="2.588cm" svg:height="0.75cm" svg:x="5.301cm" svg:y="3.2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79" draw:style-name="gr9" draw:text-style-name="P15" draw:layer="layout" svg:width="0.001cm" svg:height="0.293cm" svg:x="6.595cm" svg:y="3.575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0" draw:style-name="gr9" draw:text-style-name="P15" draw:layer="layout" svg:width="0.001cm" svg:height="0.293cm" svg:x="7.266cm" svg:y="3.575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  <draw:custom-shape draw:name="Shape 881" draw:style-name="gr9" draw:text-style-name="P15" draw:layer="layout" svg:width="0.001cm" svg:height="0.293cm" svg:x="5.954cm" svg:y="3.575cm">
            <text:p/>
            <draw:enhanced-geometry draw:mirror-horizontal="false" draw:mirror-vertical="true" svg:viewBox="0 0 0 0" draw:text-areas="?f31 ?f31 ?f32 ?f33" draw:type="ooxml-non-primitive" draw:enhanced-path="M ?f31 ?f31 L ?f32 ?f33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0+0--180"/>
              <draw:equation draw:name="f9" draw:formula="0+0--360"/>
              <draw:equation draw:name="f10" draw:formula="abs(?f3 )"/>
              <draw:equation draw:name="f11" draw:formula="abs(?f4 )"/>
              <draw:equation draw:name="f12" draw:formula="abs(?f6 )"/>
              <draw:equation draw:name="f13" draw:formula="?f8 *?f0 /1"/>
              <draw:equation draw:name="f14" draw:formula="?f9 *?f0 /1"/>
              <draw:equation draw:name="f15" draw:formula="if(?f10 ,?f3 ,1)"/>
              <draw:equation draw:name="f16" draw:formula="if(?f11 ,?f4 ,1)"/>
              <draw:equation draw:name="f17" draw:formula="if(?f12 ,?f6 ,1)"/>
              <draw:equation draw:name="f18" draw:formula="?f13 *1/?f2 "/>
              <draw:equation draw:name="f19" draw:formula="?f14 *1/?f2 "/>
              <draw:equation draw:name="f20" draw:formula="?f15 *1/21600"/>
              <draw:equation draw:name="f21" draw:formula="?f16 *1/21600"/>
              <draw:equation draw:name="f22" draw:formula="21600*?f15 /1"/>
              <draw:equation draw:name="f23" draw:formula="21600*?f16 /1"/>
              <draw:equation draw:name="f24" draw:formula="?f18 +0-?f1 "/>
              <draw:equation draw:name="f25" draw:formula="?f19 +0-?f1 "/>
              <draw:equation draw:name="f26" draw:formula="min(?f21 ,?f20 )"/>
              <draw:equation draw:name="f27" draw:formula="?f22 *1/?f17 "/>
              <draw:equation draw:name="f28" draw:formula="?f23 *1/?f17 "/>
              <draw:equation draw:name="f29" draw:formula="?f27 "/>
              <draw:equation draw:name="f30" draw:formula="?f28 "/>
              <draw:equation draw:name="f31" draw:formula="?f7 *?f26 /1"/>
              <draw:equation draw:name="f32" draw:formula="?f29 *?f26 /1"/>
              <draw:equation draw:name="f33" draw:formula="?f30 *?f26 /1"/>
              <draw:equation draw:name="f34" draw:formula="logwidth/2"/>
              <draw:equation draw:name="f35" draw:formula="logwidth"/>
              <draw:equation draw:name="f36" draw:formula="logheight/2"/>
              <draw:equation draw:name="f37" draw:formula="logheight"/>
            </draw:enhanced-geometry>
          </draw:custom-shape>
        </draw:g>
        <draw:custom-shape draw:name="Shape 883" draw:style-name="gr13" draw:text-style-name="P15" draw:layer="layout" svg:width="0.256cm" svg:height="1.025cm" svg:x="11.611cm" svg:y="4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31" draw:text-style-name="P34" draw:layer="layout" svg:width="5.225cm" svg:height="0.75cm" svg:x="7.911cm" svg:y="3.2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9" draw:text-style-name="P15" draw:layer="layout" svg:width="0.001cm" svg:height="0.293cm" svg:x="9.182cm" svg:y="3.6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15" draw:text-style-name="P15" draw:layer="layout" svg:width="0.001cm" svg:height="0.533cm" svg:x="9.853cm" svg:y="3.369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9" draw:text-style-name="P15" draw:layer="layout" svg:width="0.001cm" svg:height="0.293cm" svg:x="8.542cm" svg:y="3.6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9" draw:text-style-name="P15" draw:layer="layout" svg:width="0.001cm" svg:height="0.293cm" svg:x="11.181cm" svg:y="3.6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9" draw:text-style-name="P15" draw:layer="layout" svg:width="0.001cm" svg:height="0.293cm" svg:x="11.852cm" svg:y="3.6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9" draw:text-style-name="P15" draw:layer="layout" svg:width="0.001cm" svg:height="0.293cm" svg:x="10.54cm" svg:y="3.6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9" draw:text-style-name="P15" draw:layer="layout" svg:width="0.001cm" svg:height="0.293cm" svg:x="12.509cm" svg:y="3.6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4" draw:style-name="gr16" draw:text-style-name="P19" draw:layer="layout" svg:width="10.472cm" svg:height="0.777cm" svg:x="13.15cm" svg:y="3.1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6" draw:style-name="gr17" draw:text-style-name="P12" draw:layer="layout" svg:width="2.488cm" svg:height="1.011cm" svg:x="2.653cm" svg:y="8.147cm">
          <text:p text:style-name="P10"><text:span text:style-name="T11">0x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7" draw:style-name="gr32" draw:text-style-name="P12" draw:layer="layout" svg:width="18.626cm" svg:height="3.224cm" svg:x="2.653cm" svg:y="9.222cm">
          <text:p text:style-name="P10"><text:span text:style-name="T9">(to be filled with encrypted 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9" draw:style-name="gr19" draw:text-style-name="P22" draw:layer="layout" svg:width="2.823cm" svg:height="0.614cm" svg:x="17.183cm" svg:y="3.297cm">
          <text:p text:style-name="P21"><text:span text:style-name="T8">message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23" draw:text-style-name="P28" draw:layer="layout" svg:width="20.969cm" svg:height="1.011cm" svg:x="2.634cm" svg:y="5.021cm">
          <text:p text:style-name="P10"><text:span text:style-name="T9">Options: Class I (integrity 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5" draw:style-name="gr24" draw:text-style-name="P29" draw:layer="layout" svg:width="20.969cm" svg:height="1.011cm" svg:x="2.653cm" svg:y="6.101cm">
          <text:p text:style-name="P10"><text:span text:style-name="T9">Options: Class U (unprotec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35" draw:layer="layout" svg:width="3.048cm" svg:height="0.762cm" svg:x="9.144cm" svg:y="3.17cm">
          <draw:text-box>
            <text:p><text:span text:style-name="T16">POST/FETCH</text:span></text:p>
          </draw:text-box>
        </draw:frame>
        <draw:frame draw:name="Espace réservé du texte 9" presentation:style-name="pr9" draw:text-style-name="P24" draw:layer="layout" svg:width="20.088cm" svg:height="0.766cm" svg:x="1.016cm" svg:y="0.208cm" presentation:class="outline" presentation:user-transformed="true">
          <draw:text-box>
            <text:list text:style-name="L3">
              <text:list-item>
                <text:p text:style-name="P23"><text:span text:style-name="T13">Prepare target OSCORE message</text:span></text:p>
              </text:list-item>
            </text:list>
          </draw:text-box>
        </draw:frame>
        <draw:custom-shape draw:style-name="gr34" draw:text-style-name="P30" draw:layer="layout" svg:width="0.254cm" svg:height="2.286cm" svg:x="2.032cm" svg:y="4.82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5" draw:text-style-name="P33" draw:layer="layout" svg:width="2.816cm" svg:height="2.056cm" draw:transform="rotate (1.5707963267949) translate (0.3cm 7.366cm)">
          <draw:text-box>
            <text:p text:style-name="P36">Outer options</text:p>
          </draw:text-box>
        </draw:frame>
        <draw:custom-shape draw:style-name="gr36" draw:text-style-name="P30" draw:layer="layout" svg:width="0.254cm" svg:height="3.103cm" svg:x="2.033cm" svg:y="9.34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5" draw:text-style-name="P33" draw:layer="layout" svg:width="2.816cm" svg:height="2.056cm" draw:transform="rotate (1.5707963267949) translate (0.3cm 12.282cm)">
          <draw:text-box>
            <text:p text:style-name="P36">Inner options</text:p>
          </draw:text-box>
        </draw:frame>
        <draw:custom-shape draw:name="Shape 895" draw:style-name="gr37" draw:text-style-name="P37" draw:layer="layout" svg:width="10.555cm" svg:height="1.011cm" svg:x="2.653cm" svg:y="7.112cm">
          <text:p text:style-name="P10"><text:span text:style-name="T9">Object Security Option (OS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Espace réservé de l'image des diapositives 1" draw:style-name="gr3" draw:layer="layout" svg:width="19.797cm" svg:height="11.136cm" svg:x="0.601cm" svg:y="2.257cm" draw:page-number="6" presentation:class="page"/>
          <draw:frame draw:name="Espace réservé des notes 2" presentation:style-name="pr6" draw:text-style-name="P38" draw:layer="layout" svg:width="15.239cm" svg:height="11.429cm" svg:x="1.905cm" svg:y="12.065cm" presentation:class="notes" presentation:user-transformed="true">
            <draw:text-box>
              <text:p text:style-name="P25"><text:span text:style-name="T14">Header CoAp relativement CoAP, dans lequel vous allez avoir les versions ou autre. On ne va pas rentrer dans les détails. </text:span></text:p>
              <text:p text:style-name="P25"><text:span text:style-name="T14">Observez qu’ici cependant vous avez un code, qui tient sur 1 octet, représente différente valeur. </text:span></text:p>
              <text:p text:style-name="P25"><text:span text:style-name="T14">Vous connaissez tous l’erreur 404 en HTTP = 3 caractère / ici en CoAP il tient sur un seul. Il y a donc plein d’astuces qui font que la représentation est compatible avec HTTP mais plus compacte. </text:span></text:p>
              <text:p text:style-name="P25"><text:span text:style-name="T14"/></text:p>
            </draw:text-box>
          </draw:frame>
          <draw:custom-shape draw:name="Espace réservé du numéro de diapositive 3" draw:style-name="gr21" draw:text-style-name="P15" draw:layer="layout" svg:width="8.254cm" svg:height="1.273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3" draw:master-page-name="Titre_20_seul" presentation:presentation-page-layout-name="AL2T19">
        <office:forms form:automatic-focus="false" form:apply-design-mode="false"/>
        <draw:frame presentation:style-name="pr10" draw:layer="layout" svg:width="20.088cm" svg:height="1.249cm" svg:x="1.1cm" svg:y="0cm" presentation:class="title">
          <draw:text-box>
            <text:p>OSCORE Plaintext</text:p>
          </draw:text-box>
        </draw:frame>
        <draw:custom-shape draw:name="Shape 895" draw:style-name="gr38" draw:text-style-name="P27" draw:layer="layout" svg:width="17.178cm" svg:height="1.011cm" svg:x="1.464cm" svg:y="4.514cm">
          <text:p text:style-name="P10"><text:span text:style-name="T9">Options: Class E (encryp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39" draw:text-style-name="P18" draw:layer="layout" svg:width="5.225cm" svg:height="0.903cm" svg:x="1.464cm" svg:y="3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40" draw:text-style-name="P15" draw:layer="layout" svg:width="0.001cm" svg:height="0.114cm" svg:x="2.735cm" svg:y="4.3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40" draw:text-style-name="P15" draw:layer="layout" svg:width="0.005cm" svg:height="0.113cm" svg:x="3.402cm" svg:y="4.289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9" draw:text-style-name="P15" draw:layer="layout" svg:width="0.001cm" svg:height="0.293cm" svg:x="2.095cm" svg:y="4.1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40" draw:text-style-name="P15" draw:layer="layout" svg:width="0.001cm" svg:height="0.114cm" svg:x="4.734cm" svg:y="4.3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40" draw:text-style-name="P15" draw:layer="layout" svg:width="0.001cm" svg:height="0.114cm" svg:x="5.405cm" svg:y="4.3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40" draw:text-style-name="P15" draw:layer="layout" svg:width="0.001cm" svg:height="0.114cm" svg:x="4.093cm" svg:y="4.318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9" draw:text-style-name="P15" draw:layer="layout" svg:width="0.001cm" svg:height="0.293cm" svg:x="6.062cm" svg:y="4.1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frame draw:style-name="gr41" draw:text-style-name="P39" draw:layer="layout" svg:width="4.318cm" svg:height="0.962cm" svg:x="2.371cm" svg:y="3.456cm">
          <draw:text-box>
            <text:p><text:span text:style-name="T17">CoAP Code</text:span></text:p>
          </draw:text-box>
        </draw:frame>
        <draw:custom-shape draw:style-name="gr42" draw:text-style-name="P40" draw:layer="layout" svg:width="5.24cm" svg:height="1.079cm" svg:x="1.464cm" svg:y="5.525cm">
          <text:p text:style-name="P36"><text:span text:style-name="T7">FF</text:span></text:p>
          <draw:enhanced-geometry svg:viewBox="0 0 21600 21600" draw:type="rectangle" draw:enhanced-path="M 0 0 L 21600 0 21600 21600 0 21600 0 0 Z N"/>
        </draw:custom-shape>
        <draw:custom-shape draw:style-name="gr43" draw:text-style-name="P42" draw:layer="layout" svg:width="13.368cm" svg:height="1.27cm" svg:x="1.464cm" svg:y="6.604cm">
          <text:p text:style-name="P41"><text:span text:style-name="T18">Data (original CoAP message payload)</text:span></text:p>
          <draw:enhanced-geometry svg:viewBox="0 0 21600 21600" draw:type="rectangle" draw:enhanced-path="M 0 0 L 21600 0 21600 21600 0 21600 0 0 Z N"/>
        </draw:custom-shape>
        <draw:custom-shape draw:style-name="gr44" draw:text-style-name="P30" draw:layer="layout" svg:width="0.254cm" svg:height="5.588cm" draw:transform="rotate (-1.5707963267949) translate (6.858cm 3.302cm)">
          <text:p/>
          <draw:enhanced-geometry svg:viewBox="0 0 21600 21600" draw:glue-points="21600 0 0 10800 21600 21600" draw:text-areas="6350 ?f3 21600 ?f4" draw:type="left-bracket" draw:modifiers="1159.42028985507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1" draw:text-style-name="P43" draw:layer="layout" svg:width="4.064cm" svg:height="0.962cm" svg:x="2.386cm" svg:y="2.34cm">
          <draw:text-box>
            <text:p><text:span text:style-name="T7">First byte</text:span></text:p>
          </draw:text-box>
        </draw:frame>
        <draw:custom-shape draw:style-name="gr45" draw:text-style-name="P44" draw:layer="layout" svg:width="4.37cm" svg:height="2.938cm" svg:x="7.604cm" svg:y="9.50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5" draw:layer="layout" svg:width="2.265cm" svg:height="0.638cm" svg:x="7.604cm" svg:y="10.14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5" draw:layer="layout" svg:width="2.59cm" svg:height="0.64cm" svg:x="9.384cm" svg:y="10.78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6" draw:layer="layout" svg:width="4.37cm" svg:height="1.021cm" svg:x="7.604cm" svg:y="11.42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427cm" svg:height="0.639cm" svg:x="9.547cm" svg:y="9.506cm">
          <text:p text:style-name="P36"><text:span text:style-name="T15">opt2</text:span></text:p>
          <draw:enhanced-geometry svg:viewBox="0 0 21600 21600" draw:type="rectangle" draw:enhanced-path="M 0 0 L 21600 0 21600 21600 0 21600 0 0 Z N"/>
        </draw:custom-shape>
        <draw:custom-shape draw:style-name="gr50" draw:text-style-name="P45" draw:layer="layout" svg:width="1.943cm" svg:height="0.639cm" svg:x="7.604cm" svg:y="9.50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5" draw:layer="layout" svg:width="2.105cm" svg:height="0.638cm" svg:x="9.869cm" svg:y="10.14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7" draw:layer="layout" svg:width="1.78cm" svg:height="0.64cm" svg:x="7.604cm" svg:y="10.783cm">
          <text:p text:style-name="P36"><text:span text:style-name="T15">opt5</text:span></text:p>
          <draw:enhanced-geometry svg:viewBox="0 0 21600 21600" draw:type="rectangle" draw:enhanced-path="M 0 0 L 21600 0 21600 21600 0 21600 0 0 Z N"/>
        </draw:custom-shape>
        <draw:line draw:style-name="gr53" draw:text-style-name="P30" draw:layer="layout" svg:x1="12.684cm" svg:y1="11.03cm" svg:x2="13.7cm" svg:y2="11.03cm">
          <text:p/>
        </draw:line>
        <draw:custom-shape draw:style-name="gr45" draw:text-style-name="P44" draw:layer="layout" svg:width="4.37cm" svg:height="2.938cm" svg:x="13.954cm" svg:y="9.50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5" draw:layer="layout" svg:width="2.59cm" svg:height="0.64cm" svg:x="15.734cm" svg:y="10.78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6" draw:layer="layout" svg:width="4.37cm" svg:height="1.021cm" svg:x="13.192cm" svg:y="12.04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5" draw:layer="layout" svg:width="1.943cm" svg:height="0.639cm" svg:x="13.954cm" svg:y="9.50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5" draw:layer="layout" svg:width="2.105cm" svg:height="0.638cm" svg:x="16.219cm" svg:y="10.14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5" draw:layer="layout" svg:width="2.265cm" svg:height="0.638cm" svg:x="13.954cm" svg:y="10.145cm">
          <text:p/>
          <draw:enhanced-geometry svg:viewBox="0 0 21600 21600" draw:type="rectangle" draw:enhanced-path="M 0 0 L 21600 0 21600 21600 0 21600 0 0 Z N"/>
        </draw:custom-shape>
        <draw:line draw:style-name="gr53" draw:text-style-name="P30" draw:layer="layout" svg:x1="19.034cm" svg:y1="11.03cm" svg:x2="20.05cm" svg:y2="11.03cm">
          <text:p/>
        </draw:line>
        <draw:custom-shape draw:style-name="gr49" draw:text-style-name="P47" draw:layer="layout" svg:width="2.427cm" svg:height="0.639cm" svg:x="20.304cm" svg:y="9.883cm">
          <text:p text:style-name="P36"><text:span text:style-name="T15">opt2</text:span></text:p>
          <draw:enhanced-geometry svg:viewBox="0 0 21600 21600" draw:type="rectangle" draw:enhanced-path="M 0 0 L 21600 0 21600 21600 0 21600 0 0 Z N"/>
        </draw:custom-shape>
        <draw:custom-shape draw:style-name="gr54" draw:text-style-name="P40" draw:layer="layout" svg:width="1.778cm" svg:height="0.762cm" svg:x="20.304cm" svg:y="10.522cm">
          <text:p text:style-name="P36"><text:span text:style-name="T15">FF</text:span></text:p>
          <draw:enhanced-geometry svg:viewBox="0 0 21600 21600" draw:type="rectangle" draw:enhanced-path="M 0 0 L 21600 0 21600 21600 0 21600 0 0 Z N"/>
        </draw:custom-shape>
        <draw:custom-shape draw:style-name="gr48" draw:text-style-name="P46" draw:layer="layout" svg:width="4.37cm" svg:height="1.021cm" svg:x="20.304cm" svg:y="11.27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8" draw:layer="layout" svg:width="1.27cm" svg:height="0.639cm" svg:x="8.62cm" svg:y="8.86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5" draw:layer="layout" svg:width="2.083cm" svg:height="0.639cm" svg:x="9.89cm" svg:y="8.86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5" draw:layer="layout" svg:width="1.016cm" svg:height="0.639cm" svg:x="7.604cm" svg:y="8.86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5" draw:layer="layout" svg:width="2.083cm" svg:height="0.639cm" svg:x="16.241cm" svg:y="8.86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5" draw:layer="layout" svg:width="1.016cm" svg:height="0.639cm" svg:x="13.955cm" svg:y="8.86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427cm" svg:height="0.639cm" svg:x="16.861cm" svg:y="9.121cm">
          <text:p text:style-name="P36"><text:span text:style-name="T15">opt2</text:span></text:p>
          <draw:enhanced-geometry svg:viewBox="0 0 21600 21600" draw:type="rectangle" draw:enhanced-path="M 0 0 L 21600 0 21600 21600 0 21600 0 0 Z N"/>
        </draw:custom-shape>
        <draw:custom-shape draw:style-name="gr58" draw:text-style-name="P44" draw:layer="layout" svg:width="1.27cm" svg:height="0.639cm" svg:x="14.971cm" svg:y="8.86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8" draw:layer="layout" svg:width="1.27cm" svg:height="0.639cm" svg:x="14.716cm" svg:y="8.4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8" draw:layer="layout" svg:width="1.27cm" svg:height="0.639cm" svg:x="20.304cm" svg:y="9.244cm">
          <text:p/>
          <draw:enhanced-geometry svg:viewBox="0 0 21600 21600" draw:type="rectangle" draw:enhanced-path="M 0 0 L 21600 0 21600 21600 0 21600 0 0 Z N"/>
        </draw:custom-shape>
        <draw:frame draw:style-name="gr59" draw:text-style-name="P8" draw:layer="layout" svg:width="6.858cm" svg:height="2.759cm" svg:x="0.554cm" svg:y="9.144cm">
          <draw:text-box>
            <text:p><text:span text:style-name="T19">Options are reordered and re-compressed with delta encoding as per CoAP</text:span></text:p>
          </draw:text-box>
        </draw:frame>
        <draw:custom-shape draw:style-name="gr52" draw:text-style-name="P47" draw:layer="layout" svg:width="1.78cm" svg:height="0.64cm" svg:x="22.731cm" svg:y="9.882cm">
          <text:p text:style-name="P36"><text:span text:style-name="T15">opt5</text:span></text:p>
          <draw:enhanced-geometry svg:viewBox="0 0 21600 21600" draw:type="rectangle" draw:enhanced-path="M 0 0 L 21600 0 21600 21600 0 21600 0 0 Z N"/>
        </draw:custom-shape>
        <draw:custom-shape draw:style-name="gr60" draw:text-style-name="P44" draw:layer="layout" svg:width="1.78cm" svg:height="0.647cm" svg:x="13.954cm" svg:y="10.78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7" draw:layer="layout" svg:width="1.78cm" svg:height="0.64cm" svg:x="13.716cm" svg:y="10.414cm">
          <text:p text:style-name="P36"><text:span text:style-name="T15">opt5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9.797cm" svg:height="11.136cm" svg:x="0.601cm" svg:y="2.257cm" draw:page-number="7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re_20_et_20_contenu">
        <office:forms form:automatic-focus="false" form:apply-design-mode="false"/>
        <draw:custom-shape draw:name="Disque magnétique 23" draw:style-name="gr61" draw:text-style-name="P49" draw:layer="layout" svg:width="3.894cm" svg:height="3.199cm" svg:x="1.141cm" svg:y="3.391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Disque magnétique 24" draw:style-name="gr61" draw:text-style-name="P49" draw:layer="layout" svg:width="3.894cm" svg:height="3.199cm" svg:x="20.425cm" svg:y="3.394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frame presentation:style-name="pr12" draw:layer="layout" svg:width="20.088cm" svg:height="1.249cm" svg:x="1.1cm" svg:y="0.001cm" presentation:class="title" presentation:user-transformed="true">
          <draw:text-box>
            <text:p>Security Context</text:p>
          </draw:text-box>
        </draw:frame>
        <draw:custom-shape draw:name="Rectangle 10" draw:style-name="gr62" draw:text-style-name="P50" draw:layer="layout" svg:width="2.199cm" svg:height="1.999cm" svg:x="1.987cm" svg:y="8.765cm">
          <text:p text:style-name="P13"><text:span text:style-name="T20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2" draw:text-style-name="P50" draw:layer="layout" svg:width="2.199cm" svg:height="1.999cm" svg:x="21.188cm" svg:y="8.765cm">
          <text:p text:style-name="P13"><text:span text:style-name="T21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3" draw:text-style-name="P51" draw:layer="layout" svg:width="1.95cm" svg:height="1.251cm" svg:x="7.955cm" svg:y="9.139cm">
          <text:p text:style-name="P13"><text:span text:style-name="T22">pro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4" draw:text-style-name="P51" draw:layer="layout" svg:width="1.886cm" svg:height="1.251cm" svg:x="13.099cm" svg:y="9.139cm">
          <text:p text:style-name="P13"><text:span text:style-name="T22">pro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5" draw:style-name="gr65" draw:text-style-name="P52" draw:layer="layout" svg:width="3.767cm" svg:height="0.001cm" svg:x="4.187cm" svg:y="9.7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6" draw:style-name="gr66" draw:text-style-name="P52" draw:layer="layout" svg:width="3.236cm" svg:height="0.023cm" svg:x="9.905cm" svg:y="9.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7" draw:style-name="gr67" draw:text-style-name="P52" draw:layer="layout" svg:width="6.201cm" svg:height="0.041cm" svg:x="14.985cm" svg:y="9.6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ZoneTexte 20" draw:style-name="gr68" draw:text-style-name="P11" draw:layer="layout" svg:width="1.655cm" svg:height="0.883cm" svg:x="5.204cm" svg:y="9.591cm">
          <text:p text:style-name="P10"><text:span text:style-name="T23">co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68" draw:text-style-name="P53" draw:layer="layout" svg:width="1.655cm" svg:height="0.883cm" svg:x="10.38cm" svg:y="9.646cm">
          <text:p text:style-name="P10"><text:span text:style-name="T23">co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68" draw:text-style-name="P53" draw:layer="layout" svg:width="1.388cm" svg:height="0.883cm" svg:x="17.146cm" svg:y="9.645cm">
          <text:p text:style-name="P10"><text:span text:style-name="T23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9" draw:text-style-name="P36" draw:layer="layout" svg:width="1.532cm" svg:height="0.762cm" draw:transform="skewX (0.015707963267949) rotate (-1.5707963267949) translate (3.401cm 6.93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9" draw:text-style-name="P36" draw:layer="layout" svg:width="1.532cm" svg:height="0.762cm" draw:transform="skewX (0.015707963267949) rotate (-1.5707963267949) translate (22.701cm 6.93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0" draw:text-style-name="P8" draw:layer="layout" svg:width="5.334cm" svg:height="1.016cm" svg:x="0.708cm" svg:y="2.278cm">
          <draw:text-box>
            <text:p>Sender-side ctx</text:p>
          </draw:text-box>
        </draw:frame>
        <draw:frame draw:style-name="gr71" draw:text-style-name="P8" draw:layer="layout" svg:width="5.784cm" svg:height="1.673cm" svg:x="19.558cm" svg:y="2.278cm">
          <draw:text-box>
            <text:p>Recipient-side ctx</text:p>
          </draw:text-box>
        </draw:frame>
        <draw:path draw:style-name="gr72" draw:text-style-name="P30" draw:layer="layout" svg:width="5.043cm" svg:height="2.647cm" draw:transform="skewX (0.257785130519562) rotate (1.00199352356994) translate (5.334cm 5.334cm)" svg:viewBox="0 0 5044 2648" svg:d="M0 0c2652 0 5044 2648 5044 2648">
          <text:p/>
        </draw:path>
        <draw:path draw:style-name="gr72" draw:text-style-name="P30" draw:layer="layout" svg:width="5.126cm" svg:height="2.749cm" draw:transform="skewX (-0.205948851735331) rotate (-0.977035315266427) translate (17.1976988794787cm 1.03344757026569cm)" svg:viewBox="0 0 5127 2750" svg:d="M5127 0c-2696 0-5127 2750-5127 2750">
          <text:p/>
        </draw:path>
        <draw:frame draw:style-name="gr2" draw:text-style-name="P33" draw:layer="layout" svg:width="6.096cm" svg:height="2.384cm" svg:x="9.652cm" svg:y="2.286cm">
          <draw:text-box>
            <text:p text:style-name="P36">Master Secret </text:p>
            <text:p text:style-name="P36">+</text:p>
            <text:p text:style-name="P36">Master Salt</text:p>
          </draw:text-box>
        </draw:frame>
        <draw:frame draw:style-name="gr41" draw:text-style-name="P54" draw:layer="layout" svg:width="2.904cm" svg:height="0.962cm" draw:transform="rotate (0.203854456632938) translate (1.141cm 4.014cm)">
          <draw:text-box>
            <text:p><text:span text:style-name="T24">Sender ID</text:span></text:p>
          </draw:text-box>
        </draw:frame>
        <draw:frame draw:style-name="gr73" draw:text-style-name="P54" draw:layer="layout" svg:width="3.336cm" svg:height="0.839cm" draw:transform="rotate (-0.0949459113084912) translate (2.104cm 4.284cm)">
          <draw:text-box>
            <text:p><text:span text:style-name="T24">Sender key</text:span></text:p>
          </draw:text-box>
        </draw:frame>
        <draw:frame draw:style-name="gr74" draw:text-style-name="P54" draw:layer="layout" svg:width="4.183cm" svg:height="0.961cm" draw:transform="rotate (0.0891863247769102) translate (1.19cm 5.453cm)">
          <draw:text-box>
            <text:p><text:span text:style-name="T24">Sender seqno</text:span></text:p>
          </draw:text-box>
        </draw:frame>
        <draw:frame draw:style-name="gr41" draw:text-style-name="P54" draw:layer="layout" svg:width="2.904cm" svg:height="0.962cm" draw:transform="rotate (0.203854456632938) translate (20.583cm 3.982cm)">
          <draw:text-box>
            <text:p><text:span text:style-name="T24">Recip ID</text:span></text:p>
          </draw:text-box>
        </draw:frame>
        <draw:frame draw:style-name="gr73" draw:text-style-name="P54" draw:layer="layout" svg:width="3.336cm" svg:height="0.839cm" draw:transform="rotate (-0.0949459113084912) translate (21.162cm 4.437cm)">
          <draw:text-box>
            <text:p><text:span text:style-name="T24">Recip key</text:span></text:p>
          </draw:text-box>
        </draw:frame>
        <draw:frame draw:style-name="gr74" draw:text-style-name="P54" draw:layer="layout" svg:width="4.183cm" svg:height="0.961cm" draw:transform="rotate (0.0891863247769102) translate (20.32cm 5.636cm)">
          <draw:text-box>
            <text:p><text:span text:style-name="T24">Replay window</text:span></text:p>
          </draw:text-box>
        </draw:frame>
        <draw:custom-shape draw:style-name="gr75" draw:text-style-name="P44" draw:layer="layout" svg:width="3.556cm" svg:height="2.286cm" svg:x="6.758cm" svg:y="5.33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4" draw:layer="layout" svg:width="2.54cm" svg:height="0.762cm" svg:x="7.774cm" svg:y="6.858cm">
          <text:p text:style-name="P36"><text:span text:style-name="T15">piv</text:span></text:p>
          <draw:enhanced-geometry svg:viewBox="0 0 21600 21600" draw:type="rectangle" draw:enhanced-path="M 0 0 L 21600 0 21600 21600 0 21600 0 0 Z N"/>
        </draw:custom-shape>
        <draw:frame draw:style-name="gr73" draw:text-style-name="P8" draw:layer="layout" svg:width="3.402cm" svg:height="0.839cm" svg:x="6.858cm" svg:y="5.334cm">
          <draw:text-box>
            <text:p><text:span text:style-name="T25">OSC Req.</text:span></text:p>
          </draw:text-box>
        </draw:frame>
        <draw:custom-shape draw:style-name="gr77" draw:text-style-name="P55" draw:layer="layout" svg:width="3.048cm" svg:height="0.508cm" svg:x="7.112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8" draw:text-style-name="P44" draw:layer="layout" svg:width="3.556cm" svg:height="1.116cm" svg:x="16.256cm" svg:y="11.33cm">
          <text:p/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3.402cm" svg:height="1.427cm" svg:x="16.41cm" svg:y="11.484cm">
          <draw:text-box>
            <text:p><text:span text:style-name="T25">OSC Resp.</text:span></text:p>
          </draw:text-box>
        </draw:frame>
        <draw:custom-shape draw:style-name="gr79" draw:text-style-name="P47" draw:layer="layout" svg:width="3.048cm" svg:height="0.508cm" svg:x="16.51cm" svg:y="10.668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44" draw:layer="layout" svg:width="2.54cm" svg:height="0.762cm" svg:x="7.774cm" svg:y="6.096cm">
          <text:p text:style-name="P36"><text:span text:style-name="T15">Kid = SID</text:span></text:p>
          <draw:enhanced-geometry svg:viewBox="0 0 21600 21600" draw:type="rectangle" draw:enhanced-path="M 0 0 L 21600 0 21600 21600 0 21600 0 0 Z N"/>
        </draw:custom-shape>
        <draw:custom-shape draw:style-name="gr76" draw:text-style-name="P44" draw:layer="layout" svg:width="2.54cm" svg:height="0.762cm" svg:x="7.774cm" svg:y="6.858cm">
          <text:p text:style-name="P36"><text:span text:style-name="T15">piv</text:span></text:p>
          <draw:enhanced-geometry svg:viewBox="0 0 21600 21600" draw:type="rectangle" draw:enhanced-path="M 0 0 L 21600 0 21600 21600 0 21600 0 0 Z N"/>
        </draw:custom-shape>
        <draw:frame draw:style-name="gr80" draw:text-style-name="P8" draw:layer="layout" svg:width="2.131cm" svg:height="0.878cm" svg:x="0.508cm" svg:y="7.112cm">
          <draw:text-box>
            <text:p><text:span text:style-name="T19">Token</text:span></text:p>
          </draw:text-box>
        </draw:frame>
        <draw:frame draw:style-name="gr80" draw:text-style-name="P8" draw:layer="layout" svg:width="2.131cm" svg:height="0.878cm" svg:x="22.701cm" svg:y="7.25cm">
          <draw:text-box>
            <text:p><text:span text:style-name="T19">SID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re_20_et_20_contenu">
        <office:forms form:automatic-focus="false" form:apply-design-mode="false"/>
        <draw:frame presentation:style-name="pr12" draw:layer="layout" svg:width="20.088cm" svg:height="1.249cm" svg:x="1.1cm" svg:y="0.002cm" presentation:class="title" presentation:user-transformed="true">
          <draw:text-box>
            <text:p>Security Parameters</text:p>
          </draw:text-box>
        </draw:frame>
        <draw:frame draw:style-name="gr41" draw:text-style-name="P56" draw:layer="layout" svg:width="12.192cm" svg:height="0.962cm" svg:x="0.508cm" svg:y="2.286cm">
          <draw:text-box>
            <text:p><text:span text:style-name="T26">Pre-established parameters:</text:span></text:p>
          </draw:text-box>
        </draw:frame>
        <draw:frame draw:style-name="gr81" draw:text-style-name="P8" draw:layer="layout" svg:width="6.858cm" svg:height="2.079cm" svg:x="18.034cm" svg:y="2.493cm">
          <draw:text-box>
            <text:p><text:span text:style-name="T25">* the ‘?’ indicates optional param. Default value is assumed if absent</text:span></text:p>
          </draw:text-box>
        </draw:frame>
        <draw:frame draw:style-name="gr82" draw:text-style-name="P8" draw:layer="layout" svg:width="5.588cm" svg:height="3.695cm" svg:x="1.524cm" svg:y="3.671cm">
          <draw:text-box>
            <text:list text:style-name="L2">
              <text:list-item>
                <text:p text:style-name="P57"><text:span text:style-name="T27">Master Secret</text:span></text:p>
              </text:list-item>
              <text:list-item>
                <text:p text:style-name="P57"><text:span text:style-name="T27">? Master Salt</text:span></text:p>
              </text:list-item>
              <text:list-item>
                <text:p text:style-name="P57"><text:span text:style-name="T27">Sender ID</text:span></text:p>
              </text:list-item>
              <text:list-item>
                <text:p text:style-name="P57"><text:span text:style-name="T27">Recipient ID</text:span></text:p>
              </text:list-item>
            </text:list>
          </draw:text-box>
        </draw:frame>
        <draw:frame draw:style-name="gr83" draw:text-style-name="P8" draw:layer="layout" svg:width="8.128cm" svg:height="3.495cm" svg:x="7.62cm" svg:y="3.671cm">
          <draw:text-box>
            <text:list text:style-name="L2">
              <text:list-item>
                <text:p text:style-name="P57"><text:span text:style-name="T27">? AEAD Algorithm</text:span></text:p>
              </text:list-item>
              <text:list-item>
                <text:p text:style-name="P57"><text:span text:style-name="T27">? kdf</text:span></text:p>
              </text:list-item>
              <text:list-item>
                <text:p text:style-name="P57"><text:span text:style-name="T27">? Replay Window type &amp; size</text:span></text:p>
              </text:list-item>
            </text:list>
          </draw:text-box>
        </draw:frame>
        <draw:frame draw:style-name="gr41" draw:text-style-name="P56" draw:layer="layout" svg:width="12.192cm" svg:height="0.962cm" svg:x="0.508cm" svg:y="7.986cm">
          <draw:text-box>
            <text:p><text:span text:style-name="T26">Key &amp; Common IV derivation:</text:span></text:p>
          </draw:text-box>
        </draw:frame>
        <draw:frame draw:style-name="gr41" draw:text-style-name="P8" draw:layer="layout" svg:width="13.462cm" svg:height="0.962cm" svg:x="5.272cm" svg:y="9.251cm">
          <draw:text-box>
            <text:p>key/IV = HKDF(salt, IKM, info, L)</text:p>
          </draw:text-box>
        </draw:frame>
        <draw:frame draw:style-name="gr41" draw:text-style-name="P8" draw:layer="layout" svg:width="3.81cm" svg:height="0.962cm" svg:x="6.288cm" svg:y="11.737cm">
          <draw:text-box>
            <text:p>Master Salt</text:p>
          </draw:text-box>
        </draw:frame>
        <draw:line draw:style-name="gr53" draw:text-style-name="P30" draw:layer="layout" svg:x1="9.336cm" svg:y1="11.737cm" svg:x2="10.352cm" svg:y2="10.213cm">
          <text:p/>
        </draw:line>
        <draw:frame draw:style-name="gr71" draw:text-style-name="P8" draw:layer="layout" svg:width="2.54cm" svg:height="1.673cm" svg:x="10.606cm" svg:y="11.842cm">
          <draw:text-box>
            <text:p>Master Secret</text:p>
          </draw:text-box>
        </draw:frame>
        <draw:line draw:style-name="gr53" draw:text-style-name="P30" draw:layer="layout" svg:x1="11.876cm" svg:y1="11.842cm" svg:x2="11.876cm" svg:y2="10.213cm">
          <text:p/>
        </draw:line>
        <draw:frame draw:style-name="gr84" draw:text-style-name="P8" draw:layer="layout" svg:width="6.35cm" svg:height="3.247cm" svg:x="13.97cm" svg:y="10.469cm">
          <draw:text-box>
            <text:p><text:span text:style-name="T25">[</text:span></text:p>
            <text:p><text:span text:style-name="T25">id = SID / RID / nil,</text:span></text:p>
            <text:p><text:span text:style-name="T25">type = “key” / “iv”,</text:span></text:p>
            <text:p><text:span text:style-name="T25">L = size of key in octets</text:span></text:p>
            <text:p><text:span text:style-name="T25">]</text:span></text:p>
          </draw:text-box>
        </draw:frame>
        <draw:line draw:style-name="gr53" draw:text-style-name="P30" draw:layer="layout" svg:x1="13.97cm" svg:y1="11.176cm" svg:x2="13.462cm" svg:y2="10.16cm">
          <text:p/>
        </draw:lin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re_20_et_20_contenu">
        <office:forms form:automatic-focus="false" form:apply-design-mode="false"/>
        <draw:frame presentation:style-name="pr12" draw:layer="layout" svg:width="20.088cm" svg:height="1.249cm" svg:x="1.1cm" svg:y="0.002cm" presentation:class="title" presentation:user-transformed="true">
          <draw:text-box>
            <text:p>Security Parameters (cont.)</text:p>
          </draw:text-box>
        </draw:frame>
        <draw:frame draw:style-name="gr41" draw:text-style-name="P56" draw:layer="layout" svg:width="5.588cm" svg:height="0.962cm" svg:x="0.508cm" svg:y="2.54cm">
          <draw:text-box>
            <text:p><text:span text:style-name="T26">Nonce:</text:span></text:p>
          </draw:text-box>
        </draw:frame>
        <draw:custom-shape draw:style-name="gr85" draw:text-style-name="P44" draw:layer="layout" svg:width="9.144cm" svg:height="1.016cm" svg:x="3.81cm" svg:y="4.064cm">
          <text:p text:style-name="P36">ID of piv generator</text:p>
          <draw:enhanced-geometry svg:viewBox="0 0 21600 21600" draw:type="rectangle" draw:enhanced-path="M 0 0 L 21600 0 21600 21600 0 21600 0 0 Z N"/>
        </draw:custom-shape>
        <draw:custom-shape draw:style-name="gr86" draw:text-style-name="P44" draw:layer="layout" svg:width="2.032cm" svg:height="1.016cm" svg:x="12.954cm" svg:y="4.064cm">
          <text:p text:style-name="P36">piv</text:p>
          <draw:enhanced-geometry svg:viewBox="0 0 21600 21600" draw:type="rectangle" draw:enhanced-path="M 0 0 L 21600 0 21600 21600 0 21600 0 0 Z N"/>
        </draw:custom-shape>
        <draw:line draw:style-name="gr87" draw:text-style-name="P30" draw:layer="layout" svg:x1="2.54cm" svg:y1="5.461cm" svg:x2="2.54cm" svg:y2="6.223cm">
          <text:p/>
        </draw:line>
        <draw:line draw:style-name="gr87" draw:text-style-name="P30" draw:layer="layout" svg:x1="2.159cm" svg:y1="5.842cm" svg:x2="2.921cm" svg:y2="5.842cm">
          <text:p/>
        </draw:line>
        <draw:custom-shape draw:style-name="gr88" draw:text-style-name="P30" draw:layer="layout" svg:width="1.016cm" svg:height="1.016cm" svg:x="2.032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44" draw:layer="layout" svg:width="11.176cm" svg:height="1.016cm" svg:x="3.81cm" svg:y="6.35cm">
          <text:p text:style-name="P36">Common IV</text:p>
          <draw:enhanced-geometry svg:viewBox="0 0 21600 21600" draw:type="rectangle" draw:enhanced-path="M 0 0 L 21600 0 21600 21600 0 21600 0 0 Z N"/>
        </draw:custom-shape>
        <draw:line draw:style-name="gr90" draw:text-style-name="P30" draw:layer="layout" svg:x1="2.032cm" svg:y1="7.874cm" svg:x2="17.018cm" svg:y2="7.874cm">
          <text:p/>
        </draw:line>
        <draw:custom-shape draw:style-name="gr89" draw:text-style-name="P44" draw:layer="layout" svg:width="11.176cm" svg:height="1.016cm" svg:x="3.81cm" svg:y="8.382cm">
          <text:p text:style-name="P36">Nonce</text:p>
          <draw:enhanced-geometry svg:viewBox="0 0 21600 21600" draw:type="rectangle" draw:enhanced-path="M 0 0 L 21600 0 21600 21600 0 21600 0 0 Z N"/>
        </draw:custom-shape>
        <draw:frame draw:style-name="gr41" draw:text-style-name="P8" draw:layer="layout" svg:width="22.352cm" svg:height="0.962cm" svg:x="1.27cm" svg:y="10.722cm">
          <draw:text-box>
            <text:p>piv = sender sequence number, incremented each time we send a message</text:p>
          </draw:text-box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re_20_et_20_contenu">
        <office:forms form:automatic-focus="false" form:apply-design-mode="false"/>
        <draw:frame draw:style-name="gr41" draw:text-style-name="P56" draw:layer="layout" svg:width="8.89cm" svg:height="0.962cm" svg:x="0.508cm" svg:y="2.794cm">
          <draw:text-box>
            <text:p><text:span text:style-name="T26">Object Security Option:</text:span></text:p>
          </draw:text-box>
        </draw:frame>
        <draw:custom-shape draw:style-name="gr91" draw:text-style-name="P44" draw:layer="layout" svg:width="1.016cm" svg:height="1.016cm" svg:x="1.27cm" svg:y="4.572cm">
          <text:p text:style-name="P36">0</text:p>
          <draw:enhanced-geometry svg:viewBox="0 0 21600 21600" draw:type="rectangle" draw:enhanced-path="M 0 0 L 21600 0 21600 21600 0 21600 0 0 Z N"/>
        </draw:custom-shape>
        <draw:custom-shape draw:style-name="gr91" draw:text-style-name="P44" draw:layer="layout" svg:width="1.016cm" svg:height="1.016cm" svg:x="2.286cm" svg:y="4.572cm">
          <text:p text:style-name="P36">0</text:p>
          <draw:enhanced-geometry svg:viewBox="0 0 21600 21600" draw:type="rectangle" draw:enhanced-path="M 0 0 L 21600 0 21600 21600 0 21600 0 0 Z N"/>
        </draw:custom-shape>
        <draw:custom-shape draw:style-name="gr91" draw:text-style-name="P44" draw:layer="layout" svg:width="1.016cm" svg:height="1.016cm" svg:x="3.302cm" svg:y="4.572cm">
          <text:p text:style-name="P36">0</text:p>
          <draw:enhanced-geometry svg:viewBox="0 0 21600 21600" draw:type="rectangle" draw:enhanced-path="M 0 0 L 21600 0 21600 21600 0 21600 0 0 Z N"/>
        </draw:custom-shape>
        <draw:custom-shape draw:style-name="gr91" draw:text-style-name="P44" draw:layer="layout" svg:width="1.016cm" svg:height="1.016cm" svg:x="4.318cm" svg:y="4.572cm">
          <text:p text:style-name="P36">h</text:p>
          <draw:enhanced-geometry svg:viewBox="0 0 21600 21600" draw:type="rectangle" draw:enhanced-path="M 0 0 L 21600 0 21600 21600 0 21600 0 0 Z N"/>
        </draw:custom-shape>
        <draw:custom-shape draw:style-name="gr91" draw:text-style-name="P44" draw:layer="layout" svg:width="1.016cm" svg:height="1.016cm" svg:x="5.334cm" svg:y="4.572cm">
          <text:p text:style-name="P36">k</text:p>
          <draw:enhanced-geometry svg:viewBox="0 0 21600 21600" draw:type="rectangle" draw:enhanced-path="M 0 0 L 21600 0 21600 21600 0 21600 0 0 Z N"/>
        </draw:custom-shape>
        <draw:custom-shape draw:style-name="gr92" draw:text-style-name="P44" draw:layer="layout" svg:width="3.048cm" svg:height="1.016cm" svg:x="6.35cm" svg:y="4.572cm">
          <text:p text:style-name="P36">n</text:p>
          <draw:enhanced-geometry svg:viewBox="0 0 21600 21600" draw:type="rectangle" draw:enhanced-path="M 0 0 L 21600 0 21600 21600 0 21600 0 0 Z N"/>
        </draw:custom-shape>
        <draw:custom-shape draw:style-name="gr93" draw:text-style-name="P44" draw:layer="layout" svg:width="5.08cm" svg:height="1.016cm" svg:x="9.398cm" svg:y="4.572cm">
          <text:p text:style-name="P36">kid (when req)</text:p>
          <draw:enhanced-geometry svg:viewBox="0 0 21600 21600" draw:type="rectangle" draw:enhanced-path="M 0 0 L 21600 0 21600 21600 0 21600 0 0 Z N"/>
        </draw:custom-shape>
        <draw:frame draw:style-name="gr94" draw:text-style-name="P8" draw:layer="layout" svg:width="21.082cm" svg:height="3.095cm" svg:x="1.778cm" svg:y="6.858cm">
          <draw:text-box>
            <text:list text:style-name="L2">
              <text:list-item>
                <text:p>h = 1 if there is a context hint in payload,</text:p>
              </text:list-item>
              <text:list-item>
                <text:p>k = 1 if option carries kid (e.g. on common request),</text:p>
              </text:list-item>
              <text:list-item>
                <text:p>n = length of piv in octets,</text:p>
              </text:list-item>
              <text:list-item>
                <text:p>kid = kid</text:p>
              </text:list-item>
            </text:list>
          </draw:text-box>
        </draw:frame>
        <draw:frame presentation:style-name="pr12" draw:layer="layout" svg:width="20.088cm" svg:height="1.249cm" svg:x="1.1cm" svg:y="0.003cm" presentation:class="title" presentation:user-transformed="true">
          <draw:text-box>
            <text:p>Security Parameters (cont.)</text:p>
          </draw:text-box>
        </draw:fram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re_20_et_20_contenu">
        <office:forms form:automatic-focus="false" form:apply-design-mode="false"/>
        <draw:custom-shape draw:style-name="gr95" draw:text-style-name="P44" draw:layer="layout" svg:width="4.218cm" svg:height="2.794cm" svg:x="14.986cm" svg:y="1.77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44" draw:layer="layout" svg:width="4.064cm" svg:height="3.81cm" svg:x="20.574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2" draw:layer="layout" svg:width="20.088cm" svg:height="1.249cm" svg:x="1.1cm" svg:y="0.003cm" presentation:class="title" presentation:user-transformed="true">
          <draw:text-box>
            <text:p>Encryption Process</text:p>
          </draw:text-box>
        </draw:frame>
        <draw:custom-shape draw:style-name="gr97" draw:text-style-name="P44" draw:layer="layout" svg:width="3.302cm" svg:height="1.871cm" svg:x="1.524cm" svg:y="6.388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8" draw:layer="layout" svg:width="1.711cm" svg:height="0.406cm" svg:x="1.524cm" svg:y="6.795cm">
          <text:p text:style-name="P36"><text:span text:style-name="T28">opt3</text:span></text:p>
          <draw:enhanced-geometry svg:viewBox="0 0 21600 21600" draw:type="rectangle" draw:enhanced-path="M 0 0 L 21600 0 21600 21600 0 21600 0 0 Z N"/>
        </draw:custom-shape>
        <draw:custom-shape draw:style-name="gr99" draw:text-style-name="P59" draw:layer="layout" svg:width="1.15cm" svg:height="0.408cm" svg:x="2.869cm" svg:y="7.201cm">
          <text:p text:style-name="P36"><text:span text:style-name="T28">opt6</text:span></text:p>
          <draw:enhanced-geometry svg:viewBox="0 0 21600 21600" draw:type="rectangle" draw:enhanced-path="M 0 0 L 21600 0 21600 21600 0 21600 0 0 Z N"/>
        </draw:custom-shape>
        <draw:custom-shape draw:style-name="gr100" draw:text-style-name="P46" draw:layer="layout" svg:width="3.302cm" svg:height="0.65cm" svg:x="1.524cm" svg:y="7.609cm">
          <text:p text:style-name="P36"><text:span text:style-name="T29">Payload</text:span></text:p>
          <draw:enhanced-geometry svg:viewBox="0 0 21600 21600" draw:type="rectangle" draw:enhanced-path="M 0 0 L 21600 0 21600 21600 0 21600 0 0 Z N"/>
        </draw:custom-shape>
        <draw:custom-shape draw:style-name="gr101" draw:text-style-name="P47" draw:layer="layout" svg:width="1.834cm" svg:height="0.407cm" svg:x="2.992cm" svg:y="6.388cm">
          <text:p text:style-name="P36"><text:span text:style-name="T28">opt2</text:span></text:p>
          <draw:enhanced-geometry svg:viewBox="0 0 21600 21600" draw:type="rectangle" draw:enhanced-path="M 0 0 L 21600 0 21600 21600 0 21600 0 0 Z N"/>
        </draw:custom-shape>
        <draw:custom-shape draw:style-name="gr102" draw:text-style-name="P59" draw:layer="layout" svg:width="1.468cm" svg:height="0.407cm" svg:x="1.524cm" svg:y="6.388cm">
          <text:p text:style-name="P36"><text:span text:style-name="T28">opt1</text:span></text:p>
          <draw:enhanced-geometry svg:viewBox="0 0 21600 21600" draw:type="rectangle" draw:enhanced-path="M 0 0 L 21600 0 21600 21600 0 21600 0 0 Z N"/>
        </draw:custom-shape>
        <draw:custom-shape draw:style-name="gr103" draw:text-style-name="P59" draw:layer="layout" svg:width="1.591cm" svg:height="0.406cm" svg:x="3.235cm" svg:y="6.795cm">
          <text:p text:style-name="P36"><text:span text:style-name="T28">opt4</text:span></text:p>
          <draw:enhanced-geometry svg:viewBox="0 0 21600 21600" draw:type="rectangle" draw:enhanced-path="M 0 0 L 21600 0 21600 21600 0 21600 0 0 Z N"/>
        </draw:custom-shape>
        <draw:custom-shape draw:style-name="gr104" draw:text-style-name="P47" draw:layer="layout" svg:width="1.345cm" svg:height="0.408cm" svg:x="1.524cm" svg:y="7.201cm">
          <text:p text:style-name="P36"><text:span text:style-name="T28">opt5</text:span></text:p>
          <draw:enhanced-geometry svg:viewBox="0 0 21600 21600" draw:type="rectangle" draw:enhanced-path="M 0 0 L 21600 0 21600 21600 0 21600 0 0 Z N"/>
        </draw:custom-shape>
        <draw:custom-shape draw:style-name="gr105" draw:text-style-name="P48" draw:layer="layout" svg:width="0.959cm" svg:height="0.407cm" svg:x="2.292cm" svg:y="5.588cm">
          <text:p text:style-name="P36"><text:span text:style-name="T30">code</text:span></text:p>
          <draw:enhanced-geometry svg:viewBox="0 0 21600 21600" draw:type="rectangle" draw:enhanced-path="M 0 0 L 21600 0 21600 21600 0 21600 0 0 Z N"/>
        </draw:custom-shape>
        <draw:custom-shape draw:style-name="gr106" draw:text-style-name="P59" draw:layer="layout" svg:width="1.574cm" svg:height="0.407cm" svg:x="3.251cm" svg:y="5.588cm">
          <text:p text:style-name="P36"><text:span text:style-name="T30">mid</text:span></text:p>
          <draw:enhanced-geometry svg:viewBox="0 0 21600 21600" draw:type="rectangle" draw:enhanced-path="M 0 0 L 21600 0 21600 21600 0 21600 0 0 Z N"/>
        </draw:custom-shape>
        <draw:custom-shape draw:style-name="gr107" draw:text-style-name="P59" draw:layer="layout" svg:width="0.768cm" svg:height="0.407cm" svg:x="1.524cm" svg:y="5.588cm">
          <text:p text:style-name="P36"><text:span text:style-name="T31">V TKL</text:span></text:p>
          <draw:enhanced-geometry svg:viewBox="0 0 21600 21600" draw:type="rectangle" draw:enhanced-path="M 0 0 L 21600 0 21600 21600 0 21600 0 0 Z N"/>
        </draw:custom-shape>
        <draw:custom-shape draw:style-name="gr108" draw:text-style-name="P59" draw:layer="layout" svg:width="3.301cm" svg:height="0.393cm" svg:x="1.524cm" svg:y="5.995cm">
          <text:p text:style-name="P36"><text:span text:style-name="T28">token</text:span></text:p>
          <draw:enhanced-geometry svg:viewBox="0 0 21600 21600" draw:type="rectangle" draw:enhanced-path="M 0 0 L 21600 0 21600 21600 0 21600 0 0 Z N"/>
        </draw:custom-shape>
        <draw:custom-shape draw:style-name="gr109" draw:text-style-name="P40" draw:layer="layout" svg:width="0.807cm" svg:height="0.408cm" svg:x="4.019cm" svg:y="7.201cm">
          <text:p text:style-name="P36"><text:span text:style-name="T32">FF</text:span></text:p>
          <draw:enhanced-geometry svg:viewBox="0 0 21600 21600" draw:type="rectangle" draw:enhanced-path="M 0 0 L 21600 0 21600 21600 0 21600 0 0 Z N"/>
        </draw:custom-shape>
        <draw:custom-shape draw:name="Disque magnétique 23" draw:style-name="gr110" draw:text-style-name="P60" draw:layer="layout" svg:width="2.624cm" svg:height="1.778cm" svg:x="11.43cm" svg:y="1.778cm">
          <text:p text:style-name="P36"><text:span text:style-name="T33">Security Context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style-name="gr111" draw:text-style-name="P36" draw:layer="layout" svg:width="0.508cm" svg:height="0.324cm" draw:transform="rotate (-2.05809225395171) translate (12.462cm 3.96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2" draw:text-style-name="P33" draw:layer="layout" svg:width="2.032cm" svg:height="1.275cm" svg:x="10.668cm" svg:y="4.313cm">
          <draw:text-box>
            <text:p text:style-name="P36"><text:span text:style-name="T29">Sender key</text:span></text:p>
          </draw:text-box>
        </draw:frame>
        <draw:line draw:style-name="gr53" draw:text-style-name="P30" draw:layer="layout" svg:x1="5.08cm" svg:y1="5.588cm" svg:x2="5.842cm" svg:y2="4.572cm">
          <text:p/>
        </draw:line>
        <draw:line draw:style-name="gr53" draw:text-style-name="P30" draw:layer="layout" svg:x1="5.08cm" svg:y1="7.366cm" svg:x2="5.588cm" svg:y2="8.382cm">
          <text:p/>
        </draw:line>
        <draw:custom-shape draw:style-name="gr113" draw:text-style-name="P44" xml:id="id1" draw:id="id1" draw:layer="layout" svg:width="3.302cm" svg:height="2.248cm" svg:x="4.826cm" svg:y="9.436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58" draw:layer="layout" svg:width="2.032cm" svg:height="0.406cm" svg:x="6.096cm" svg:y="9.436cm">
          <text:p text:style-name="P36"><text:span text:style-name="T28">opt3</text:span></text:p>
          <draw:enhanced-geometry svg:viewBox="0 0 21600 21600" draw:type="rectangle" draw:enhanced-path="M 0 0 L 21600 0 21600 21600 0 21600 0 0 Z N"/>
        </draw:custom-shape>
        <draw:custom-shape draw:style-name="gr115" draw:text-style-name="P59" draw:layer="layout" svg:width="1.524cm" svg:height="0.408cm" svg:x="6.604cm" svg:y="9.842cm">
          <text:p text:style-name="P36"><text:span text:style-name="T28">opt6</text:span></text:p>
          <draw:enhanced-geometry svg:viewBox="0 0 21600 21600" draw:type="rectangle" draw:enhanced-path="M 0 0 L 21600 0 21600 21600 0 21600 0 0 Z N"/>
        </draw:custom-shape>
        <draw:custom-shape draw:style-name="gr102" draw:text-style-name="P59" draw:layer="layout" svg:width="1.468cm" svg:height="0.407cm" svg:x="4.826cm" svg:y="9.436cm">
          <text:p text:style-name="P36"><text:span text:style-name="T28">opt1</text:span></text:p>
          <draw:enhanced-geometry svg:viewBox="0 0 21600 21600" draw:type="rectangle" draw:enhanced-path="M 0 0 L 21600 0 21600 21600 0 21600 0 0 Z N"/>
        </draw:custom-shape>
        <draw:custom-shape draw:style-name="gr116" draw:text-style-name="P59" draw:layer="layout" svg:width="1.778cm" svg:height="0.406cm" svg:x="4.826cm" svg:y="9.842cm">
          <text:p text:style-name="P36"><text:span text:style-name="T28">opt4</text:span></text:p>
          <draw:enhanced-geometry svg:viewBox="0 0 21600 21600" draw:type="rectangle" draw:enhanced-path="M 0 0 L 21600 0 21600 21600 0 21600 0 0 Z N"/>
        </draw:custom-shape>
        <draw:custom-shape draw:style-name="gr117" draw:text-style-name="P45" draw:layer="layout" svg:width="0.959cm" svg:height="0.407cm" svg:x="5.594cm" svg:y="8.636cm">
          <text:p text:style-name="P36"><text:span text:style-name="T34">POST</text:span></text:p>
          <draw:enhanced-geometry svg:viewBox="0 0 21600 21600" draw:type="rectangle" draw:enhanced-path="M 0 0 L 21600 0 21600 21600 0 21600 0 0 Z N"/>
        </draw:custom-shape>
        <draw:custom-shape draw:style-name="gr106" draw:text-style-name="P59" draw:layer="layout" svg:width="1.574cm" svg:height="0.407cm" svg:x="6.553cm" svg:y="8.636cm">
          <text:p text:style-name="P36"><text:span text:style-name="T30">mid</text:span></text:p>
          <draw:enhanced-geometry svg:viewBox="0 0 21600 21600" draw:type="rectangle" draw:enhanced-path="M 0 0 L 21600 0 21600 21600 0 21600 0 0 Z N"/>
        </draw:custom-shape>
        <draw:custom-shape draw:style-name="gr107" draw:text-style-name="P59" draw:layer="layout" svg:width="0.768cm" svg:height="0.407cm" svg:x="4.826cm" svg:y="8.636cm">
          <text:p text:style-name="P36"><text:span text:style-name="T31">V TKL</text:span></text:p>
          <draw:enhanced-geometry svg:viewBox="0 0 21600 21600" draw:type="rectangle" draw:enhanced-path="M 0 0 L 21600 0 21600 21600 0 21600 0 0 Z N"/>
        </draw:custom-shape>
        <draw:custom-shape draw:style-name="gr108" draw:text-style-name="P59" draw:layer="layout" svg:width="3.301cm" svg:height="0.393cm" svg:x="4.826cm" svg:y="9.043cm">
          <text:p text:style-name="P36"><text:span text:style-name="T28">token</text:span></text:p>
          <draw:enhanced-geometry svg:viewBox="0 0 21600 21600" draw:type="rectangle" draw:enhanced-path="M 0 0 L 21600 0 21600 21600 0 21600 0 0 Z N"/>
        </draw:custom-shape>
        <draw:custom-shape draw:style-name="gr118" draw:text-style-name="P40" draw:layer="layout" svg:width="0.762cm" svg:height="0.408cm" svg:x="7.366cm" svg:y="10.26cm">
          <text:p text:style-name="P36"><text:span text:style-name="T32">FF</text:span></text:p>
          <draw:enhanced-geometry svg:viewBox="0 0 21600 21600" draw:type="rectangle" draw:enhanced-path="M 0 0 L 21600 0 21600 21600 0 21600 0 0 Z N"/>
        </draw:custom-shape>
        <draw:custom-shape draw:style-name="gr100" draw:text-style-name="P46" draw:layer="layout" svg:width="3.302cm" svg:height="0.65cm" svg:x="6.096cm" svg:y="3.799cm">
          <text:p text:style-name="P36"><text:span text:style-name="T29">Payload</text:span></text:p>
          <draw:enhanced-geometry svg:viewBox="0 0 21600 21600" draw:type="rectangle" draw:enhanced-path="M 0 0 L 21600 0 21600 21600 0 21600 0 0 Z N"/>
        </draw:custom-shape>
        <draw:custom-shape draw:style-name="gr101" draw:text-style-name="P47" draw:layer="layout" svg:width="1.834cm" svg:height="0.407cm" svg:x="6.096cm" svg:y="2.984cm">
          <text:p text:style-name="P36"><text:span text:style-name="T28">opt2</text:span></text:p>
          <draw:enhanced-geometry svg:viewBox="0 0 21600 21600" draw:type="rectangle" draw:enhanced-path="M 0 0 L 21600 0 21600 21600 0 21600 0 0 Z N"/>
        </draw:custom-shape>
        <draw:custom-shape draw:style-name="gr104" draw:text-style-name="P47" draw:layer="layout" svg:width="1.345cm" svg:height="0.408cm" svg:x="7.93cm" svg:y="2.984cm">
          <text:p text:style-name="P36"><text:span text:style-name="T28">opt5</text:span></text:p>
          <draw:enhanced-geometry svg:viewBox="0 0 21600 21600" draw:type="rectangle" draw:enhanced-path="M 0 0 L 21600 0 21600 21600 0 21600 0 0 Z N"/>
        </draw:custom-shape>
        <draw:custom-shape draw:style-name="gr105" draw:text-style-name="P48" draw:layer="layout" svg:width="0.959cm" svg:height="0.407cm" svg:x="6.096cm" svg:y="2.577cm">
          <text:p text:style-name="P36"><text:span text:style-name="T30">code</text:span></text:p>
          <draw:enhanced-geometry svg:viewBox="0 0 21600 21600" draw:type="rectangle" draw:enhanced-path="M 0 0 L 21600 0 21600 21600 0 21600 0 0 Z N"/>
        </draw:custom-shape>
        <draw:custom-shape draw:style-name="gr119" draw:text-style-name="P40" draw:layer="layout" svg:width="0.807cm" svg:height="0.408cm" svg:x="6.096cm" svg:y="3.391cm">
          <text:p text:style-name="P36"><text:span text:style-name="T32">FF</text:span></text:p>
          <draw:enhanced-geometry svg:viewBox="0 0 21600 21600" draw:type="rectangle" draw:enhanced-path="M 0 0 L 21600 0 21600 21600 0 21600 0 0 Z N"/>
        </draw:custom-shape>
        <draw:frame draw:style-name="gr120" draw:text-style-name="P8" draw:layer="layout" svg:width="4.064cm" svg:height="3.302cm" svg:x="20.828cm" svg:y="1.624cm">
          <draw:text-box>
            <text:p><text:span text:style-name="T16">external_aad = [</text:span></text:p>
            <text:p><text:span text:style-name="T16"><text:s text:c="3"/></text:span><text:span text:style-name="T16">version = 1,</text:span></text:p>
            <text:p><text:span text:style-name="T16"><text:s text:c="3"/></text:span><text:span text:style-name="T16">alg: int,</text:span></text:p>
            <text:p><text:span text:style-name="T16"><text:s text:c="3"/></text:span><text:span text:style-name="T16">request_kid=SID,</text:span></text:p>
            <text:p><text:span text:style-name="T16"><text:s text:c="3"/></text:span><text:span text:style-name="T16">request_piv,</text:span></text:p>
            <text:p><text:span text:style-name="T16"><text:s text:c="3"/></text:span><text:span text:style-name="T16">options=class I</text:span></text:p>
            <text:p><text:span text:style-name="T16">]</text:span></text:p>
          </draw:text-box>
        </draw:frame>
        <draw:custom-shape draw:style-name="gr121" draw:text-style-name="P44" draw:layer="layout" svg:width="0.762cm" svg:height="0.454cm" svg:x="20.574cm" svg:y="1.27cm">
          <text:p text:style-name="P36"><text:span text:style-name="T16">bst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8" draw:layer="layout" svg:width="4.318cm" svg:height="2.498cm" svg:x="15.14cm" svg:y="2.074cm">
          <draw:text-box>
            <text:p><text:span text:style-name="T16">Enc_structure = [</text:span></text:p>
            <text:p><text:span text:style-name="T16"><text:s text:c="3"/></text:span><text:span text:style-name="T16">context=”Encrypt0”,</text:span></text:p>
            <text:p><text:span text:style-name="T16"><text:s text:c="3"/></text:span><text:span text:style-name="T16">protected=0b’’,</text:span></text:p>
            <text:p><text:span text:style-name="T16"><text:s text:c="3"/></text:span><text:span text:style-name="T16">external_aad</text:span></text:p>
            <text:p><text:span text:style-name="T16">]</text:span></text:p>
          </draw:text-box>
        </draw:frame>
        <draw:custom-shape draw:style-name="gr123" draw:text-style-name="P44" draw:layer="layout" svg:width="0.916cm" svg:height="0.454cm" svg:x="14.986cm" svg:y="1.778cm">
          <text:p text:style-name="P36"><text:span text:style-name="T16">bstr</text:span></text:p>
          <draw:enhanced-geometry svg:viewBox="0 0 21600 21600" draw:type="rectangle" draw:enhanced-path="M 0 0 L 21600 0 21600 21600 0 21600 0 0 Z N"/>
        </draw:custom-shape>
        <draw:frame draw:style-name="gr71" draw:text-style-name="P8" draw:layer="layout" svg:width="10.414cm" svg:height="1.673cm" svg:x="7.366cm" svg:y="6.404cm">
          <draw:text-box>
            <text:p>AEAD(plaintext, key, nonce, AAD)</text:p>
          </draw:text-box>
        </draw:frame>
        <draw:custom-shape draw:style-name="gr124" draw:text-style-name="P61" draw:layer="layout" svg:width="0.508cm" svg:height="0.457cm" draw:transform="rotate (-1.5707963267949) translate (12.446cm 7.366cm)">
          <text:p/>
          <draw:enhanced-geometry svg:viewBox="0 0 21600 21600" draw:text-areas="0 ?f0 ?f5 ?f2" draw:type="right-arrow" draw:modifiers="11882.1218074656 4810.480349344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3" draw:text-style-name="P30" draw:layer="layout" svg:x1="12.192cm" svg:y1="5.334cm" svg:x2="12.7cm" svg:y2="6.604cm">
          <text:p/>
        </draw:line>
        <draw:line draw:style-name="gr53" draw:text-style-name="P30" draw:layer="layout" svg:x1="16.51cm" svg:y1="4.826cm" svg:x2="16.256cm" svg:y2="6.404cm">
          <text:p/>
        </draw:line>
        <draw:line draw:style-name="gr53" draw:text-style-name="P30" draw:layer="layout" svg:x1="20.574cm" svg:y1="3.71cm" svg:x2="18.034cm" svg:y2="3.71cm">
          <text:p/>
        </draw:line>
        <draw:line draw:style-name="gr53" draw:text-style-name="P30" draw:layer="layout" svg:x1="9.144cm" svg:y1="4.572cm" svg:x2="10.414cm" svg:y2="6.404cm">
          <text:p/>
        </draw:line>
        <draw:custom-shape draw:style-name="gr125" draw:text-style-name="P44" draw:layer="layout" svg:width="3.302cm" svg:height="2.291cm" svg:x="8.382cm" svg:y="11.845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58" draw:layer="layout" svg:width="2.032cm" svg:height="0.406cm" svg:x="9.652cm" svg:y="11.845cm">
          <text:p text:style-name="P36"><text:span text:style-name="T28">opt3</text:span></text:p>
          <draw:enhanced-geometry svg:viewBox="0 0 21600 21600" draw:type="rectangle" draw:enhanced-path="M 0 0 L 21600 0 21600 21600 0 21600 0 0 Z N"/>
        </draw:custom-shape>
        <draw:custom-shape draw:style-name="gr102" draw:text-style-name="P59" draw:layer="layout" svg:width="1.468cm" svg:height="0.407cm" svg:x="8.382cm" svg:y="11.845cm">
          <text:p text:style-name="P36"><text:span text:style-name="T28">opt1</text:span></text:p>
          <draw:enhanced-geometry svg:viewBox="0 0 21600 21600" draw:type="rectangle" draw:enhanced-path="M 0 0 L 21600 0 21600 21600 0 21600 0 0 Z N"/>
        </draw:custom-shape>
        <draw:custom-shape draw:style-name="gr117" draw:text-style-name="P45" draw:layer="layout" svg:width="0.959cm" svg:height="0.407cm" svg:x="9.15cm" svg:y="11.045cm">
          <text:p text:style-name="P36"><text:span text:style-name="T34">POST</text:span></text:p>
          <draw:enhanced-geometry svg:viewBox="0 0 21600 21600" draw:type="rectangle" draw:enhanced-path="M 0 0 L 21600 0 21600 21600 0 21600 0 0 Z N"/>
        </draw:custom-shape>
        <draw:custom-shape draw:style-name="gr106" draw:text-style-name="P59" draw:layer="layout" svg:width="1.574cm" svg:height="0.407cm" svg:x="10.109cm" svg:y="11.045cm">
          <text:p text:style-name="P36"><text:span text:style-name="T30">mid</text:span></text:p>
          <draw:enhanced-geometry svg:viewBox="0 0 21600 21600" draw:type="rectangle" draw:enhanced-path="M 0 0 L 21600 0 21600 21600 0 21600 0 0 Z N"/>
        </draw:custom-shape>
        <draw:custom-shape draw:style-name="gr107" draw:text-style-name="P59" draw:layer="layout" svg:width="0.768cm" svg:height="0.407cm" svg:x="8.382cm" svg:y="11.045cm">
          <text:p text:style-name="P36"><text:span text:style-name="T31">V TKL</text:span></text:p>
          <draw:enhanced-geometry svg:viewBox="0 0 21600 21600" draw:type="rectangle" draw:enhanced-path="M 0 0 L 21600 0 21600 21600 0 21600 0 0 Z N"/>
        </draw:custom-shape>
        <draw:custom-shape draw:style-name="gr108" draw:text-style-name="P59" draw:layer="layout" svg:width="3.301cm" svg:height="0.393cm" svg:x="8.382cm" svg:y="11.452cm">
          <text:p text:style-name="P36"><text:span text:style-name="T28">token</text:span></text:p>
          <draw:enhanced-geometry svg:viewBox="0 0 21600 21600" draw:type="rectangle" draw:enhanced-path="M 0 0 L 21600 0 21600 21600 0 21600 0 0 Z N"/>
        </draw:custom-shape>
        <draw:custom-shape draw:style-name="gr126" draw:text-style-name="P62" xml:id="id4" draw:id="id4" draw:layer="layout" svg:width="3.302cm" svg:height="1.059cm" svg:x="8.382cm" svg:y="13.077cm">
          <text:p text:style-name="P4"><text:span text:style-name="T35">Ciphertext</text:span></text:p>
          <draw:enhanced-geometry svg:viewBox="0 0 21600 21600" draw:type="rectangle" draw:enhanced-path="M 0 0 L 21600 0 21600 21600 0 21600 0 0 Z N"/>
        </draw:custom-shape>
        <draw:custom-shape draw:style-name="gr127" draw:text-style-name="P63" xml:id="id3" draw:id="id3" draw:layer="layout" svg:width="3.302cm" svg:height="1.059cm" svg:x="10.668cm" svg:y="8.085cm">
          <text:p text:style-name="P36"><text:span text:style-name="T36">Ciphertext</text:span></text:p>
          <draw:enhanced-geometry svg:viewBox="0 0 21600 21600" draw:type="rectangle" draw:enhanced-path="M 0 0 L 21600 0 21600 21600 0 21600 0 0 Z N"/>
        </draw:custom-shape>
        <draw:connector draw:style-name="gr53" draw:text-style-name="P30" draw:layer="layout" draw:type="curve" svg:x1="6.477cm" svg:y1="11.684cm" svg:x2="8.382cm" svg:y2="12.874cm" draw:start-shape="id1" draw:start-glue-point="2" draw:end-shape="id2" draw:end-glue-point="3" svg:d="M6477 11684c0 794 635 1190 1905 1190" svg:viewBox="0 0 1906 1191">
          <text:p/>
        </draw:connector>
        <draw:connector draw:style-name="gr53" draw:text-style-name="P30" draw:layer="layout" draw:type="curve" svg:x1="12.319cm" svg:y1="9.144cm" svg:x2="11.684cm" svg:y2="13.606cm" draw:start-shape="id3" draw:start-glue-point="2" draw:end-shape="id4" draw:end-glue-point="1" svg:d="M12319 9144c0 2975-211 4462-635 4462" svg:viewBox="0 0 636 4463">
          <text:p/>
        </draw:connector>
        <draw:custom-shape draw:style-name="gr111" draw:text-style-name="P36" draw:layer="layout" svg:width="0.508cm" svg:height="0.324cm" draw:transform="rotate (-2.05809225395171) translate (13.732cm 3.962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8" draw:text-style-name="P33" draw:layer="layout" svg:width="1.932cm" svg:height="0.763cm" svg:x="12.8cm" svg:y="4.313cm">
          <draw:text-box>
            <text:p text:style-name="P36"><text:span text:style-name="T29">nonce</text:span></text:p>
          </draw:text-box>
        </draw:frame>
        <draw:line draw:style-name="gr53" draw:text-style-name="P30" draw:layer="layout" svg:x1="13.97cm" svg:y1="5.076cm" svg:x2="14.478cm" svg:y2="6.604cm">
          <text:p/>
        </draw:line>
        <draw:custom-shape draw:name="Disque magnétique 23" draw:style-name="gr110" draw:text-style-name="P60" draw:layer="layout" svg:width="2.624cm" svg:height="1.778cm" svg:x="0.678cm" svg:y="11.684cm">
          <text:p text:style-name="P36"><text:span text:style-name="T33">Security Context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style-name="gr111" draw:text-style-name="P36" draw:layer="layout" svg:width="0.508cm" svg:height="0.324cm" draw:transform="rotate (1.5707963267949) translate (1.962cm 11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9" draw:text-style-name="P8" draw:layer="layout" svg:width="2.286cm" svg:height="0.806cm" svg:x="1.016cm" svg:y="10.12cm">
          <draw:text-box>
            <text:p><text:span text:style-name="T15">kid=SID</text:span></text:p>
          </draw:text-box>
        </draw:frame>
        <draw:custom-shape draw:style-name="gr130" draw:text-style-name="P64" draw:layer="layout" svg:width="2.54cm" svg:height="0.406cm" svg:x="4.826cm" svg:y="10.262cm">
          <text:p text:style-name="P36"><text:span text:style-name="T32">Object Security opt</text:span></text:p>
          <draw:enhanced-geometry svg:viewBox="0 0 21600 21600" draw:type="rectangle" draw:enhanced-path="M 0 0 L 21600 0 21600 21600 0 21600 0 0 Z N"/>
        </draw:custom-shape>
        <draw:line draw:style-name="gr53" draw:text-style-name="P30" draw:layer="layout" svg:x1="3.048cm" svg:y1="10.514cm" svg:x2="4.826cm" svg:y2="10.514cm">
          <text:p/>
        </draw:line>
        <draw:custom-shape draw:style-name="gr115" draw:text-style-name="P59" draw:layer="layout" svg:width="1.524cm" svg:height="0.408cm" svg:x="10.16cm" svg:y="12.251cm">
          <text:p text:style-name="P36"><text:span text:style-name="T28">opt6</text:span></text:p>
          <draw:enhanced-geometry svg:viewBox="0 0 21600 21600" draw:type="rectangle" draw:enhanced-path="M 0 0 L 21600 0 21600 21600 0 21600 0 0 Z N"/>
        </draw:custom-shape>
        <draw:custom-shape draw:style-name="gr116" draw:text-style-name="P59" draw:layer="layout" svg:width="1.778cm" svg:height="0.406cm" svg:x="8.382cm" svg:y="12.251cm">
          <text:p text:style-name="P36"><text:span text:style-name="T28">opt4</text:span></text:p>
          <draw:enhanced-geometry svg:viewBox="0 0 21600 21600" draw:type="rectangle" draw:enhanced-path="M 0 0 L 21600 0 21600 21600 0 21600 0 0 Z N"/>
        </draw:custom-shape>
        <draw:custom-shape draw:style-name="gr118" draw:text-style-name="P40" draw:layer="layout" svg:width="0.762cm" svg:height="0.408cm" svg:x="10.922cm" svg:y="12.669cm">
          <text:p text:style-name="P36"><text:span text:style-name="T32">FF</text:span></text:p>
          <draw:enhanced-geometry svg:viewBox="0 0 21600 21600" draw:type="rectangle" draw:enhanced-path="M 0 0 L 21600 0 21600 21600 0 21600 0 0 Z N"/>
        </draw:custom-shape>
        <draw:custom-shape draw:style-name="gr130" draw:text-style-name="P64" xml:id="id2" draw:id="id2" draw:layer="layout" svg:width="2.54cm" svg:height="0.406cm" svg:x="8.382cm" svg:y="12.671cm">
          <text:p text:style-name="P36"><text:span text:style-name="T32">Object Security opt</text:span></text:p>
          <draw:enhanced-geometry svg:viewBox="0 0 21600 21600" draw:type="rectangle" draw:enhanced-path="M 0 0 L 21600 0 21600 21600 0 21600 0 0 Z N"/>
        </draw:custom-shape>
        <draw:custom-shape draw:name="Disque magnétique 23" draw:style-name="gr110" draw:text-style-name="P60" draw:layer="layout" svg:width="2.624cm" svg:height="1.778cm" svg:x="20.744cm" svg:y="8.128cm">
          <text:p text:style-name="P36"><text:span text:style-name="T33">Security Context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style-name="gr131" draw:text-style-name="P36" draw:layer="layout" svg:width="0.508cm" svg:height="0.324cm" draw:transform="rotate (1.91113553093379) translate (22.798cm 7.87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1" draw:text-style-name="P36" draw:layer="layout" svg:width="0.508cm" svg:height="0.324cm" draw:transform="rotate (1.91113553093379) translate (21.539cm 7.874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2" draw:text-style-name="P8" draw:layer="layout" svg:width="1.27cm" svg:height="0.725cm" svg:x="20.828cm" svg:y="6.604cm">
          <draw:text-box>
            <text:p><text:span text:style-name="T37">piv</text:span></text:p>
          </draw:text-box>
        </draw:frame>
        <draw:frame draw:style-name="gr132" draw:text-style-name="P8" draw:layer="layout" svg:width="1.27cm" svg:height="0.725cm" svg:x="22.606cm" svg:y="6.604cm">
          <draw:text-box>
            <text:p><text:span text:style-name="T37">SID</text:span></text:p>
          </draw:text-box>
        </draw:frame>
        <draw:custom-shape draw:style-name="gr111" draw:text-style-name="P36" draw:layer="layout" svg:width="0.508cm" svg:height="0.324cm" draw:transform="rotate (-0.304385421547811) translate (3.709cm 12.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9" draw:text-style-name="P8" draw:layer="layout" svg:width="1.27cm" svg:height="0.806cm" svg:x="4.064cm" svg:y="12.446cm">
          <draw:text-box>
            <text:p><text:span text:style-name="T15">piv</text:span></text:p>
          </draw:text-box>
        </draw:frame>
        <draw:custom-shape draw:style-name="gr133" draw:text-style-name="P65" draw:layer="layout" svg:width="0.959cm" svg:height="0.407cm" svg:x="8.382cm" svg:y="13.077cm">
          <text:p text:style-name="P36"><text:span text:style-name="T34">piv</text:span></text:p>
          <draw:enhanced-geometry svg:viewBox="0 0 21600 21600" draw:type="rectangle" draw:enhanced-path="M 0 0 L 21600 0 21600 21600 0 21600 0 0 Z N"/>
        </draw:custom-shape>
        <draw:line draw:style-name="gr53" draw:text-style-name="P30" draw:layer="layout" svg:x1="5.08cm" svg:y1="12.954cm" svg:x2="8.382cm" svg:y2="13.208cm">
          <text:p/>
        </draw:line>
        <draw:line draw:style-name="gr53" draw:text-style-name="P30" draw:layer="layout" svg:x1="21.59cm" svg:y1="6.604cm" svg:x2="21.844cm" svg:y2="5.08cm">
          <text:p/>
        </draw:line>
        <draw:line draw:style-name="gr53" draw:text-style-name="P30" draw:layer="layout" svg:x1="23.114cm" svg:y1="6.604cm" svg:x2="22.86cm" svg:y2="5.08cm">
          <text:p/>
        </draw:line>
        <draw:frame draw:style-name="gr41" draw:text-style-name="P8" draw:layer="layout" svg:width="2.54cm" svg:height="0.962cm" svg:x="15.748cm" svg:y="0.613cm">
          <draw:text-box>
            <text:p>COSE</text:p>
          </draw:text-box>
        </draw:frame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re_20_et_20_contenu">
        <office:forms form:automatic-focus="false" form:apply-design-mode="false"/>
        <draw:custom-shape draw:style-name="gr134" draw:text-style-name="P44" draw:layer="layout" svg:width="12.903cm" svg:height="2.032cm" svg:x="1.016cm" svg:y="11.176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66" draw:layer="layout" svg:width="20.088cm" svg:height="1.249cm" svg:x="1.1cm" svg:y="0.004cm" presentation:class="title" presentation:user-transformed="true">
          <draw:text-box>
            <text:p><text:span text:style-name="T26">Putting it to the test:</text:span><text:span text:style-name="T38"> aiocoap</text:span></text:p>
          </draw:text-box>
        </draw:frame>
        <draw:frame draw:style-name="gr135" draw:text-style-name="P8" draw:layer="layout" svg:width="23.368cm" svg:height="10.916cm" svg:x="1.016cm" svg:y="2.54cm">
          <draw:text-box>
            <text:p>Aiocoap is a Python implementation of CoAP with asynchrounous I/O which implements OSCORE.</text:p>
            <text:p/>
            <text:p>Repo:</text:p>
            <text:p><text:a xlink:href="https://github.com/chrysn/aiocoap" xlink:type="simple">https://github.com/chrysn/aiocoap</text:a></text:p>
            <text:p>Documentation:<text:line-break/><text:a xlink:href="http://aiocoap.readthedocs.io/en/latest/guidedtour.html" xlink:type="simple">http://aiocoap.readthedocs.io/en/latest/guidedtour.html</text:a></text:p>
            <text:p/>
            <text:p>Quick setup for OSCORE:</text:p>
            <text:p>$ git clone <text:a xlink:href="https://github.com/chrysn/aiocoap" xlink:type="simple">https://github.com/chrysn/aiocoap</text:a></text:p>
            <text:p>$ cp -r contrib/oscore-plugtest/* .</text:p>
            <text:p/>
            <text:p>These slides + test Python script:</text:p>
            <text:p><text:a xlink:href="https://github.com/randreasen/oscoreslides" xlink:type="simple">https://github.com/randreasen/oscoreslides</text:a></text:p>
            <text:p/>
          </draw:text-box>
        </draw:frame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re_20_et_20_contenu">
        <office:forms form:automatic-focus="false" form:apply-design-mode="false"/>
        <draw:frame draw:style-name="gr2" draw:text-style-name="P8" draw:layer="layout" svg:width="21.344cm" svg:height="2.384cm" svg:x="0.754cm" svg:y="0.255cm">
          <draw:text-box>
            <text:p>SCHC + OSCORE: How do we compress it? </text:p>
          </draw:text-box>
        </draw:frame>
        <draw:frame draw:style-name="gr41" draw:text-style-name="P8" draw:layer="layout" svg:width="16.51cm" svg:height="0.962cm" svg:x="1.016cm" svg:y="2.54cm">
          <draw:text-box>
            <text:p>Main idea: Inner + Outer compression.</text:p>
          </draw:text-box>
        </draw:frame>
        <draw:custom-shape draw:style-name="gr100" draw:text-style-name="P46" draw:layer="layout" svg:width="3.302cm" svg:height="0.65cm" svg:x="6.858cm" svg:y="5.954cm">
          <text:p text:style-name="P36"><text:span text:style-name="T29">Payload</text:span></text:p>
          <draw:enhanced-geometry svg:viewBox="0 0 21600 21600" draw:type="rectangle" draw:enhanced-path="M 0 0 L 21600 0 21600 21600 0 21600 0 0 Z N"/>
        </draw:custom-shape>
        <draw:custom-shape draw:style-name="gr101" draw:text-style-name="P47" draw:layer="layout" svg:width="1.834cm" svg:height="0.407cm" svg:x="6.858cm" svg:y="5.139cm">
          <text:p text:style-name="P36"><text:span text:style-name="T28">opt2</text:span></text:p>
          <draw:enhanced-geometry svg:viewBox="0 0 21600 21600" draw:type="rectangle" draw:enhanced-path="M 0 0 L 21600 0 21600 21600 0 21600 0 0 Z N"/>
        </draw:custom-shape>
        <draw:custom-shape draw:style-name="gr104" draw:text-style-name="P47" draw:layer="layout" svg:width="1.345cm" svg:height="0.408cm" svg:x="8.692cm" svg:y="5.139cm">
          <text:p text:style-name="P36"><text:span text:style-name="T28">opt5</text:span></text:p>
          <draw:enhanced-geometry svg:viewBox="0 0 21600 21600" draw:type="rectangle" draw:enhanced-path="M 0 0 L 21600 0 21600 21600 0 21600 0 0 Z N"/>
        </draw:custom-shape>
        <draw:custom-shape draw:style-name="gr105" draw:text-style-name="P48" draw:layer="layout" svg:width="0.959cm" svg:height="0.407cm" svg:x="6.858cm" svg:y="4.732cm">
          <text:p text:style-name="P36"><text:span text:style-name="T30">code</text:span></text:p>
          <draw:enhanced-geometry svg:viewBox="0 0 21600 21600" draw:type="rectangle" draw:enhanced-path="M 0 0 L 21600 0 21600 21600 0 21600 0 0 Z N"/>
        </draw:custom-shape>
        <draw:custom-shape draw:style-name="gr119" draw:text-style-name="P40" draw:layer="layout" svg:width="0.807cm" svg:height="0.408cm" svg:x="6.858cm" svg:y="5.546cm">
          <text:p text:style-name="P36"><text:span text:style-name="T32">FF</text:span></text:p>
          <draw:enhanced-geometry svg:viewBox="0 0 21600 21600" draw:type="rectangle" draw:enhanced-path="M 0 0 L 21600 0 21600 21600 0 21600 0 0 Z N"/>
        </draw:custom-shape>
        <draw:custom-shape draw:style-name="gr97" draw:text-style-name="P44" draw:layer="layout" svg:width="3.302cm" svg:height="1.871cm" svg:x="0.725cm" svg:y="8.16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8" draw:layer="layout" svg:width="1.711cm" svg:height="0.406cm" svg:x="0.725cm" svg:y="8.573cm">
          <text:p text:style-name="P36"><text:span text:style-name="T28">opt3</text:span></text:p>
          <draw:enhanced-geometry svg:viewBox="0 0 21600 21600" draw:type="rectangle" draw:enhanced-path="M 0 0 L 21600 0 21600 21600 0 21600 0 0 Z N"/>
        </draw:custom-shape>
        <draw:custom-shape draw:style-name="gr99" draw:text-style-name="P59" draw:layer="layout" svg:width="1.15cm" svg:height="0.408cm" svg:x="2.07cm" svg:y="8.979cm">
          <text:p text:style-name="P36"><text:span text:style-name="T28">opt6</text:span></text:p>
          <draw:enhanced-geometry svg:viewBox="0 0 21600 21600" draw:type="rectangle" draw:enhanced-path="M 0 0 L 21600 0 21600 21600 0 21600 0 0 Z N"/>
        </draw:custom-shape>
        <draw:custom-shape draw:style-name="gr100" draw:text-style-name="P46" draw:layer="layout" svg:width="3.302cm" svg:height="0.65cm" svg:x="0.725cm" svg:y="9.387cm">
          <text:p text:style-name="P36"><text:span text:style-name="T29">Payload</text:span></text:p>
          <draw:enhanced-geometry svg:viewBox="0 0 21600 21600" draw:type="rectangle" draw:enhanced-path="M 0 0 L 21600 0 21600 21600 0 21600 0 0 Z N"/>
        </draw:custom-shape>
        <draw:custom-shape draw:style-name="gr101" draw:text-style-name="P47" draw:layer="layout" svg:width="1.834cm" svg:height="0.407cm" svg:x="2.193cm" svg:y="8.166cm">
          <text:p text:style-name="P36"><text:span text:style-name="T28">opt2</text:span></text:p>
          <draw:enhanced-geometry svg:viewBox="0 0 21600 21600" draw:type="rectangle" draw:enhanced-path="M 0 0 L 21600 0 21600 21600 0 21600 0 0 Z N"/>
        </draw:custom-shape>
        <draw:custom-shape draw:style-name="gr102" draw:text-style-name="P59" draw:layer="layout" svg:width="1.468cm" svg:height="0.407cm" svg:x="0.725cm" svg:y="8.166cm">
          <text:p text:style-name="P36"><text:span text:style-name="T28">opt1</text:span></text:p>
          <draw:enhanced-geometry svg:viewBox="0 0 21600 21600" draw:type="rectangle" draw:enhanced-path="M 0 0 L 21600 0 21600 21600 0 21600 0 0 Z N"/>
        </draw:custom-shape>
        <draw:custom-shape draw:style-name="gr103" draw:text-style-name="P59" draw:layer="layout" svg:width="1.591cm" svg:height="0.406cm" svg:x="2.436cm" svg:y="8.573cm">
          <text:p text:style-name="P36"><text:span text:style-name="T28">opt4</text:span></text:p>
          <draw:enhanced-geometry svg:viewBox="0 0 21600 21600" draw:type="rectangle" draw:enhanced-path="M 0 0 L 21600 0 21600 21600 0 21600 0 0 Z N"/>
        </draw:custom-shape>
        <draw:custom-shape draw:style-name="gr104" draw:text-style-name="P47" draw:layer="layout" svg:width="1.345cm" svg:height="0.408cm" svg:x="0.725cm" svg:y="8.979cm">
          <text:p text:style-name="P36"><text:span text:style-name="T28">opt5</text:span></text:p>
          <draw:enhanced-geometry svg:viewBox="0 0 21600 21600" draw:type="rectangle" draw:enhanced-path="M 0 0 L 21600 0 21600 21600 0 21600 0 0 Z N"/>
        </draw:custom-shape>
        <draw:custom-shape draw:style-name="gr105" draw:text-style-name="P48" draw:layer="layout" svg:width="0.959cm" svg:height="0.407cm" svg:x="1.493cm" svg:y="7.366cm">
          <text:p text:style-name="P36"><text:span text:style-name="T30">code</text:span></text:p>
          <draw:enhanced-geometry svg:viewBox="0 0 21600 21600" draw:type="rectangle" draw:enhanced-path="M 0 0 L 21600 0 21600 21600 0 21600 0 0 Z N"/>
        </draw:custom-shape>
        <draw:custom-shape draw:style-name="gr106" draw:text-style-name="P59" draw:layer="layout" svg:width="1.574cm" svg:height="0.407cm" svg:x="2.452cm" svg:y="7.366cm">
          <text:p text:style-name="P36"><text:span text:style-name="T30">mid</text:span></text:p>
          <draw:enhanced-geometry svg:viewBox="0 0 21600 21600" draw:type="rectangle" draw:enhanced-path="M 0 0 L 21600 0 21600 21600 0 21600 0 0 Z N"/>
        </draw:custom-shape>
        <draw:custom-shape draw:style-name="gr107" draw:text-style-name="P59" draw:layer="layout" svg:width="0.768cm" svg:height="0.407cm" svg:x="0.725cm" svg:y="7.366cm">
          <text:p text:style-name="P36"><text:span text:style-name="T31">V TKL</text:span></text:p>
          <draw:enhanced-geometry svg:viewBox="0 0 21600 21600" draw:type="rectangle" draw:enhanced-path="M 0 0 L 21600 0 21600 21600 0 21600 0 0 Z N"/>
        </draw:custom-shape>
        <draw:custom-shape draw:style-name="gr108" draw:text-style-name="P59" draw:layer="layout" svg:width="3.301cm" svg:height="0.393cm" svg:x="0.725cm" svg:y="7.773cm">
          <text:p text:style-name="P36"><text:span text:style-name="T28">token</text:span></text:p>
          <draw:enhanced-geometry svg:viewBox="0 0 21600 21600" draw:type="rectangle" draw:enhanced-path="M 0 0 L 21600 0 21600 21600 0 21600 0 0 Z N"/>
        </draw:custom-shape>
        <draw:custom-shape draw:style-name="gr119" draw:text-style-name="P40" draw:layer="layout" svg:width="0.807cm" svg:height="0.408cm" svg:x="3.22cm" svg:y="8.979cm">
          <text:p text:style-name="P36"><text:span text:style-name="T32">FF</text:span></text:p>
          <draw:enhanced-geometry svg:viewBox="0 0 21600 21600" draw:type="rectangle" draw:enhanced-path="M 0 0 L 21600 0 21600 21600 0 21600 0 0 Z N"/>
        </draw:custom-shape>
        <draw:line draw:style-name="gr53" draw:text-style-name="P30" draw:layer="layout" svg:x1="4.318cm" svg:y1="7.366cm" svg:x2="6.604cm" svg:y2="6.096cm">
          <text:p/>
        </draw:line>
        <draw:custom-shape draw:style-name="gr125" draw:text-style-name="P44" draw:layer="layout" svg:width="3.302cm" svg:height="2.291cm" svg:x="11.03cm" svg:y="10.663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58" draw:layer="layout" svg:width="2.032cm" svg:height="0.406cm" svg:x="12.3cm" svg:y="10.663cm">
          <text:p text:style-name="P36"><text:span text:style-name="T28">opt3</text:span></text:p>
          <draw:enhanced-geometry svg:viewBox="0 0 21600 21600" draw:type="rectangle" draw:enhanced-path="M 0 0 L 21600 0 21600 21600 0 21600 0 0 Z N"/>
        </draw:custom-shape>
        <draw:custom-shape draw:style-name="gr102" draw:text-style-name="P59" draw:layer="layout" svg:width="1.468cm" svg:height="0.407cm" svg:x="11.03cm" svg:y="10.663cm">
          <text:p text:style-name="P36"><text:span text:style-name="T28">opt1</text:span></text:p>
          <draw:enhanced-geometry svg:viewBox="0 0 21600 21600" draw:type="rectangle" draw:enhanced-path="M 0 0 L 21600 0 21600 21600 0 21600 0 0 Z N"/>
        </draw:custom-shape>
        <draw:custom-shape draw:style-name="gr117" draw:text-style-name="P45" draw:layer="layout" svg:width="0.959cm" svg:height="0.407cm" svg:x="11.798cm" svg:y="9.863cm">
          <text:p text:style-name="P36"><text:span text:style-name="T34">POST</text:span></text:p>
          <draw:enhanced-geometry svg:viewBox="0 0 21600 21600" draw:type="rectangle" draw:enhanced-path="M 0 0 L 21600 0 21600 21600 0 21600 0 0 Z N"/>
        </draw:custom-shape>
        <draw:custom-shape draw:style-name="gr106" draw:text-style-name="P59" draw:layer="layout" svg:width="1.574cm" svg:height="0.407cm" svg:x="12.757cm" svg:y="9.863cm">
          <text:p text:style-name="P36"><text:span text:style-name="T30">mid</text:span></text:p>
          <draw:enhanced-geometry svg:viewBox="0 0 21600 21600" draw:type="rectangle" draw:enhanced-path="M 0 0 L 21600 0 21600 21600 0 21600 0 0 Z N"/>
        </draw:custom-shape>
        <draw:custom-shape draw:style-name="gr107" draw:text-style-name="P59" draw:layer="layout" svg:width="0.768cm" svg:height="0.407cm" svg:x="11.03cm" svg:y="9.863cm">
          <text:p text:style-name="P36"><text:span text:style-name="T31">V TKL</text:span></text:p>
          <draw:enhanced-geometry svg:viewBox="0 0 21600 21600" draw:type="rectangle" draw:enhanced-path="M 0 0 L 21600 0 21600 21600 0 21600 0 0 Z N"/>
        </draw:custom-shape>
        <draw:custom-shape draw:style-name="gr108" draw:text-style-name="P59" draw:layer="layout" svg:width="3.301cm" svg:height="0.393cm" svg:x="11.03cm" svg:y="10.27cm">
          <text:p text:style-name="P36"><text:span text:style-name="T28">token</text:span></text:p>
          <draw:enhanced-geometry svg:viewBox="0 0 21600 21600" draw:type="rectangle" draw:enhanced-path="M 0 0 L 21600 0 21600 21600 0 21600 0 0 Z N"/>
        </draw:custom-shape>
        <draw:custom-shape draw:style-name="gr126" draw:text-style-name="P62" draw:layer="layout" svg:width="3.302cm" svg:height="1.059cm" svg:x="11.03cm" svg:y="11.895cm">
          <text:p text:style-name="P4"><text:span text:style-name="T35">Ciphertext</text:span></text:p>
          <draw:enhanced-geometry svg:viewBox="0 0 21600 21600" draw:type="rectangle" draw:enhanced-path="M 0 0 L 21600 0 21600 21600 0 21600 0 0 Z N"/>
        </draw:custom-shape>
        <draw:custom-shape draw:style-name="gr115" draw:text-style-name="P59" draw:layer="layout" svg:width="1.524cm" svg:height="0.408cm" svg:x="12.808cm" svg:y="11.069cm">
          <text:p text:style-name="P36"><text:span text:style-name="T28">opt6</text:span></text:p>
          <draw:enhanced-geometry svg:viewBox="0 0 21600 21600" draw:type="rectangle" draw:enhanced-path="M 0 0 L 21600 0 21600 21600 0 21600 0 0 Z N"/>
        </draw:custom-shape>
        <draw:custom-shape draw:style-name="gr116" draw:text-style-name="P59" draw:layer="layout" svg:width="1.778cm" svg:height="0.406cm" svg:x="11.03cm" svg:y="11.069cm">
          <text:p text:style-name="P36"><text:span text:style-name="T28">opt4</text:span></text:p>
          <draw:enhanced-geometry svg:viewBox="0 0 21600 21600" draw:type="rectangle" draw:enhanced-path="M 0 0 L 21600 0 21600 21600 0 21600 0 0 Z N"/>
        </draw:custom-shape>
        <draw:custom-shape draw:style-name="gr118" draw:text-style-name="P40" draw:layer="layout" svg:width="0.762cm" svg:height="0.408cm" svg:x="13.57cm" svg:y="11.487cm">
          <text:p text:style-name="P36"><text:span text:style-name="T32">FF</text:span></text:p>
          <draw:enhanced-geometry svg:viewBox="0 0 21600 21600" draw:type="rectangle" draw:enhanced-path="M 0 0 L 21600 0 21600 21600 0 21600 0 0 Z N"/>
        </draw:custom-shape>
        <draw:custom-shape draw:style-name="gr130" draw:text-style-name="P64" draw:layer="layout" svg:width="2.54cm" svg:height="0.406cm" svg:x="11.03cm" svg:y="11.489cm">
          <text:p text:style-name="P36"><text:span text:style-name="T32">Object Security opt</text:span></text:p>
          <draw:enhanced-geometry svg:viewBox="0 0 21600 21600" draw:type="rectangle" draw:enhanced-path="M 0 0 L 21600 0 21600 21600 0 21600 0 0 Z N"/>
        </draw:custom-shape>
        <draw:custom-shape draw:style-name="gr133" draw:text-style-name="P65" draw:layer="layout" svg:width="0.959cm" svg:height="0.407cm" svg:x="11.03cm" svg:y="11.895cm">
          <text:p text:style-name="P36"><text:span text:style-name="T34">piv</text:span></text:p>
          <draw:enhanced-geometry svg:viewBox="0 0 21600 21600" draw:type="rectangle" draw:enhanced-path="M 0 0 L 21600 0 21600 21600 0 21600 0 0 Z N"/>
        </draw:custom-shape>
        <draw:line draw:style-name="gr53" draw:text-style-name="P30" draw:layer="layout" svg:x1="4.572cm" svg:y1="10.16cm" svg:x2="7.112cm" svg:y2="10.668cm">
          <text:p/>
        </draw:line>
        <draw:frame draw:style-name="gr41" draw:text-style-name="P8" draw:layer="layout" svg:width="1.27cm" svg:height="0.962cm" svg:x="7.366cm" svg:y="10.214cm">
          <draw:text-box>
            <text:p>...</text:p>
          </draw:text-box>
        </draw:frame>
        <draw:line draw:style-name="gr53" draw:text-style-name="P30" draw:layer="layout" svg:x1="8.89cm" svg:y1="10.922cm" svg:x2="10.668cm" svg:y2="10.922cm">
          <text:p/>
        </draw:line>
        <draw:line draw:style-name="gr53" draw:text-style-name="P30" draw:layer="layout" svg:x1="10.414cm" svg:y1="5.588cm" svg:x2="11.684cm" svg:y2="5.588cm">
          <text:p/>
        </draw:line>
        <draw:custom-shape draw:style-name="gr136" draw:text-style-name="P44" draw:layer="layout" svg:width="4.318cm" svg:height="2.286cm" svg:x="11.938cm" svg:y="4.426cm">
          <text:p text:style-name="P36">SCHC Inner </text:p>
          <text:p text:style-name="P36">Compression</text:p>
          <draw:enhanced-geometry svg:viewBox="0 0 21600 21600" draw:type="rectangle" draw:enhanced-path="M 0 0 L 21600 0 21600 21600 0 21600 0 0 Z N"/>
        </draw:custom-shape>
        <draw:custom-shape draw:style-name="gr137" draw:text-style-name="P67" draw:layer="layout" svg:width="1.016cm" svg:height="0.508cm" svg:x="17.78cm" svg:y="4.826cm">
          <text:p text:style-name="P36"><text:span text:style-name="T28">R. ID</text:span></text:p>
          <draw:enhanced-geometry svg:viewBox="0 0 21600 21600" draw:type="rectangle" draw:enhanced-path="M 0 0 L 21600 0 21600 21600 0 21600 0 0 Z N"/>
        </draw:custom-shape>
        <draw:custom-shape draw:style-name="gr138" draw:text-style-name="P68" draw:layer="layout" svg:width="1.54cm" svg:height="0.508cm" svg:x="18.78cm" svg:y="4.826cm">
          <text:p text:style-name="P36"><text:span text:style-name="T28">Residue</text:span></text:p>
          <draw:enhanced-geometry svg:viewBox="0 0 21600 21600" draw:type="rectangle" draw:enhanced-path="M 0 0 L 21600 0 21600 21600 0 21600 0 0 Z N"/>
        </draw:custom-shape>
        <draw:custom-shape draw:style-name="gr100" draw:text-style-name="P46" draw:layer="layout" svg:width="3.302cm" svg:height="0.65cm" svg:x="17.78cm" svg:y="5.334cm">
          <text:p text:style-name="P36"><text:span text:style-name="T29">Payload</text:span></text:p>
          <draw:enhanced-geometry svg:viewBox="0 0 21600 21600" draw:type="rectangle" draw:enhanced-path="M 0 0 L 21600 0 21600 21600 0 21600 0 0 Z N"/>
        </draw:custom-shape>
        <draw:line draw:style-name="gr53" draw:text-style-name="P30" draw:layer="layout" svg:x1="16.51cm" svg:y1="5.588cm" svg:x2="17.526cm" svg:y2="5.588cm">
          <text:p/>
        </draw:line>
        <draw:line draw:style-name="gr53" draw:text-style-name="P30" draw:layer="layout" svg:x1="18.542cm" svg:y1="6.35cm" svg:x2="16.256cm" svg:y2="7.62cm">
          <text:p/>
        </draw:line>
        <draw:frame draw:style-name="gr41" draw:text-style-name="P8" draw:layer="layout" svg:width="1.27cm" svg:height="0.962cm" svg:x="14.986cm" svg:y="7.364cm">
          <draw:text-box>
            <text:p>...</text:p>
          </draw:text-box>
        </draw:frame>
        <draw:line draw:style-name="gr53" draw:text-style-name="P30" draw:layer="layout" svg:x1="14.986cm" svg:y1="8.382cm" svg:x2="13.716cm" svg:y2="9.398cm">
          <text:p/>
        </draw:line>
        <draw:custom-shape draw:style-name="gr139" draw:text-style-name="P44" draw:layer="layout" svg:width="4.318cm" svg:height="2.286cm" svg:x="16.11cm" svg:y="9.906cm">
          <text:p text:style-name="P36">SCHC Outer </text:p>
          <text:p text:style-name="P36">Compression</text:p>
          <draw:enhanced-geometry svg:viewBox="0 0 21600 21600" draw:type="rectangle" draw:enhanced-path="M 0 0 L 21600 0 21600 21600 0 21600 0 0 Z N"/>
        </draw:custom-shape>
        <draw:line draw:style-name="gr53" draw:text-style-name="P30" draw:layer="layout" svg:x1="14.586cm" svg:y1="10.922cm" svg:x2="15.856cm" svg:y2="10.922cm">
          <text:p/>
        </draw:line>
        <draw:custom-shape draw:style-name="gr126" draw:text-style-name="P62" draw:layer="layout" svg:width="3.302cm" svg:height="1.059cm" svg:x="21.644cm" svg:y="10.668cm">
          <text:p text:style-name="P4"><text:span text:style-name="T35">Ciphertext</text:span></text:p>
          <draw:enhanced-geometry svg:viewBox="0 0 21600 21600" draw:type="rectangle" draw:enhanced-path="M 0 0 L 21600 0 21600 21600 0 21600 0 0 Z N"/>
        </draw:custom-shape>
        <draw:custom-shape draw:style-name="gr133" draw:text-style-name="P65" draw:layer="layout" svg:width="0.959cm" svg:height="0.407cm" svg:x="21.644cm" svg:y="10.668cm">
          <text:p text:style-name="P36"><text:span text:style-name="T34">piv</text:span></text:p>
          <draw:enhanced-geometry svg:viewBox="0 0 21600 21600" draw:type="rectangle" draw:enhanced-path="M 0 0 L 21600 0 21600 21600 0 21600 0 0 Z N"/>
        </draw:custom-shape>
        <draw:custom-shape draw:style-name="gr137" draw:text-style-name="P67" draw:layer="layout" svg:width="1.016cm" svg:height="0.508cm" svg:x="21.644cm" svg:y="10.16cm">
          <text:p text:style-name="P36"><text:span text:style-name="T28">R. ID’</text:span></text:p>
          <draw:enhanced-geometry svg:viewBox="0 0 21600 21600" draw:type="rectangle" draw:enhanced-path="M 0 0 L 21600 0 21600 21600 0 21600 0 0 Z N"/>
        </draw:custom-shape>
        <draw:custom-shape draw:style-name="gr138" draw:text-style-name="P68" draw:layer="layout" svg:width="1.54cm" svg:height="0.508cm" svg:x="22.644cm" svg:y="10.16cm">
          <text:p text:style-name="P36"><text:span text:style-name="T28">Residue’</text:span></text:p>
          <draw:enhanced-geometry svg:viewBox="0 0 21600 21600" draw:type="rectangle" draw:enhanced-path="M 0 0 L 21600 0 21600 21600 0 21600 0 0 Z N"/>
        </draw:custom-shape>
        <draw:line draw:style-name="gr53" draw:text-style-name="P30" draw:layer="layout" svg:x1="20.628cm" svg:y1="10.922cm" svg:x2="21.444cm" svg:y2="10.922cm">
          <text:p/>
        </draw:line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re_20_et_20_contenu">
        <office:forms form:automatic-focus="false" form:apply-design-mode="false"/>
        <draw:frame draw:style-name="gr2" draw:text-style-name="P8" draw:layer="layout" svg:width="21.344cm" svg:height="2.384cm" svg:x="0.754cm" svg:y="0.255cm">
          <draw:text-box>
            <text:p>Inner and Outer C/D: Deployment</text:p>
          </draw:text-box>
        </draw:frame>
        <draw:custom-shape draw:style-name="gr140" draw:text-style-name="P65" draw:layer="layout" svg:width="3.302cm" svg:height="1.524cm" svg:x="3.718cm" svg:y="6.458cm">
          <text:p text:style-name="P36"><text:span text:style-name="T15">SCHC Inner </text:span></text:p>
          <text:p text:style-name="P36"><text:span text:style-name="T15">Compressor</text:span></text:p>
          <draw:enhanced-geometry svg:viewBox="0 0 21600 21600" draw:type="rectangle" draw:enhanced-path="M 0 0 L 21600 0 21600 21600 0 21600 0 0 Z N"/>
        </draw:custom-shape>
        <draw:custom-shape draw:style-name="gr141" draw:text-style-name="P65" draw:layer="layout" svg:width="3.302cm" svg:height="1.27cm" svg:x="3.81cm" svg:y="10.668cm">
          <text:p text:style-name="P36"><text:span text:style-name="T15">SCHC Outer </text:span></text:p>
          <text:p text:style-name="P36"><text:span text:style-name="T15">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65" draw:layer="layout" svg:width="4.064cm" svg:height="2.794cm" svg:x="3.364cm" svg:y="2.186cm">
          <text:p text:style-name="P36"><text:span text:style-name="T29">Inner Rules</text:span></text:p>
          <text:p text:style-name="P36"><text:span text:style-name="T39"/></text:p>
          <text:p text:style-name="P36"><text:span text:style-name="T29">OSCORE </text:span></text:p>
          <text:p text:style-name="P36"><text:span text:style-name="T29">Security Contex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3" draw:text-style-name="P65" draw:layer="layout" svg:width="1.016cm" svg:height="0.762cm" draw:transform="rotate (-1.5706217938697) translate (5.75cm 5.18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4" draw:text-style-name="P44" draw:layer="layout" svg:width="1.778cm" svg:height="1.17cm" svg:x="0.508cm" svg:y="6.704cm">
          <text:p text:style-name="P36"><text:span text:style-name="T30">CoAP </text:span></text:p>
          <text:p text:style-name="P36"><text:span text:style-name="T30">Message</text:span></text:p>
          <draw:enhanced-geometry svg:viewBox="0 0 21600 21600" draw:type="rectangle" draw:enhanced-path="M 0 0 L 21600 0 21600 21600 0 21600 0 0 Z N"/>
        </draw:custom-shape>
        <draw:line draw:style-name="gr53" draw:text-style-name="P30" draw:layer="layout" svg:x1="2.54cm" svg:y1="7.212cm" svg:x2="3.556cm" svg:y2="7.212cm">
          <text:p/>
        </draw:line>
        <draw:custom-shape draw:style-name="gr145" draw:text-style-name="P44" draw:layer="layout" svg:width="2.54cm" svg:height="1.016cm" svg:x="5.588cm" svg:y="8.636cm">
          <text:p text:style-name="P36"><text:span text:style-name="T30">SCHC </text:span></text:p>
          <text:p text:style-name="P36"><text:span text:style-name="T30">inner plaintext</text:span></text:p>
          <draw:enhanced-geometry svg:viewBox="0 0 21600 21600" draw:type="rectangle" draw:enhanced-path="M 0 0 L 21600 0 21600 21600 0 21600 0 0 Z N"/>
        </draw:custom-shape>
        <draw:line draw:style-name="gr53" draw:text-style-name="P30" draw:layer="layout" svg:x1="5.18cm" svg:y1="8.128cm" svg:x2="5.234cm" svg:y2="10.414cm">
          <text:p/>
        </draw:line>
        <draw:line draw:style-name="gr53" draw:text-style-name="P30" draw:layer="layout" svg:x1="7.366cm" svg:y1="11.43cm" svg:x2="17.526cm" svg:y2="11.43cm">
          <text:p/>
        </draw:line>
        <draw:custom-shape draw:style-name="gr146" draw:text-style-name="P65" draw:layer="layout" svg:width="3.556cm" svg:height="1.27cm" svg:x="17.734cm" svg:y="10.568cm">
          <text:p text:style-name="P36"><text:span text:style-name="T15">SCHC Outer </text:span></text:p>
          <text:p text:style-name="P36"><text:span text:style-name="T15">De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44" draw:layer="layout" svg:width="2.54cm" svg:height="1.016cm" svg:x="16.51cm" svg:y="8.736cm">
          <text:p text:style-name="P36"><text:span text:style-name="T30">SCHC </text:span></text:p>
          <text:p text:style-name="P36"><text:span text:style-name="T30">inner plaintext</text:span></text:p>
          <draw:enhanced-geometry svg:viewBox="0 0 21600 21600" draw:type="rectangle" draw:enhanced-path="M 0 0 L 21600 0 21600 21600 0 21600 0 0 Z N"/>
        </draw:custom-shape>
        <draw:line draw:style-name="gr53" draw:text-style-name="P30" draw:layer="layout" svg:x1="19.558cm" svg:y1="10.214cm" svg:x2="19.558cm" svg:y2="8.182cm">
          <text:p/>
        </draw:line>
        <draw:custom-shape draw:style-name="gr147" draw:text-style-name="P65" draw:layer="layout" svg:width="3.556cm" svg:height="1.524cm" svg:x="17.934cm" svg:y="6.404cm">
          <text:p text:style-name="P36"><text:span text:style-name="T15">SCHC Inner </text:span></text:p>
          <text:p text:style-name="P36"><text:span text:style-name="T15">Decompressor</text:span></text:p>
          <draw:enhanced-geometry svg:viewBox="0 0 21600 21600" draw:type="rectangle" draw:enhanced-path="M 0 0 L 21600 0 21600 21600 0 21600 0 0 Z N"/>
        </draw:custom-shape>
        <draw:custom-shape draw:style-name="gr92" draw:text-style-name="P44" draw:layer="layout" svg:width="3.048cm" svg:height="1.016cm" svg:x="10.536cm" svg:y="11.684cm">
          <text:p text:style-name="P36"><text:span text:style-name="T30">SCHC </text:span></text:p>
          <text:p text:style-name="P36"><text:span text:style-name="T30">Outer message</text:span></text:p>
          <draw:enhanced-geometry svg:viewBox="0 0 21600 21600" draw:type="rectangle" draw:enhanced-path="M 0 0 L 21600 0 21600 21600 0 21600 0 0 Z N"/>
        </draw:custom-shape>
        <draw:custom-shape draw:style-name="gr142" draw:text-style-name="P65" draw:layer="layout" svg:width="4.064cm" svg:height="2.794cm" svg:x="17.68cm" svg:y="2.186cm">
          <text:p text:style-name="P36"><text:span text:style-name="T29">Inner Rules</text:span></text:p>
          <text:p text:style-name="P36"><text:span text:style-name="T39"/></text:p>
          <text:p text:style-name="P36"><text:span text:style-name="T29">OSCORE </text:span></text:p>
          <text:p text:style-name="P36"><text:span text:style-name="T29">Security Contex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3" draw:text-style-name="P65" draw:layer="layout" svg:width="1.016cm" svg:height="0.762cm" draw:transform="rotate (-1.5706217938697) translate (20.066cm 5.23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4" draw:text-style-name="P44" draw:layer="layout" svg:width="1.778cm" svg:height="1.17cm" svg:x="23.014cm" svg:y="6.504cm">
          <text:p text:style-name="P36"><text:span text:style-name="T30">CoAP </text:span></text:p>
          <text:p text:style-name="P36"><text:span text:style-name="T30">Message</text:span></text:p>
          <draw:enhanced-geometry svg:viewBox="0 0 21600 21600" draw:type="rectangle" draw:enhanced-path="M 0 0 L 21600 0 21600 21600 0 21600 0 0 Z N"/>
        </draw:custom-shape>
        <draw:line draw:style-name="gr53" draw:text-style-name="P30" draw:layer="layout" svg:x1="21.844cm" svg:y1="7.112cm" svg:x2="22.86cm" svg:y2="7.112cm">
          <text:p/>
        </draw:line>
        <draw:custom-shape draw:style-name="gr148" draw:text-style-name="P65" draw:layer="layout" svg:width="4.064cm" svg:height="1.27cm" svg:x="3.302cm" svg:y="12.7cm">
          <text:p text:style-name="P36"><text:span text:style-name="T29">Outer Rul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8" draw:text-style-name="P65" draw:layer="layout" svg:width="4.064cm" svg:height="1.27cm" svg:x="17.518cm" svg:y="12.7cm">
          <text:p text:style-name="P36"><text:span text:style-name="T29">Outer Rul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9" draw:text-style-name="P65" draw:layer="layout" svg:width="0.508cm" svg:height="0.508cm" draw:transform="rotate (-1.5706217938697) translate (5.534cm 12.03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9" draw:text-style-name="P65" draw:layer="layout" svg:width="0.508cm" svg:height="0.508cm" draw:transform="rotate (-1.5706217938697) translate (19.834cm 12.03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re_20_et_20_contenu">
        <office:forms form:automatic-focus="false" form:apply-design-mode="false"/>
        <draw:frame draw:style-name="gr2" draw:text-style-name="P8" draw:layer="layout" svg:width="21.344cm" svg:height="2.384cm" svg:x="0.754cm" svg:y="0.255cm">
          <draw:text-box>
            <text:p>Inner Compression</text:p>
          </draw:text-box>
        </draw:frame>
        <draw:custom-shape draw:name="Shape 895" draw:style-name="gr150" draw:text-style-name="P27" draw:layer="layout" svg:width="7.78cm" svg:height="1.011cm" svg:x="1.872cm" svg:y="4.006cm">
          <text:p text:style-name="P10"><text:span text:style-name="T9">Options: Class E (encrypt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39" draw:text-style-name="P18" draw:layer="layout" svg:width="5.225cm" svg:height="0.903cm" svg:x="1.872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5" draw:style-name="gr40" draw:text-style-name="P15" draw:layer="layout" svg:width="0.001cm" svg:height="0.114cm" svg:x="3.143cm" svg:y="3.8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6" draw:style-name="gr40" draw:text-style-name="P15" draw:layer="layout" svg:width="0.005cm" svg:height="0.113cm" svg:x="3.81cm" svg:y="3.78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7" draw:style-name="gr9" draw:text-style-name="P15" draw:layer="layout" svg:width="0.001cm" svg:height="0.293cm" svg:x="2.503cm" svg:y="3.602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8" draw:style-name="gr40" draw:text-style-name="P15" draw:layer="layout" svg:width="0.001cm" svg:height="0.114cm" svg:x="5.142cm" svg:y="3.8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89" draw:style-name="gr40" draw:text-style-name="P15" draw:layer="layout" svg:width="0.001cm" svg:height="0.114cm" svg:x="5.813cm" svg:y="3.8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0" draw:style-name="gr40" draw:text-style-name="P15" draw:layer="layout" svg:width="0.001cm" svg:height="0.114cm" svg:x="4.501cm" svg:y="3.81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custom-shape draw:name="Shape 891" draw:style-name="gr9" draw:text-style-name="P15" draw:layer="layout" svg:width="0.001cm" svg:height="0.293cm" svg:x="6.47cm" svg:y="3.602cm">
          <text:p/>
          <draw:enhanced-geometry draw:mirror-horizontal="false" draw:mirror-vertical="true" svg:viewBox="0 0 0 0" draw:text-areas="?f31 ?f31 ?f32 ?f33" draw:type="ooxml-non-primitive" draw:enhanced-path="M ?f31 ?f31 L ?f32 ?f33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+0--180"/>
            <draw:equation draw:name="f9" draw:formula="0+0--360"/>
            <draw:equation draw:name="f10" draw:formula="abs(?f3 )"/>
            <draw:equation draw:name="f11" draw:formula="abs(?f4 )"/>
            <draw:equation draw:name="f12" draw:formula="abs(?f6 )"/>
            <draw:equation draw:name="f13" draw:formula="?f8 *?f0 /1"/>
            <draw:equation draw:name="f14" draw:formula="?f9 *?f0 /1"/>
            <draw:equation draw:name="f15" draw:formula="if(?f10 ,?f3 ,1)"/>
            <draw:equation draw:name="f16" draw:formula="if(?f11 ,?f4 ,1)"/>
            <draw:equation draw:name="f17" draw:formula="if(?f12 ,?f6 ,1)"/>
            <draw:equation draw:name="f18" draw:formula="?f13 *1/?f2 "/>
            <draw:equation draw:name="f19" draw:formula="?f14 *1/?f2 "/>
            <draw:equation draw:name="f20" draw:formula="?f15 *1/21600"/>
            <draw:equation draw:name="f21" draw:formula="?f16 *1/21600"/>
            <draw:equation draw:name="f22" draw:formula="21600*?f15 /1"/>
            <draw:equation draw:name="f23" draw:formula="21600*?f16 /1"/>
            <draw:equation draw:name="f24" draw:formula="?f18 +0-?f1 "/>
            <draw:equation draw:name="f25" draw:formula="?f19 +0-?f1 "/>
            <draw:equation draw:name="f26" draw:formula="min(?f21 ,?f20 )"/>
            <draw:equation draw:name="f27" draw:formula="?f22 *1/?f17 "/>
            <draw:equation draw:name="f28" draw:formula="?f23 *1/?f17 "/>
            <draw:equation draw:name="f29" draw:formula="?f27 "/>
            <draw:equation draw:name="f30" draw:formula="?f28 "/>
            <draw:equation draw:name="f31" draw:formula="?f7 *?f26 /1"/>
            <draw:equation draw:name="f32" draw:formula="?f29 *?f26 /1"/>
            <draw:equation draw:name="f33" draw:formula="?f30 *?f26 /1"/>
            <draw:equation draw:name="f34" draw:formula="logwidth/2"/>
            <draw:equation draw:name="f35" draw:formula="logwidth"/>
            <draw:equation draw:name="f36" draw:formula="logheight/2"/>
            <draw:equation draw:name="f37" draw:formula="logheight"/>
          </draw:enhanced-geometry>
        </draw:custom-shape>
        <draw:frame draw:style-name="gr41" draw:text-style-name="P39" draw:layer="layout" svg:width="4.318cm" svg:height="0.962cm" svg:x="2.779cm" svg:y="2.948cm">
          <draw:text-box>
            <text:p><text:span text:style-name="T17">CoAP Code</text:span></text:p>
          </draw:text-box>
        </draw:frame>
        <draw:custom-shape draw:style-name="gr151" draw:text-style-name="P40" draw:layer="layout" svg:width="5.24cm" svg:height="1.079cm" svg:x="1.872cm" svg:y="5.017cm">
          <text:p text:style-name="P36"><text:span text:style-name="T7">FF</text:span></text:p>
          <draw:enhanced-geometry svg:viewBox="0 0 21600 21600" draw:type="rectangle" draw:enhanced-path="M 0 0 L 21600 0 21600 21600 0 21600 0 0 Z N"/>
        </draw:custom-shape>
        <draw:custom-shape draw:style-name="gr152" draw:text-style-name="P42" draw:layer="layout" svg:width="11.844cm" svg:height="1.016cm" svg:x="1.872cm" svg:y="6.096cm">
          <text:p text:style-name="P41"><text:span text:style-name="T18">Data (original CoAP message payload)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2.53cm" svg:height="4.402cm" svg:x="12.354cm" svg:y="0.93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36"><text:span text:style-name="T37">FID</text:span></text:p>
              </table:table-cell>
              <table:table-cell table:style-name="ce2">
                <text:p text:style-name="P36"><text:span text:style-name="T16">Pos</text:span></text:p>
              </table:table-cell>
              <table:table-cell>
                <text:p text:style-name="P36"><text:span text:style-name="T37">DI</text:span></text:p>
              </table:table-cell>
              <table:table-cell>
                <text:p text:style-name="P36"><text:span text:style-name="T37">TV</text:span></text:p>
              </table:table-cell>
              <table:table-cell>
                <text:p text:style-name="P36"><text:span text:style-name="T37">MO</text:span></text:p>
              </table:table-cell>
              <table:table-cell>
                <text:p text:style-name="P36"><text:span text:style-name="T37">CDA</text:span></text:p>
              </table:table-cell>
            </table:table-row>
            <table:table-row table:style-name="ro2" table:default-cell-style-name="ce3">
              <table:table-cell>
                <text:p text:style-name="P36"><text:span text:style-name="T30">CoAP.Code</text:span></text:p>
              </table:table-cell>
              <table:table-cell>
                <text:p text:style-name="P36"><text:span text:style-name="T30">1</text:span></text:p>
              </table:table-cell>
              <table:table-cell>
                <text:p text:style-name="P36"><text:span text:style-name="T30">up</text:span></text:p>
              </table:table-cell>
              <table:table-cell>
                <text:p text:style-name="P36"><text:span text:style-name="T30">1</text:span></text:p>
              </table:table-cell>
              <table:table-cell>
                <text:p text:style-name="P36"><text:span text:style-name="T30">equal</text:span></text:p>
              </table:table-cell>
              <table:table-cell>
                <text:p text:style-name="P36"><text:span text:style-name="T30">not-sent</text:span></text:p>
              </table:table-cell>
            </table:table-row>
            <table:table-row table:style-name="ro3" table:default-cell-style-name="ce3">
              <table:table-cell>
                <text:p text:style-name="P36"><text:span text:style-name="T30">CoAP.Code</text:span></text:p>
              </table:table-cell>
              <table:table-cell>
                <text:p text:style-name="P36"><text:span text:style-name="T30">1</text:span></text:p>
              </table:table-cell>
              <table:table-cell>
                <text:p text:style-name="P36"><text:span text:style-name="T30">dw</text:span></text:p>
              </table:table-cell>
              <table:table-cell>
                <text:p text:style-name="P36"><text:span text:style-name="T30">[69,132]</text:span></text:p>
              </table:table-cell>
              <table:table-cell>
                <text:p text:style-name="P36"><text:span text:style-name="T30">match-mapping</text:span></text:p>
              </table:table-cell>
              <table:table-cell>
                <text:p text:style-name="P36"><text:span text:style-name="T30">mapping-sent</text:span></text:p>
              </table:table-cell>
            </table:table-row>
            <table:table-row table:style-name="ro3" table:default-cell-style-name="ce3">
              <table:table-cell>
                <text:p text:style-name="P36"><text:span text:style-name="T30">CoAP.Uri-Path</text:span></text:p>
              </table:table-cell>
              <table:table-cell>
                <text:p text:style-name="P36"><text:span text:style-name="T30">1</text:span></text:p>
              </table:table-cell>
              <table:table-cell>
                <text:p text:style-name="P36"><text:span text:style-name="T30">bi</text:span></text:p>
              </table:table-cell>
              <table:table-cell>
                <text:p text:style-name="P36"><text:span text:style-name="T30">“</text:span><text:span text:style-name="T30">temperature”</text:span></text:p>
              </table:table-cell>
              <table:table-cell>
                <text:p text:style-name="P36"><text:span text:style-name="T30">equal</text:span></text:p>
              </table:table-cell>
              <table:table-cell>
                <text:p text:style-name="P36"><text:span text:style-name="T30">not-sent</text:span></text:p>
              </table:table-cell>
            </table:table-row>
            <table:table-row table:style-name="ro4" table:default-cell-style-name="ce3">
              <table:table-cell>
                <text:p text:style-name="P36"><text:span text:style-name="T30">CoAP.Option-End</text:span></text:p>
              </table:table-cell>
              <table:table-cell>
                <text:p text:style-name="P36"><text:span text:style-name="T30">1</text:span></text:p>
              </table:table-cell>
              <table:table-cell>
                <text:p text:style-name="P36"><text:span text:style-name="T30">dw</text:span></text:p>
              </table:table-cell>
              <table:table-cell>
                <text:p text:style-name="P36"><text:span text:style-name="T30">0xFF</text:span></text:p>
              </table:table-cell>
              <table:table-cell>
                <text:p text:style-name="P36"><text:span text:style-name="T30">equal</text:span></text:p>
              </table:table-cell>
              <table:table-cell>
                <text:p text:style-name="P36"><text:span text:style-name="T30">not-sent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53" draw:text-style-name="P36" draw:layer="layout" svg:x1="3.556cm" svg:y1="7.62cm" svg:x2="3.556cm" svg:y2="9.398cm">
          <text:p/>
        </draw:line>
        <draw:custom-shape draw:name="Shape 884" draw:style-name="gr154" draw:text-style-name="P69" draw:layer="layout" svg:width="5.225cm" svg:height="0.903cm" svg:x="1.887cm" svg:y="9.814cm">
          <text:p text:style-name="P41"><text:span text:style-name="T7">Rule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4" draw:style-name="gr155" draw:text-style-name="P70" draw:layer="layout" svg:width="3.447cm" svg:height="0.903cm" svg:x="1.887cm" svg:y="10.746cm">
          <text:p text:style-name="P41"><text:span text:style-name="T7">Resid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6" draw:text-style-name="P42" draw:layer="layout" svg:width="11.938cm" svg:height="0.938cm" svg:x="5.334cm" svg:y="10.746cm">
          <text:p text:style-name="P41"><text:span text:style-name="T18">Data (original CoAP message payload)</text:span></text:p>
          <draw:enhanced-geometry svg:viewBox="0 0 21600 21600" draw:type="rectangle" draw:enhanced-path="M 0 0 L 21600 0 21600 21600 0 21600 0 0 Z N"/>
        </draw:custom-shape>
        <draw:custom-shape draw:style-name="gr157" draw:text-style-name="P71" draw:layer="layout" svg:width="3.048cm" svg:height="0.938cm" svg:x="17.272cm" svg:y="10.746cm">
          <text:p text:style-name="P36"><text:span text:style-name="T18"/></text:p>
          <text:p text:style-name="P36"><text:span text:style-name="T18">Padding</text:span></text:p>
          <text:p text:style-name="P41"><text:span text:style-name="T1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re_20_et_20_contenu">
        <office:forms form:automatic-focus="false" form:apply-design-mode="false"/>
        <draw:frame draw:style-name="gr2" draw:text-style-name="P8" draw:layer="layout" svg:width="21.344cm" svg:height="2.384cm" svg:x="0.754cm" svg:y="0.255cm">
          <draw:text-box>
            <text:p>Outer Compression</text:p>
          </draw:text-box>
        </draw:frame>
        <draw:custom-shape draw:style-name="gr158" draw:text-style-name="P44" draw:layer="layout" svg:width="6.72cm" svg:height="4.518cm" svg:x="1.27cm" svg:y="4.317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72" draw:layer="layout" svg:width="4.135cm" svg:height="0.8cm" svg:x="3.855cm" svg:y="4.317cm">
          <text:p text:style-name="P36"><text:span text:style-name="T40">opt3</text:span></text:p>
          <draw:enhanced-geometry svg:viewBox="0 0 21600 21600" draw:type="rectangle" draw:enhanced-path="M 0 0 L 21600 0 21600 21600 0 21600 0 0 Z N"/>
        </draw:custom-shape>
        <draw:custom-shape draw:style-name="gr160" draw:text-style-name="P73" draw:layer="layout" svg:width="2.988cm" svg:height="0.802cm" svg:x="1.27cm" svg:y="4.317cm">
          <text:p text:style-name="P36"><text:span text:style-name="T29">opt1</text:span></text:p>
          <draw:enhanced-geometry svg:viewBox="0 0 21600 21600" draw:type="rectangle" draw:enhanced-path="M 0 0 L 21600 0 21600 21600 0 21600 0 0 Z N"/>
        </draw:custom-shape>
        <draw:custom-shape draw:style-name="gr161" draw:text-style-name="P74" draw:layer="layout" svg:width="1.952cm" svg:height="0.803cm" svg:x="2.833cm" svg:y="2.739cm">
          <text:p text:style-name="P36"><text:span text:style-name="T41">POST</text:span></text:p>
          <draw:enhanced-geometry svg:viewBox="0 0 21600 21600" draw:type="rectangle" draw:enhanced-path="M 0 0 L 21600 0 21600 21600 0 21600 0 0 Z N"/>
        </draw:custom-shape>
        <draw:custom-shape draw:style-name="gr162" draw:text-style-name="P75" draw:layer="layout" svg:width="3.203cm" svg:height="0.803cm" svg:x="4.785cm" svg:y="2.739cm">
          <text:p text:style-name="P36"><text:span text:style-name="T42">mid</text:span></text:p>
          <draw:enhanced-geometry svg:viewBox="0 0 21600 21600" draw:type="rectangle" draw:enhanced-path="M 0 0 L 21600 0 21600 21600 0 21600 0 0 Z N"/>
        </draw:custom-shape>
        <draw:custom-shape draw:style-name="gr163" draw:text-style-name="P75" draw:layer="layout" svg:width="1.563cm" svg:height="0.803cm" svg:x="1.27cm" svg:y="2.739cm">
          <text:p text:style-name="P36"><text:span text:style-name="T43">V TKL</text:span></text:p>
          <draw:enhanced-geometry svg:viewBox="0 0 21600 21600" draw:type="rectangle" draw:enhanced-path="M 0 0 L 21600 0 21600 21600 0 21600 0 0 Z N"/>
        </draw:custom-shape>
        <draw:custom-shape draw:style-name="gr164" draw:text-style-name="P73" draw:layer="layout" svg:width="6.718cm" svg:height="0.775cm" svg:x="1.27cm" svg:y="3.542cm">
          <text:p text:style-name="P36"><text:span text:style-name="T29">token</text:span></text:p>
          <draw:enhanced-geometry svg:viewBox="0 0 21600 21600" draw:type="rectangle" draw:enhanced-path="M 0 0 L 21600 0 21600 21600 0 21600 0 0 Z N"/>
        </draw:custom-shape>
        <draw:custom-shape draw:style-name="gr165" draw:text-style-name="P77" draw:layer="layout" svg:width="6.72cm" svg:height="2.089cm" svg:x="1.27cm" svg:y="6.746cm">
          <text:p text:style-name="P76"><text:span text:style-name="T44">Ciphertext</text:span></text:p>
          <text:p text:style-name="P76"><text:span text:style-name="T45"/></text:p>
          <draw:enhanced-geometry svg:viewBox="0 0 21600 21600" draw:type="rectangle" draw:enhanced-path="M 0 0 L 21600 0 21600 21600 0 21600 0 0 Z N"/>
        </draw:custom-shape>
        <draw:custom-shape draw:style-name="gr166" draw:text-style-name="P78" draw:layer="layout" svg:width="3.102cm" svg:height="0.805cm" svg:x="4.888cm" svg:y="5.117cm">
          <text:p text:style-name="P36"><text:span text:style-name="T29">opt6</text:span></text:p>
          <draw:enhanced-geometry svg:viewBox="0 0 21600 21600" draw:type="rectangle" draw:enhanced-path="M 0 0 L 21600 0 21600 21600 0 21600 0 0 Z N"/>
        </draw:custom-shape>
        <draw:custom-shape draw:style-name="gr167" draw:text-style-name="P79" draw:layer="layout" svg:width="3.618cm" svg:height="0.801cm" svg:x="1.27cm" svg:y="5.117cm">
          <text:p text:style-name="P36"><text:span text:style-name="T37">opt4</text:span></text:p>
          <draw:enhanced-geometry svg:viewBox="0 0 21600 21600" draw:type="rectangle" draw:enhanced-path="M 0 0 L 21600 0 21600 21600 0 21600 0 0 Z N"/>
        </draw:custom-shape>
        <draw:custom-shape draw:style-name="gr168" draw:text-style-name="P80" draw:layer="layout" svg:width="1.551cm" svg:height="0.804cm" svg:x="6.439cm" svg:y="5.942cm">
          <text:p text:style-name="P36"><text:span text:style-name="T15">FF</text:span></text:p>
          <draw:enhanced-geometry svg:viewBox="0 0 21600 21600" draw:type="rectangle" draw:enhanced-path="M 0 0 L 21600 0 21600 21600 0 21600 0 0 Z N"/>
        </draw:custom-shape>
        <draw:custom-shape draw:style-name="gr169" draw:text-style-name="P81" draw:layer="layout" svg:width="5.169cm" svg:height="0.8cm" svg:x="1.27cm" svg:y="5.946cm">
          <text:p text:style-name="P36"><text:span text:style-name="T37">Object Security opt</text:span></text:p>
          <draw:enhanced-geometry svg:viewBox="0 0 21600 21600" draw:type="rectangle" draw:enhanced-path="M 0 0 L 21600 0 21600 21600 0 21600 0 0 Z N"/>
        </draw:custom-shape>
        <draw:custom-shape draw:style-name="gr170" draw:text-style-name="P82" draw:layer="layout" svg:width="1.952cm" svg:height="0.803cm" svg:x="1.27cm" svg:y="6.746cm">
          <text:p text:style-name="P36"><text:span text:style-name="T19">piv</text:span></text:p>
          <draw:enhanced-geometry svg:viewBox="0 0 21600 21600" draw:type="rectangle" draw:enhanced-path="M 0 0 L 21600 0 21600 21600 0 21600 0 0 Z N"/>
        </draw:custom-shape>
        <draw:line draw:style-name="gr153" draw:text-style-name="P36" draw:layer="layout" svg:x1="8.59cm" svg:y1="5.279cm" svg:x2="10.368cm" svg:y2="5.279cm">
          <text:p/>
        </draw:line>
        <draw:custom-shape draw:style-name="gr171" draw:text-style-name="P83" draw:layer="layout" svg:width="1.563cm" svg:height="0.803cm" svg:x="10.845cm" svg:y="2.639cm">
          <text:p text:style-name="P36"><text:span text:style-name="T43">RuleId’</text:span></text:p>
          <draw:enhanced-geometry svg:viewBox="0 0 21600 21600" draw:type="rectangle" draw:enhanced-path="M 0 0 L 21600 0 21600 21600 0 21600 0 0 Z N"/>
        </draw:custom-shape>
        <draw:custom-shape draw:style-name="gr172" draw:text-style-name="P84" draw:layer="layout" svg:width="4.149cm" svg:height="0.803cm" svg:x="10.845cm" svg:y="3.439cm">
          <text:p text:style-name="P36"><text:span text:style-name="T43">Residue’</text:span></text:p>
          <draw:enhanced-geometry svg:viewBox="0 0 21600 21600" draw:type="rectangle" draw:enhanced-path="M 0 0 L 21600 0 21600 21600 0 21600 0 0 Z N"/>
        </draw:custom-shape>
        <draw:custom-shape draw:style-name="gr165" draw:text-style-name="P77" draw:layer="layout" svg:width="6.72cm" svg:height="2.089cm" svg:x="10.814cm" svg:y="4.263cm">
          <text:p text:style-name="P76"><text:span text:style-name="T44">Ciphertext</text:span></text:p>
          <text:p text:style-name="P76"><text:span text:style-name="T45"/></text:p>
          <draw:enhanced-geometry svg:viewBox="0 0 21600 21600" draw:type="rectangle" draw:enhanced-path="M 0 0 L 21600 0 21600 21600 0 21600 0 0 Z N"/>
        </draw:custom-shape>
        <draw:custom-shape draw:style-name="gr170" draw:text-style-name="P82" draw:layer="layout" svg:width="1.952cm" svg:height="0.803cm" svg:x="10.814cm" svg:y="4.263cm">
          <text:p text:style-name="P36"><text:span text:style-name="T19">piv</text:span></text:p>
          <draw:enhanced-geometry svg:viewBox="0 0 21600 21600" draw:type="rectangle" draw:enhanced-path="M 0 0 L 21600 0 21600 21600 0 21600 0 0 Z N"/>
        </draw:custom-shape>
        <draw:custom-shape draw:style-name="gr173" draw:text-style-name="P44" draw:layer="layout" svg:width="2.148cm" svg:height="0.959cm" svg:x="10.814cm" svg:y="6.352cm">
          <text:p text:style-name="P36"><text:span text:style-name="T25">Padding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259cm" svg:height="6.435cm" svg:x="13.451cm" svg:y="7.509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5" table:default-cell-style-name="ce4">
              <table:table-cell>
                <text:p text:style-name="P36"><text:span text:style-name="T31">FID</text:span></text:p>
              </table:table-cell>
              <table:table-cell>
                <text:p text:style-name="P36"><text:span text:style-name="T31">Pos</text:span></text:p>
              </table:table-cell>
              <table:table-cell>
                <text:p text:style-name="P36"><text:span text:style-name="T31">DI</text:span></text:p>
              </table:table-cell>
              <table:table-cell>
                <text:p text:style-name="P36"><text:span text:style-name="T31">TV</text:span></text:p>
              </table:table-cell>
              <table:table-cell>
                <text:p text:style-name="P36"><text:span text:style-name="T31">MO</text:span></text:p>
              </table:table-cell>
              <table:table-cell>
                <text:p text:style-name="P36"><text:span text:style-name="T31">CDA</text:span></text:p>
              </table:table-cell>
            </table:table-row>
            <table:table-row table:style-name="ro5" table:default-cell-style-name="ce4">
              <table:table-cell>
                <text:p text:style-name="P36"><text:span text:style-name="T31">Type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up</text:span></text:p>
              </table:table-cell>
              <table:table-cell>
                <text:p text:style-name="P36"><text:span text:style-name="T31">0</text:span></text:p>
              </table:table-cell>
              <table:table-cell>
                <text:p text:style-name="P36"><text:span text:style-name="T31">equal</text:span></text:p>
              </table:table-cell>
              <table:table-cell>
                <text:p text:style-name="P36"><text:span text:style-name="T31">not-sent</text:span></text:p>
              </table:table-cell>
            </table:table-row>
            <table:table-row table:style-name="ro5" table:default-cell-style-name="ce4">
              <table:table-cell>
                <text:p text:style-name="P36"><text:span text:style-name="T31">Type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dw</text:span></text:p>
              </table:table-cell>
              <table:table-cell>
                <text:p text:style-name="P36"><text:span text:style-name="T31">2</text:span></text:p>
              </table:table-cell>
              <table:table-cell>
                <text:p text:style-name="P36"><text:span text:style-name="T31">equal</text:span></text:p>
              </table:table-cell>
              <table:table-cell>
                <text:p text:style-name="P36"><text:span text:style-name="T31">not-sent</text:span></text:p>
              </table:table-cell>
            </table:table-row>
            <table:table-row table:style-name="ro5" table:default-cell-style-name="ce4">
              <table:table-cell>
                <text:p text:style-name="P36"><text:span text:style-name="T31">TKL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bi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equal</text:span></text:p>
              </table:table-cell>
              <table:table-cell>
                <text:p text:style-name="P36"><text:span text:style-name="T31">not-sent</text:span></text:p>
              </table:table-cell>
            </table:table-row>
            <table:table-row table:style-name="ro5" table:default-cell-style-name="ce4">
              <table:table-cell>
                <text:p text:style-name="P36"><text:span text:style-name="T31">Code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up</text:span></text:p>
              </table:table-cell>
              <table:table-cell>
                <text:p text:style-name="P36"><text:span text:style-name="T31">2</text:span></text:p>
              </table:table-cell>
              <table:table-cell>
                <text:p text:style-name="P36"><text:span text:style-name="T31">equal</text:span></text:p>
              </table:table-cell>
              <table:table-cell>
                <text:p text:style-name="P36"><text:span text:style-name="T31">not-sent</text:span></text:p>
              </table:table-cell>
            </table:table-row>
            <table:table-row table:style-name="ro5" table:default-cell-style-name="ce4">
              <table:table-cell>
                <text:p text:style-name="P36"><text:span text:style-name="T31">Code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dw</text:span></text:p>
              </table:table-cell>
              <table:table-cell>
                <text:p text:style-name="P36"><text:span text:style-name="T31">68</text:span></text:p>
              </table:table-cell>
              <table:table-cell>
                <text:p text:style-name="P36"><text:span text:style-name="T31">equal</text:span></text:p>
              </table:table-cell>
              <table:table-cell>
                <text:p text:style-name="P36"><text:span text:style-name="T31">not-sent</text:span></text:p>
              </table:table-cell>
            </table:table-row>
            <table:table-row table:style-name="ro5" table:default-cell-style-name="ce4">
              <table:table-cell>
                <text:p text:style-name="P36"><text:span text:style-name="T31">mid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bi</text:span></text:p>
              </table:table-cell>
              <table:table-cell>
                <text:p text:style-name="P36"><text:span text:style-name="T31">0</text:span></text:p>
              </table:table-cell>
              <table:table-cell>
                <text:p text:style-name="P36"><text:span text:style-name="T31">MSB(12)</text:span></text:p>
              </table:table-cell>
              <table:table-cell>
                <text:p text:style-name="P36"><text:span text:style-name="T31">LSB</text:span></text:p>
              </table:table-cell>
            </table:table-row>
            <table:table-row table:style-name="ro5" table:default-cell-style-name="ce4">
              <table:table-cell>
                <text:p text:style-name="P36"><text:span text:style-name="T31">token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bi</text:span></text:p>
              </table:table-cell>
              <table:table-cell>
                <text:p text:style-name="P36"><text:span text:style-name="T31">0x80</text:span></text:p>
              </table:table-cell>
              <table:table-cell>
                <text:p text:style-name="P36"><text:span text:style-name="T31">MSB(5)</text:span></text:p>
              </table:table-cell>
              <table:table-cell>
                <text:p text:style-name="P36"><text:span text:style-name="T31">LSB</text:span></text:p>
              </table:table-cell>
            </table:table-row>
            <table:table-row table:style-name="ro5" table:default-cell-style-name="ce4">
              <table:table-cell>
                <text:p text:style-name="P36"><text:span text:style-name="T31">Uri-Host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up</text:span></text:p>
              </table:table-cell>
              <table:table-cell>
                <text:p text:style-name="P36"><text:span text:style-name="T31">localhost</text:span></text:p>
              </table:table-cell>
              <table:table-cell>
                <text:p text:style-name="P36"><text:span text:style-name="T31">equal</text:span></text:p>
              </table:table-cell>
              <table:table-cell>
                <text:p text:style-name="P36"><text:span text:style-name="T31">not-sent</text:span></text:p>
              </table:table-cell>
            </table:table-row>
            <table:table-row table:style-name="ro5" table:default-cell-style-name="ce4">
              <table:table-cell>
                <text:p text:style-name="P36"><text:span text:style-name="T31">Object-Security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up</text:span></text:p>
              </table:table-cell>
              <table:table-cell>
                <text:p text:style-name="P36"><text:span text:style-name="T31">b’\tclient’</text:span></text:p>
              </table:table-cell>
              <table:table-cell>
                <text:p text:style-name="P36"><text:span text:style-name="T31">equal</text:span></text:p>
              </table:table-cell>
              <table:table-cell>
                <text:p text:style-name="P36"><text:span text:style-name="T31">not-sent</text:span></text:p>
              </table:table-cell>
            </table:table-row>
            <table:table-row table:style-name="ro5" table:default-cell-style-name="ce4">
              <table:table-cell>
                <text:p text:style-name="P36"><text:span text:style-name="T31">Object-Security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dw</text:span></text:p>
              </table:table-cell>
              <table:table-cell>
                <text:p text:style-name="P36"><text:span text:style-name="T31">b’’</text:span></text:p>
              </table:table-cell>
              <table:table-cell>
                <text:p text:style-name="P36"><text:span text:style-name="T31">equal</text:span></text:p>
              </table:table-cell>
              <table:table-cell>
                <text:p text:style-name="P36"><text:span text:style-name="T31">not-sent</text:span></text:p>
              </table:table-cell>
            </table:table-row>
            <table:table-row table:style-name="ro6" table:default-cell-style-name="ce4">
              <table:table-cell>
                <text:p text:style-name="P36"><text:span text:style-name="T31">Option-End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bi</text:span></text:p>
              </table:table-cell>
              <table:table-cell>
                <text:p text:style-name="P36"><text:span text:style-name="T31">0xFF</text:span></text:p>
              </table:table-cell>
              <table:table-cell>
                <text:p text:style-name="P36"><text:span text:style-name="T31">equal</text:span></text:p>
              </table:table-cell>
              <table:table-cell>
                <text:p text:style-name="P36"><text:span text:style-name="T31">not-sen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re_20_et_20_contenu">
        <office:forms form:automatic-focus="false" form:apply-design-mode="false"/>
        <draw:custom-shape draw:style-name="gr75" draw:text-style-name="P44" draw:layer="layout" svg:width="3.556cm" svg:height="2.286cm" svg:x="3.44cm" svg:y="4.06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4" draw:layer="layout" svg:width="2.54cm" svg:height="0.762cm" svg:x="4.456cm" svg:y="5.588cm">
          <text:p text:style-name="P36"><text:span text:style-name="T15">piv</text:span></text:p>
          <draw:enhanced-geometry svg:viewBox="0 0 21600 21600" draw:type="rectangle" draw:enhanced-path="M 0 0 L 21600 0 21600 21600 0 21600 0 0 Z N"/>
        </draw:custom-shape>
        <draw:frame draw:style-name="gr73" draw:text-style-name="P8" draw:layer="layout" svg:width="3.402cm" svg:height="0.839cm" svg:x="3.54cm" svg:y="4.064cm">
          <draw:text-box>
            <text:p><text:span text:style-name="T25">OSC Req.</text:span></text:p>
          </draw:text-box>
        </draw:frame>
        <draw:custom-shape draw:style-name="gr174" draw:text-style-name="P67" draw:layer="layout" svg:width="2.54cm" svg:height="0.762cm" svg:x="4.456cm" svg:y="4.826cm">
          <text:p text:style-name="P36"><text:span text:style-name="T15">Kid = SID</text:span></text:p>
          <draw:enhanced-geometry svg:viewBox="0 0 21600 21600" draw:type="rectangle" draw:enhanced-path="M 0 0 L 21600 0 21600 21600 0 21600 0 0 Z N"/>
        </draw:custom-shape>
        <draw:custom-shape draw:style-name="gr175" draw:text-style-name="P65" draw:layer="layout" svg:width="2.54cm" svg:height="0.762cm" svg:x="4.456cm" svg:y="5.588cm">
          <text:p text:style-name="P36"><text:span text:style-name="T15">piv</text:span></text:p>
          <draw:enhanced-geometry svg:viewBox="0 0 21600 21600" draw:type="rectangle" draw:enhanced-path="M 0 0 L 21600 0 21600 21600 0 21600 0 0 Z N"/>
        </draw:custom-shape>
        <draw:custom-shape draw:style-name="gr176" draw:text-style-name="P87" draw:layer="layout" svg:width="3.556cm" svg:height="2.024cm" svg:x="3.44cm" svg:y="8.836cm">
          <text:p text:style-name="P85"><text:span text:style-name="T46"/></text:p>
          <text:p text:style-name="P86"><text:span text:style-name="T25">OSC Resp.</text:span></text:p>
          <draw:enhanced-geometry svg:viewBox="0 0 21600 21600" draw:type="rectangle" draw:enhanced-path="M 0 0 L 21600 0 21600 21600 0 21600 0 0 Z N"/>
        </draw:custom-shape>
        <draw:custom-shape draw:style-name="gr77" draw:text-style-name="P55" draw:layer="layout" svg:width="3.048cm" svg:height="0.508cm" svg:x="3.694cm" svg:y="6.6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47" draw:layer="layout" svg:width="3.048cm" svg:height="0.508cm" svg:x="3.594cm" svg:y="11.06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8" draw:text-style-name="P88" draw:layer="layout" svg:width="2.286cm" svg:height="0.9cm" draw:transform="rotate (1.5707963267949) translate (2.54cm 6.35cm)">
          <text:p text:style-name="P36">Token</text:p>
          <draw:enhanced-geometry svg:viewBox="0 0 21600 21600" draw:type="rectangle" draw:enhanced-path="M 0 0 L 21600 0 21600 21600 0 21600 0 0 Z N"/>
        </draw:custom-shape>
        <draw:custom-shape draw:style-name="gr179" draw:text-style-name="P88" draw:layer="layout" svg:width="2.032cm" svg:height="0.9cm" draw:transform="rotate (1.5707963267949) translate (2.54cm 10.868cm)">
          <text:p text:style-name="P36">Tok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4" draw:layer="layout" svg:width="1.016cm" svg:height="1.016cm" svg:x="9.652cm" svg:y="4.064cm">
          <text:p text:style-name="P36">0</text:p>
          <draw:enhanced-geometry svg:viewBox="0 0 21600 21600" draw:type="rectangle" draw:enhanced-path="M 0 0 L 21600 0 21600 21600 0 21600 0 0 Z N"/>
        </draw:custom-shape>
        <draw:custom-shape draw:style-name="gr91" draw:text-style-name="P44" draw:layer="layout" svg:width="1.016cm" svg:height="1.016cm" svg:x="10.668cm" svg:y="4.064cm">
          <text:p text:style-name="P36">0</text:p>
          <draw:enhanced-geometry svg:viewBox="0 0 21600 21600" draw:type="rectangle" draw:enhanced-path="M 0 0 L 21600 0 21600 21600 0 21600 0 0 Z N"/>
        </draw:custom-shape>
        <draw:custom-shape draw:style-name="gr91" draw:text-style-name="P44" draw:layer="layout" svg:width="1.016cm" svg:height="1.016cm" svg:x="11.684cm" svg:y="4.064cm">
          <text:p text:style-name="P36">0</text:p>
          <draw:enhanced-geometry svg:viewBox="0 0 21600 21600" draw:type="rectangle" draw:enhanced-path="M 0 0 L 21600 0 21600 21600 0 21600 0 0 Z N"/>
        </draw:custom-shape>
        <draw:custom-shape draw:style-name="gr91" draw:text-style-name="P44" draw:layer="layout" svg:width="1.016cm" svg:height="1.016cm" svg:x="12.7cm" svg:y="4.064cm">
          <text:p text:style-name="P36">h</text:p>
          <draw:enhanced-geometry svg:viewBox="0 0 21600 21600" draw:type="rectangle" draw:enhanced-path="M 0 0 L 21600 0 21600 21600 0 21600 0 0 Z N"/>
        </draw:custom-shape>
        <draw:custom-shape draw:style-name="gr91" draw:text-style-name="P44" draw:layer="layout" svg:width="1.016cm" svg:height="1.016cm" svg:x="13.716cm" svg:y="4.064cm">
          <text:p text:style-name="P36">k</text:p>
          <draw:enhanced-geometry svg:viewBox="0 0 21600 21600" draw:type="rectangle" draw:enhanced-path="M 0 0 L 21600 0 21600 21600 0 21600 0 0 Z N"/>
        </draw:custom-shape>
        <draw:custom-shape draw:style-name="gr92" draw:text-style-name="P44" draw:layer="layout" svg:width="3.048cm" svg:height="1.016cm" svg:x="14.732cm" svg:y="4.064cm">
          <text:p text:style-name="P36">n</text:p>
          <draw:enhanced-geometry svg:viewBox="0 0 21600 21600" draw:type="rectangle" draw:enhanced-path="M 0 0 L 21600 0 21600 21600 0 21600 0 0 Z N"/>
        </draw:custom-shape>
        <draw:custom-shape draw:style-name="gr180" draw:text-style-name="P44" draw:layer="layout" svg:width="5.08cm" svg:height="1.016cm" svg:x="17.78cm" svg:y="4.064cm">
          <text:p text:style-name="P36">kid</text:p>
          <draw:enhanced-geometry svg:viewBox="0 0 21600 21600" draw:type="rectangle" draw:enhanced-path="M 0 0 L 21600 0 21600 21600 0 21600 0 0 Z N"/>
        </draw:custom-shape>
        <draw:frame draw:style-name="gr41" draw:text-style-name="P56" draw:layer="layout" svg:width="8.89cm" svg:height="0.962cm" svg:x="12.192cm" svg:y="2.594cm">
          <draw:text-box>
            <text:p><text:span text:style-name="T26">Object-Security option</text:span></text:p>
          </draw:text-box>
        </draw:frame>
        <draw:custom-shape draw:style-name="gr91" draw:text-style-name="P44" draw:layer="layout" svg:width="1.016cm" svg:height="1.016cm" svg:x="9.661cm" svg:y="5.364cm">
          <text:p text:style-name="P36">0</text:p>
          <draw:enhanced-geometry svg:viewBox="0 0 21600 21600" draw:type="rectangle" draw:enhanced-path="M 0 0 L 21600 0 21600 21600 0 21600 0 0 Z N"/>
        </draw:custom-shape>
        <draw:custom-shape draw:style-name="gr91" draw:text-style-name="P44" draw:layer="layout" svg:width="1.016cm" svg:height="1.016cm" svg:x="10.677cm" svg:y="5.364cm">
          <text:p text:style-name="P36">0</text:p>
          <draw:enhanced-geometry svg:viewBox="0 0 21600 21600" draw:type="rectangle" draw:enhanced-path="M 0 0 L 21600 0 21600 21600 0 21600 0 0 Z N"/>
        </draw:custom-shape>
        <draw:custom-shape draw:style-name="gr91" draw:text-style-name="P44" draw:layer="layout" svg:width="1.016cm" svg:height="1.016cm" svg:x="11.693cm" svg:y="5.364cm">
          <text:p text:style-name="P36">0</text:p>
          <draw:enhanced-geometry svg:viewBox="0 0 21600 21600" draw:type="rectangle" draw:enhanced-path="M 0 0 L 21600 0 21600 21600 0 21600 0 0 Z N"/>
        </draw:custom-shape>
        <draw:custom-shape draw:style-name="gr91" draw:text-style-name="P44" draw:layer="layout" svg:width="1.016cm" svg:height="1.016cm" svg:x="12.709cm" svg:y="5.364cm">
          <text:p text:style-name="P36">0</text:p>
          <draw:enhanced-geometry svg:viewBox="0 0 21600 21600" draw:type="rectangle" draw:enhanced-path="M 0 0 L 21600 0 21600 21600 0 21600 0 0 Z N"/>
        </draw:custom-shape>
        <draw:custom-shape draw:style-name="gr91" draw:text-style-name="P44" draw:layer="layout" svg:width="1.016cm" svg:height="1.016cm" svg:x="13.725cm" svg:y="5.364cm">
          <text:p text:style-name="P36">1</text:p>
          <draw:enhanced-geometry svg:viewBox="0 0 21600 21600" draw:type="rectangle" draw:enhanced-path="M 0 0 L 21600 0 21600 21600 0 21600 0 0 Z N"/>
        </draw:custom-shape>
        <draw:custom-shape draw:style-name="gr92" draw:text-style-name="P44" draw:layer="layout" svg:width="3.048cm" svg:height="1.016cm" svg:x="14.741cm" svg:y="5.364cm">
          <text:p text:style-name="P36">1</text:p>
          <draw:enhanced-geometry svg:viewBox="0 0 21600 21600" draw:type="rectangle" draw:enhanced-path="M 0 0 L 21600 0 21600 21600 0 21600 0 0 Z N"/>
        </draw:custom-shape>
        <draw:custom-shape draw:style-name="gr180" draw:text-style-name="P44" draw:layer="layout" svg:width="5.08cm" svg:height="1.016cm" svg:x="17.789cm" svg:y="5.364cm">
          <text:p text:style-name="P36">b’client’</text:p>
          <draw:enhanced-geometry svg:viewBox="0 0 21600 21600" draw:type="rectangle" draw:enhanced-path="M 0 0 L 21600 0 21600 21600 0 21600 0 0 Z N"/>
        </draw:custom-shape>
        <draw:frame draw:style-name="gr70" draw:text-style-name="P8" draw:layer="layout" svg:width="1.641cm" svg:height="1.016cm" svg:x="8.02cm" svg:y="5.588cm">
          <draw:text-box>
            <text:p>e.g.</text:p>
          </draw:text-box>
        </draw:frame>
        <draw:line draw:style-name="gr53" draw:text-style-name="P30" draw:layer="layout" svg:x1="8.89cm" svg:y1="7.112cm" svg:x2="10.414cm" svg:y2="7.112cm">
          <text:p/>
        </draw:line>
        <draw:frame draw:style-name="gr70" draw:text-style-name="P8" draw:layer="layout" svg:width="13.208cm" svg:height="1.016cm" svg:x="10.668cm" svg:y="6.604cm">
          <draw:text-box>
            <text:p>TV = b’\tclient’, MO = equal, CDA= not-sent</text:p>
          </draw:text-box>
        </draw:frame>
        <draw:frame draw:style-name="gr70" draw:text-style-name="P8" draw:layer="layout" svg:width="13.97cm" svg:height="1.016cm" svg:x="9.652cm" svg:y="8.89cm">
          <draw:text-box>
            <text:p>OptionLength = 0 (sends empty O_S option)</text:p>
          </draw:text-box>
        </draw:frame>
        <draw:line draw:style-name="gr53" draw:text-style-name="P30" draw:layer="layout" svg:x1="8.898cm" svg:y1="10.46cm" svg:x2="10.422cm" svg:y2="10.46cm">
          <text:p/>
        </draw:line>
        <draw:frame draw:style-name="gr70" draw:text-style-name="P8" draw:layer="layout" svg:width="13.208cm" svg:height="1.016cm" svg:x="10.668cm" svg:y="10.004cm">
          <draw:text-box>
            <text:p>TV = b’’, MO = equal, CDA= not-sent.</text:p>
          </draw:text-box>
        </draw:frame>
        <draw:frame draw:style-name="gr2" draw:text-style-name="P8" draw:layer="layout" svg:width="21.344cm" svg:height="2.384cm" svg:x="0.754cm" svg:y="0.255cm">
          <draw:text-box>
            <text:p>Outer Compression: </text:p>
            <text:p>Object-Security option</text:p>
          </draw:text-box>
        </draw:frame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re_20_et_20_contenu">
        <office:forms form:automatic-focus="false" form:apply-design-mode="false"/>
        <draw:frame draw:style-name="standard" draw:layer="layout" svg:width="9.255cm" svg:height="4.823cm" svg:x="16.058cm" svg:y="9.284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3"/>
            <table:table-row table:style-name="ro5" table:default-cell-style-name="ce4">
              <table:table-cell>
                <text:p text:style-name="P36"><text:span text:style-name="T31">FID</text:span></text:p>
              </table:table-cell>
              <table:table-cell>
                <text:p text:style-name="P36"><text:span text:style-name="T31">Pos</text:span></text:p>
              </table:table-cell>
              <table:table-cell>
                <text:p text:style-name="P36"><text:span text:style-name="T31">DI</text:span></text:p>
              </table:table-cell>
              <table:table-cell>
                <text:p text:style-name="P36"><text:span text:style-name="T31">TV</text:span></text:p>
              </table:table-cell>
              <table:table-cell>
                <text:p text:style-name="P36"><text:span text:style-name="T31">MO</text:span></text:p>
              </table:table-cell>
              <table:table-cell>
                <text:p text:style-name="P36"><text:span text:style-name="T31">CDA</text:span></text:p>
              </table:table-cell>
            </table:table-row>
            <table:table-row table:style-name="ro5" table:default-cell-style-name="ce4">
              <table:table-cell>
                <text:p text:style-name="P36"><text:span text:style-name="T31">Type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up</text:span></text:p>
              </table:table-cell>
              <table:table-cell>
                <text:p text:style-name="P36"><text:span text:style-name="T31">0</text:span></text:p>
              </table:table-cell>
              <table:table-cell>
                <text:p text:style-name="P36"><text:span text:style-name="T31">equal</text:span></text:p>
              </table:table-cell>
              <table:table-cell>
                <text:p text:style-name="P36"><text:span text:style-name="T31">not-sent</text:span></text:p>
              </table:table-cell>
            </table:table-row>
            <table:table-row table:style-name="ro5" table:default-cell-style-name="ce4">
              <table:table-cell>
                <text:p text:style-name="P36"><text:span text:style-name="T31">TKL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bi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equal</text:span></text:p>
              </table:table-cell>
              <table:table-cell>
                <text:p text:style-name="P36"><text:span text:style-name="T31">not-sent</text:span></text:p>
              </table:table-cell>
            </table:table-row>
            <table:table-row table:style-name="ro5" table:default-cell-style-name="ce4">
              <table:table-cell>
                <text:p text:style-name="P36"><text:span text:style-name="T31">Code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up</text:span></text:p>
              </table:table-cell>
              <table:table-cell>
                <text:p text:style-name="P36"><text:span text:style-name="T31">2</text:span></text:p>
              </table:table-cell>
              <table:table-cell>
                <text:p text:style-name="P36"><text:span text:style-name="T31">equal</text:span></text:p>
              </table:table-cell>
              <table:table-cell>
                <text:p text:style-name="P36"><text:span text:style-name="T31">not-sent</text:span></text:p>
              </table:table-cell>
            </table:table-row>
            <table:table-row table:style-name="ro5" table:default-cell-style-name="ce4">
              <table:table-cell>
                <text:p text:style-name="P36"><text:span text:style-name="T31">mid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bi</text:span></text:p>
              </table:table-cell>
              <table:table-cell>
                <text:p text:style-name="P36"><text:span text:style-name="T31">0</text:span></text:p>
              </table:table-cell>
              <table:table-cell>
                <text:p text:style-name="P36"><text:span text:style-name="T31">MSB(12)</text:span></text:p>
              </table:table-cell>
              <table:table-cell>
                <text:p text:style-name="P36"><text:span text:style-name="T31">LSB</text:span></text:p>
              </table:table-cell>
            </table:table-row>
            <table:table-row table:style-name="ro5" table:default-cell-style-name="ce4">
              <table:table-cell>
                <text:p text:style-name="P36"><text:span text:style-name="T31">token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bi</text:span></text:p>
              </table:table-cell>
              <table:table-cell>
                <text:p text:style-name="P36"><text:span text:style-name="T31">0x80</text:span></text:p>
              </table:table-cell>
              <table:table-cell>
                <text:p text:style-name="P36"><text:span text:style-name="T31">MSB(5)</text:span></text:p>
              </table:table-cell>
              <table:table-cell>
                <text:p text:style-name="P36"><text:span text:style-name="T31">LSB</text:span></text:p>
              </table:table-cell>
            </table:table-row>
            <table:table-row table:style-name="ro5" table:default-cell-style-name="ce4">
              <table:table-cell>
                <text:p text:style-name="P36"><text:span text:style-name="T31">Uri-Host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up</text:span></text:p>
              </table:table-cell>
              <table:table-cell>
                <text:p text:style-name="P36"><text:span text:style-name="T31">localhost</text:span></text:p>
              </table:table-cell>
              <table:table-cell>
                <text:p text:style-name="P36"><text:span text:style-name="T31">equal</text:span></text:p>
              </table:table-cell>
              <table:table-cell>
                <text:p text:style-name="P36"><text:span text:style-name="T31">not-sent</text:span></text:p>
              </table:table-cell>
            </table:table-row>
            <table:table-row table:style-name="ro5" table:default-cell-style-name="ce4">
              <table:table-cell>
                <text:p text:style-name="P36"><text:span text:style-name="T31">Object-Security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up</text:span></text:p>
              </table:table-cell>
              <table:table-cell>
                <text:p text:style-name="P36"><text:span text:style-name="T31">b’\tclient’</text:span></text:p>
              </table:table-cell>
              <table:table-cell>
                <text:p text:style-name="P36"><text:span text:style-name="T31">equal</text:span></text:p>
              </table:table-cell>
              <table:table-cell>
                <text:p text:style-name="P36"><text:span text:style-name="T31">not-sent</text:span></text:p>
              </table:table-cell>
            </table:table-row>
            <table:table-row table:style-name="ro5" table:default-cell-style-name="ce4">
              <table:table-cell>
                <text:p text:style-name="P36"><text:span text:style-name="T31">Option-End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bi</text:span></text:p>
              </table:table-cell>
              <table:table-cell>
                <text:p text:style-name="P36"><text:span text:style-name="T31">0xFF</text:span></text:p>
              </table:table-cell>
              <table:table-cell>
                <text:p text:style-name="P36"><text:span text:style-name="T31">equal</text:span></text:p>
              </table:table-cell>
              <table:table-cell>
                <text:p text:style-name="P36"><text:span text:style-name="T31">not-sent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81" draw:text-style-name="P44" draw:layer="layout" svg:width="5.842cm" svg:height="2.858cm" svg:x="0cm" svg:y="11.43cm">
          <text:p/>
          <draw:enhanced-geometry svg:viewBox="0 0 21600 21600" draw:type="rectangle" draw:enhanced-path="M 0 0 L 21600 0 21600 21600 0 21600 0 0 Z N"/>
        </draw:custom-shape>
        <draw:frame draw:style-name="gr182" draw:text-style-name="P89" draw:layer="layout" svg:width="6.265cm" svg:height="1.115cm" svg:x="6.604cm" svg:y="6.858cm">
          <draw:text-box>
            <text:p><text:span text:style-name="T16">Option 21: OBJECT_SECURITY</text:span></text:p>
            <text:p><text:span text:style-name="T16">Value = b'\tclient'</text:span></text:p>
          </draw:text-box>
        </draw:frame>
        <draw:frame draw:style-name="gr2" draw:text-style-name="P8" draw:layer="layout" svg:width="21.344cm" svg:height="2.384cm" svg:x="0.754cm" svg:y="0.255cm">
          <draw:text-box>
            <text:p>GET Temperature:</text:p>
            <text:p>Analysis – SCHC + OSCORE</text:p>
          </draw:text-box>
        </draw:frame>
        <draw:frame draw:style-name="gr183" draw:text-style-name="P90" draw:layer="layout" svg:width="4.318cm" svg:height="0.762cm" svg:x="2.794cm" svg:y="2.286cm">
          <draw:text-box>
            <text:p><text:span text:style-name="T30">Request Code 1 "GET"</text:span></text:p>
          </draw:text-box>
        </draw:frame>
        <draw:frame draw:style-name="gr184" draw:text-style-name="P91" draw:layer="layout" svg:width="4.121cm" svg:height="1.073cm" svg:x="9.144cm" svg:y="2.229cm">
          <draw:text-box>
            <text:p><text:span text:style-name="T30">Option 11: URI_PATH</text:span></text:p>
            <text:p><text:span text:style-name="T30">Value = temperature</text:span></text:p>
          </draw:text-box>
        </draw:frame>
        <draw:frame draw:style-name="gr185" draw:text-style-name="P92" draw:layer="layout" svg:width="5.137cm" svg:height="0.963cm" svg:x="5.023cm" svg:y="3.863cm">
          <draw:text-box>
            <text:p><text:span text:style-name="T29">b'</text:span><text:span text:style-name="T47">\x01</text:span><text:span text:style-name="T48">\xbbtemperature</text:span><text:span text:style-name="T29">'</text:span></text:p>
          </draw:text-box>
        </draw:frame>
        <draw:line draw:style-name="gr53" draw:text-style-name="P30" draw:layer="layout" svg:x1="5.08cm" svg:y1="3.048cm" svg:x2="5.842cm" svg:y2="3.863cm">
          <text:p/>
        </draw:line>
        <draw:line draw:style-name="gr53" draw:text-style-name="P30" draw:layer="layout" svg:x1="10.865cm" svg:y1="3.302cm" svg:x2="9.652cm" svg:y2="3.863cm">
          <text:p/>
        </draw:line>
        <draw:frame draw:style-name="standard" draw:layer="layout" svg:width="8.925cm" svg:height="2.027cm" svg:x="15.848cm" svg:y="3.451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7" table:default-cell-style-name="ce5">
              <table:table-cell>
                <text:p text:style-name="P36"><text:span text:style-name="T34">FID</text:span></text:p>
              </table:table-cell>
              <table:table-cell table:style-name="ce6">
                <text:p text:style-name="P36"><text:span text:style-name="T32">Pos</text:span></text:p>
              </table:table-cell>
              <table:table-cell>
                <text:p text:style-name="P36"><text:span text:style-name="T34">DI</text:span></text:p>
              </table:table-cell>
              <table:table-cell>
                <text:p text:style-name="P36"><text:span text:style-name="T34">TV</text:span></text:p>
              </table:table-cell>
              <table:table-cell>
                <text:p text:style-name="P36"><text:span text:style-name="T34">MO</text:span></text:p>
              </table:table-cell>
              <table:table-cell>
                <text:p text:style-name="P36"><text:span text:style-name="T34">CDA</text:span></text:p>
              </table:table-cell>
            </table:table-row>
            <table:table-row table:style-name="ro8" table:default-cell-style-name="ce4">
              <table:table-cell>
                <text:p text:style-name="P36"><text:span text:style-name="T31">Code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up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equal</text:span></text:p>
              </table:table-cell>
              <table:table-cell>
                <text:p text:style-name="P36"><text:span text:style-name="T31">not-sent</text:span></text:p>
              </table:table-cell>
            </table:table-row>
            <table:table-row table:style-name="ro9" table:default-cell-style-name="ce4">
              <table:table-cell>
                <text:p text:style-name="P36"><text:span text:style-name="T31">Uri-Path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bi</text:span></text:p>
              </table:table-cell>
              <table:table-cell>
                <text:p text:style-name="P36"><text:span text:style-name="T31">temperature</text:span></text:p>
              </table:table-cell>
              <table:table-cell>
                <text:p text:style-name="P36"><text:span text:style-name="T31">equal</text:span></text:p>
              </table:table-cell>
              <table:table-cell>
                <text:p text:style-name="P36"><text:span text:style-name="T31">not-sent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86" draw:text-style-name="P93" draw:layer="layout" svg:width="0.815cm" svg:height="0.508cm" draw:transform="rotate (-1.5707963267949) translate (7.62cm 4.57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8" draw:text-style-name="P94" draw:layer="layout" svg:width="4.572cm" svg:height="0.763cm" svg:x="0.354cm" svg:y="3.91cm">
          <draw:text-box>
            <text:p><text:span text:style-name="T29">OSCORE Plaintext</text:span></text:p>
          </draw:text-box>
        </draw:frame>
        <draw:frame draw:style-name="gr187" draw:text-style-name="P92" draw:layer="layout" svg:width="2.043cm" svg:height="0.763cm" svg:x="6.593cm" svg:y="5.587cm">
          <draw:text-box>
            <text:p><text:span text:style-name="T29">b'</text:span><text:span text:style-name="T49">\x00</text:span><text:span text:style-name="T29">'</text:span></text:p>
          </draw:text-box>
        </draw:frame>
        <draw:frame draw:style-name="gr27" draw:text-style-name="P8" draw:layer="layout" svg:width="6.625cm" svg:height="1.427cm" svg:x="15.981cm" svg:y="2.639cm">
          <draw:text-box>
            <text:p><text:span text:style-name="T25">Inner Rule (Rule ID 0x00)</text:span></text:p>
          </draw:text-box>
        </draw:frame>
        <draw:frame draw:style-name="gr188" draw:text-style-name="P95" draw:layer="layout" svg:width="3.148cm" svg:height="0.763cm" svg:x="10.822cm" svg:y="5.588cm">
          <draw:text-box>
            <text:p><text:span text:style-name="T29">Rule ID 0x00</text:span></text:p>
          </draw:text-box>
        </draw:frame>
        <draw:line draw:style-name="gr53" draw:text-style-name="P96" draw:layer="layout" svg:x1="10.414cm" svg:y1="5.996cm" svg:x2="8.382cm" svg:y2="5.996cm">
          <text:p/>
        </draw:line>
        <draw:frame draw:style-name="gr70" draw:text-style-name="P94" draw:layer="layout" svg:width="5.08cm" svg:height="1.016cm" svg:x="1.016cm" svg:y="5.588cm">
          <draw:text-box>
            <text:p><text:span text:style-name="T29">Compressed Plaintext</text:span></text:p>
          </draw:text-box>
        </draw:frame>
        <draw:frame draw:style-name="gr185" draw:text-style-name="P92" draw:layer="layout" svg:width="15.915cm" svg:height="0.963cm" svg:x="0.595cm" svg:y="7.882cm">
          <draw:text-box>
            <text:p><text:span text:style-name="T29">b'A</text:span><text:span text:style-name="T50">\x02</text:span><text:span text:style-name="T51">\x00\x01</text:span><text:span text:style-name="T52">\x82</text:span><text:span text:style-name="T53">9localhost</text:span><text:span text:style-name="T54">\xd7\x05\tclient</text:span><text:span text:style-name="T29">\xff</text:span><text:span text:style-name="T55">\x00</text:span><text:span text:style-name="T49">Y\x8arN\t\xa6\x84-\x9a</text:span><text:span text:style-name="T29">'</text:span></text:p>
          </draw:text-box>
        </draw:frame>
        <draw:path draw:style-name="gr189" draw:text-style-name="P30" draw:layer="layout" svg:width="1.523cm" svg:height="6.619cm" draw:transform="rotate (-1.5707963267949) translate (14.24cm 6.34999999999999cm)" svg:viewBox="0 0 1524 6620" svg:d="M0 6620c508 0 254-3810 254-4826s1270-1794 1270-1794">
          <text:p/>
        </draw:path>
        <draw:frame draw:style-name="gr190" draw:text-style-name="P8" draw:layer="layout" svg:width="1.778cm" svg:height="1.187cm" svg:x="8.128cm" svg:y="7.112cm">
          <draw:text-box>
            <text:p/>
          </draw:text-box>
        </draw:frame>
        <draw:frame draw:style-name="gr191" draw:text-style-name="P97" draw:layer="layout" svg:width="1.086cm" svg:height="0.763cm" svg:x="10.668cm" svg:y="8.635cm">
          <draw:text-box>
            <text:p><text:span text:style-name="T56">piv</text:span></text:p>
          </draw:text-box>
        </draw:frame>
        <draw:frame draw:style-name="gr70" draw:text-style-name="P94" draw:layer="layout" svg:width="5.08cm" svg:height="1.016cm" svg:x="16.256cm" svg:y="7.829cm">
          <draw:text-box>
            <text:p><text:span text:style-name="T29">Protected Message</text:span></text:p>
          </draw:text-box>
        </draw:frame>
        <draw:frame draw:style-name="gr192" draw:text-style-name="P98" draw:layer="layout" svg:width="3.81cm" svg:height="1.039cm" svg:x="5.08cm" svg:y="8.736cm">
          <draw:text-box>
            <text:p><text:span text:style-name="T28">Option 3: URI_HOST</text:span></text:p>
            <text:p><text:span text:style-name="T28">Value = localhost</text:span></text:p>
          </draw:text-box>
        </draw:frame>
        <draw:frame draw:style-name="gr193" draw:text-style-name="P99" draw:layer="layout" svg:width="1.524cm" svg:height="0.645cm" svg:x="4.064cm" svg:y="7.237cm">
          <draw:text-box>
            <text:p><text:span text:style-name="T28">Token</text:span></text:p>
          </draw:text-box>
        </draw:frame>
        <draw:frame draw:style-name="gr194" draw:text-style-name="P100" draw:layer="layout" svg:width="1.092cm" svg:height="0.645cm" svg:x="2.664cm" svg:y="7.238cm">
          <draw:text-box>
            <text:p><text:span text:style-name="T28">Mid</text:span></text:p>
          </draw:text-box>
        </draw:frame>
        <draw:frame draw:style-name="gr195" draw:text-style-name="P100" draw:layer="layout" svg:width="1.984cm" svg:height="1.433cm" svg:x="1.318cm" svg:y="8.727cm">
          <draw:text-box>
            <text:p><text:span text:style-name="T28">Request Code 2 "POST"</text:span></text:p>
          </draw:text-box>
        </draw:frame>
        <draw:frame draw:style-name="gr196" draw:text-style-name="P101" draw:layer="layout" svg:width="1.092cm" svg:height="0.645cm" svg:x="2.664cm" svg:y="7.239cm">
          <draw:text-box>
            <text:p><text:span text:style-name="T28">Mid</text:span></text:p>
          </draw:text-box>
        </draw:frame>
        <draw:frame draw:style-name="gr187" draw:text-style-name="P92" draw:layer="layout" svg:width="3.048cm" svg:height="0.763cm" svg:x="2.386cm" svg:y="10.922cm">
          <draw:text-box>
            <text:p><text:span text:style-name="T29">0b</text:span><text:span text:style-name="T51">0001</text:span><text:span text:style-name="T52">010</text:span><text:span text:style-name="T55">0</text:span></text:p>
          </draw:text-box>
        </draw:frame>
        <draw:frame draw:style-name="gr185" draw:text-style-name="P92" draw:layer="layout" svg:width="9.652cm" svg:height="0.963cm" svg:x="2.032cm" svg:y="12.146cm">
          <draw:text-box>
            <text:p><text:span text:style-name="T29">b'</text:span><text:span text:style-name="T57">\x00</text:span><text:span text:style-name="T48">\x14</text:span><text:span text:style-name="T55">\x00</text:span><text:span text:style-name="T49">\xb3\x14\xe4\x9c\x13M\x08[4</text:span><text:span text:style-name="T29">'</text:span></text:p>
          </draw:text-box>
        </draw:frame>
        <draw:line draw:style-name="gr53" draw:text-style-name="P30" draw:layer="layout" svg:x1="14.732cm" svg:y1="8.636cm" svg:x2="10.668cm" svg:y2="12.146cm">
          <text:p/>
        </draw:line>
        <draw:frame draw:style-name="gr112" draw:text-style-name="P94" draw:layer="layout" svg:width="5.08cm" svg:height="1.275cm" svg:x="11.43cm" svg:y="11.897cm">
          <draw:text-box>
            <text:p><text:span text:style-name="T29">Compressed (outer) Message</text:span></text:p>
          </draw:text-box>
        </draw:frame>
        <draw:frame draw:style-name="gr197" draw:text-style-name="P8" draw:layer="layout" svg:width="4.318cm" svg:height="0.662cm" svg:x="5.334cm" svg:y="10.93cm">
          <draw:text-box>
            <text:p><text:span text:style-name="T30">Compression Residue</text:span></text:p>
          </draw:text-box>
        </draw:frame>
        <draw:line draw:style-name="gr53" draw:text-style-name="P30" draw:layer="layout" svg:x1="4.572cm" svg:y1="8.636cm" svg:x2="4.572cm" svg:y2="10.922cm">
          <text:p/>
        </draw:line>
        <draw:line draw:style-name="gr53" draw:text-style-name="P30" draw:layer="layout" svg:x1="3.556cm" svg:y1="8.636cm" svg:x2="3.556cm" svg:y2="10.922cm">
          <text:p/>
        </draw:line>
        <draw:custom-shape draw:style-name="gr198" draw:text-style-name="P30" draw:layer="layout" svg:width="0.636cm" svg:height="2.286cm" draw:transform="rotate (-1.5707963267949) translate (5.18cm 11.55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9" draw:text-style-name="P90" draw:layer="layout" svg:width="2.794cm" svg:height="1.115cm" svg:x="1.878cm" svg:y="12.854cm">
          <draw:text-box>
            <text:p><text:span text:style-name="T16">Rule ID 0x00 (outer)</text:span></text:p>
          </draw:text-box>
        </draw:frame>
        <draw:frame draw:style-name="gr27" draw:text-style-name="P8" draw:layer="layout" svg:width="7.64cm" svg:height="1.427cm" svg:x="15.982cm" svg:y="8.54cm">
          <draw:text-box>
            <text:p><text:span text:style-name="T25">Outer Rule (Rule ID 0x00)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re_20_et_20_contenu">
        <office:forms form:automatic-focus="false" form:apply-design-mode="false"/>
        <draw:frame draw:style-name="gr2" draw:text-style-name="P8" draw:layer="layout" svg:width="21.344cm" svg:height="2.384cm" svg:x="0.754cm" svg:y="0.255cm">
          <draw:text-box>
            <text:p>GET Temperature:</text:p>
            <text:p>Analysis – SCHC only (no OSCORE)</text:p>
          </draw:text-box>
        </draw:frame>
        <draw:frame draw:style-name="gr200" draw:text-style-name="P92" draw:layer="layout" svg:width="10.26cm" svg:height="0.814cm" svg:x="1.932cm" svg:y="3.302cm">
          <draw:text-box>
            <text:p><text:span text:style-name="T29">b'A</text:span><text:span text:style-name="T57">\x01</text:span><text:span text:style-name="T51">\x00\x01</text:span><text:span text:style-name="T52">\x82</text:span><text:span text:style-name="T53">9localhost</text:span><text:span text:style-name="T48">\x8btemperature</text:span><text:span text:style-name="T29">'</text:span></text:p>
          </draw:text-box>
        </draw:frame>
        <draw:frame draw:style-name="gr183" draw:text-style-name="P90" draw:layer="layout" svg:width="4.318cm" svg:height="0.762cm" svg:x="0.294cm" svg:y="2.586cm">
          <draw:text-box>
            <text:p><text:span text:style-name="T30">Request Code 1 "GET"</text:span></text:p>
          </draw:text-box>
        </draw:frame>
        <draw:frame draw:style-name="gr196" draw:text-style-name="P101" draw:layer="layout" svg:width="1.092cm" svg:height="0.645cm" svg:x="3.988cm" svg:y="4.116cm">
          <draw:text-box>
            <text:p><text:span text:style-name="T28">Mid</text:span></text:p>
          </draw:text-box>
        </draw:frame>
        <draw:frame draw:style-name="gr193" draw:text-style-name="P99" draw:layer="layout" svg:width="1.524cm" svg:height="0.645cm" svg:x="5.08cm" svg:y="2.657cm">
          <draw:text-box>
            <text:p><text:span text:style-name="T28">Token</text:span></text:p>
          </draw:text-box>
        </draw:frame>
        <draw:frame draw:style-name="gr192" draw:text-style-name="P98" draw:layer="layout" svg:width="3.81cm" svg:height="1.039cm" svg:x="5.842cm" svg:y="4.116cm">
          <draw:text-box>
            <text:p><text:span text:style-name="T28">Option 3: URI_HOST</text:span></text:p>
            <text:p><text:span text:style-name="T28">Value = localhost</text:span></text:p>
          </draw:text-box>
        </draw:frame>
        <draw:frame draw:style-name="gr184" draw:text-style-name="P91" draw:layer="layout" svg:width="4.121cm" svg:height="1.073cm" svg:x="9.145cm" svg:y="2.23cm">
          <draw:text-box>
            <text:p><text:span text:style-name="T30">Option 11: URI_PATH</text:span></text:p>
            <text:p><text:span text:style-name="T30">Value = temperature</text:span></text:p>
          </draw:text-box>
        </draw:frame>
        <draw:frame draw:style-name="gr187" draw:text-style-name="P92" draw:layer="layout" svg:width="2.832cm" svg:height="0.763cm" svg:x="3.564cm" svg:y="7.411cm">
          <draw:text-box>
            <text:p><text:span text:style-name="T29">b'</text:span><text:span text:style-name="T49">\x01</text:span><text:span text:style-name="T48">\x14'</text:span></text:p>
          </draw:text-box>
        </draw:frame>
        <draw:frame draw:style-name="gr201" draw:text-style-name="P95" draw:layer="layout" svg:width="3.148cm" svg:height="1.275cm" svg:x="1.586cm" svg:y="8.174cm">
          <draw:text-box>
            <text:p><text:span text:style-name="T29">Rule ID 0x01</text:span></text:p>
            <text:p><text:span text:style-name="T29">(outer)</text:span></text:p>
          </draw:text-box>
        </draw:frame>
        <draw:frame draw:style-name="gr187" draw:text-style-name="P92" draw:layer="layout" svg:width="3.048cm" svg:height="0.763cm" svg:x="3.672cm" svg:y="6.25cm">
          <draw:text-box>
            <text:p><text:span text:style-name="T29">0b</text:span><text:span text:style-name="T51">0001</text:span><text:span text:style-name="T52">010</text:span><text:span text:style-name="T55">0</text:span></text:p>
          </draw:text-box>
        </draw:frame>
        <draw:frame draw:style-name="gr197" draw:text-style-name="P8" draw:layer="layout" svg:width="4.318cm" svg:height="0.662cm" svg:x="6.62cm" svg:y="6.258cm">
          <draw:text-box>
            <text:p><text:span text:style-name="T30">Compression Residue</text:span></text:p>
          </draw:text-box>
        </draw:frame>
        <draw:custom-shape draw:style-name="gr198" draw:text-style-name="P30" draw:layer="layout" svg:width="0.636cm" svg:height="2.286cm" draw:transform="rotate (-1.5707963267949) translate (6.466cm 6.88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02" draw:text-style-name="P30" draw:layer="layout" svg:x1="5.588cm" svg:y1="4.116cm" svg:x2="5.842cm" svg:y2="6.096cm">
          <text:p/>
        </draw:line>
        <draw:line draw:style-name="gr202" draw:text-style-name="P30" draw:layer="layout" svg:x1="5.334cm" svg:y1="4.116cm" svg:x2="5.08cm" svg:y2="6.25cm">
          <text:p/>
        </draw:line>
        <draw:frame draw:style-name="standard" draw:layer="layout" svg:width="9.257cm" svg:height="4.287cm" svg:x="12.619cm" svg:y="9.026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11"/>
            <table:table-column table:style-name="co24"/>
            <table:table-row table:style-name="ro5" table:default-cell-style-name="ce4">
              <table:table-cell>
                <text:p text:style-name="P36"><text:span text:style-name="T31">FID</text:span></text:p>
              </table:table-cell>
              <table:table-cell>
                <text:p text:style-name="P36"><text:span text:style-name="T31">Pos</text:span></text:p>
              </table:table-cell>
              <table:table-cell>
                <text:p text:style-name="P36"><text:span text:style-name="T31">DI</text:span></text:p>
              </table:table-cell>
              <table:table-cell>
                <text:p text:style-name="P36"><text:span text:style-name="T31">TV</text:span></text:p>
              </table:table-cell>
              <table:table-cell>
                <text:p text:style-name="P36"><text:span text:style-name="T31">MO</text:span></text:p>
              </table:table-cell>
              <table:table-cell>
                <text:p text:style-name="P36"><text:span text:style-name="T31">CDA</text:span></text:p>
              </table:table-cell>
            </table:table-row>
            <table:table-row table:style-name="ro5" table:default-cell-style-name="ce4">
              <table:table-cell>
                <text:p text:style-name="P36"><text:span text:style-name="T31">Type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up</text:span></text:p>
              </table:table-cell>
              <table:table-cell>
                <text:p text:style-name="P36"><text:span text:style-name="T31">0</text:span></text:p>
              </table:table-cell>
              <table:table-cell>
                <text:p text:style-name="P36"><text:span text:style-name="T31">equal</text:span></text:p>
              </table:table-cell>
              <table:table-cell>
                <text:p text:style-name="P36"><text:span text:style-name="T31">not-sent</text:span></text:p>
              </table:table-cell>
            </table:table-row>
            <table:table-row table:style-name="ro5" table:default-cell-style-name="ce4">
              <table:table-cell>
                <text:p text:style-name="P36"><text:span text:style-name="T31">TKL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bi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equal</text:span></text:p>
              </table:table-cell>
              <table:table-cell>
                <text:p text:style-name="P36"><text:span text:style-name="T31">not-sent</text:span></text:p>
              </table:table-cell>
            </table:table-row>
            <table:table-row table:style-name="ro5" table:default-cell-style-name="ce4">
              <table:table-cell>
                <text:p text:style-name="P36"><text:span text:style-name="T31">Code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up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equal</text:span></text:p>
              </table:table-cell>
              <table:table-cell>
                <text:p text:style-name="P36"><text:span text:style-name="T31">not-sent</text:span></text:p>
              </table:table-cell>
            </table:table-row>
            <table:table-row table:style-name="ro5" table:default-cell-style-name="ce4">
              <table:table-cell>
                <text:p text:style-name="P36"><text:span text:style-name="T31">mid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bi</text:span></text:p>
              </table:table-cell>
              <table:table-cell>
                <text:p text:style-name="P36"><text:span text:style-name="T31">0</text:span></text:p>
              </table:table-cell>
              <table:table-cell>
                <text:p text:style-name="P36"><text:span text:style-name="T31">MSB(12)</text:span></text:p>
              </table:table-cell>
              <table:table-cell>
                <text:p text:style-name="P36"><text:span text:style-name="T31">LSB</text:span></text:p>
              </table:table-cell>
            </table:table-row>
            <table:table-row table:style-name="ro5" table:default-cell-style-name="ce4">
              <table:table-cell>
                <text:p text:style-name="P36"><text:span text:style-name="T31">token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bi</text:span></text:p>
              </table:table-cell>
              <table:table-cell>
                <text:p text:style-name="P36"><text:span text:style-name="T31">0x80</text:span></text:p>
              </table:table-cell>
              <table:table-cell>
                <text:p text:style-name="P36"><text:span text:style-name="T31">MSB(5)</text:span></text:p>
              </table:table-cell>
              <table:table-cell>
                <text:p text:style-name="P36"><text:span text:style-name="T31">LSB</text:span></text:p>
              </table:table-cell>
            </table:table-row>
            <table:table-row table:style-name="ro5" table:default-cell-style-name="ce4">
              <table:table-cell>
                <text:p text:style-name="P36"><text:span text:style-name="T31">Uri-Host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up</text:span></text:p>
              </table:table-cell>
              <table:table-cell>
                <text:p text:style-name="P36"><text:span text:style-name="T31">localhost</text:span></text:p>
              </table:table-cell>
              <table:table-cell>
                <text:p text:style-name="P36"><text:span text:style-name="T31">equal</text:span></text:p>
              </table:table-cell>
              <table:table-cell>
                <text:p text:style-name="P36"><text:span text:style-name="T31">not-sent</text:span></text:p>
              </table:table-cell>
            </table:table-row>
            <table:table-row table:style-name="ro5" table:default-cell-style-name="ce4">
              <table:table-cell>
                <text:p text:style-name="P36"><text:span text:style-name="T31">Uri-Path</text:span></text:p>
              </table:table-cell>
              <table:table-cell>
                <text:p text:style-name="P36"><text:span text:style-name="T31">1</text:span></text:p>
              </table:table-cell>
              <table:table-cell>
                <text:p text:style-name="P36"><text:span text:style-name="T31">up</text:span></text:p>
              </table:table-cell>
              <table:table-cell>
                <text:p text:style-name="P36"><text:span text:style-name="T31">temperature</text:span></text:p>
              </table:table-cell>
              <table:table-cell>
                <text:p text:style-name="P36"><text:span text:style-name="T31">equal</text:span></text:p>
              </table:table-cell>
              <table:table-cell>
                <text:p text:style-name="P36"><text:span text:style-name="T31">not-sent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73" draw:text-style-name="P8" draw:layer="layout" svg:width="7.64cm" svg:height="0.839cm" svg:x="12.446cm" svg:y="8.225cm">
          <draw:text-box>
            <text:p><text:span text:style-name="T25">Outer Rule (Rule ID 0x01)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re_20_et_20_contenu">
        <office:forms form:automatic-focus="false" form:apply-design-mode="false"/>
        <draw:frame draw:style-name="gr2" draw:text-style-name="P8" draw:layer="layout" svg:width="21.344cm" svg:height="2.384cm" svg:x="0.754cm" svg:y="0.255cm">
          <draw:text-box>
            <text:p>CONTENT Temperature:</text:p>
            <text:p>Analysis – SCHC + OSCORE</text:p>
          </draw:text-box>
        </draw:frame>
        <draw:frame draw:style-name="gr187" draw:text-style-name="P92" draw:layer="layout" svg:width="5.435cm" svg:height="0.763cm" svg:x="5.91cm" svg:y="3.809cm">
          <draw:text-box>
            <text:p><text:span text:style-name="T29">b'</text:span><text:span text:style-name="T57">E</text:span><text:span text:style-name="T48">;temperature</text:span><text:span text:style-name="T54">\xff</text:span><text:span text:style-name="T58">23 C</text:span><text:span text:style-name="T29">'</text:span></text:p>
          </draw:text-box>
        </draw:frame>
        <draw:frame draw:style-name="gr203" draw:text-style-name="P90" draw:layer="layout" svg:width="4.572cm" svg:height="1.107cm" svg:x="2.808cm" svg:y="2.703cm">
          <draw:text-box>
            <text:p><text:span text:style-name="T30">Successful Response</text:span></text:p>
            <text:p><text:span text:style-name="T30">Code 69 "2.05 Content"</text:span></text:p>
          </draw:text-box>
        </draw:frame>
        <draw:frame draw:style-name="gr184" draw:text-style-name="P91" draw:layer="layout" svg:width="4.121cm" svg:height="1.073cm" svg:x="7.688cm" svg:y="2.639cm">
          <draw:text-box>
            <text:p><text:span text:style-name="T30">Option 3: URI_HOST</text:span></text:p>
            <text:p><text:span text:style-name="T30">Value = temperature</text:span></text:p>
          </draw:text-box>
        </draw:frame>
        <draw:frame draw:style-name="gr204" draw:text-style-name="P102" draw:layer="layout" svg:width="2.031cm" svg:height="0.683cm" svg:x="11.245cm" svg:y="3.81cm">
          <draw:text-box>
            <text:p><text:span text:style-name="T16">Payload </text:span></text:p>
          </draw:text-box>
        </draw:frame>
        <draw:frame draw:style-name="gr128" draw:text-style-name="P94" draw:layer="layout" svg:width="4.572cm" svg:height="0.763cm" svg:x="1.554cm" svg:y="3.811cm">
          <draw:text-box>
            <text:p><text:span text:style-name="T29">OSCORE Plaintext</text:span></text:p>
          </draw:text-box>
        </draw:frame>
        <draw:frame draw:style-name="gr187" draw:text-style-name="P92" draw:layer="layout" svg:width="5.422cm" svg:height="0.763cm" svg:x="6.092cm" svg:y="5.542cm">
          <draw:text-box>
            <text:p><text:span text:style-name="T29">b'</text:span><text:span text:style-name="T49">\x00</text:span><text:span text:style-name="T58">\x19\x19\x90!\x80</text:span><text:span text:style-name="T29">'</text:span></text:p>
          </draw:text-box>
        </draw:frame>
        <draw:frame draw:style-name="gr205" draw:text-style-name="P103" draw:layer="layout" svg:width="2.54cm" svg:height="0.645cm" svg:x="5.01cm" svg:y="4.897cm">
          <draw:text-box>
            <text:p><text:span text:style-name="T28">Rule ID 0x00</text:span></text:p>
          </draw:text-box>
        </draw:frame>
        <draw:line draw:style-name="gr202" draw:text-style-name="P30" draw:layer="layout" svg:x1="10.344cm" svg:y1="4.572cm" svg:x2="10.09cm" svg:y2="5.542cm">
          <text:p/>
        </draw:line>
        <draw:frame draw:style-name="gr197" draw:text-style-name="P8" draw:layer="layout" svg:width="3.048cm" svg:height="0.662cm" svg:x="11.314cm" svg:y="5.534cm">
          <draw:text-box>
            <text:p><text:span text:style-name="T30">(with padding)</text:span></text:p>
          </draw:text-box>
        </draw:frame>
        <draw:frame draw:style-name="gr70" draw:text-style-name="P94" draw:layer="layout" svg:width="5.08cm" svg:height="1.016cm" svg:x="1.216cm" svg:y="5.588cm">
          <draw:text-box>
            <text:p><text:span text:style-name="T29">Compressed Plaintext</text:span></text:p>
          </draw:text-box>
        </draw:frame>
        <draw:frame draw:style-name="gr187" draw:text-style-name="P92" draw:layer="layout" svg:width="14.337cm" svg:height="0.763cm" svg:x="0.519cm" svg:y="6.774cm">
          <draw:text-box>
            <text:p><text:span text:style-name="T29">b'a</text:span><text:span text:style-name="T50">D</text:span><text:span text:style-name="T51">\x00\x01</text:span><text:span text:style-name="T52">\x82</text:span><text:span text:style-name="T54">\xd0\x08</text:span><text:span text:style-name="T29">\xff</text:span><text:span text:style-name="T49">\xf9oN\\\nd\xb9\xfd\x13*\xb7d\xb4\x13</text:span><text:span text:style-name="T29">'</text:span></text:p>
          </draw:text-box>
        </draw:frame>
        <draw:frame draw:style-name="gr70" draw:text-style-name="P94" draw:layer="layout" svg:width="5.08cm" svg:height="1.016cm" svg:x="14.732cm" svg:y="6.858cm">
          <draw:text-box>
            <text:p><text:span text:style-name="T29">Protected Message</text:span></text:p>
          </draw:text-box>
        </draw:frame>
        <draw:frame draw:style-name="gr182" draw:text-style-name="P89" draw:layer="layout" svg:width="6.265cm" svg:height="1.115cm" svg:x="4.403cm" svg:y="7.62cm">
          <draw:text-box>
            <text:p><text:span text:style-name="T16">Option 21: OBJECT_SECURITY</text:span></text:p>
            <text:p><text:span text:style-name="T16">Value = b''</text:span></text:p>
          </draw:text-box>
        </draw:frame>
        <draw:custom-shape draw:style-name="gr206" draw:text-style-name="P30" draw:layer="layout" svg:width="0.636cm" svg:height="4.572cm" draw:transform="rotate (-1.5707963267949) translate (11.176cm 6.096cm)">
          <text:p/>
          <draw:enhanced-geometry svg:viewBox="0 0 21600 21600" draw:glue-points="0 0 0 21600 21600 10800" draw:text-areas="0 ?f9 7800 ?f10" draw:type="right-brace" draw:modifiers="1800 10797.638311830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3" draw:text-style-name="P99" draw:layer="layout" svg:width="1.524cm" svg:height="0.645cm" svg:x="3.302cm" svg:y="6.229cm">
          <draw:text-box>
            <text:p><text:span text:style-name="T28">Token</text:span></text:p>
          </draw:text-box>
        </draw:frame>
        <draw:frame draw:style-name="gr196" draw:text-style-name="P101" draw:layer="layout" svg:width="1.092cm" svg:height="0.645cm" svg:x="1.778cm" svg:y="6.229cm">
          <draw:text-box>
            <text:p><text:span text:style-name="T28">Mid</text:span></text:p>
          </draw:text-box>
        </draw:frame>
        <draw:frame draw:style-name="gr207" draw:text-style-name="P100" draw:layer="layout" svg:width="2.746cm" svg:height="1.827cm" svg:x="0.202cm" svg:y="7.511cm">
          <draw:text-box>
            <text:p><text:span text:style-name="T28">Successful Response Code 68 "2.04 Changed"</text:span></text:p>
          </draw:text-box>
        </draw:frame>
        <draw:frame draw:style-name="gr187" draw:text-style-name="P92" draw:layer="layout" svg:width="11.145cm" svg:height="0.763cm" svg:x="1.502cm" svg:y="10.922cm">
          <draw:text-box>
            <text:p><text:span text:style-name="T29">b'</text:span><text:span text:style-name="T57">\x00</text:span><text:span text:style-name="T48">\x15</text:span><text:span text:style-name="T49">\xf2\xde\x9c\xb8\x14\xc9s\xfa&amp;Un\xc9h&amp;</text:span><text:span text:style-name="T29">'</text:span></text:p>
          </draw:text-box>
        </draw:frame>
        <draw:frame draw:style-name="gr187" draw:text-style-name="P92" draw:layer="layout" svg:width="3.156cm" svg:height="0.763cm" svg:x="1.648cm" svg:y="9.906cm">
          <draw:text-box>
            <text:p><text:span text:style-name="T29">0b</text:span><text:span text:style-name="T51">0001</text:span><text:span text:style-name="T52">010</text:span><text:span text:style-name="T55">1</text:span></text:p>
          </draw:text-box>
        </draw:frame>
        <draw:frame draw:style-name="gr199" draw:text-style-name="P90" draw:layer="layout" svg:width="2.794cm" svg:height="1.115cm" svg:x="0.486cm" svg:y="11.938cm">
          <draw:text-box>
            <text:p><text:span text:style-name="T16">Rule ID 0x00 (outer)</text:span></text:p>
          </draw:text-box>
        </draw:frame>
        <draw:custom-shape draw:style-name="gr208" draw:text-style-name="P30" draw:layer="layout" svg:width="0.635cm" svg:height="2.794cm" draw:transform="rotate (-1.5707963267949) translate (4.55cm 10.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02" draw:text-style-name="P30" draw:layer="layout" svg:x1="3.102cm" svg:y1="7.537cm" svg:x2="3.102cm" svg:y2="9.906cm">
          <text:p/>
        </draw:line>
        <draw:line draw:style-name="gr202" draw:text-style-name="P30" draw:layer="layout" svg:x1="3.902cm" svg:y1="7.537cm" svg:x2="3.902cm" svg:y2="9.906cm">
          <text:p/>
        </draw:line>
        <draw:frame draw:style-name="gr197" draw:text-style-name="P8" draw:layer="layout" svg:width="4.318cm" svg:height="0.662cm" svg:x="4.804cm" svg:y="10.006cm">
          <draw:text-box>
            <text:p><text:span text:style-name="T30">Compression Residue</text:span></text:p>
          </draw:text-box>
        </draw:frame>
        <draw:frame draw:style-name="gr112" draw:text-style-name="P94" draw:layer="layout" svg:width="5.08cm" svg:height="1.275cm" svg:x="12.446cm" svg:y="10.668cm">
          <draw:text-box>
            <text:p><text:span text:style-name="T29">Compressed (outer) Message</text:span></text:p>
          </draw:text-box>
        </draw:frame>
        <draw:line draw:style-name="gr53" draw:text-style-name="P30" draw:layer="layout" svg:x1="12.446cm" svg:y1="7.537cm" svg:x2="10.922cm" svg:y2="10.668cm">
          <text:p/>
        </draw:line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re_20_et_20_contenu">
        <office:forms form:automatic-focus="false" form:apply-design-mode="false"/>
        <draw:frame draw:style-name="gr2" draw:text-style-name="P8" draw:layer="layout" svg:width="21.344cm" svg:height="2.384cm" svg:x="0.754cm" svg:y="0.255cm">
          <draw:text-box>
            <text:p>CONTENT Temperature:</text:p>
            <text:p>Analysis – SCHC only (no OSCORE)</text:p>
          </draw:text-box>
        </draw:frame>
        <draw:frame draw:style-name="gr187" draw:text-style-name="P92" draw:layer="layout" svg:width="8.424cm" svg:height="0.763cm" svg:x="2.54cm" svg:y="3.601cm">
          <draw:text-box>
            <text:p><text:span text:style-name="T29">b'a</text:span><text:span text:style-name="T57">E</text:span><text:span text:style-name="T51">\x00\x01</text:span><text:span text:style-name="T52">\x82</text:span><text:span text:style-name="T48">;temperature</text:span><text:span text:style-name="T54">\xff</text:span><text:span text:style-name="T58">23 C</text:span><text:span text:style-name="T29">'</text:span></text:p>
          </draw:text-box>
        </draw:frame>
        <draw:frame draw:style-name="gr203" draw:text-style-name="P90" draw:layer="layout" svg:width="4.572cm" svg:height="1.107cm" svg:x="0.362cm" svg:y="2.486cm">
          <draw:text-box>
            <text:p><text:span text:style-name="T30">Successful Response</text:span></text:p>
            <text:p><text:span text:style-name="T30">Code 69 "2.05 Content"</text:span></text:p>
          </draw:text-box>
        </draw:frame>
        <draw:frame draw:style-name="gr196" draw:text-style-name="P101" draw:layer="layout" svg:width="1.092cm" svg:height="0.645cm" svg:x="3.488cm" svg:y="4.417cm">
          <draw:text-box>
            <text:p><text:span text:style-name="T28">Mid</text:span></text:p>
          </draw:text-box>
        </draw:frame>
        <draw:frame draw:style-name="gr193" draw:text-style-name="P99" draw:layer="layout" svg:width="1.524cm" svg:height="0.645cm" svg:x="5.18cm" svg:y="2.858cm">
          <draw:text-box>
            <text:p><text:span text:style-name="T28">Token</text:span></text:p>
          </draw:text-box>
        </draw:frame>
        <draw:frame draw:style-name="gr184" draw:text-style-name="P91" draw:layer="layout" svg:width="4.121cm" svg:height="1.073cm" svg:x="6.858cm" svg:y="2.528cm">
          <draw:text-box>
            <text:p><text:span text:style-name="T30">Option 3: URI_HOST</text:span></text:p>
            <text:p><text:span text:style-name="T30">Value = temperature</text:span></text:p>
          </draw:text-box>
        </draw:frame>
        <draw:frame draw:style-name="gr204" draw:text-style-name="P102" draw:layer="layout" svg:width="2.031cm" svg:height="0.683cm" svg:x="10.846cm" svg:y="3.711cm">
          <draw:text-box>
            <text:p><text:span text:style-name="T16">Payload </text:span></text:p>
          </draw:text-box>
        </draw:frame>
        <draw:frame draw:style-name="gr187" draw:text-style-name="P92" draw:layer="layout" svg:width="3.153cm" svg:height="0.763cm" svg:x="3.513cm" svg:y="6.858cm">
          <draw:text-box>
            <text:p><text:span text:style-name="T29">b'</text:span><text:span text:style-name="T49">\x01</text:span><text:span text:style-name="T48">\n</text:span><text:span text:style-name="T58">23 C</text:span><text:span text:style-name="T29">'</text:span></text:p>
          </draw:text-box>
        </draw:frame>
        <draw:frame draw:style-name="gr201" draw:text-style-name="P95" draw:layer="layout" svg:width="3.148cm" svg:height="1.275cm" svg:x="1.586cm" svg:y="7.869cm">
          <draw:text-box>
            <text:p><text:span text:style-name="T29">Rule ID 0x01</text:span></text:p>
            <text:p><text:span text:style-name="T29">(outer)</text:span></text:p>
          </draw:text-box>
        </draw:frame>
        <draw:frame draw:style-name="gr187" draw:text-style-name="P92" draw:layer="layout" svg:width="3.289cm" svg:height="0.763cm" svg:x="3.377cm" svg:y="5.841cm">
          <draw:text-box>
            <text:p><text:span text:style-name="T29">0b</text:span><text:span text:style-name="T51">00001</text:span><text:span text:style-name="T52">010</text:span></text:p>
          </draw:text-box>
        </draw:frame>
        <draw:custom-shape draw:style-name="gr209" draw:text-style-name="P30" draw:layer="layout" svg:width="0.417cm" svg:height="2.648cm" draw:transform="rotate (-1.5707963267949) translate (6.166cm 6.404cm)">
          <text:p/>
          <draw:enhanced-geometry svg:viewBox="0 0 21600 21600" draw:glue-points="0 0 0 21600 21600 10800" draw:text-areas="0 ?f9 7800 ?f10" draw:type="right-brace" draw:modifiers="1800 8520.9513023782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02" draw:text-style-name="P30" draw:layer="layout" svg:x1="4.88cm" svg:y1="4.364cm" svg:x2="4.88cm" svg:y2="5.841cm">
          <text:p/>
        </draw:line>
        <draw:line draw:style-name="gr202" draw:text-style-name="P30" draw:layer="layout" svg:x1="5.834cm" svg:y1="4.364cm" svg:x2="5.834cm" svg:y2="5.841cm">
          <text:p/>
        </draw:line>
        <draw:line draw:style-name="gr53" draw:text-style-name="P30" draw:layer="layout" svg:x1="9.906cm" svg:y1="4.364cm" svg:x2="6.666cm" svg:y2="7.112cm">
          <text:p/>
        </draw:line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re_20_et_20_contenu">
        <office:forms form:automatic-focus="false" form:apply-design-mode="false"/>
        <draw:frame draw:style-name="gr71" draw:text-style-name="P8" draw:layer="layout" svg:width="22.098cm" svg:height="1.673cm" svg:x="0.762cm" svg:y="0.254cm">
          <draw:text-box>
            <text:p>OSCORE + SCHC examples</text:p>
            <text:p>GET Request</text:p>
          </draw:text-box>
        </draw:frame>
        <draw:frame draw:style-name="gr210" draw:text-style-name="P8" draw:layer="layout" svg:width="17.526cm" svg:height="12.112cm" svg:x="3.81cm" svg:y="2.366cm">
          <draw:text-box>
            <text:p><text:span text:style-name="T15">Original message:</text:span></text:p>
            <text:p><text:span text:style-name="T15">=================</text:span></text:p>
            <text:p><text:span text:style-name="T15">0x4101000182396c6f63616c686f73748b74656d7065726174757265</text:span></text:p>
            <text:p/>
            <text:p><text:span text:style-name="T15">Header:</text:span></text:p>
            <text:p><text:span text:style-name="T15">0x4101</text:span></text:p>
            <text:p><text:span text:style-name="T15">01 <text:s text:c="2"/>Ver</text:span></text:p>
            <text:p><text:span text:style-name="T15"><text:s text:c="2"/></text:span><text:span text:style-name="T15">00 <text:s text:c="2"/>CON</text:span></text:p>
            <text:p><text:span text:style-name="T15"><text:s text:c="4"/></text:span><text:span text:style-name="T15">0001 <text:s text:c="2"/>tkl</text:span></text:p>
            <text:p><text:span text:style-name="T15"><text:s text:c="8"/></text:span><text:span text:style-name="T15">00000001 <text:s text:c="2"/>Request Code 1 "GET"</text:span></text:p>
            <text:p/>
            <text:p><text:span text:style-name="T15">0x0001 = mid</text:span></text:p>
            <text:p><text:span text:style-name="T15">0x82 = token</text:span></text:p>
            <text:p/>
            <text:p><text:span text:style-name="T15">Options:</text:span></text:p>
            <text:p><text:span text:style-name="T15">0x396c6f63616c686f73748b74656d7065726174757265</text:span></text:p>
            <text:p><text:span text:style-name="T15">Option 3: URI_HOST</text:span></text:p>
            <text:p><text:span text:style-name="T15">Value = localhost</text:span></text:p>
            <text:p><text:span text:style-name="T15">Option 11: URI_PATH</text:span></text:p>
            <text:p><text:span text:style-name="T15">Value = temperature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re_20_et_20_contenu">
        <office:forms form:automatic-focus="false" form:apply-design-mode="false"/>
        <draw:frame draw:style-name="gr211" draw:text-style-name="P8" draw:layer="layout" svg:width="19.812cm" svg:height="13.208cm" svg:x="4.002cm" svg:y="2.132cm">
          <draw:text-box>
            <text:p><text:span text:style-name="T29">Protected message:</text:span></text:p>
            <text:p><text:span text:style-name="T29">==================</text:span></text:p>
            <text:p><text:span text:style-name="T29">0x4102000182396c6f63616c686f7374d70509636c69656e74ff00598a724e09a6842d9a</text:span></text:p>
            <text:p><text:span text:style-name="T32"/></text:p>
            <text:p><text:span text:style-name="T29">Header:</text:span></text:p>
            <text:p><text:span text:style-name="T29">0x4102</text:span></text:p>
            <text:p><text:span text:style-name="T29">01 <text:s text:c="2"/>Ver</text:span></text:p>
            <text:p><text:span text:style-name="T29"><text:s text:c="2"/></text:span><text:span text:style-name="T29">00 <text:s text:c="2"/>CON</text:span></text:p>
            <text:p><text:span text:style-name="T29"><text:s text:c="4"/></text:span><text:span text:style-name="T29">0001 <text:s text:c="2"/>tkl</text:span></text:p>
            <text:p><text:span text:style-name="T29"><text:s text:c="8"/></text:span><text:span text:style-name="T29">00000010 <text:s text:c="2"/>Request Code 2 "POST"</text:span></text:p>
            <text:p><text:span text:style-name="T16"/></text:p>
            <text:p><text:span text:style-name="T29">0x0001 = mid</text:span></text:p>
            <text:p><text:span text:style-name="T29">0x82 = token</text:span></text:p>
            <text:p><text:span text:style-name="T34"/></text:p>
            <text:p><text:span text:style-name="T29">Options:</text:span></text:p>
            <text:p><text:span text:style-name="T29">0x396c6f63616c686f7374d70509636c69656e74</text:span></text:p>
            <text:p><text:span text:style-name="T29">Option 3: URI_HOST</text:span></text:p>
            <text:p><text:span text:style-name="T29">Value = localhost</text:span></text:p>
            <text:p><text:span text:style-name="T29">Option 21: OBJECT_SECURITY</text:span></text:p>
            <text:p><text:span text:style-name="T29">Value = b'\tclient'</text:span></text:p>
            <text:p><text:span text:style-name="T37"/></text:p>
            <text:p><text:span text:style-name="T29">0xFF <text:s/>Payload marker</text:span></text:p>
            <text:p><text:span text:style-name="T29">Payload:</text:span></text:p>
            <text:p><text:span text:style-name="T29">0x00598a724e09a6842d9a</text:span></text:p>
          </draw:text-box>
        </draw:frame>
        <draw:frame draw:style-name="gr71" draw:text-style-name="P8" draw:layer="layout" svg:width="17.018cm" svg:height="1.673cm" svg:x="0.754cm" svg:y="0.254cm">
          <draw:text-box>
            <text:p>OSCORE + SCHC examples</text:p>
            <text:p>GET Request (protected and with inner compression)</text:p>
          </draw:text-box>
        </draw:frame>
        <presentation:notes draw:style-name="dp2">
          <draw:page-thumbnail draw:style-name="gr3" draw:layer="layout" svg:width="19.797cm" svg:height="11.136cm" svg:x="0.601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re_20_et_20_contenu">
        <office:forms form:automatic-focus="false" form:apply-design-mode="false"/>
        <draw:frame draw:style-name="gr2" draw:text-style-name="P8" draw:layer="layout" svg:width="18.55cm" svg:height="2.384cm" svg:x="0.754cm" svg:y="0.255cm">
          <draw:text-box>
            <text:p>OSCORE + SCHC examples</text:p>
            <text:p>GET Request (protected and with inner + outer compression)</text:p>
          </draw:text-box>
        </draw:frame>
        <draw:frame draw:style-name="gr212" draw:text-style-name="P104" draw:layer="layout" svg:width="11.684cm" svg:height="9.543cm" svg:x="0.762cm" svg:y="2.903cm">
          <draw:text-box>
            <text:p><text:span text:style-name="T17">Compressed message (protected):</text:span></text:p>
            <text:p><text:span text:style-name="T17">==========================</text:span></text:p>
            <text:p><text:span text:style-name="T17">0x001400b314e49c134d085b34</text:span></text:p>
            <text:p><text:span text:style-name="T17">0x00 = Rule ID</text:span></text:p>
            <text:p/>
            <text:p><text:span text:style-name="T17">Compression residue:</text:span></text:p>
            <text:p><text:span text:style-name="T17">0b0001010 (0.875 bytes)</text:span></text:p>
            <text:p/>
            <text:p><text:span text:style-name="T17">Payload</text:span></text:p>
            <text:p><text:span text:style-name="T17">0x00598a724e09a6842d9a</text:span></text:p>
          </draw:text-box>
        </draw:frame>
        <draw:frame draw:style-name="gr213" draw:text-style-name="P105" draw:layer="layout" svg:width="9.144cm" svg:height="2.739cm" svg:x="0.762cm" svg:y="10.522cm">
          <draw:text-box>
            <text:p><text:span text:style-name="T17">Original msg length: <text:s text:c="2"/>27</text:span></text:p>
            <text:p><text:span text:style-name="T17">Protected msg length: <text:s/>35</text:span></text:p>
            <text:p><text:span text:style-name="T59">Compressed msg length: 12</text:span></text:p>
          </draw:text-box>
        </draw:frame>
        <draw:frame draw:style-name="gr214" draw:text-style-name="P106" draw:layer="layout" svg:width="12.192cm" svg:height="5.939cm" svg:x="12.954cm" svg:y="2.794cm">
          <draw:text-box>
            <text:p><text:span text:style-name="T17">Compressed message (no OSCORE):</text:span></text:p>
            <text:p><text:span text:style-name="T17">============================</text:span></text:p>
            <text:p><text:span text:style-name="T17">0x0114</text:span></text:p>
            <text:p><text:span text:style-name="T17">0x01 = Rule ID</text:span></text:p>
            <text:p/>
            <text:p><text:span text:style-name="T17">Compression residue:</text:span></text:p>
            <text:p><text:span text:style-name="T17">0b00010100 (1 bytes)</text:span></text:p>
          </draw:text-box>
        </draw:frame>
        <draw:frame draw:style-name="gr215" draw:text-style-name="P107" draw:layer="layout" svg:width="8.075cm" svg:height="1.674cm" svg:x="13.007cm" svg:y="8.382cm">
          <draw:text-box>
            <text:p>Original msg length: <text:s text:c="2"/>27</text:p>
            <text:p><text:span text:style-name="T60">Compressed msg length: 2</text:span></text:p>
          </draw:text-box>
        </draw:frame>
        <draw:frame draw:style-name="gr41" draw:text-style-name="P8" draw:layer="layout" svg:width="1.524cm" svg:height="0.962cm" svg:x="11.43cm" svg:y="3.302cm">
          <draw:text-box>
            <text:p>vs.</text:p>
          </draw:text-box>
        </draw:frame>
        <draw:frame draw:style-name="gr41" draw:text-style-name="P108" draw:layer="layout" svg:width="8.028cm" svg:height="0.962cm" svg:x="11.784cm" svg:y="11.892cm">
          <draw:text-box>
            <text:p><text:span text:style-name="T61">So cost of security was 10</text:span></text:p>
          </draw:text-box>
        </draw:frame>
        <draw:line draw:style-name="gr53" draw:text-style-name="P30" draw:layer="layout" svg:x1="9.144cm" svg:y1="12.446cm" svg:x2="11.43cm" svg:y2="12.446cm">
          <text:p/>
        </draw:line>
        <draw:line draw:style-name="gr53" draw:text-style-name="P30" draw:layer="layout" svg:x1="16.256cm" svg:y1="10.16cm" svg:x2="16.002cm" svg:y2="11.684cm">
          <text:p/>
        </draw:line>
        <presentation:notes draw:style-name="dp2">
          <draw:page-thumbnail draw:style-name="gr3" draw:layer="layout" svg:width="19.797cm" svg:height="11.136cm" svg:x="0.601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re_20_et_20_contenu">
        <office:forms form:automatic-focus="false" form:apply-design-mode="false"/>
        <draw:frame draw:style-name="gr2" draw:text-style-name="P8" draw:layer="layout" svg:width="18.55cm" svg:height="2.384cm" svg:x="0.754cm" svg:y="0.255cm">
          <draw:text-box>
            <text:p>OSCORE + SCHC examples</text:p>
            <text:p>CONTENT Response </text:p>
          </draw:text-box>
        </draw:frame>
        <draw:frame draw:style-name="gr216" draw:text-style-name="P109" draw:layer="layout" svg:width="16.66cm" svg:height="12.017cm" svg:x="3.914cm" svg:y="2.286cm">
          <draw:text-box>
            <text:p><text:span text:style-name="T25">Original message:</text:span></text:p>
            <text:p><text:span text:style-name="T25">=================</text:span></text:p>
            <text:p><text:span text:style-name="T25">0x61450001823b74656d7065726174757265ff32332043</text:span></text:p>
            <text:p><text:span text:style-name="T31"/></text:p>
            <text:p><text:span text:style-name="T25">Header:</text:span></text:p>
            <text:p><text:span text:style-name="T25">0x6145</text:span></text:p>
            <text:p><text:span text:style-name="T25">01 <text:s text:c="2"/>Ver</text:span></text:p>
            <text:p><text:span text:style-name="T25"><text:s text:c="2"/></text:span><text:span text:style-name="T25">10 <text:s text:c="2"/>ACK</text:span></text:p>
            <text:p><text:span text:style-name="T25"><text:s text:c="4"/></text:span><text:span text:style-name="T25">0001 <text:s text:c="2"/>tkl</text:span></text:p>
            <text:p><text:span text:style-name="T25"><text:s text:c="8"/></text:span><text:span text:style-name="T25">01000101 <text:s text:c="2"/>Successful Response Code 69 "2.05 Content"</text:span></text:p>
            <text:p><text:span text:style-name="T28"/></text:p>
            <text:p><text:span text:style-name="T25">0x0001 = mid</text:span></text:p>
            <text:p><text:span text:style-name="T25">0x82 = token</text:span></text:p>
            <text:p><text:span text:style-name="T31"/></text:p>
            <text:p><text:span text:style-name="T25">Options:</text:span></text:p>
            <text:p><text:span text:style-name="T25">0x3b74656d7065726174757265</text:span></text:p>
            <text:p><text:span text:style-name="T25">Option 3: URI_HOST</text:span></text:p>
            <text:p><text:span text:style-name="T25">Value = temperature</text:span></text:p>
            <text:p><text:span text:style-name="T62"/></text:p>
            <text:p><text:span text:style-name="T25">0xFF <text:s/>Payload marker</text:span></text:p>
            <text:p><text:span text:style-name="T25">Payload:</text:span></text:p>
            <text:p><text:span text:style-name="T25">0x32332043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re_20_et_20_contenu">
        <office:forms form:automatic-focus="false" form:apply-design-mode="false"/>
        <draw:frame draw:style-name="gr2" draw:text-style-name="P8" draw:layer="layout" svg:width="18.55cm" svg:height="2.384cm" svg:x="0.754cm" svg:y="0.255cm">
          <draw:text-box>
            <text:p>OSCORE + SCHC examples</text:p>
            <text:p>CONTENT Response (protected with inner compression) </text:p>
          </draw:text-box>
        </draw:frame>
        <draw:frame draw:style-name="gr217" draw:text-style-name="P107" draw:layer="layout" svg:width="18.531cm" svg:height="12.29cm" svg:x="3.556cm" svg:y="2.032cm">
          <draw:text-box>
            <text:p><text:span text:style-name="T15">Protected message:</text:span></text:p>
            <text:p><text:span text:style-name="T15">==================</text:span></text:p>
            <text:p><text:span text:style-name="T15">0x6144000182d008fff96f4e5c0a64b9fd132ab764b413</text:span></text:p>
            <text:p><text:span text:style-name="T16"/></text:p>
            <text:p><text:span text:style-name="T15">Header:</text:span></text:p>
            <text:p><text:span text:style-name="T15">0x6144</text:span></text:p>
            <text:p><text:span text:style-name="T15">01 <text:s text:c="2"/>Ver</text:span></text:p>
            <text:p><text:span text:style-name="T15"><text:s text:c="2"/></text:span><text:span text:style-name="T15">10 <text:s text:c="2"/>ACK</text:span></text:p>
            <text:p><text:span text:style-name="T15"><text:s text:c="4"/></text:span><text:span text:style-name="T15">0001 <text:s text:c="2"/>tkl</text:span></text:p>
            <text:p><text:span text:style-name="T15"><text:s text:c="8"/></text:span><text:span text:style-name="T15">01000100 <text:s text:c="2"/>Successful Response Code 68 "2.04 Changed"</text:span></text:p>
            <text:p/>
            <text:p><text:span text:style-name="T15">0x0001 = mid</text:span></text:p>
            <text:p><text:span text:style-name="T15">0x82 = token</text:span></text:p>
            <text:p><text:span text:style-name="T28"/></text:p>
            <text:p><text:span text:style-name="T15">Options:</text:span></text:p>
            <text:p><text:span text:style-name="T15">0xd008</text:span></text:p>
            <text:p><text:span text:style-name="T15">Option 21: OBJECT_SECURITY</text:span></text:p>
            <text:p><text:span text:style-name="T15">Value = b''</text:span></text:p>
            <text:p><text:span text:style-name="T29"/></text:p>
            <text:p><text:span text:style-name="T15">0xFF <text:s/>Payload marker</text:span></text:p>
            <text:p><text:span text:style-name="T15">Payload:</text:span></text:p>
            <text:p><text:span text:style-name="T15">0xf96f4e5c0a64b9fd132ab764b413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re_20_et_20_contenu">
        <office:forms form:automatic-focus="false" form:apply-design-mode="false"/>
        <draw:frame draw:style-name="gr218" draw:text-style-name="P107" draw:layer="layout" svg:width="11.966cm" svg:height="7.362cm" svg:x="0.734cm" svg:y="2.29cm">
          <draw:text-box>
            <text:p>Compressed message (protected):</text:p>
            <text:p>==========================</text:p>
            <text:p>0x0015f2de9cb814c973fa26556ec96826</text:p>
            <text:p>0x00 = Rule ID</text:p>
            <text:p/>
            <text:p>Compression residue:</text:p>
            <text:p>0b0001010 (0.875 bytes)</text:p>
            <text:p/>
            <text:p>Payload</text:p>
            <text:p>0xf96f4e5c0a64b9fd132ab764b413</text:p>
          </draw:text-box>
        </draw:frame>
        <draw:frame draw:style-name="gr2" draw:text-style-name="P8" draw:layer="layout" svg:width="21.344cm" svg:height="2.384cm" svg:x="0.754cm" svg:y="0.255cm">
          <draw:text-box>
            <text:p>OSCORE + SCHC examples</text:p>
            <text:p>CONTENT Response (protected with inner <text:s/>+ outer compression) </text:p>
          </draw:text-box>
        </draw:frame>
        <draw:frame draw:style-name="gr219" draw:text-style-name="P105" draw:layer="layout" svg:width="8.427cm" svg:height="2.385cm" svg:x="0.762cm" svg:y="10.414cm">
          <draw:text-box>
            <text:p>Original msg length: <text:s text:c="2"/>22</text:p>
            <text:p>Protected msg length: <text:s/>22</text:p>
            <text:p><text:span text:style-name="T60">Compressed msg length: 16</text:span></text:p>
          </draw:text-box>
        </draw:frame>
        <draw:frame draw:style-name="gr218" draw:text-style-name="P107" draw:layer="layout" svg:width="11.526cm" svg:height="7.362cm" svg:x="13.758cm" svg:y="2.34cm">
          <draw:text-box>
            <text:p>Compressed message (no OSCORE):</text:p>
            <text:p>============================</text:p>
            <text:p>0x010a32332043</text:p>
            <text:p>0x01 = Rule ID</text:p>
            <text:p/>
            <text:p>Compression residue:</text:p>
            <text:p>0b00001010 (1.0 bytes)</text:p>
            <text:p/>
            <text:p>Payload</text:p>
            <text:p>0x32332043</text:p>
          </draw:text-box>
        </draw:frame>
        <draw:frame draw:style-name="gr41" draw:text-style-name="P8" draw:layer="layout" svg:width="2.074cm" svg:height="0.962cm" svg:x="11.684cm" svg:y="2.594cm">
          <draw:text-box>
            <text:p>vs.</text:p>
          </draw:text-box>
        </draw:frame>
        <draw:frame draw:style-name="gr220" draw:text-style-name="P107" draw:layer="layout" svg:width="9.144cm" svg:height="2.384cm" svg:x="13.716cm" svg:y="10.414cm">
          <draw:text-box>
            <text:p>Original msg length: <text:s text:c="2"/>22</text:p>
            <text:p><text:span text:style-name="T60">Compressed msg length: 6</text:span></text:p>
          </draw:text-box>
        </draw:frame>
        <draw:frame draw:style-name="gr41" draw:text-style-name="P108" draw:layer="layout" svg:width="9.906cm" svg:height="0.962cm" svg:x="12.192cm" svg:y="12.7cm">
          <draw:text-box>
            <text:p><text:span text:style-name="T61">So cost of security was 10</text:span></text:p>
          </draw:text-box>
        </draw:frame>
        <draw:line draw:style-name="gr53" draw:text-style-name="P30" draw:layer="layout" svg:x1="9.189cm" svg:y1="12.446cm" svg:x2="11.938cm" svg:y2="12.954cm">
          <text:p/>
        </draw:line>
        <draw:line draw:style-name="gr53" draw:text-style-name="P30" draw:layer="layout" svg:x1="15.494cm" svg:y1="12.192cm" svg:x2="15.494cm" svg:y2="12.798cm">
          <text:p/>
        </draw:line>
        <presentation:notes draw:style-name="dp2">
          <draw:page-thumbnail draw:style-name="gr3" draw:layer="layout" svg:width="19.797cm" svg:height="11.136cm" svg:x="0.601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7D000000466E4B31AEEEDA562AD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71%" draw:distance="71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ouverture-background" style:family="presentation">
      <style:graphic-properties draw:stroke="none" draw:fill="solid" draw:fill-color="#ffffff"/>
      <style:text-properties style:letter-kerning="true"/>
    </style:style>
    <style:style style:name="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verture-outline1" style:family="presentation">
      <style:graphic-properties draw:stroke="none" draw:fill="none" draw:auto-grow-height="false" draw:fit-to-size="shrink-to-fit" style:shrink-to-fit="true">
        <text:list-style style:name="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uverture-outline2" style:family="presentation" style:parent-style-name="Couvertur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3" style:family="presentation" style:parent-style-name="Couvertur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4" style:family="presentation" style:parent-style-name="Couvertur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5" style:family="presentation" style:parent-style-name="Couvertu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outline6" style:family="presentation" style:parent-style-name="Couvertu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outline7" style:family="presentation" style:parent-style-name="Couvertu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outline8" style:family="presentation" style:parent-style-name="Couvertu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outline9" style:family="presentation" style:parent-style-name="Couvertu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uverture-subtitle" style:family="presentation">
      <style:graphic-properties draw:stroke="none" draw:fill="none" draw:textarea-vertical-align="middle">
        <text:list-style style:name="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verture-title" style:family="presentation">
      <style:graphic-properties draw:stroke="none" draw:fill="none" draw:textarea-vertical-align="middle">
        <text:list-style style:name="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-background" style:display-name="Titre et contenu 2 colonnes-background" style:family="presentation">
      <style:graphic-properties draw:stroke="none" draw:fill="solid" draw:fill-color="#ffffff"/>
      <style:text-properties style:letter-kerning="true"/>
    </style:style>
    <style:style style:name="Titre_20_et_20_contenu_20_2_20_colonnes-backgroundobjects" style:display-name="Titre et contenu 2 colon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20_2_20_colonnes-notes" style:display-name="Titre et contenu 2 colonn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-outline1" style:display-name="Titre et contenu 2 colonnes-outline1" style:family="presentation">
      <style:graphic-properties draw:stroke="none" draw:fill="none" draw:auto-grow-height="false" draw:fit-to-size="shrink-to-fit" style:shrink-to-fit="true">
        <text:list-style style:name="Titre_20_et_20_contenu_20_2_20_colonnes-outline1" style:display-name="Titre et contenu 2 colon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20_2_20_colonnes-outline2" style:display-name="Titre et contenu 2 colonnes-outline2" style:family="presentation" style:parent-style-name="Titre_20_et_20_contenu_20_2_20_colonnes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3" style:display-name="Titre et contenu 2 colonnes-outline3" style:family="presentation" style:parent-style-name="Titre_20_et_20_contenu_20_2_20_colonnes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4" style:display-name="Titre et contenu 2 colonnes-outline4" style:family="presentation" style:parent-style-name="Titre_20_et_20_contenu_20_2_20_colonnes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20_2_20_colonnes-outline5" style:display-name="Titre et contenu 2 colonnes-outline5" style:family="presentation" style:parent-style-name="Titre_20_et_20_contenu_20_2_20_colonn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outline6" style:display-name="Titre et contenu 2 colonnes-outline6" style:family="presentation" style:parent-style-name="Titre_20_et_20_contenu_20_2_20_colonn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outline7" style:display-name="Titre et contenu 2 colonnes-outline7" style:family="presentation" style:parent-style-name="Titre_20_et_20_contenu_20_2_20_colonn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outline8" style:display-name="Titre et contenu 2 colonnes-outline8" style:family="presentation" style:parent-style-name="Titre_20_et_20_contenu_20_2_20_colonn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outline9" style:display-name="Titre et contenu 2 colonnes-outline9" style:family="presentation" style:parent-style-name="Titre_20_et_20_contenu_20_2_20_colonn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20_2_20_colonnes-subtitle" style:display-name="Titre et contenu 2 colonnes-subtitle" style:family="presentation">
      <style:graphic-properties draw:stroke="none" draw:fill="none" draw:textarea-vertical-align="middle">
        <text:list-style style:name="Titre_20_et_20_contenu_20_2_20_colonnes-subtitle" style:display-name="Titre et contenu 2 colon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20_2_20_colonnes-title" style:display-name="Titre et contenu 2 colonnes-title" style:family="presentation">
      <style:graphic-properties draw:stroke="none" draw:fill="none" draw:textarea-vertical-align="middle">
        <text:list-style style:name="Titre_20_et_20_contenu_20_2_20_colonnes-title" style:display-name="Titre et contenu 2 colon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Interieur-background" style:family="presentation">
      <style:graphic-properties draw:stroke="none" draw:fill="solid" draw:fill-color="#ffffff"/>
      <style:text-properties style:letter-kerning="true"/>
    </style:style>
    <style:style style:name="Interieu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ieu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ieur-outline1" style:family="presentation">
      <style:graphic-properties draw:stroke="none" draw:fill="none" draw:auto-grow-height="false" draw:fit-to-size="shrink-to-fit" style:shrink-to-fit="true">
        <text:list-style style:name="Interieu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Interieur-outline2" style:family="presentation" style:parent-style-name="Interieur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terieur-outline3" style:family="presentation" style:parent-style-name="Interieur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terieur-outline4" style:family="presentation" style:parent-style-name="Interieur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terieur-outline5" style:family="presentation" style:parent-style-name="Interieu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ieur-outline6" style:family="presentation" style:parent-style-name="Interieu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ieur-outline7" style:family="presentation" style:parent-style-name="Interieu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ieur-outline8" style:family="presentation" style:parent-style-name="Interieu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ieur-outline9" style:family="presentation" style:parent-style-name="Interieu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erieur-subtitle" style:family="presentation">
      <style:graphic-properties draw:stroke="none" draw:fill="none" draw:textarea-vertical-align="middle">
        <text:list-style style:name="Interieu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eur-title" style:family="presentation">
      <style:graphic-properties draw:stroke="none" draw:fill="none" draw:textarea-vertical-align="middle">
        <text:list-style style:name="Interieu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-background" style:display-name="Titre seul-background" style:family="presentation">
      <style:graphic-properties draw:stroke="none" draw:fill="solid" draw:fill-color="#ffffff"/>
      <style:text-properties style:letter-kerning="true"/>
    </style:style>
    <style:style style:name="Titre_20_seul-backgroundobjects" style:display-name="Titre 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-notes" style:display-name="Titre 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-outline1" style:display-name="Titre seul-outline1" style:family="presentation">
      <style:graphic-properties draw:stroke="none" draw:fill="none" draw:auto-grow-height="false" draw:fit-to-size="shrink-to-fit" style:shrink-to-fit="true">
        <text:list-style style:name="Titre_20_seul-outline1" style:display-name="Titre 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878787" style:text-outline="false" style:text-line-through-style="none" style:text-line-through-type="none" style:text-position="0% 100%" style:font-name="Arial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-outline2" style:display-name="Titre seul-outline2" style:family="presentation" style:parent-style-name="Titre_20_seul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seul-outline3" style:display-name="Titre seul-outline3" style:family="presentation" style:parent-style-name="Titre_20_seul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seul-outline4" style:display-name="Titre seul-outline4" style:family="presentation" style:parent-style-name="Titre_20_seul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seul-outline5" style:display-name="Titre seul-outline5" style:family="presentation" style:parent-style-name="Titre_20_seu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seul-outline6" style:display-name="Titre seul-outline6" style:family="presentation" style:parent-style-name="Titre_20_seu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seul-outline7" style:display-name="Titre seul-outline7" style:family="presentation" style:parent-style-name="Titre_20_seu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seul-outline8" style:display-name="Titre seul-outline8" style:family="presentation" style:parent-style-name="Titre_20_seu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seul-outline9" style:display-name="Titre seul-outline9" style:family="presentation" style:parent-style-name="Titre_20_seu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seul-subtitle" style:display-name="Titre seul-subtitle" style:family="presentation">
      <style:graphic-properties draw:stroke="none" draw:fill="none" draw:textarea-vertical-align="middle">
        <text:list-style style:name="Titre_20_seul-subtitle" style:display-name="Titre 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-title" style:display-name="Titre seul-title" style:family="presentation">
      <style:graphic-properties draw:stroke="none" draw:fill="none" draw:textarea-vertical-align="middle">
        <text:list-style style:name="Titre_20_seul-title" style:display-name="Titre 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09cm" draw:fill="solid" draw:fill-color="#d9e1e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solid" draw:fill-color="#a4d23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0c234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b8d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Couvertur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2" style:family="presentation" style:parent-style-name="Couvertur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3" style:family="presentation" style:parent-style-name="Couverture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4" style:family="presentation" style:parent-style-name="Couverture-backgroundobjects">
      <style:graphic-properties draw:stroke="none" draw:fill="none" draw:fill-color="#ffffff" draw:auto-grow-height="false" fo:min-height="1.485cm"/>
    </style:style>
    <style:style style:name="Mpr5" style:family="presentation" style:parent-style-name="Couvertur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contenu_20_2_20_colonnes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7" style:family="presentation" style:parent-style-name="Titre_20_et_20_contenu_20_2_20_colonn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8" style:family="presentation" style:parent-style-name="Titre_20_et_20_contenu_20_2_20_colonn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9" style:family="presentation" style:parent-style-name="Titre_20_et_20_contenu_20_2_20_colonne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0" style:family="presentation" style:parent-style-name="Titre_20_et_20_contenu_20_2_20_colonnes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re_20_et_20_contenu_20_2_20_colonnes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Interieur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13" style:family="presentation" style:parent-style-name="Interieur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4" style:family="presentation" style:parent-style-name="Interieu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5" style:family="presentation" style:parent-style-name="Interieu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Interieur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Titre_20_et_20_contenu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18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9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20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1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22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Titre_20_seul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Mpr24" style:family="presentation" style:parent-style-name="Titre_20_seul-backgroundobjects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127cm" fo:padding-bottom="0.127cm" fo:padding-left="0.254cm" fo:padding-right="0.254cm" fo:wrap-option="wrap"/>
    </style:style>
    <style:style style:name="Mpr25" style:family="presentation" style:parent-style-name="Titre_20_seul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6" style:family="presentation" style:parent-style-name="Titre_20_seul-backgroundobjects">
      <style:graphic-properties draw:stroke="none" draw:fill="none" draw:fill-color="#ffffff" draw:auto-grow-height="false" fo:min-height="1.485cm"/>
    </style:style>
    <style:style style:name="Mpr27" style:family="presentation" style:parent-style-name="Titre_20_seu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e1e2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a4d233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0c2340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b8de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pt" style:font-size-asian="14pt" style:font-size-complex="14pt" fo:hyphenate="false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3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3.5pt" style:font-size-asian="14pt" style:font-size-complex="14pt" fo:hyphenate="false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23.5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.3000001907349pt" style:font-size-asian="14pt" style:font-size-complex="14pt" fo:hyphenate="false"/>
    </style:style>
    <style:style style:name="MP28" style:family="paragraph">
      <loext:graphic-properties draw:fill="none" draw:fill-color="#ffffff"/>
      <style:paragraph-properties fo:text-align="start" style:font-independent-line-spacing="true"/>
      <style:text-properties fo:font-size="12.300000190734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Arial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Arial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MT5" style:family="text">
      <style:text-properties fo:text-transform="uppercase" fo:color="#ffffff" style:text-line-through-style="none" style:text-line-through-type="none" style:text-position="0% 100%" style:font-name="Arial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6" style:family="text">
      <style:text-properties fo:text-transform="uppercas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878787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a4d233" style:text-line-through-style="none" style:text-line-through-type="none" style:text-position="0% 100%" style:font-name="Arial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878787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text-transform="uppercase" fo:color="#878787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3" style:family="text">
      <style:text-properties fo:text-transform="uppercase" fo:color="#a4d233" style:text-line-through-style="none" style:text-line-through-type="none" style:text-position="0% 100%" style:font-name="Arial" fo:font-size="23.5pt" fo:letter-spacing="normal" fo:font-style="normal" style:text-underline-style="none" fo:font-weight="normal" style:font-size-asian="23.5pt" style:font-style-asian="normal" style:font-weight-asian="normal" style:font-size-complex="23.5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Gill Sans MT" fo:font-size="12.3000001907349pt" fo:letter-spacing="normal" fo:font-style="normal" style:text-underline-style="none" fo:font-weight="normal" style:font-size-asian="12.3000001907349pt" style:font-style-asian="normal" style:font-weight-asian="normal" style:font-size-complex="12.300000190734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878787" fo:font-size="25%"/>
      </text:list-level-style-number>
      <text:list-level-style-number text:level="2" style:num-format="">
        <style:list-level-properties text:space-before="1.5cm" text:min-label-width="0.9cm"/>
        <style:text-properties fo:color="#a4d233" fo:font-size="25%"/>
      </text:list-level-style-number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►">
        <style:list-level-properties text:space-before="0.001cm" text:min-label-width="0.74cm"/>
        <style:text-properties fo:font-family="Arial" style:font-family-generic="swiss" style:font-pitch="variable" fo:color="#a4d233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878787" fo:font-size="25%"/>
      </text:list-level-style-number>
      <text:list-level-style-number text:level="2" style:num-format="">
        <style:list-level-properties text:space-before="1.5cm" text:min-label-width="0.9cm"/>
        <style:text-properties fo:color="#a4d233" fo:font-size="25%"/>
      </text:list-level-style-number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►">
        <style:list-level-properties text:space-before="0.001cm" text:min-label-width="0.74cm"/>
        <style:text-properties fo:font-family="Arial" style:font-family-generic="swiss" style:font-pitch="variable" fo:color="#a4d233" fo:font-size="80%"/>
      </text:list-level-style-bullet>
      <text:list-level-style-bullet text:level="5" text:bullet-char="-">
        <style:list-level-properties text:space-before="0.742cm" text:min-label-width="0.502cm"/>
        <style:text-properties fo:font-family="Arial" style:font-family-generic="swiss" style:font-pitch="variable" fo:color="#a4d23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ouverture" style:page-layout-name="PM1" draw:style-name="Mdp1">
      <draw:custom-shape draw:name="Rectangle 7" draw:style-name="Mgr3" draw:text-style-name="MP5" draw:layer="backgroundobjects" drawooo:display="printer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drawooo:display="printer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custom-shape draw:name="Rectangle 3" draw:style-name="Mgr5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26" draw:style-name="Mgr6" draw:text-style-name="MP8" draw:layer="backgroundobjects" svg:width="10.108cm" svg:height="11.193cm" draw:transform="skewX (1.31682060518441E-016) rotate (-2.35619449019235) translate (14.296cm 14.287cm)">
        <text:p/>
        <draw:enhanced-geometry draw:mirror-horizontal="false" draw:mirror-vertical="false" svg:viewBox="0 0 0 0" drawooo:sub-view-size="3639216 4029858" draw:text-areas="0 0 ?f10 ?f11" draw:type="ooxml-non-primitive" draw:enhanced-path="M 0 4029858 L 0 2386471 0 0 3639216 3639216 3248574 4029858 Z N">
          <draw:equation draw:name="f0" draw:formula="0*logwidth/3639216"/>
          <draw:equation draw:name="f1" draw:formula="4029858*logheight/4029858"/>
          <draw:equation draw:name="f2" draw:formula="0*logwidth/3639216"/>
          <draw:equation draw:name="f3" draw:formula="2386471*logheight/4029858"/>
          <draw:equation draw:name="f4" draw:formula="0*logwidth/3639216"/>
          <draw:equation draw:name="f5" draw:formula="0*logheight/4029858"/>
          <draw:equation draw:name="f6" draw:formula="3639216*logwidth/3639216"/>
          <draw:equation draw:name="f7" draw:formula="3639216*logheight/4029858"/>
          <draw:equation draw:name="f8" draw:formula="3248574*logwidth/3639216"/>
          <draw:equation draw:name="f9" draw:formula="4029858*logheight/4029858"/>
          <draw:equation draw:name="f10" draw:formula="logwidth"/>
          <draw:equation draw:name="f11" draw:formula="logheight"/>
        </draw:enhanced-geometry>
      </draw:custom-shape>
      <draw:custom-shape draw:name="Forme libre 27" draw:style-name="Mgr7" draw:text-style-name="MP9" draw:layer="backgroundobjects" svg:width="18.034cm" svg:height="9.017cm" draw:transform="rotate (-2.35619449019235) translate (12.753cm 0cm)">
        <text:p/>
        <draw:enhanced-geometry draw:mirror-horizontal="false" draw:mirror-vertical="false" svg:viewBox="0 0 0 0" drawooo:sub-view-size="6492725 3246363" draw:text-areas="0 0 ?f14 ?f15" draw:type="ooxml-non-primitive" draw:enhanced-path="M 3244147 3244147 L 0 0 3244147 0 Z M 3246363 3246363 L 3244148 3244148 3244148 0 6492725 0 Z N">
          <draw:equation draw:name="f0" draw:formula="3244147*logwidth/6492725"/>
          <draw:equation draw:name="f1" draw:formula="3244147*logheight/3246363"/>
          <draw:equation draw:name="f2" draw:formula="0*logwidth/6492725"/>
          <draw:equation draw:name="f3" draw:formula="0*logheight/3246363"/>
          <draw:equation draw:name="f4" draw:formula="3244147*logwidth/6492725"/>
          <draw:equation draw:name="f5" draw:formula="0*logheight/3246363"/>
          <draw:equation draw:name="f6" draw:formula="3246363*logwidth/6492725"/>
          <draw:equation draw:name="f7" draw:formula="3246363*logheight/3246363"/>
          <draw:equation draw:name="f8" draw:formula="3244148*logwidth/6492725"/>
          <draw:equation draw:name="f9" draw:formula="3244148*logheight/3246363"/>
          <draw:equation draw:name="f10" draw:formula="3244148*logwidth/6492725"/>
          <draw:equation draw:name="f11" draw:formula="0*logheight/3246363"/>
          <draw:equation draw:name="f12" draw:formula="6492725*logwidth/6492725"/>
          <draw:equation draw:name="f13" draw:formula="0*logheight/3246363"/>
          <draw:equation draw:name="f14" draw:formula="logwidth"/>
          <draw:equation draw:name="f15" draw:formula="logheight"/>
        </draw:enhanced-geometry>
      </draw:custom-shape>
      <draw:custom-shape draw:name="Forme libre 28" draw:style-name="Mgr8" draw:text-style-name="MP10" draw:layer="backgroundobjects" svg:width="14.48cm" svg:height="17.953cm" draw:transform="rotate (-0.785398163397449) translate (22.304cm -3.096cm)">
        <text:p/>
        <draw:enhanced-geometry draw:mirror-horizontal="false" draw:mirror-vertical="false" svg:viewBox="0 0 0 0" drawooo:sub-view-size="5213039 6463568" draw:text-areas="0 0 ?f12 ?f13" draw:type="ooxml-non-primitive" draw:enhanced-path="M 0 1576035 L 1576035 0 5213039 3637004 3642725 5207318 2386474 6463568 0 6463568 Z N">
          <draw:equation draw:name="f0" draw:formula="0*logwidth/5213039"/>
          <draw:equation draw:name="f1" draw:formula="1576035*logheight/6463568"/>
          <draw:equation draw:name="f2" draw:formula="1576035*logwidth/5213039"/>
          <draw:equation draw:name="f3" draw:formula="0*logheight/6463568"/>
          <draw:equation draw:name="f4" draw:formula="5213039*logwidth/5213039"/>
          <draw:equation draw:name="f5" draw:formula="3637004*logheight/6463568"/>
          <draw:equation draw:name="f6" draw:formula="3642725*logwidth/5213039"/>
          <draw:equation draw:name="f7" draw:formula="5207318*logheight/6463568"/>
          <draw:equation draw:name="f8" draw:formula="2386474*logwidth/5213039"/>
          <draw:equation draw:name="f9" draw:formula="6463568*logheight/6463568"/>
          <draw:equation draw:name="f10" draw:formula="0*logwidth/5213039"/>
          <draw:equation draw:name="f11" draw:formula="6463568*logheight/6463568"/>
          <draw:equation draw:name="f12" draw:formula="logwidth"/>
          <draw:equation draw:name="f13" draw:formula="logheight"/>
        </draw:enhanced-geometry>
      </draw:custom-shape>
      <draw:frame draw:name="Espace réservé de la date 7" presentation:style-name="Mpr1" draw:text-style-name="MP12" draw:layer="backgroundobjects" svg:width="0.735cm" svg:height="0.374cm" svg:x="0cm" svg:y="13.895cm" presentation:class="date-time" presentation:user-transformed="true">
        <draw:text-box>
          <text:p text:style-name="MP11"><text:span text:style-name="MT2"><text:date style:data-style-name="D4" text:date-value="2018-06-27">06/27/2018</text:date></text:span></text:p>
        </draw:text-box>
      </draw:frame>
      <draw:frame draw:name="Espace réservé du numéro de diapositive 10" presentation:style-name="Mpr2" draw:text-style-name="MP14" draw:layer="backgroundobjects" svg:width="0.739cm" svg:height="0.374cm" svg:x="0cm" svg:y="13.895cm" presentation:class="page-number" presentation:user-transformed="true">
        <draw:text-box>
          <text:p text:style-name="MP13"><text:span text:style-name="MT3"><text:page-number>1</text:page-number></text:span></text:p>
        </draw:text-box>
      </draw:frame>
      <draw:frame draw:name="Espace réservé du pied de page 11" presentation:style-name="Mpr1" draw:text-style-name="MP14" draw:layer="backgroundobjects" svg:width="0.739cm" svg:height="0.374cm" svg:x="0cm" svg:y="13.895cm" presentation:class="footer" presentation:user-transformed="true">
        <draw:text-box>
          <text:p text:style-name="MP15"><text:span text:style-name="MT3">Titre de la présentation - menu « Insertion / En-tête et pied de page »</text:span></text:p>
        </draw:text-box>
      </draw:frame>
      <draw:frame draw:name="Espace réservé du texte 3" presentation:style-name="Mpr3" draw:text-style-name="MP18" draw:layer="backgroundobjects" svg:width="14.586cm" svg:height="9.332cm" svg:x="8.899cm" svg:y="1.912cm" presentation:class="outline" presentation:user-transformed="true">
        <draw:text-box>
          <text:list text:style-name="ML3">
            <text:list-item>
              <text:p text:style-name="MP16"><text:span text:style-name="MT4">TITRE</text:span></text:p>
              <text:list>
                <text:list-item>
                  <text:p text:style-name="MP17"><text:span text:style-name="MT5">TITRE</text:span></text:p>
                </text:list-item>
              </text:list>
            </text:list-item>
          </text:list>
        </draw:text-box>
      </draw:frame>
      <draw:frame draw:name="Image 29" draw:style-name="Mgr4" draw:text-style-name="MP6" draw:layer="backgroundobjects" svg:width="5.399cm" svg:height="3.181cm" svg:x="1.435cm" svg:y="1.411cm">
        <draw:image xlink:href="Pictures/200000F60000194D00000EE278030CC375DD2FC9.wmf" xlink:type="simple" xlink:show="embed" xlink:actuate="onLoad">
          <text:p/>
        </draw:image>
      </draw:frame>
      <draw:frame presentation:style-name="Couvertur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ouverture-title" draw:layer="backgroundobjects" svg:width="14.848cm" svg:height="11.136cm" svg:x="3.075cm" svg:y="2.257cm" presentation:class="page"/>
        <draw:frame presentation:style-name="Couvertur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re_20_et_20_contenu_20_2_20_colonnes" style:display-name="Titre et contenu 2 colonnes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Titre 1" presentation:style-name="Mpr6" draw:text-style-name="MP20" draw:layer="backgroundobjects" svg:width="20.088cm" svg:height="1.249cm" svg:x="1.1cm" svg:y="0cm" presentation:class="title" presentation:user-transformed="true">
        <draw:text-box>
          <text:p text:style-name="MP19"><text:span text:style-name="MT6">Cha</text:span><text:span text:style-name="MT6">pitr</text:span><text:span text:style-name="MT6">e 0 : </text:span><text:span text:style-name="MT6">Titr</text:span><text:span text:style-name="MT6">e</text:span></text:p>
        </draw:text-box>
      </draw:frame>
      <draw:frame draw:name="Espace réservé du texte 8" presentation:style-name="Mpr7" draw:text-style-name="MP22" draw:layer="backgroundobjects" svg:width="20.089cm" svg:height="0.766cm" svg:x="1.1cm" svg:y="1.23cm" presentation:class="outline" presentation:user-transformed="true">
        <draw:text-box>
          <text:list text:style-name="ML3">
            <text:list-item>
              <text:p text:style-name="MP21"><text:span text:style-name="MT7">0.0 Titre</text:span></text:p>
            </text:list-item>
          </text:list>
        </draw:text-box>
      </draw:frame>
      <draw:frame draw:name="Espace réservé du contenu 2" presentation:style-name="Mpr7" draw:text-style-name="MP24" draw:layer="backgroundobjects" svg:width="10.799cm" svg:height="9.161cm" svg:x="1.1cm" svg:y="2.932cm" presentation:class="outline" presentation:user-transformed="true">
        <draw:text-box>
          <text:p text:style-name="MP21"><text:span text:style-name="MT8">Modifier les styles du texte du </text:span><text:span text:style-name="MT8">masque</text:span></text:p>
          <text:p text:style-name="MP23"><text:span text:style-name="MT9">Deuxième niveau</text:span></text:p>
          <text:p text:style-name="MP23"><text:span text:style-name="MT10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2" presentation:style-name="Mpr7" draw:text-style-name="MP24" draw:layer="backgroundobjects" svg:width="10.785cm" svg:height="9.161cm" svg:x="12.7cm" svg:y="2.932cm" presentation:class="outline" presentation:user-transformed="true">
        <draw:text-box>
          <text:p text:style-name="MP21"><text:span text:style-name="MT8">Modifier les styles du texte du </text:span><text:span text:style-name="MT8">masque</text:span></text:p>
          <text:p text:style-name="MP23"><text:span text:style-name="MT9">Deuxième niveau</text:span></text:p>
          <text:p text:style-name="MP23"><text:span text:style-name="MT10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8" presentation:style-name="Mpr8" draw:text-style-name="MP12" draw:layer="backgroundobjects" svg:width="5.499cm" svg:height="0.8cm" svg:x="14.786cm" svg:y="12.682cm" presentation:class="date-time" presentation:user-transformed="true">
        <draw:text-box>
          <text:p text:style-name="MP11"><text:span text:style-name="MT11"><text:date style:data-style-name="D4" text:date-value="2018-06-27">06/27/2018</text:date></text:span></text:p>
        </draw:text-box>
      </draw:frame>
      <draw:frame draw:name="Espace réservé du pied de page 19" presentation:style-name="Mpr8" draw:text-style-name="MP12" draw:layer="backgroundobjects" svg:width="7.366cm" svg:height="0.8cm" svg:x="6.332cm" svg:y="12.682cm" presentation:class="footer" presentation:user-transformed="true">
        <draw:text-box>
          <text:p text:style-name="MP11"><text:span text:style-name="MT12">Titre de la </text:span><text:span text:style-name="MT12">présentatio</text:span><text:span text:style-name="MT12">n - menu </text:span><text:span text:style-name="MT12">« Insertion / </text:span><text:span text:style-name="MT12">En-tête et </text:span><text:span text:style-name="MT12">pied de </text:span><text:span text:style-name="MT12">page »</text:span></text:p>
        </draw:text-box>
      </draw:frame>
      <draw:frame draw:name="Espace réservé du numéro de diapositive 20" presentation:style-name="Mpr9" draw:text-style-name="MP26" draw:layer="backgroundobjects" svg:width="3.13cm" svg:height="0.842cm" svg:x="21.189cm" svg:y="0.596cm" presentation:class="page-number" presentation:user-transformed="true">
        <draw:text-box>
          <text:p text:style-name="MP25"><text:span text:style-name="MT13"><text:page-number>1</text:page-number></text:span></text:p>
        </draw:text-box>
      </draw:frame>
      <presentation:notes style:page-layout-name="PM2">
        <draw:page-thumbnail presentation:style-name="Titre_20_et_20_contenu_20_2_20_colonnes-title" draw:layer="backgroundobjects" svg:width="19.797cm" svg:height="11.136cm" svg:x="0.601cm" svg:y="2.257cm" presentation:class="page"/>
        <draw:frame presentation:style-name="Titre_20_et_20_contenu_20_2_20_colonnes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nterieur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Shape 30" presentation:style-name="Mpr12" draw:text-style-name="MP20" draw:layer="backgroundobjects" svg:width="19.684cm" svg:height="2.38cm" svg:x="4.445cm" svg:y="0cm" presentation:class="title" presentation:user-transformed="true">
        <draw:text-box>
          <text:p text:style-name="MP19"><text:span text:style-name="MT6">Titl</text:span><text:span text:style-name="MT6">e </text:span><text:span text:style-name="MT6">Text</text:span></text:p>
        </draw:text-box>
      </draw:frame>
      <draw:frame draw:name="Shape 31" presentation:style-name="Mpr13" draw:text-style-name="MP24" draw:layer="backgroundobjects" svg:width="19.706cm" svg:height="11.27cm" svg:x="4.423cm" svg:y="3.016cm" presentation:class="outline" presentation:user-transformed="true">
        <draw:text-box>
          <text:list text:style-name="ML3">
            <text:list-item>
              <text:p text:style-name="MP21"><text:span text:style-name="MT8">Body Level One</text:span></text:p>
              <text:list>
                <text:list-item>
                  <text:p text:style-name="MP17"><text:span text:style-name="MT9">Body Level Two</text:span></text:p>
                  <text:list>
                    <text:list-item>
                      <text:p text:style-name="MP17"><text:span text:style-name="MT10">Body Level Three</text:span></text:p>
                      <text:list>
                        <text:list-item>
                          <text:p text:style-name="MP21"><text:span text:style-name="MT10">Body Level Four</text:span></text:p>
                          <text:list>
                            <text:list-item>
                              <text:p text:style-name="MP21"><text:span text:style-name="MT10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32" presentation:style-name="Mpr14" draw:text-style-name="MP26" draw:layer="backgroundobjects" svg:width="3.13cm" svg:height="0.842cm" svg:x="21.189cm" svg:y="0.596cm" presentation:class="page-number" presentation:user-transformed="true">
        <draw:text-box>
          <text:p text:style-name="MP25"><text:span text:style-name="MT13"><text:page-number>1</text:page-number></text:span></text:p>
        </draw:text-box>
      </draw:frame>
      <presentation:notes style:page-layout-name="PM2">
        <draw:page-thumbnail presentation:style-name="Interieur-title" draw:layer="backgroundobjects" svg:width="19.797cm" svg:height="11.136cm" svg:x="0.601cm" svg:y="2.257cm" presentation:class="page"/>
        <draw:frame presentation:style-name="Interieur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Titre 1" presentation:style-name="Mpr17" draw:text-style-name="MP20" draw:layer="backgroundobjects" svg:width="20.088cm" svg:height="1.249cm" svg:x="1.1cm" svg:y="0cm" presentation:class="title" presentation:user-transformed="true">
        <draw:text-box>
          <text:p text:style-name="MP19"><text:span text:style-name="MT6">Cha</text:span><text:span text:style-name="MT6">pitr</text:span><text:span text:style-name="MT6">e 0 : </text:span><text:span text:style-name="MT6">Titr</text:span><text:span text:style-name="MT6">e</text:span></text:p>
        </draw:text-box>
      </draw:frame>
      <draw:frame draw:name="Espace réservé du texte 8" presentation:style-name="Mpr18" draw:text-style-name="MP22" draw:layer="backgroundobjects" svg:width="20.088cm" svg:height="0.766cm" svg:x="1.1cm" svg:y="1.232cm" presentation:class="outline" presentation:user-transformed="true">
        <draw:text-box>
          <text:list text:style-name="ML3">
            <text:list-item>
              <text:p text:style-name="MP21"><text:span text:style-name="MT7">0.0 Titre</text:span></text:p>
            </text:list-item>
          </text:list>
        </draw:text-box>
      </draw:frame>
      <draw:frame draw:name="Espace réservé du contenu 2" presentation:style-name="Mpr18" draw:text-style-name="MP24" draw:layer="backgroundobjects" svg:width="23.219cm" svg:height="9.162cm" svg:x="1.1cm" svg:y="2.932cm" presentation:class="outline" presentation:user-transformed="true">
        <draw:text-box>
          <text:p text:style-name="MP21"><text:span text:style-name="MT8">Modifier les styles du texte du </text:span><text:span text:style-name="MT8">masque</text:span></text:p>
          <text:p text:style-name="MP23"><text:span text:style-name="MT9">Deuxième niveau</text:span></text:p>
          <text:p text:style-name="MP23"><text:span text:style-name="MT10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4" presentation:style-name="Mpr19" draw:text-style-name="MP12" draw:layer="backgroundobjects" svg:width="5.499cm" svg:height="0.8cm" svg:x="14.786cm" svg:y="12.682cm" presentation:class="date-time" presentation:user-transformed="true">
        <draw:text-box>
          <text:p text:style-name="MP11"><text:span text:style-name="MT11"><text:date style:data-style-name="D4" text:date-value="2018-06-27">06/27/2018</text:date></text:span></text:p>
        </draw:text-box>
      </draw:frame>
      <draw:frame draw:name="Espace réservé du pied de page 15" presentation:style-name="Mpr19" draw:text-style-name="MP12" draw:layer="backgroundobjects" svg:width="7.366cm" svg:height="0.8cm" svg:x="6.332cm" svg:y="12.682cm" presentation:class="footer" presentation:user-transformed="true">
        <draw:text-box>
          <text:p text:style-name="MP11"><text:span text:style-name="MT12">Titre de la </text:span><text:span text:style-name="MT12">présentatio</text:span><text:span text:style-name="MT12">n - menu </text:span><text:span text:style-name="MT12">« Insertion / </text:span><text:span text:style-name="MT12">En-tête et </text:span><text:span text:style-name="MT12">pied de </text:span><text:span text:style-name="MT12">page »</text:span></text:p>
        </draw:text-box>
      </draw:frame>
      <draw:frame draw:name="Espace réservé du numéro de diapositive 16" presentation:style-name="Mpr20" draw:text-style-name="MP26" draw:layer="backgroundobjects" svg:width="3.13cm" svg:height="0.842cm" svg:x="21.189cm" svg:y="0.596cm" presentation:class="page-number" presentation:user-transformed="true">
        <draw:text-box>
          <text:p text:style-name="MP25"><text:span text:style-name="MT13"><text:page-number>1</text:page-number></text:span></text:p>
        </draw:text-box>
      </draw:frame>
      <presentation:notes style:page-layout-name="PM2">
        <draw:page-thumbnail presentation:style-name="Titre_20_et_20_contenu-title" draw:layer="backgroundobjects" svg:width="19.797cm" svg:height="11.136cm" svg:x="0.601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re_20_seul" style:display-name="Titre seul" style:page-layout-name="PM1" draw:style-name="Mdp1">
      <draw:custom-shape draw:name="Rectangle 7" draw:style-name="Mgr3" draw:text-style-name="MP5" draw:layer="backgroundobjects" svg:width="25.399cm" svg:height="2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2.379cm" svg:height="1.401cm" svg:x="1.121cm" svg:y="12.316cm">
        <draw:image xlink:href="Pictures/200000F60000194D00000EE278030CC375DD2FC9.wmf" xlink:type="simple" xlink:show="embed" xlink:actuate="onLoad">
          <text:p/>
        </draw:image>
      </draw:frame>
      <draw:frame draw:name="Titre 1" presentation:style-name="Mpr23" draw:text-style-name="MP20" draw:layer="backgroundobjects" svg:width="20.088cm" svg:height="1.249cm" svg:x="1.1cm" svg:y="0cm" presentation:class="title" presentation:user-transformed="true">
        <draw:text-box>
          <text:p text:style-name="MP19"><text:span text:style-name="MT6">Modi</text:span><text:span text:style-name="MT6">fiez </text:span><text:span text:style-name="MT6">le </text:span><text:span text:style-name="MT6">styl</text:span><text:span text:style-name="MT6">e du </text:span><text:span text:style-name="MT6">titr</text:span><text:span text:style-name="MT6">e</text:span></text:p>
        </draw:text-box>
      </draw:frame>
      <draw:frame draw:name="Espace réservé de la date 2" presentation:style-name="Mpr24" draw:text-style-name="MP28" draw:layer="backgroundobjects" svg:width="5.926cm" svg:height="0.76cm" svg:x="16.863cm" svg:y="13.322cm" presentation:class="date-time" presentation:user-transformed="true">
        <draw:text-box>
          <text:p text:style-name="MP27"><text:span text:style-name="MT14">17/01/201</text:span><text:span text:style-name="MT14">8</text:span></text:p>
        </draw:text-box>
      </draw:frame>
      <draw:frame draw:name="Espace réservé du numéro de diapositive 4" presentation:style-name="Mpr25" draw:text-style-name="MP26" draw:layer="backgroundobjects" svg:width="3.13cm" svg:height="0.842cm" svg:x="21.189cm" svg:y="0.596cm" presentation:class="page-number" presentation:user-transformed="true">
        <draw:text-box>
          <text:p text:style-name="MP25"><text:span text:style-name="MT13"><text:page-number>1</text:page-number></text:span></text:p>
        </draw:text-box>
      </draw:frame>
      <draw:frame presentation:style-name="Titre_20_seul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re_20_seul-title" draw:layer="backgroundobjects" svg:width="19.797cm" svg:height="11.136cm" svg:x="0.601cm" svg:y="2.257cm" presentation:class="page"/>
        <draw:frame presentation:style-name="Titre_20_seul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dc:subject>IMT</dc:subject>
    <meta:initial-creator>laurent toutain</meta:initial-creator>
    <meta:editing-cycles>165</meta:editing-cycles>
    <meta:creation-date>2018-03-05T12:33:20</meta:creation-date>
    <dc:date>2018-06-27T15:27:30.407133788</dc:date>
    <meta:editing-duration>P5DT12H18M5S</meta:editing-duration>
    <meta:generator>LibreOffice/5.4.6.2$Linux_X86_64 LibreOffice_project/40m0$Build-2</meta:generator>
    <meta:document-statistic meta:object-count="771"/>
    <meta:user-defined meta:name="AppVersion">16.001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IMT</meta:user-defined>
    <meta:user-defined meta:name="Notes" meta:value-type="float">4</meta:user-defined>
    <meta:user-defined meta:name="PresentationFormat" meta:value-type="string">Affichage à l'écra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IMT Atlantique" xlink:href=""/>
  </office:meta>
</office:document-meta>
</file>